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eem Kufi" svg:font-family="'Reem Kufi'"/>
    <style:font-face style:name="Source Sans Pro" svg:font-family="'Source Sans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d84e2e"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standard">
      <style:graphic-properties draw:stroke="solid" svg:stroke-width="0.053cm" svg:stroke-color="#637b7f" draw:stroke-linejoin="round"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solid" draw:fill-color="#ebb55a"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ebb55a" draw:textarea-vertical-align="middle"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none" svg:stroke-width="0cm" draw:fill="solid" draw:fill-color="#637b7f" draw:textarea-vertical-align="middle"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ffffff"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79cm" svg:stroke-color="#ffffff"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79cm" svg:stroke-color="#ebb55a"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ffffff" draw:stroke-linejoin="round" draw:fill="solid" draw:fill-color="#ebb55a"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6aa84f"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none" svg:stroke-width="0cm" draw:fill="solid" draw:fill-color="#93c47d"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none" svg:stroke-width="0cm" draw:fill="solid" draw:fill-color="#93c47d"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79cm" svg:stroke-color="#6aa84f"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graphic-properties draw:stroke="solid" svg:stroke-width="0.079cm" svg:stroke-color="#6aa84f" draw:stroke-linejoin="round" draw:fill="solid" draw:fill-color="#9e9e9e" draw:opacity="0%" draw:textarea-vertical-align="middle"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none" svg:stroke-width="0cm" draw:fill="solid" draw:fill-color="#00c3b1"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solid" draw:fill-color="#00c3b1" draw:textarea-vertical-align="middle" draw:auto-grow-height="false" draw:fit-to-size="false" style:shrink-to-fit="false" fo:min-height="0cm" fo:min-width="0cm" fo:padding-top="0.254cm" fo:padding-bottom="0.254cm" fo:padding-left="0.254cm" fo:padding-right="0.254cm" fo:wrap-option="wrap"/>
    </style:style>
    <style:style style:name="gr20" style:family="graphic" style:parent-style-name="standard">
      <style:graphic-properties draw:stroke="solid" svg:stroke-width="0.079cm" svg:stroke-color="#00c3b1"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1" style:family="graphic" style:parent-style-name="standard">
      <style:graphic-properties draw:stroke="none" svg:stroke-width="0cm" draw:fill="solid" draw:fill-color="#d84e2e" draw:textarea-vertical-align="middle" draw:auto-grow-height="false" draw:fit-to-size="false" style:shrink-to-fit="false" fo:min-height="0cm" fo:min-width="0cm" fo:padding-top="0.254cm" fo:padding-bottom="0.254cm" fo:padding-left="0.254cm" fo:padding-right="0.254cm" fo:wrap-option="wrap"/>
    </style:style>
    <style:style style:name="gr22" style:family="graphic" style:parent-style-name="standard">
      <style:graphic-properties draw:stroke="solid" svg:stroke-width="0.079cm" svg:stroke-color="#d84e2e" draw:stroke-linejoin="round"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gr2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4" style:family="graphic" style:parent-style-name="standard">
      <style:graphic-properties draw:stroke="solid" svg:stroke-width="0.026cm" svg:stroke-color="#ebb55a" draw:stroke-linejoin="round" draw:fill="solid" draw:fill-color="#ebb55a" draw:textarea-vertical-align="middle" draw:auto-grow-height="false" draw:fit-to-size="false" style:shrink-to-fit="false" fo:min-height="0cm" fo:min-width="0cm" fo:padding-top="0.254cm" fo:padding-bottom="0.254cm" fo:padding-left="0.254cm" fo:padding-right="0.254cm" fo:wrap-option="wrap"/>
    </style:style>
    <style:style style:name="gr25" style:family="graphic" style:parent-style-name="standard">
      <style:graphic-properties draw:stroke="solid" svg:stroke-width="0.026cm" svg:stroke-color="#ebb55a"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none" svg:stroke-width="0cm" draw:fill="solid" draw:fill-color="#fefefe" draw:textarea-vertical-align="middle" draw:auto-grow-height="false" draw:fit-to-size="false" style:shrink-to-fit="false" fo:min-height="0cm" fo:min-width="0cm" fo:padding-top="0.254cm" fo:padding-bottom="0.254cm" fo:padding-left="0.254cm" fo:padding-right="0.254cm" fo:wrap-option="wrap"/>
    </style:style>
    <style:style style:name="gr27"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CUSTOM-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CUSTOM-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6" style:family="presentation" style:parent-style-name="CUSTOM-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SECTION_5f_HEAD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8" style:family="presentation" style:parent-style-name="SECTION_5f_HEADER-title">
      <style:graphic-properties draw:stroke="none" svg:stroke-width="0cm" draw:fill="none" draw:textarea-vertical-align="top" draw:auto-grow-height="false" draw:fit-to-size="false" style:shrink-to-fit="false" fo:min-height="2.386cm" fo:padding-top="0.254cm" fo:padding-bottom="0.254cm" fo:padding-left="0.254cm" fo:padding-right="0.233cm" fo:wrap-option="wrap"/>
    </style:style>
    <style:style style:name="pr9" style:family="presentation" style:parent-style-name="SECTION_5f_HEADER-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0" style:family="presentation" style:parent-style-name="SECTION_5f_HEADER-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CAPTION_5f_ONLY-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2" style:family="presentation" style:parent-style-name="CAPTION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3" style:family="presentation" style:parent-style-name="CAPTION_5f_ONLY-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CUSTOM_5f_2-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CUSTOM_5f_2-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CUSTOM_5f_2-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USTOM_5f_2-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CUSTOM_5f_2-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SECTION_5f_HEADER-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CUSTOM_5f_2-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CUSTOM_5f_2-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CUSTOM_5f_2-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CUSTOM_5f_2-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SECTION_5f_HEADER-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BLANK_5f_1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6" style:family="presentation" style:parent-style-name="BLANK_5f_1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CUSTOM_5f_4-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8" style:family="presentation" style:parent-style-name="CUSTOM_5f_4-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29" style:family="presentation" style:parent-style-name="CUSTOM_5f_4-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CUSTOM_5f_7_5f_1-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1" style:family="presentation" style:parent-style-name="CUSTOM_5f_7_5f_1-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2" style:family="presentation" style:parent-style-name="CUSTOM_5f_7_5f_1-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CUSTOM_5f_6-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4" style:family="presentation" style:parent-style-name="CUSTOM_5f_6-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35" style:family="presentation" style:parent-style-name="CUSTOM_5f_6-notes" style:list-style-name="L2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18pt"/>
    </style:style>
    <style:style style:name="P4" style:family="paragraph">
      <loext:graphic-properties draw:fill="solid" draw:fill-color="#d84e2e"/>
      <style:paragraph-properties fo:text-align="start" style:font-independent-line-spacing="true"/>
      <style:text-properties fo:font-size="14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30pt"/>
    </style:style>
    <style:style style:name="P8"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9" style:family="paragraph">
      <style:paragraph-properties fo:margin-left="0cm" fo:margin-right="0cm" fo:margin-top="0cm" fo:margin-bottom="0.564cm" fo:line-height="100%" fo:text-align="start" fo:text-indent="0cm" style:writing-mode="lr-tb">
        <style:tab-stops>
          <style:tab-stop style:position="0cm"/>
        </style:tab-stops>
      </style:paragraph-properties>
    </style:style>
    <style:style style:name="P10" style:family="paragraph">
      <loext:graphic-properties draw:fill="none" draw:fill-color="#ffffff"/>
      <style:paragraph-properties fo:text-align="start" style:font-independent-line-spacing="true"/>
      <style:text-properties fo:font-size="16pt"/>
    </style:style>
    <style:style style:name="P11" style:family="paragraph">
      <loext:graphic-properties draw:fill="none"/>
      <style:paragraph-properties fo:text-align="start"/>
      <style:text-properties fo:font-size="18pt"/>
    </style:style>
    <style:style style:name="P12" style:family="paragraph">
      <loext:graphic-properties draw:fill="solid" draw:fill-color="#ebb55a"/>
      <style:paragraph-properties fo:text-align="start" style:font-independent-line-spacing="true"/>
      <style:text-properties fo:font-size="14pt"/>
    </style:style>
    <style:style style:name="P13" style:family="paragraph">
      <loext:graphic-properties draw:fill="solid" draw:fill-color="#ffffff"/>
      <style:paragraph-properties fo:text-align="start" style:font-independent-line-spacing="true"/>
      <style:text-properties fo:font-size="14pt"/>
    </style:style>
    <style:style style:name="P14" style:family="paragraph">
      <loext:graphic-properties draw:fill="none"/>
      <style:paragraph-properties fo:text-align="start" style:font-independent-line-spacing="true"/>
      <style:text-properties fo:font-size="60pt"/>
    </style:style>
    <style:style style:name="P15" style:family="paragraph">
      <style:paragraph-properties fo:margin-left="0cm" fo:margin-right="0cm" fo:margin-top="0.564cm" fo:margin-bottom="0.564cm" fo:line-height="100%" fo:text-align="center" fo:text-indent="0cm" style:writing-mode="lr-tb">
        <style:tab-stops>
          <style:tab-stop style:position="0cm"/>
        </style:tab-stops>
      </style:paragraph-properties>
    </style:style>
    <style:style style:name="P16" style:family="paragraph">
      <style:paragraph-properties fo:margin-left="0cm" fo:margin-right="0cm" fo:margin-top="0cm" fo:margin-bottom="0.564cm" fo:line-height="115%" fo:text-align="center" fo:text-indent="0cm" style:writing-mode="lr-tb">
        <style:tab-stops>
          <style:tab-stop style:position="0cm"/>
        </style:tab-stops>
      </style:paragraph-properties>
    </style:style>
    <style:style style:name="P17" style:family="paragraph">
      <loext:graphic-properties draw:fill="none" draw:fill-color="#ffffff"/>
      <style:paragraph-properties fo:text-align="start" style:font-independent-line-spacing="true"/>
      <style:text-properties fo:font-size="22pt"/>
    </style:style>
    <style:style style:name="P18" style:family="paragraph">
      <loext:graphic-properties draw:fill="none"/>
      <style:paragraph-properties fo:text-align="start" style:font-independent-line-spacing="true"/>
      <style:text-properties fo:font-size="18pt"/>
    </style:style>
    <style:style style:name="P19" style:family="paragraph">
      <loext:graphic-properties draw:fill="solid" draw:fill-color="#637b7f"/>
      <style:paragraph-properties fo:text-align="start" style:font-independent-line-spacing="true"/>
      <style:text-properties fo:font-size="14pt"/>
    </style:style>
    <style:style style:name="P20" style:family="paragraph">
      <loext:graphic-properties draw:fill="none"/>
      <style:paragraph-properties fo:text-align="start" style:font-independent-line-spacing="true"/>
      <style:text-properties fo:font-size="14pt"/>
    </style:style>
    <style:style style:name="P21"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2" style:family="paragraph">
      <loext:graphic-properties draw:fill="solid" draw:fill-color="#6aa84f"/>
      <style:paragraph-properties fo:text-align="start" style:font-independent-line-spacing="true"/>
      <style:text-properties fo:font-size="14pt"/>
    </style:style>
    <style:style style:name="P23" style:family="paragraph">
      <loext:graphic-properties draw:fill="solid" draw:fill-color="#93c47d"/>
      <style:paragraph-properties fo:text-align="start" style:font-independent-line-spacing="true"/>
      <style:text-properties fo:font-size="14pt"/>
    </style:style>
    <style:style style:name="P24" style:family="paragraph">
      <loext:graphic-properties draw:fill="solid" draw:fill-color="#9e9e9e" draw:opacity="0%"/>
      <style:paragraph-properties fo:text-align="start" style:font-independent-line-spacing="true"/>
      <style:text-properties fo:font-size="14pt"/>
    </style:style>
    <style:style style:name="P25" style:family="paragraph">
      <loext:graphic-properties draw:fill="solid" draw:fill-color="#00c3b1"/>
      <style:paragraph-properties fo:text-align="start" style:font-independent-line-spacing="true"/>
      <style:text-properties fo:font-size="14pt"/>
    </style:style>
    <style:style style:name="P26" style:family="paragraph">
      <style:paragraph-properties fo:margin-left="1.27cm" fo:margin-right="0cm" fo:margin-top="0cm" fo:margin-bottom="0cm" fo:line-height="100%" fo:text-align="start" fo:text-indent="1.27cm" style:writing-mode="lr-tb">
        <style:tab-stops>
          <style:tab-stop style:position="0cm"/>
        </style:tab-stops>
      </style:paragraph-properties>
    </style:style>
    <style:style style:name="P27" style:family="paragraph">
      <style:paragraph-properties fo:margin-left="0cm" fo:margin-right="0cm" fo:margin-top="0.564cm" fo:margin-bottom="0cm" fo:line-height="100%" fo:text-align="center" fo:text-indent="0cm" style:writing-mode="lr-tb">
        <style:tab-stops>
          <style:tab-stop style:position="0cm"/>
        </style:tab-stops>
      </style:paragraph-properties>
    </style:style>
    <style:style style:name="P28" style:family="paragraph">
      <style:paragraph-properties fo:margin-left="0cm" fo:margin-right="0cm" fo:margin-top="0cm" fo:margin-bottom="0cm" fo:line-height="100%" fo:text-align="start" fo:text-indent="0cm" style:writing-mode="lr-tb"/>
    </style:style>
    <style:style style:name="P29" style:family="paragraph">
      <loext:graphic-properties draw:fill="none" draw:fill-color="#ffffff"/>
      <style:paragraph-properties fo:text-align="start" style:font-independent-line-spacing="true"/>
      <style:text-properties fo:font-size="11pt"/>
    </style:style>
    <style:style style:name="P30"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31"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32" style:family="paragraph">
      <style:paragraph-properties fo:margin-left="0cm" fo:margin-right="0cm" fo:margin-top="0.353cm" fo:margin-bottom="0cm" fo:line-height="115%" fo:text-align="center" fo:text-indent="0cm" style:writing-mode="lr-tb">
        <style:tab-stops>
          <style:tab-stop style:position="0cm"/>
        </style:tab-stops>
      </style:paragraph-properties>
    </style:style>
    <style:style style:name="P33" style:family="paragraph">
      <style:paragraph-properties fo:margin-left="0cm" fo:margin-right="0cm" fo:margin-top="0.353cm" fo:margin-bottom="0.353cm" fo:line-height="150%" fo:text-align="start" fo:text-indent="0cm" style:writing-mode="lr-tb">
        <style:tab-stops>
          <style:tab-stop style:position="0cm"/>
        </style:tab-stops>
      </style:paragraph-properties>
    </style:style>
    <style:style style:name="P34" style:family="paragraph">
      <loext:graphic-properties draw:fill="solid" draw:fill-color="#fefefe"/>
      <style:paragraph-properties fo:text-align="start" style:font-independent-line-spacing="true"/>
      <style:text-properties fo:font-size="14pt"/>
    </style:style>
    <style:style style:name="P35" style:family="paragraph">
      <loext:graphic-properties draw:fill="none"/>
      <style:paragraph-properties fo:text-align="start" style:font-independent-line-spacing="true"/>
      <style:text-properties fo:font-size="40pt"/>
    </style:style>
    <style:style style:name="T1" style:family="text">
      <style:text-properties fo:font-variant="normal" fo:text-transform="none" fo:color="#ebb55a" style:text-line-through-style="none" style:text-line-through-type="none" style:text-position="0% 100%" style:font-name="Reem Kufi" fo:font-size="52pt" fo:letter-spacing="normal" fo:font-style="normal" style:text-underline-style="none" fo:font-weight="bold" style:font-name-asian="Reem Kufi" style:font-size-asian="52pt" style:font-style-asian="normal" style:font-weight-asian="bold" style:font-name-complex="Reem Kufi" style:font-size-complex="52pt" style:font-style-complex="normal" style:font-weight-complex="bold"/>
    </style:style>
    <style:style style:name="T2" style:family="text">
      <style:text-properties fo:font-variant="normal" fo:text-transform="none" fo:color="#637b7f" style:text-line-through-style="none" style:text-line-through-type="none" style:text-position="0% 100%" style:font-name="Source Sans Pro" fo:font-size="18pt" fo:letter-spacing="normal" fo:font-style="normal" style:text-underline-style="none" fo:font-weight="normal" style:font-name-asian="Source Sans Pro" style:font-size-asian="18pt" style:font-style-asian="normal" style:font-weight-asian="normal" style:font-name-complex="Source Sans Pro" style:font-size-complex="18pt" style:font-style-complex="normal" style:font-weight-complex="normal"/>
    </style:style>
    <style:style style:name="T3" style:family="text">
      <style:text-properties fo:font-variant="normal" fo:text-transform="none" fo:color="#637b7f" style:text-line-through-style="none" style:text-line-through-type="none" style:text-position="0% 100%" style:font-name="Reem Kufi" fo:font-size="30pt" fo:letter-spacing="normal" fo:font-style="normal" style:text-underline-style="none" fo:font-weight="normal" style:font-name-asian="Reem Kufi" style:font-size-asian="30pt" style:font-style-asian="normal" style:font-weight-asian="normal" style:font-name-complex="Reem Kufi" style:font-size-complex="30pt" style:font-style-complex="normal" style:font-weight-complex="normal"/>
    </style:style>
    <style:style style:name="T4" style:family="text">
      <style:text-properties fo:font-variant="normal" fo:text-transform="none" fo:color="#ebb55a" style:text-line-through-style="none" style:text-line-through-type="none" style:text-position="0% 100%" style:font-name="Reem Kufi" fo:font-size="17pt" fo:letter-spacing="normal" fo:font-style="normal" style:text-underline-style="none" fo:font-weight="normal" style:font-name-asian="Reem Kufi" style:font-size-asian="17pt" style:font-style-asian="normal" style:font-weight-asian="normal" style:font-name-complex="Reem Kufi" style:font-size-complex="17pt" style:font-style-complex="normal" style:font-weight-complex="normal"/>
    </style:style>
    <style:style style:name="T5" style:family="text">
      <style:text-properties fo:font-variant="normal" fo:text-transform="none" fo:color="#637b7f" style:text-line-through-style="none" style:text-line-through-type="none" style:text-position="0% 100%" style:font-name="Source Sans Pro" fo:font-size="12pt" fo:letter-spacing="normal" fo:font-style="normal" style:text-underline-style="none" fo:font-weight="normal" style:font-name-asian="Source Sans Pro" style:font-size-asian="12pt" style:font-style-asian="normal" style:font-weight-asian="normal" style:font-name-complex="Source Sans Pro" style:font-size-complex="12pt" style:font-style-complex="normal" style:font-weight-complex="normal"/>
    </style:style>
    <style:style style:name="T6" style:family="text">
      <style:text-properties fo:font-variant="normal" fo:text-transform="none" fo:color="#d84e2e" style:text-line-through-style="none" style:text-line-through-type="none" style:text-position="0% 100%" style:font-name="Reem Kufi" fo:font-size="27pt" fo:letter-spacing="normal" fo:font-style="normal" style:text-underline-style="none" fo:font-weight="normal" style:font-name-asian="Reem Kufi" style:font-size-asian="27pt" style:font-style-asian="normal" style:font-weight-asian="normal" style:font-name-complex="Reem Kufi" style:font-size-complex="27pt" style:font-style-complex="normal" style:font-weight-complex="normal"/>
    </style:style>
    <style:style style:name="T7" style:family="text">
      <style:text-properties fo:font-variant="normal" fo:text-transform="none" fo:color="#d84e2e" style:text-line-through-style="none" style:text-line-through-type="none" style:text-position="0% 100%" style:font-name="Reem Kufi" fo:font-size="60pt" fo:letter-spacing="normal" fo:font-style="normal" style:text-underline-style="none" fo:font-weight="normal" style:font-name-asian="Reem Kufi" style:font-size-asian="60pt" style:font-style-asian="normal" style:font-weight-asian="normal" style:font-name-complex="Reem Kufi" style:font-size-complex="60pt" style:font-style-complex="normal" style:font-weight-complex="normal"/>
    </style:style>
    <style:style style:name="T8" style:family="text">
      <style:text-properties fo:font-variant="normal" fo:text-transform="none" fo:color="#ebb55a" style:text-line-through-style="none" style:text-line-through-type="none" style:text-position="0% 100%" style:font-name="Reem Kufi" fo:font-size="30pt" fo:letter-spacing="normal" fo:font-style="normal" style:text-underline-style="none" fo:font-weight="normal" style:font-name-asian="Reem Kufi" style:font-size-asian="30pt" style:font-style-asian="normal" style:font-weight-asian="normal" style:font-name-complex="Reem Kufi" style:font-size-complex="30pt" style:font-style-complex="normal" style:font-weight-complex="normal"/>
    </style:style>
    <style:style style:name="T9" style:family="text">
      <style:text-properties fo:font-variant="normal" fo:text-transform="none" fo:color="#637b7f" style:text-line-through-style="none" style:text-line-through-type="none" style:text-position="0% 100%" style:font-name="Source Sans Pro" fo:font-size="16pt" fo:letter-spacing="normal" fo:font-style="normal" style:text-underline-style="none" fo:font-weight="normal" style:font-name-asian="Source Sans Pro" style:font-size-asian="16pt" style:font-style-asian="normal" style:font-weight-asian="normal" style:font-name-complex="Source Sans Pro" style:font-size-complex="16pt" style:font-style-complex="normal" style:font-weight-complex="normal"/>
    </style:style>
    <style:style style:name="T10" style:family="text">
      <style:text-properties fo:font-variant="normal" fo:text-transform="none" fo:color="#637b7f" style:text-line-through-style="none" style:text-line-through-type="none" style:text-position="0% 100%" style:font-name="Source Sans Pro" fo:font-size="20pt" fo:letter-spacing="normal" fo:font-style="normal" style:text-underline-style="none" fo:font-weight="normal" style:font-name-asian="Source Sans Pro" style:font-size-asian="20pt" style:font-style-asian="normal" style:font-weight-asian="normal" style:font-name-complex="Source Sans Pro" style:font-size-complex="20pt" style:font-style-complex="normal" style:font-weight-complex="normal"/>
    </style:style>
    <style:style style:name="T11" style:family="text">
      <style:text-properties fo:font-variant="normal" fo:text-transform="none" fo:color="#d84e2e" style:text-line-through-style="none" style:text-line-through-type="none" style:text-position="0% 100%" style:font-name="Reem Kufi" fo:font-size="18pt" fo:letter-spacing="normal" fo:font-style="normal" style:text-underline-style="none" fo:font-weight="normal" style:font-name-asian="Reem Kufi" style:font-size-asian="18pt" style:font-style-asian="normal" style:font-weight-asian="normal" style:font-name-complex="Reem Kufi" style:font-size-complex="18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Reem Kufi" fo:font-size="15pt" fo:letter-spacing="normal" fo:font-style="normal" style:text-underline-style="none" fo:font-weight="normal" style:font-name-asian="Reem Kufi" style:font-size-asian="15pt" style:font-style-asian="normal" style:font-weight-asian="normal" style:font-name-complex="Reem Kufi" style:font-size-complex="15pt" style:font-style-complex="normal" style:font-weight-complex="normal"/>
    </style:style>
    <style:style style:name="T13" style:family="text">
      <style:text-properties fo:font-variant="normal" fo:text-transform="none" fo:color="#637b7f" style:text-line-through-style="none" style:text-line-through-type="none" style:text-position="0% 100%" style:font-name="Reem Kufi" fo:font-size="15pt" fo:letter-spacing="normal" fo:font-style="normal" style:text-underline-style="none" fo:font-weight="normal" style:font-name-asian="Reem Kufi" style:font-size-asian="15pt" style:font-style-asian="normal" style:font-weight-asian="normal" style:font-name-complex="Reem Kufi" style:font-size-complex="15pt" style:font-style-complex="normal" style:font-weight-complex="normal"/>
    </style:style>
    <style:style style:name="T14" style:family="text">
      <style:text-properties fo:font-variant="normal" fo:text-transform="none" fo:color="#637b7f" style:text-line-through-style="none" style:text-line-through-type="none" style:text-position="0% 100%" style:font-name="Reem Kufi" fo:font-size="15pt" fo:letter-spacing="normal" fo:font-style="normal" style:text-underline-style="none" fo:font-weight="bold" style:font-name-asian="Reem Kufi" style:font-size-asian="15pt" style:font-style-asian="normal" style:font-weight-asian="bold" style:font-name-complex="Reem Kufi" style:font-size-complex="15pt" style:font-style-complex="normal" style:font-weight-complex="bold"/>
    </style:style>
    <style:style style:name="T15" style:family="text">
      <style:text-properties fo:font-variant="normal" fo:text-transform="none" fo:color="#ebb55a" style:text-line-through-style="none" style:text-line-through-type="none" style:text-position="0% 100%" style:font-name="Reem Kufi" fo:font-size="18pt" fo:letter-spacing="normal" fo:font-style="normal" style:text-underline-style="none" fo:font-weight="normal" style:font-name-asian="Reem Kufi" style:font-size-asian="18pt" style:font-style-asian="normal" style:font-weight-asian="normal" style:font-name-complex="Reem Kufi" style:font-size-complex="18pt" style:font-style-complex="normal" style:font-weight-complex="normal"/>
    </style:style>
    <style:style style:name="T16" style:family="text">
      <style:text-properties fo:font-variant="normal" fo:text-transform="none" fo:color="#637b7f" style:text-line-through-style="none" style:text-line-through-type="none" style:text-position="0% 100%" style:font-name="Reem Kufi" fo:font-size="29pt" fo:letter-spacing="normal" fo:font-style="normal" style:text-underline-style="none" fo:font-weight="normal" style:font-name-asian="Reem Kufi" style:font-size-asian="29pt" style:font-style-asian="normal" style:font-weight-asian="normal" style:font-name-complex="Reem Kufi" style:font-size-complex="29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Reem Kufi" fo:font-size="14pt" fo:letter-spacing="normal" fo:font-style="normal" style:text-underline-style="none" fo:font-weight="normal" style:font-name-asian="Reem Kufi" style:font-size-asian="14pt" style:font-style-asian="normal" style:font-weight-asian="normal" style:font-name-complex="Reem Kufi" style:font-size-complex="14pt" style:font-style-complex="normal" style:font-weight-complex="normal"/>
    </style:style>
    <style:style style:name="T1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9" style:family="text">
      <style:text-properties fo:font-variant="normal" fo:text-transform="none" style:text-line-through-style="none" style:text-line-through-type="none" style:text-position="0% 100%"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0" style:family="text">
      <style:text-properties fo:font-variant="normal" fo:text-transform="none" fo:color="#ebb55a" style:text-line-through-style="none" style:text-line-through-type="none" style:text-position="0% 100%" style:font-name="Reem Kufi" fo:font-size="21pt" fo:letter-spacing="normal" fo:font-style="normal" style:text-underline-style="none" fo:font-weight="normal" style:font-name-asian="Reem Kufi" style:font-size-asian="21pt" style:font-style-asian="normal" style:font-weight-asian="normal" style:font-name-complex="Reem Kufi" style:font-size-complex="21pt" style:font-style-complex="normal" style:font-weight-complex="normal"/>
    </style:style>
    <style:style style:name="T21" style:family="text">
      <style:text-properties fo:font-variant="normal" fo:text-transform="none" fo:color="#637b7f" style:text-line-through-style="none" style:text-line-through-type="none" style:text-position="0% 100%" style:font-name="Reem Kufi" fo:font-size="27pt" fo:letter-spacing="normal" fo:font-style="normal" style:text-underline-style="none" fo:font-weight="normal" style:font-name-asian="Reem Kufi" style:font-size-asian="27pt" style:font-style-asian="normal" style:font-weight-asian="normal" style:font-name-complex="Reem Kufi" style:font-size-complex="27pt" style:font-style-complex="normal" style:font-weight-complex="normal"/>
    </style:style>
    <style:style style:name="T22" style:family="text">
      <style:text-properties fo:font-variant="normal" fo:text-transform="none" fo:color="#637b7f" style:text-line-through-style="none" style:text-line-through-type="none" style:text-position="0% 100%" style:font-name="Source Sans Pro" fo:font-size="11pt" fo:letter-spacing="normal" fo:font-style="normal" style:text-underline-style="none" fo:font-weight="normal" style:font-name-asian="Source Sans Pro" style:font-size-asian="11pt" style:font-style-asian="normal" style:font-weight-asian="normal" style:font-name-complex="Source Sans Pro" style:font-size-complex="11pt" style:font-style-complex="normal" style:font-weight-complex="normal"/>
    </style:style>
    <style:style style:name="T23" style:family="text">
      <style:text-properties fo:font-variant="normal" fo:text-transform="none" fo:color="#637b7f" style:text-line-through-style="none" style:text-line-through-type="none" style:text-position="0% 100%" style:font-name="Source Sans Pro" fo:font-size="11pt" fo:letter-spacing="normal" fo:font-style="italic" style:text-underline-style="none" fo:font-weight="normal" style:font-name-asian="Source Sans Pro" style:font-size-asian="11pt" style:font-style-asian="italic" style:font-weight-asian="normal" style:font-name-complex="Source Sans Pro" style:font-size-complex="11pt" style:font-style-complex="italic" style:font-weight-complex="normal"/>
    </style:style>
    <style:style style:name="T24"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Source Sans Pro" fo:font-size="11pt" fo:letter-spacing="normal" fo:font-style="italic" style:text-underline-style="solid" style:text-underline-width="auto" style:text-underline-color="font-color" fo:font-weight="normal" style:font-name-asian="Source Sans Pro" style:font-size-asian="11pt" style:font-style-asian="italic" style:font-weight-asian="normal" style:font-name-complex="Source Sans Pro" style:font-size-complex="11pt" style:font-style-complex="italic" style:font-weight-complex="normal"/>
    </style:style>
    <style:style style:name="T26" style:family="text">
      <style:text-properties fo:font-variant="normal" fo:text-transform="none" fo:color="#000000" style:text-line-through-style="none" style:text-line-through-type="none" style:text-position="0% 100%" style:font-name="Source Sans Pro" fo:font-size="16pt" fo:letter-spacing="normal" fo:font-style="normal" style:text-underline-style="solid" style:text-underline-width="auto" style:text-underline-color="font-color" fo:font-weight="normal" style:font-name-asian="Source Sans Pro" style:font-size-asian="16pt" style:font-style-asian="normal" style:font-weight-asian="normal" style:font-name-complex="Source Sans Pro" style:font-size-complex="16pt" style:font-style-complex="normal" style:font-weight-complex="normal"/>
    </style:style>
    <style:style style:name="T27" style:family="text">
      <style:text-properties fo:font-variant="normal" fo:text-transform="none" fo:color="#637b7f" style:text-line-through-style="none" style:text-line-through-type="none" style:text-position="0% 100%" style:font-name="Reem Kufi" fo:font-size="40pt" fo:letter-spacing="normal" fo:font-style="normal" style:text-underline-style="none" fo:font-weight="normal" style:font-name-asian="Reem Kufi" style:font-size-asian="40pt" style:font-style-asian="normal" style:font-weight-asian="normal" style:font-name-complex="Reem Kufi" style:font-size-complex="40pt" style:font-style-complex="normal" style:font-weight-complex="normal"/>
    </style:style>
    <text:list-style style:name="L1">
      <text:list-level-style-number text:level="1" style:num-format="">
        <style:list-level-properties text:min-label-width="0.6cm"/>
        <style:text-properties fo:color="#ebb55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37b7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d84e2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ebb55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ebb55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637b7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d84e2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637b7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1.641cm" text:min-label-width="0.899cm"/>
        <style:text-properties style:font-name="Reem Kufi" fo:color="#637b7f"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911cm" text:min-label-width="0.899cm"/>
        <style:text-properties style:font-name="Reem Kufi" fo:color="#637b7f"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442cm" text:min-label-width="0.828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442cm" text:min-label-width="0.828cm"/>
        <style:text-properties style:font-name="Source Sans Pro" fo:color="#d84e2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442cm" text:min-label-width="0.828cm"/>
        <style:text-properties fo:color="#637b7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min-label-width="0.6cm"/>
        <style:text-properties fo:color="#637b7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637b7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84;p31" presentation:style-name="pr1" draw:text-style-name="P2" draw:layer="layout" svg:width="24.668cm" svg:height="2.619cm" svg:x="0.365cm" svg:y="4.721cm" presentation:class="title" presentation:user-transformed="true">
          <draw:text-box>
            <text:p text:style-name="P1"><text:span text:style-name="T1">#Creatividad_es_una_m</text:span></text:p>
          </draw:text-box>
        </draw:frame>
        <draw:frame draw:name="Google Shape;185;p31" presentation:style-name="pr2" draw:text-style-name="P3" draw:layer="layout" svg:width="18.987cm" svg:height="2.056cm" svg:x="3.058cm" svg:y="8.26cm" presentation:class="subtitle" presentation:user-transformed="true">
          <draw:text-box>
            <text:p text:style-name="P1"><text:span text:style-name="T2">Una aproximación con alta cohesión y bajo acoplamiento </text:span><text:span text:style-name="T2"><text:line-break/></text:span><text:span text:style-name="T2">al concepto de creatividad aplicado al desarrollo de software</text:span></text:p>
          </draw:text-box>
        </draw:frame>
        <draw:custom-shape draw:name="Google Shape;186;p31" draw:style-name="gr1" draw:text-style-name="P4" draw:layer="layout" svg:width="0.073cm" svg:height="5.187cm" draw:transform="rotate (-1.5707963267949) translate (15.294cm 7.702cm)">
          <text:p text:style-name="P6"/>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presentation:notes draw:style-name="dp2">
          <draw:page-thumbnail draw:name="Google Shape;181;g855186e73f_0_44:notes" draw:style-name="gr2" draw:layer="layout" svg:width="16.932cm" svg:height="9.524cm" svg:x="1.059cm" svg:y="1.905cm" draw:page-number="1" presentation:class="page"/>
          <draw:frame draw:name="Google Shape;182;g855186e73f_0_44:notes" presentation:style-name="pr3" draw:text-style-name="P5" draw:layer="layout" svg:width="15.239cm" svg:height="11.429cm" svg:x="1.905cm" svg:y="12.065cm" presentation:class="notes" presentation:placeholder="true" presentation:user-transformed="true">
            <draw:text-box/>
          </draw:frame>
        </presentation:notes>
      </draw:page>
      <draw:page draw:name="Iteraciones" draw:style-name="dp1" draw:master-page-name="CUSTOM">
        <draw:frame draw:name="Google Shape;191;p32" presentation:style-name="pr4" draw:text-style-name="P7" draw:layer="layout" svg:width="8.311cm" svg:height="1.59cm" svg:x="2cm" svg:y="1.5cm" presentation:class="title" presentation:user-transformed="true">
          <draw:text-box>
            <text:p text:style-name="P6"><text:span text:style-name="T3">Iteraciones</text:span></text:p>
          </draw:text-box>
        </draw:frame>
        <draw:frame draw:name="Google Shape;192;p32" presentation:style-name="pr5" draw:text-style-name="P3" draw:layer="layout" svg:width="6.213cm" svg:height="1.372cm" svg:x="3.433cm" svg:y="3.773cm" presentation:class="subtitle" presentation:user-transformed="true">
          <draw:text-box>
            <text:p text:style-name="P8"><text:span text:style-name="T4">¿Qué es la creatividad?</text:span></text:p>
          </draw:text-box>
        </draw:frame>
        <draw:frame draw:name="Google Shape;193;p32" presentation:style-name="pr5" draw:text-style-name="P10" draw:layer="layout" svg:width="5.203cm" svg:height="1.706cm" svg:x="3.939cm" svg:y="5.024cm" presentation:class="subtitle" presentation:user-transformed="true">
          <draw:text-box>
            <text:p text:style-name="P9"><text:span text:style-name="T5">Elementos que engloba el concepto de creatividad</text:span></text:p>
          </draw:text-box>
        </draw:frame>
        <draw:frame draw:name="Google Shape;194;p32" presentation:style-name="pr5" draw:text-style-name="P3" draw:layer="layout" svg:width="6.478cm" svg:height="0.941cm" svg:x="9.448cm" svg:y="9.912cm" presentation:class="subtitle" presentation:user-transformed="true">
          <draw:text-box>
            <text:p text:style-name="P8"><text:span text:style-name="T4">Aplicación al desarrollo</text:span></text:p>
          </draw:text-box>
        </draw:frame>
        <draw:frame draw:name="Google Shape;195;p32" presentation:style-name="pr5" draw:text-style-name="P10" draw:layer="layout" svg:width="5.203cm" svg:height="1.706cm" svg:x="10.005cm" svg:y="10.948cm" presentation:class="subtitle" presentation:user-transformed="true">
          <draw:text-box>
            <text:p text:style-name="P8"><text:span text:style-name="T5">Correspondencias de estos elementos en el desarrollo de software</text:span></text:p>
          </draw:text-box>
        </draw:frame>
        <draw:frame draw:name="Google Shape;196;p32" presentation:style-name="pr5" draw:text-style-name="P3" draw:layer="layout" svg:width="7.893cm" svg:height="0.941cm" svg:x="14.922cm" svg:y="3.777cm" presentation:class="subtitle" presentation:user-transformed="true">
          <draw:text-box>
            <text:p text:style-name="P8"><text:span text:style-name="T4">Identificando la creatividad</text:span></text:p>
          </draw:text-box>
        </draw:frame>
        <draw:frame draw:name="Google Shape;197;p32" presentation:style-name="pr5" draw:text-style-name="P10" draw:layer="layout" svg:width="7.066cm" svg:height="1.706cm" svg:x="15.632cm" svg:y="5.024cm" presentation:class="subtitle" presentation:user-transformed="true">
          <draw:text-box>
            <text:p text:style-name="P8"><text:span text:style-name="T5">Reconocimiento de elementos </text:span><text:span text:style-name="T5"><text:line-break/></text:span><text:span text:style-name="T5">en soluciones de software</text:span></text:p>
          </draw:text-box>
        </draw:frame>
        <draw:custom-shape draw:name="Google Shape;198;p32" draw:style-name="gr3" draw:text-style-name="P11" draw:layer="layout" svg:width="0.001cm" svg:height="0.922cm" svg:x="12.757cm" svg:y="9.092cm">
          <text:p/>
          <draw:enhanced-geometry draw:mirror-horizontal="false" draw:mirror-vertical="false" svg:viewBox="0 0 21600 21600" draw:type="mso-spt32" draw:enhanced-path="M 0 0 L 21600 21600 N"/>
        </draw:custom-shape>
        <draw:custom-shape draw:name="Google Shape;199;p32" draw:style-name="gr4" draw:text-style-name="P12" draw:layer="layout" svg:width="2.084cm" svg:height="2.084cm" svg:x="11.716cm" svg:y="7.27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0;p32" draw:style-name="gr5" draw:text-style-name="P13" draw:layer="layout" svg:width="1.552cm" svg:height="1.552cm" svg:x="11.983cm" svg:y="7.541cm">
          <text:p text:style-name="P1"><text:span text:style-name="T6">2</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01;p32">
          <draw:custom-shape draw:name="Google Shape;202;p32" draw:style-name="gr3" draw:text-style-name="P11" draw:layer="layout" svg:width="0.001cm" svg:height="1.021cm" draw:transform="rotate (-3.14159265358979) translate (19.095cm 7.541cm)">
            <text:p/>
            <draw:enhanced-geometry draw:mirror-horizontal="false" draw:mirror-vertical="false" svg:viewBox="0 0 21600 21600" draw:type="mso-spt32" draw:enhanced-path="M 0 0 L 21600 21600 N"/>
          </draw:custom-shape>
          <draw:custom-shape draw:name="Google Shape;204;p32" draw:style-name="gr4" draw:text-style-name="P12" draw:layer="layout" svg:width="2.081cm" svg:height="2.081cm" svg:x="18.053cm" svg:y="7.27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3;p32" draw:style-name="gr5" draw:text-style-name="P13" draw:layer="layout" svg:width="1.55cm" svg:height="1.55cm" svg:x="18.319cm" svg:y="7.541cm">
            <text:p text:style-name="P1"><text:span text:style-name="T6">3</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05;p32">
          <draw:custom-shape draw:name="Google Shape;206;p32" draw:style-name="gr3" draw:text-style-name="P11" draw:layer="layout" svg:width="0.001cm" svg:height="1.021cm" draw:transform="rotate (-3.14159265358979) translate (6.422cm 7.542cm)">
            <text:p/>
            <draw:enhanced-geometry draw:mirror-horizontal="false" draw:mirror-vertical="false" svg:viewBox="0 0 21600 21600" draw:type="mso-spt32" draw:enhanced-path="M 0 0 L 21600 21600 N"/>
          </draw:custom-shape>
          <draw:custom-shape draw:name="Google Shape;208;p32" draw:style-name="gr4" draw:text-style-name="P12" draw:layer="layout" svg:width="2.082cm" svg:height="2.083cm" svg:x="5.38cm" svg:y="7.275cm">
            <text:p text:style-name="P6"/>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07;p32" draw:style-name="gr5" draw:text-style-name="P13" draw:layer="layout" svg:width="1.55cm" svg:height="1.55cm" svg:x="5.646cm" svg:y="7.542cm">
            <text:p text:style-name="P1"><text:span text:style-name="T6">1</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Google Shape;209;p32" draw:style-name="gr1" draw:text-style-name="P4" draw:layer="layout" svg:width="0.047cm" svg:height="3.503cm" draw:transform="rotate (1.5707963267949) translate (4.656cm 5.039cm)">
          <text:p text:style-name="P6"/>
          <draw:enhanced-geometry draw:mirror-horizontal="tru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custom-shape draw:name="Google Shape;210;p32" draw:style-name="gr1" draw:text-style-name="P4" draw:layer="layout" svg:width="0.047cm" svg:height="3.503cm" draw:transform="rotate (1.5707963267949) translate (10.853cm 11.027cm)">
          <text:p text:style-name="P6"/>
          <draw:enhanced-geometry draw:mirror-horizontal="tru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custom-shape draw:name="Google Shape;211;p32" draw:style-name="gr1" draw:text-style-name="P4" draw:layer="layout" svg:width="0.047cm" svg:height="3.503cm" draw:transform="rotate (1.5707963267949) translate (17.115cm 5.039cm)">
          <text:p text:style-name="P6"/>
          <draw:enhanced-geometry draw:mirror-horizontal="tru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g draw:name="Google Shape;212;p32">
          <draw:custom-shape draw:name="Google Shape;213;p32" draw:style-name="gr3" draw:text-style-name="P11" draw:layer="layout" svg:width="4.25cm" svg:height="0.002cm" draw:transform="rotate (-3.14159265358979) translate (18.052cm 8.317cm)">
            <text:p/>
            <draw:enhanced-geometry draw:mirror-horizontal="true" draw:mirror-vertical="false" svg:viewBox="0 0 21600 21600" draw:type="mso-spt32" draw:enhanced-path="M 0 0 L 21600 21600 N"/>
          </draw:custom-shape>
          <draw:custom-shape draw:name="Google Shape;214;p32" draw:style-name="gr3" draw:text-style-name="P11" draw:layer="layout" svg:width="4.253cm" svg:height="0.001cm" svg:x="7.463cm" svg:y="8.317cm">
            <text:p/>
            <draw:enhanced-geometry draw:mirror-horizontal="false" draw:mirror-vertical="false" svg:viewBox="0 0 21600 21600" draw:type="mso-spt32" draw:enhanced-path="M 0 0 L 21600 21600 N"/>
          </draw:custom-shape>
        </draw:g>
        <presentation:notes draw:style-name="dp2">
          <draw:page-thumbnail draw:name="Google Shape;188;g7837852887_0_242:notes" draw:style-name="gr2" draw:layer="layout" svg:width="16.932cm" svg:height="9.524cm" svg:x="1.059cm" svg:y="1.905cm" draw:page-number="2" presentation:class="page"/>
          <draw:frame draw:name="Google Shape;189;g7837852887_0_242:notes" presentation:style-name="pr6" draw:text-style-name="P5" draw:layer="layout" svg:width="15.239cm" svg:height="11.429cm" svg:x="1.905cm" svg:y="12.065cm" presentation:class="notes" presentation:placeholder="true" presentation:user-transformed="true">
            <draw:text-box/>
          </draw:frame>
        </presentation:notes>
      </draw:page>
      <draw:page draw:name="¿Qué es la creatividad?" draw:style-name="dp1" draw:master-page-name="SECTION_5f_HEADER">
        <draw:frame draw:name="Google Shape;219;p33" presentation:style-name="pr7" draw:text-style-name="P14" draw:layer="layout" svg:width="4.762cm" svg:height="2.702cm" svg:x="10.503cm" svg:y="4.543cm" presentation:class="title" presentation:user-transformed="true">
          <draw:text-box>
            <text:p text:style-name="P1"><text:span text:style-name="T7">1</text:span></text:p>
          </draw:text-box>
        </draw:frame>
        <draw:frame draw:name="Google Shape;220;p33" presentation:style-name="pr8" draw:text-style-name="P7" draw:layer="layout" svg:width="12.382cm" svg:height="1.692cm" svg:x="6.509cm" svg:y="6.685cm" presentation:class="title" presentation:user-transformed="true">
          <draw:text-box>
            <text:p text:style-name="P1"><text:span text:style-name="T8">¿Qué es la creatividad?</text:span></text:p>
          </draw:text-box>
        </draw:frame>
        <draw:frame draw:name="Google Shape;221;p33" presentation:style-name="pr9" draw:text-style-name="P3" draw:layer="layout" svg:width="12.382cm" svg:height="1.266cm" svg:x="6.509cm" svg:y="8.256cm" presentation:class="subtitle" presentation:user-transformed="true">
          <draw:text-box>
            <text:p text:style-name="P1"><text:span text:style-name="T9">Elementos que engloba el concepto de creatividad</text:span></text:p>
            <text:p text:style-name="P15"><text:span text:style-name="T2"/></text:p>
          </draw:text-box>
        </draw:frame>
        <presentation:notes draw:style-name="dp2">
          <draw:page-thumbnail draw:name="Google Shape;216;g87442ffb15_0_114:notes" draw:style-name="gr2" draw:layer="layout" svg:width="16.932cm" svg:height="9.524cm" svg:x="1.059cm" svg:y="1.905cm" draw:page-number="3" presentation:class="page"/>
          <draw:frame draw:name="Google Shape;217;g87442ffb15_0_114:notes" presentation:style-name="pr10" draw:text-style-name="P5" draw:layer="layout" svg:width="15.239cm" svg:height="11.429cm" svg:x="1.905cm" svg:y="12.065cm" presentation:class="notes" presentation:placeholder="true" presentation:user-transformed="true">
            <draw:text-box/>
          </draw:frame>
        </presentation:notes>
      </draw:page>
      <draw:page draw:name="—Howard Gardner" draw:style-name="dp1" draw:master-page-name="CAPTION_5f_ONLY">
        <draw:custom-shape draw:name="Google Shape;226;p34" draw:style-name="gr1" draw:text-style-name="P4" draw:layer="layout" svg:width="0.073cm" svg:height="3.511cm" draw:transform="rotate (-1.5707963267949) translate (14.456cm 4.409cm)">
          <text:p text:style-name="P6"/>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frame draw:name="Google Shape;227;p34" presentation:style-name="pr11" draw:text-style-name="P17" draw:layer="layout" svg:width="23.411cm" svg:height="4.623cm" svg:x="0.994cm" svg:y="4.832cm" presentation:class="subtitle" presentation:user-transformed="true">
          <draw:text-box>
            <text:p text:style-name="P16"><text:span text:style-name="T10">“</text:span><text:span text:style-name="T10">Un individuo creativo es aquella persona que —con regularidad— resuelve problemas, elabora productos o define cuestiones nuevas en un campo, </text:span><text:span text:style-name="T10"><text:line-break/></text:span><text:span text:style-name="T10">de forma que al principio es considerado novedoso, pero que al final llega a ser aceptado en un contexto cultural concreto”</text:span></text:p>
          </draw:text-box>
        </draw:frame>
        <draw:frame draw:name="Google Shape;228;p34" presentation:style-name="pr12" draw:text-style-name="P18" draw:layer="layout" svg:width="8.729cm" svg:height="0.908cm" svg:x="13.984cm" svg:y="9.805cm" presentation:class="title" presentation:user-transformed="true">
          <draw:text-box>
            <text:p text:style-name="P1"><text:span text:style-name="T11">—</text:span><text:span text:style-name="T11">Howard Gardner</text:span></text:p>
          </draw:text-box>
        </draw:frame>
        <presentation:notes draw:style-name="dp2">
          <draw:page-thumbnail draw:name="Google Shape;223;g7837852887_0_182:notes" draw:style-name="gr2" draw:layer="layout" svg:width="16.932cm" svg:height="9.524cm" svg:x="1.059cm" svg:y="1.905cm" draw:page-number="4" presentation:class="page"/>
          <draw:frame draw:name="Google Shape;224;g7837852887_0_182:notes" presentation:style-name="pr13" draw:text-style-name="P5" draw:layer="layout" svg:width="15.239cm" svg:height="11.429cm" svg:x="1.905cm" svg:y="12.065cm" presentation:class="notes" presentation:placeholder="true" presentation:user-transformed="true">
            <draw:text-box/>
          </draw:frame>
        </presentation:notes>
      </draw:page>
      <draw:page draw:name="Elementos " draw:style-name="dp1" draw:master-page-name="CUSTOM_5f_2">
        <draw:frame draw:name="Google Shape;233;p35" presentation:style-name="pr14" draw:text-style-name="P7" draw:layer="layout" svg:width="8.311cm" svg:height="1.59cm" svg:x="2cm" svg:y="1.5cm" presentation:class="title" presentation:user-transformed="true">
          <draw:text-box>
            <text:p text:style-name="P6"><text:span text:style-name="T3">Elementos </text:span></text:p>
          </draw:text-box>
        </draw:frame>
        <draw:custom-shape draw:name="Google Shape;234;p35" draw:style-name="gr6" draw:text-style-name="P13" draw:layer="layout" svg:width="0.278cm" svg:height="0.233cm" svg:x="15.924cm" svg:y="7.292cm">
          <text:p text:style-name="P6"/>
          <draw:enhanced-geometry draw:mirror-horizontal="false" draw:mirror-vertical="false" drawooo:sub-view-size="3930 3427" draw:text-areas="0 0 ?f0 ?f1" svg:viewBox="0 0 0 0" draw:type="ooxml-non-primitive" draw:enhanced-path="M 2227 641 L 1751 1522 C 1715 1581 1715 1653 1739 1724 1763 1784 1822 1831 1882 1855 L 3025 2189 1370 2927 537 2391 1084 1046 2227 641 Z M 2703 1 C 2680 1 2656 4 2632 10 L 834 641 C 763 665 715 712 691 772 L 36 2391 C 1 2486 36 2605 120 2665 L 1215 3379 C 1251 3415 1299 3427 1346 3427 1382 3427 1406 3415 1441 3403 L 3787 2367 C 3882 2319 3930 2236 3930 2141 3918 2034 3858 1962 3763 1927 L 2287 1486 2918 343 C 2954 260 2942 153 2882 81 2837 28 2773 1 2703 1 Z N">
            <draw:equation draw:name="f0" draw:formula="logwidth"/>
            <draw:equation draw:name="f1" draw:formula="logheight"/>
          </draw:enhanced-geometry>
        </draw:custom-shape>
        <draw:g draw:name="Google Shape;235;p35" xml:id="id1" draw:id="id1">
          <draw:custom-shape draw:name="Google Shape;236;p35" draw:style-name="gr4" draw:text-style-name="P12" draw:layer="layout" svg:width="1.483cm" svg:height="0.43cm" svg:x="5.593cm" svg:y="5.771cm">
            <text:p text:style-name="P6"/>
            <draw:enhanced-geometry draw:mirror-horizontal="false" draw:mirror-vertical="false" drawooo:sub-view-size="23254 6954" draw:text-areas="0 0 ?f0 ?f1" svg:viewBox="0 0 0 0" draw:type="ooxml-non-primitive" draw:enhanced-path="M 23122 0 L 0 6501 131 6954 23253 441 23122 0 Z N">
              <draw:equation draw:name="f0" draw:formula="logwidth"/>
              <draw:equation draw:name="f1" draw:formula="logheight"/>
            </draw:enhanced-geometry>
          </draw:custom-shape>
          <draw:custom-shape draw:name="Google Shape;237;p35" draw:style-name="gr4" draw:text-style-name="P12" draw:layer="layout" svg:width="1.482cm" svg:height="0.43cm" svg:x="5.594cm" svg:y="4.563cm">
            <text:p text:style-name="P6"/>
            <draw:enhanced-geometry draw:mirror-horizontal="false" draw:mirror-vertical="false" drawooo:sub-view-size="23242 6967" draw:text-areas="0 0 ?f0 ?f1" svg:viewBox="0 0 0 0" draw:type="ooxml-non-primitive" draw:enhanced-path="M 119 1 L 0 453 23110 6966 23241 6514 119 1 Z N">
              <draw:equation draw:name="f0" draw:formula="logwidth"/>
              <draw:equation draw:name="f1" draw:formula="logheight"/>
            </draw:enhanced-geometry>
          </draw:custom-shape>
          <draw:custom-shape draw:name="Google Shape;238;p35" draw:style-name="gr4" draw:text-style-name="P12" draw:layer="layout" svg:width="0.654cm" svg:height="1.367cm" svg:x="7.844cm" svg:y="3.304cm">
            <text:p text:style-name="P6"/>
            <draw:enhanced-geometry draw:mirror-horizontal="false" draw:mirror-vertical="false" drawooo:sub-view-size="10264 22087" draw:text-areas="0 0 ?f0 ?f1" svg:viewBox="0 0 0 0" draw:type="ooxml-non-primitive" draw:enhanced-path="M 9847 0 L 1 21908 418 22086 10264 191 9847 0 Z N">
              <draw:equation draw:name="f0" draw:formula="logwidth"/>
              <draw:equation draw:name="f1" draw:formula="logheight"/>
            </draw:enhanced-geometry>
          </draw:custom-shape>
          <draw:custom-shape draw:name="Google Shape;239;p35" draw:style-name="gr7" draw:text-style-name="P12" draw:layer="layout" svg:width="2.297cm" svg:height="2.23cm" svg:x="6.691cm" svg:y="4.382cm">
            <text:p text:style-name="P1"><text:span text:style-name="T12">Persona creativa</text:span></text:p>
            <draw:enhanced-geometry draw:mirror-horizontal="false" draw:mirror-vertical="false" drawooo:sub-view-size="36017 36017" draw:text-areas="0 0 ?f0 ?f1" svg:viewBox="0 0 0 0" draw:type="ooxml-non-primitive" draw:enhanced-path="M 18014 0 C 8061 0 0 8061 0 18002 0 27956 8061 36016 18014 36016 27956 36016 36017 27956 36017 18002 36017 8061 27956 0 18014 0 Z N">
              <draw:equation draw:name="f0" draw:formula="logwidth"/>
              <draw:equation draw:name="f1" draw:formula="logheight"/>
            </draw:enhanced-geometry>
          </draw:custom-shape>
          <draw:custom-shape draw:name="Google Shape;240;p35" draw:style-name="gr4" draw:text-style-name="P12" draw:layer="layout" svg:width="1.394cm" svg:height="1.353cm" svg:x="7.84cm" svg:y="2.808cm">
            <text:p text:style-name="P6"/>
            <draw:enhanced-geometry draw:mirror-horizontal="false" draw:mirror-vertical="false" drawooo:sub-view-size="21861 21860" draw:text-areas="0 0 ?f0 ?f1" svg:viewBox="0 0 0 0" draw:type="ooxml-non-primitive" draw:enhanced-path="M 10930 0 C 4894 0 0 4894 0 10930 0 16967 4894 21860 10930 21860 16967 21860 21860 16967 21860 10930 21860 4894 16967 0 10930 0 Z N">
              <draw:equation draw:name="f0" draw:formula="logwidth"/>
              <draw:equation draw:name="f1" draw:formula="logheight"/>
            </draw:enhanced-geometry>
          </draw:custom-shape>
          <draw:custom-shape draw:name="Google Shape;241;p35" draw:style-name="gr4" draw:text-style-name="P12" draw:layer="layout" svg:width="0.265cm" svg:height="0.258cm" svg:x="8.399cm" svg:y="3.171cm">
            <text:p text:style-name="P6"/>
            <draw:enhanced-geometry draw:mirror-horizontal="false" draw:mirror-vertical="false" drawooo:sub-view-size="4168 4180" draw:text-areas="0 0 ?f0 ?f1" svg:viewBox="0 0 0 0" draw:type="ooxml-non-primitive" draw:enhanced-path="M 2084 465 C 2977 465 3703 1191 3703 2084 3703 2977 2977 3715 2084 3715 1191 3715 465 2977 465 2084 465 1191 1191 465 2084 465 Z M 2084 1 C 929 1 1 941 1 2084 1 3239 929 4180 2084 4180 3239 4180 4168 3239 4168 2084 4168 941 3239 1 2084 1 Z N">
              <draw:equation draw:name="f0" draw:formula="logwidth"/>
              <draw:equation draw:name="f1" draw:formula="logheight"/>
            </draw:enhanced-geometry>
          </draw:custom-shape>
          <draw:custom-shape draw:name="Google Shape;242;p35" draw:style-name="gr4" draw:text-style-name="P12" draw:layer="layout" svg:width="1.394cm" svg:height="1.353cm" svg:x="4.9cm" svg:y="3.737cm">
            <text:p text:style-name="P6"/>
            <draw:enhanced-geometry draw:mirror-horizontal="false" draw:mirror-vertical="false" drawooo:sub-view-size="21860 21860" draw:text-areas="0 0 ?f0 ?f1" svg:viewBox="0 0 0 0" draw:type="ooxml-non-primitive" draw:enhanced-path="M 10930 0 C 4894 0 0 4893 0 10930 0 16966 4894 21860 10930 21860 16966 21860 21860 16966 21860 10930 21860 4893 16966 0 10930 0 Z N">
              <draw:equation draw:name="f0" draw:formula="logwidth"/>
              <draw:equation draw:name="f1" draw:formula="logheight"/>
            </draw:enhanced-geometry>
          </draw:custom-shape>
          <draw:custom-shape draw:name="Google Shape;243;p35" draw:style-name="gr4" draw:text-style-name="P12" draw:layer="layout" svg:width="1.394cm" svg:height="1.353cm" svg:x="4.9cm" svg:y="5.51cm">
            <text:p text:style-name="P6"/>
            <draw:enhanced-geometry draw:mirror-horizontal="false" draw:mirror-vertical="false" drawooo:sub-view-size="21860 21861" draw:text-areas="0 0 ?f0 ?f1" svg:viewBox="0 0 0 0" draw:type="ooxml-non-primitive" draw:enhanced-path="M 10930 1 C 4894 1 0 4894 0 10930 0 16967 4894 21860 10930 21860 16966 21860 21860 16967 21860 10930 21860 4894 16966 1 10930 1 Z N">
              <draw:equation draw:name="f0" draw:formula="logwidth"/>
              <draw:equation draw:name="f1" draw:formula="logheight"/>
            </draw:enhanced-geometry>
          </draw:custom-shape>
          <draw:custom-shape draw:name="Google Shape;244;p35" draw:style-name="gr4" draw:text-style-name="P12" draw:layer="layout" svg:width="2.554cm" svg:height="1.353cm" svg:x="8.665cm" svg:y="6.006cm">
            <text:p text:style-name="P6"/>
            <draw:enhanced-geometry draw:mirror-horizontal="false" draw:mirror-vertical="false" drawooo:sub-view-size="30529 30529" draw:text-areas="0 0 ?f0 ?f1" svg:viewBox="0 0 0 0" draw:type="ooxml-non-primitive" draw:enhanced-path="M 322 1 L 1 334 30207 30528 30528 30207 322 1 Z N">
              <draw:equation draw:name="f0" draw:formula="logwidth"/>
              <draw:equation draw:name="f1" draw:formula="logheight"/>
            </draw:enhanced-geometry>
          </draw:custom-shape>
        </draw:g>
        <draw:custom-shape draw:name="Google Shape;245;p35" draw:style-name="gr8" draw:text-style-name="P19" draw:layer="layout" svg:width="3.492cm" svg:height="3.35cm" svg:x="10.11cm" svg:y="6.111cm">
          <text:p text:style-name="P1"><text:span text:style-name="T12">Creatividad</text:span></text:p>
          <draw:enhanced-geometry draw:mirror-horizontal="false" draw:mirror-vertical="false" drawooo:sub-view-size="63318 60738" draw:text-areas="0 0 ?f0 ?f1" svg:viewBox="0 0 0 0" draw:type="ooxml-non-primitive" draw:enhanced-path="M 33991 1 C 33776 1 33550 43 33314 133 29730 1502 29599 9384 29599 9384 29599 9384 28875 2283 25336 2283 24970 2283 24574 2359 24146 2526 19574 4324 22836 11503 22836 11503 22836 11503 18860 7209 15788 7209 15199 7209 14644 7366 14157 7741 11132 10063 14966 16695 14966 16695 14966 16695 12131 14371 9435 14371 8615 14371 7807 14586 7096 15147 4048 17552 10918 24041 10918 24041 10918 24041 9282 23480 7370 23480 5303 23480 2913 24135 1917 26862 0 32113 8692 33756 8692 33756 8692 33756 2620 35780 3024 39209 3228 40945 5268 41375 7240 41375 9177 41375 11049 40959 11049 40959 L 11049 40959 C 11049 40960 4882 44067 5489 47710 5702 48986 6966 49400 8521 49400 11406 49400 15287 47972 15288 47972 L 15288 47972 C 15288 47972 11585 54259 16121 56056 16787 56320 17402 56433 17966 56433 21250 56433 22836 52628 22836 52627 L 22836 52627 C 22836 52628 21254 60737 25578 60737 25612 60737 25647 60737 25682 60736 30135 60605 30742 54187 30742 54187 30742 54187 34563 60490 37901 60490 38219 60490 38533 60432 38838 60307 42350 58866 39244 54390 39243 54390 L 39243 54390 C 39244 54390 42938 58662 45920 58662 46494 58662 47041 58504 47530 58128 50566 55807 46447 51390 46446 51389 L 46446 51389 C 46447 51390 50264 54169 53002 54169 53857 54169 54607 53898 55102 53187 57174 50199 52590 45484 52590 45484 L 52590 45484 C 52590 45484 54816 46074 57042 46074 58741 46074 60440 45730 61151 44519 63318 40828 54352 36185 54352 36185 L 54352 36185 C 54352 36185 54373 36185 54411 36185 55180 36185 63163 36088 63163 32054 63163 27963 55699 27886 55136 27886 55114 27886 55102 27886 55102 27886 55102 27886 62889 25457 60317 20195 59334 18183 57898 17561 56499 17561 54240 17561 52078 19183 52078 19183 52078 19183 57793 13813 54352 10694 53636 10042 52825 9784 51991 9784 48819 9784 45303 13516 45303 13516 45303 13516 47327 5431 43887 3752 43490 3560 43108 3475 42741 3475 39929 3475 38029 8467 38029 8467 38029 8467 37042 1 33991 1 Z N">
            <draw:equation draw:name="f0" draw:formula="logwidth"/>
            <draw:equation draw:name="f1" draw:formula="logheight"/>
          </draw:enhanced-geometry>
        </draw:custom-shape>
        <draw:custom-shape draw:name="Google Shape;246;p35" draw:style-name="gr9" draw:text-style-name="P13" draw:layer="layout" svg:width="0.999cm" svg:height="0.997cm" svg:x="5.096cm" svg:y="5.676cm">
          <text:p text:style-name="P6"/>
          <draw:enhanced-geometry draw:mirror-horizontal="false" draw:mirror-vertical="false" drawooo:sub-view-size="12068 12036" draw:text-areas="0 0 ?f0 ?f1" svg:viewBox="0 0 0 0" draw:type="ooxml-non-primitive" draw:enhanced-path="M 4222 630 C 5010 630 5640 1292 5640 2048 L 5640 9767 C 5703 10617 5073 11311 4285 11311 3498 11311 2868 10680 2868 9893 L 2868 9830 C 3403 9767 3907 9515 4254 9137 4380 9011 4380 8790 4254 8633 4191 8570 4104 8538 4014 8538 3923 8538 3829 8570 3750 8633 3435 8948 2962 9137 2490 9137 1513 9137 725 8349 725 7372 725 7057 788 6742 946 6490 1387 6805 1891 6994 2490 6994 2679 6994 2836 6837 2836 6648 2836 6459 2679 6301 2490 6301 1513 6301 725 5514 725 4537 725 3623 1387 2899 2238 2804 2521 3623 3309 4159 4222 4159 4411 4159 4569 4001 4569 3812 4569 3623 4411 3466 4222 3466 3435 3466 2805 2836 2805 2048 2805 1261 3435 630 4222 630 Z M 7814 788 C 8602 788 9232 1418 9232 2206 9232 2993 8602 3623 7814 3623 7593 3623 7436 3781 7436 3970 7436 4159 7593 4316 7814 4316 8696 4316 9484 3749 9767 2962 10649 3056 11311 3812 11311 4695 11311 5671 10523 6459 9547 6459 9326 6459 9169 6616 9169 6805 9169 6994 9326 7152 9547 7152 10114 7152 10649 6963 11059 6648 11217 6931 11311 7215 11311 7530 11374 8381 10586 9168 9610 9168 9137 9168 8696 8979 8350 8664 8287 8601 8200 8570 8109 8570 8019 8570 7924 8601 7845 8664 7719 8790 7719 9011 7845 9168 8224 9578 8696 9798 9232 9893 L 9232 9924 C 9232 10712 8602 11342 7814 11342 7026 11342 6396 10680 6396 9924 L 6396 2206 C 6396 1418 7058 788 7814 788 Z M 4254 0 C 3088 0 2143 977 2143 2111 L 2143 2174 C 946 2332 1 3340 1 4600 1 5104 158 5640 442 6018 158 6427 1 6931 1 7435 1 8696 946 9735 2143 9861 L 2143 9924 C 2143 11090 3088 12035 4254 12035 5010 12035 5640 11657 6050 11058 6428 11657 7089 12035 7814 12035 8980 12035 9925 11058 9925 9924 L 9925 9861 C 11122 9704 12067 8696 12067 7435 12067 6931 11910 6459 11626 6018 11910 5577 12067 5104 12067 4600 12067 3371 11154 2363 9925 2174 L 9925 2111 C 9925 945 8980 0 7814 0 7089 0 6428 378 6050 977 5640 378 4979 0 4254 0 Z N">
            <draw:equation draw:name="f0" draw:formula="logwidth"/>
            <draw:equation draw:name="f1" draw:formula="logheight"/>
          </draw:enhanced-geometry>
        </draw:custom-shape>
        <draw:g draw:name="Google Shape;247;p35">
          <draw:custom-shape draw:name="Google Shape;248;p35" draw:style-name="gr6" draw:text-style-name="P13" draw:layer="layout" svg:width="0.85cm" svg:height="0.994cm" svg:x="5.198cm" svg:y="3.886cm">
            <text:p text:style-name="P6"/>
            <draw:enhanced-geometry draw:mirror-horizontal="false" draw:mirror-vertical="false" drawooo:sub-view-size="10272 12009" draw:text-areas="0 0 ?f0 ?f1" svg:viewBox="0 0 0 0" draw:type="ooxml-non-primitive" draw:enhanced-path="M 4507 679 C 4774 679 5048 706 5325 762 6774 1077 7940 2274 8255 3723 8381 4227 8381 4763 8318 5267 8318 5330 8318 5424 8350 5487 L 9263 7220 C 9389 7441 9232 7756 8980 7756 L 8034 7756 C 7845 7756 7688 7913 7688 8102 L 7688 9867 5892 9867 C 5703 9867 5546 10024 5546 10213 L 5546 11284 2049 11284 2049 7693 C 2049 7598 2017 7504 1923 7441 1103 6685 631 5645 631 4542 631 2387 2372 679 4507 679 Z M 4570 0 C 2059 0 1 1999 1 4542 1 5802 505 7000 1418 7850 L 1418 11631 C 1418 11851 1576 12009 1765 12009 L 5987 12009 C 6176 12009 6333 11851 6333 11631 L 6333 10591 8097 10591 C 8287 10591 8444 10434 8444 10213 L 8444 8449 9043 8449 C 9799 8417 10271 7598 9925 6874 L 9043 5267 C 9137 4700 9137 4164 9011 3597 8665 1864 7247 510 5546 100 5215 33 4889 0 4570 0 Z N">
              <draw:equation draw:name="f0" draw:formula="logwidth"/>
              <draw:equation draw:name="f1" draw:formula="logheight"/>
            </draw:enhanced-geometry>
          </draw:custom-shape>
          <draw:custom-shape draw:name="Google Shape;249;p35" draw:style-name="gr6" draw:text-style-name="P13" draw:layer="layout" svg:width="0.477cm" svg:height="0.464cm" svg:x="5.337cm" svg:y="4.001cm">
            <text:p text:style-name="P6"/>
            <draw:enhanced-geometry draw:mirror-horizontal="false" draw:mirror-vertical="false" drawooo:sub-view-size="5766 5609" draw:text-areas="0 0 ?f0 ?f1" svg:viewBox="0 0 0 0" draw:type="ooxml-non-primitive" draw:enhanced-path="M 3214 757 L 3214 883 C 3214 1040 3277 1135 3435 1198 3624 1261 3844 1387 4002 1513 4061 1553 4146 1593 4233 1593 4283 1593 4333 1579 4380 1545 L 4506 1482 4852 2049 4726 2143 C 4632 2206 4537 2364 4569 2490 4632 2710 4632 2899 4569 3120 4537 3277 4632 3403 4726 3466 L 4852 3561 4506 4159 4380 4065 C 4323 4037 4260 4021 4199 4021 4125 4021 4054 4044 4002 4096 3844 4254 3624 4348 3435 4411 3277 4475 3214 4632 3214 4727 L 3214 4853 2489 4853 2489 4727 C 2489 4569 2426 4475 2269 4411 2048 4348 1859 4222 1702 4096 1622 4057 1530 4017 1449 4017 1402 4017 1358 4030 1324 4065 L 1198 4159 851 3561 946 3466 C 1072 3403 1166 3246 1103 3120 1072 2899 1072 2710 1103 2490 1166 2332 1072 2206 946 2143 L 851 2049 1198 1482 1324 1545 C 1366 1573 1421 1588 1481 1588 1553 1588 1632 1565 1702 1513 1859 1356 2048 1261 2269 1198 2426 1135 2489 977 2489 883 L 2489 757 Z M 2174 1 C 1985 1 1828 158 1828 379 L 1828 599 C 1702 631 1576 725 1513 788 L 1324 694 C 1265 658 1192 641 1122 641 1004 641 890 690 851 788 L 126 2017 C 63 2175 95 2427 253 2490 L 442 2616 442 2994 253 3120 C 95 3214 0 3435 126 3592 L 851 4821 C 894 4928 1024 4991 1152 4991 1213 4991 1273 4977 1324 4947 L 1513 4821 C 1639 4884 1733 4979 1828 5010 L 1828 5262 C 1828 5451 1985 5609 2174 5609 L 3592 5609 C 3781 5609 3939 5451 3939 5262 L 3939 5010 C 4065 4979 4191 4884 4254 4821 L 4474 4947 C 4524 4967 4580 4978 4637 4978 4759 4978 4882 4929 4947 4821 L 5640 3592 C 5734 3435 5671 3214 5514 3120 L 5325 2994 5325 2616 5514 2490 C 5671 2427 5766 2206 5640 2017 L 4947 788 C 4887 689 4777 627 4664 627 4598 627 4532 648 4474 694 L 4254 788 C 4159 725 4033 631 3939 599 L 3939 379 C 3939 158 3781 1 3592 1 Z N">
              <draw:equation draw:name="f0" draw:formula="logwidth"/>
              <draw:equation draw:name="f1" draw:formula="logheight"/>
            </draw:enhanced-geometry>
          </draw:custom-shape>
          <draw:custom-shape draw:name="Google Shape;250;p35" draw:style-name="gr6" draw:text-style-name="P13" draw:layer="layout" svg:width="0.174cm" svg:height="0.174cm" svg:x="5.485cm" svg:y="4.15cm">
            <text:p text:style-name="P6"/>
            <draw:enhanced-geometry draw:mirror-horizontal="false" draw:mirror-vertical="false" drawooo:sub-view-size="2111 2112" draw:text-areas="0 0 ?f0 ?f1" svg:viewBox="0 0 0 0" draw:type="ooxml-non-primitive" draw:enhanced-path="M 1040 662 C 1260 662 1418 820 1418 1009 1418 1198 1260 1355 1040 1355 851 1355 693 1198 693 1009 693 820 851 662 1040 662 Z M 1040 1 C 473 1 0 473 0 1040 0 1639 473 2111 1040 2111 1639 2111 2111 1639 2111 1040 2111 473 1639 1 1040 1 Z N">
              <draw:equation draw:name="f0" draw:formula="logwidth"/>
              <draw:equation draw:name="f1" draw:formula="logheight"/>
            </draw:enhanced-geometry>
          </draw:custom-shape>
        </draw:g>
        <draw:g draw:name="Google Shape;251;p35">
          <draw:custom-shape draw:name="Google Shape;252;p35" draw:style-name="gr6" draw:text-style-name="P13" draw:layer="layout" svg:width="0.229cm" svg:height="0.165cm" svg:x="8.29cm" svg:y="3.578cm">
            <text:p text:style-name="P6"/>
            <draw:enhanced-geometry draw:mirror-horizontal="false" draw:mirror-vertical="false" drawooo:sub-view-size="2805 2021" draw:text-areas="0 0 ?f0 ?f1" svg:viewBox="0 0 0 0" draw:type="ooxml-non-primitive" draw:enhanced-path="M 2473 0 C 2377 0 2273 32 2206 99 L 1072 1233 599 761 C 536 713 449 690 363 690 276 690 189 713 126 761 0 887 0 1139 126 1233 L 820 1958 C 914 2021 977 2021 1072 2021 1135 2021 1261 1989 1292 1926 L 2678 540 C 2804 414 2804 162 2678 68 2634 24 2557 0 2473 0 Z N">
              <draw:equation draw:name="f0" draw:formula="logwidth"/>
              <draw:equation draw:name="f1" draw:formula="logheight"/>
            </draw:enhanced-geometry>
          </draw:custom-shape>
          <draw:custom-shape draw:name="Google Shape;253;p35" draw:style-name="gr6" draw:text-style-name="P13" draw:layer="layout" svg:width="0.229cm" svg:height="0.167cm" svg:x="8.29cm" svg:y="3.408cm">
            <text:p text:style-name="P6"/>
            <draw:enhanced-geometry draw:mirror-horizontal="false" draw:mirror-vertical="false" drawooo:sub-view-size="2805 2046" draw:text-areas="0 0 ?f0 ?f1" svg:viewBox="0 0 0 0" draw:type="ooxml-non-primitive" draw:enhanced-path="M 2469 1 C 2374 1 2272 40 2206 123 L 1072 1257 599 785 C 536 738 449 714 363 714 276 714 189 738 126 785 0 911 0 1163 126 1257 L 820 1982 C 914 2045 977 2045 1072 2045 1135 2045 1261 2014 1292 1951 L 2678 564 C 2804 438 2804 186 2678 92 2634 32 2554 1 2469 1 Z N">
              <draw:equation draw:name="f0" draw:formula="logwidth"/>
              <draw:equation draw:name="f1" draw:formula="logheight"/>
            </draw:enhanced-geometry>
          </draw:custom-shape>
          <draw:custom-shape draw:name="Google Shape;254;p35" draw:style-name="gr6" draw:text-style-name="P13" draw:layer="layout" svg:width="0.229cm" svg:height="0.167cm" svg:x="8.29cm" svg:y="3.238cm">
            <text:p text:style-name="P6"/>
            <draw:enhanced-geometry draw:mirror-horizontal="false" draw:mirror-vertical="false" drawooo:sub-view-size="2805 2045" draw:text-areas="0 0 ?f0 ?f1" svg:viewBox="0 0 0 0" draw:type="ooxml-non-primitive" draw:enhanced-path="M 2469 1 C 2374 1 2272 40 2206 123 L 1072 1257 599 785 C 536 722 449 690 363 690 276 690 189 722 126 785 0 911 0 1131 126 1257 L 820 1982 C 914 2045 977 2045 1072 2045 1135 2045 1261 2013 1292 1919 L 2678 532 C 2804 438 2804 186 2678 91 2634 32 2554 1 2469 1 Z N">
              <draw:equation draw:name="f0" draw:formula="logwidth"/>
              <draw:equation draw:name="f1" draw:formula="logheight"/>
            </draw:enhanced-geometry>
          </draw:custom-shape>
          <draw:custom-shape draw:name="Google Shape;255;p35" draw:style-name="gr6" draw:text-style-name="P13" draw:layer="layout" svg:width="0.977cm" svg:height="0.967cm" svg:x="8.12cm" svg:y="3.008cm">
            <text:p text:style-name="P6"/>
            <draw:enhanced-geometry draw:mirror-horizontal="false" draw:mirror-vertical="false" drawooo:sub-view-size="11941 11816" draw:text-areas="0 0 ?f0 ?f1" svg:viewBox="0 0 0 0" draw:type="ooxml-non-primitive" draw:enhanced-path="M 6963 1198 L 7876 2143 6963 2143 6963 1198 Z M 10286 3498 C 10373 3498 10460 3530 10523 3593 L 10995 4065 C 11184 4223 11184 4475 11027 4569 L 10806 4821 9798 3845 10050 3593 C 10113 3530 10200 3498 10286 3498 Z M 9294 4349 L 10271 5325 7845 7783 6868 6774 9294 4349 Z M 6585 7499 L 7183 8098 6427 8255 6585 7499 Z M 6994 10398 L 6994 10776 C 6994 10870 7057 10996 7089 11122 L 1071 11122 C 882 11122 693 10965 693 10776 L 693 10398 Z M 6270 663 L 6270 2458 C 6270 2647 6427 2805 6616 2805 L 8349 2805 8349 4286 6112 6554 C 6081 6585 6018 6680 6018 6711 L 5608 8633 C 5545 8759 5608 8885 5671 8948 5742 9019 5813 9055 5897 9055 5925 9055 5955 9051 5986 9043 L 7908 8602 C 8002 8602 8034 8570 8065 8507 L 8349 8255 8349 10807 8380 10807 C 8380 10996 8223 11154 8034 11154 7845 11154 7687 10996 7687 10807 L 7687 10083 C 7687 9893 7530 9736 7309 9736 L 1386 9736 1386 663 Z M 1071 1 C 882 1 693 158 693 379 L 693 9736 347 9736 C 158 9736 0 9893 0 10083 L 0 10807 C 0 11406 473 11815 1008 11815 L 8002 11815 C 8569 11815 9011 11343 9011 10807 L 9011 7562 11499 5105 C 11940 4664 11940 4034 11531 3593 L 11058 3120 C 10869 2931 10609 2836 10346 2836 10082 2836 9814 2931 9609 3120 L 9105 3624 9105 2490 C 9105 2427 9074 2332 8979 2269 L 6900 127 C 6805 64 6742 1 6648 1 Z N">
              <draw:equation draw:name="f0" draw:formula="logwidth"/>
              <draw:equation draw:name="f1" draw:formula="logheight"/>
            </draw:enhanced-geometry>
          </draw:custom-shape>
        </draw:g>
        <draw:g draw:name="Google Shape;256;p35">
          <draw:custom-shape draw:name="Google Shape;257;p35" draw:style-name="gr6" draw:text-style-name="P13" draw:layer="layout" svg:width="0.703cm" svg:height="1.079cm" svg:x="18.008cm" svg:y="3.443cm">
            <text:p text:style-name="P6"/>
            <draw:enhanced-geometry draw:mirror-horizontal="false" draw:mirror-vertical="false" drawooo:sub-view-size="7649 11743" draw:text-areas="0 0 ?f0 ?f1" svg:viewBox="0 0 0 0" draw:type="ooxml-non-primitive" draw:enhanced-path="M 3813 684 C 5545 684 6900 2039 6900 3740 6931 4780 6553 5347 6270 5788 5797 6544 5608 6922 5608 7930 5608 8119 5451 8277 5230 8277 L 2489 8277 C 2300 8277 2143 8119 2143 7930 2143 6922 1922 6576 1450 5820 1198 5347 567 4528 788 3205 1040 1819 2237 684 3813 684 Z M 4852 8907 L 4852 9569 4506 9569 C 4285 9569 4128 9726 4128 9915 4128 10136 4285 10293 4506 10293 L 4852 10293 4852 10640 C 4884 10829 4726 10986 4537 10986 L 3151 10986 C 2962 10986 2804 10829 2804 10640 L 2804 10293 3151 10293 C 3371 10293 3529 10136 3529 9915 3529 9726 3371 9569 3151 9569 L 2804 9569 2804 8907 Z M 3897 1 C 3632 1 3361 28 3088 86 1607 401 441 1566 158 3079 0 3992 158 4969 631 5757 757 5914 820 6072 914 6229 1355 6891 1450 7143 1450 7962 1450 8403 1733 8781 2143 8939 L 2143 10703 C 2143 11270 2615 11743 3151 11743 L 4537 11743 C 5073 11743 5545 11270 5545 10703 L 5545 8939 C 5955 8781 6238 8435 6238 7962 L 6238 7930 C 6238 7143 6427 6828 6805 6229 7089 5788 7593 5032 7593 3835 7649 1658 5950 1 3897 1 Z N">
              <draw:equation draw:name="f0" draw:formula="logwidth"/>
              <draw:equation draw:name="f1" draw:formula="logheight"/>
            </draw:enhanced-geometry>
          </draw:custom-shape>
          <draw:custom-shape draw:name="Google Shape;258;p35" draw:style-name="gr6" draw:text-style-name="P13" draw:layer="layout" svg:width="0.127cm" svg:height="0.066cm" svg:x="18.776cm" svg:y="3.761cm">
            <text:p text:style-name="P6"/>
            <draw:enhanced-geometry draw:mirror-horizontal="false" draw:mirror-vertical="false" drawooo:sub-view-size="1387 726" draw:text-areas="0 0 ?f0 ?f1" svg:viewBox="0 0 0 0" draw:type="ooxml-non-primitive" draw:enhanced-path="M 347 1 C 158 1 0 158 0 379 0 568 158 725 347 725 L 1040 725 C 1229 725 1386 568 1386 379 1386 158 1229 1 1040 1 Z N">
              <draw:equation draw:name="f0" draw:formula="logwidth"/>
              <draw:equation draw:name="f1" draw:formula="logheight"/>
            </draw:enhanced-geometry>
          </draw:custom-shape>
          <draw:custom-shape draw:name="Google Shape;259;p35" draw:style-name="gr6" draw:text-style-name="P13" draw:layer="layout" svg:width="0.127cm" svg:height="0.066cm" svg:x="17.829cm" svg:y="3.761cm">
            <text:p text:style-name="P6"/>
            <draw:enhanced-geometry draw:mirror-horizontal="false" draw:mirror-vertical="false" drawooo:sub-view-size="1387 726" draw:text-areas="0 0 ?f0 ?f1" svg:viewBox="0 0 0 0" draw:type="ooxml-non-primitive" draw:enhanced-path="M 347 1 C 158 1 0 158 0 379 0 568 158 725 347 725 L 1008 725 C 1197 694 1386 536 1386 379 1386 158 1197 1 1008 1 Z N">
              <draw:equation draw:name="f0" draw:formula="logwidth"/>
              <draw:equation draw:name="f1" draw:formula="logheight"/>
            </draw:enhanced-geometry>
          </draw:custom-shape>
          <draw:custom-shape draw:name="Google Shape;260;p35" draw:style-name="gr6" draw:text-style-name="P13" draw:layer="layout" svg:width="0.129cm" svg:height="0.097cm" svg:x="18.713cm" svg:y="3.506cm">
            <text:p text:style-name="P6"/>
            <draw:enhanced-geometry draw:mirror-horizontal="false" draw:mirror-vertical="false" drawooo:sub-view-size="1418 1063" draw:text-areas="0 0 ?f0 ?f1" svg:viewBox="0 0 0 0" draw:type="ooxml-non-primitive" draw:enhanced-path="M 992 1 C 931 1 870 19 819 59 L 221 406 C 63 500 0 721 95 878 159 985 295 1063 415 1063 473 1063 527 1045 567 1005 L 1166 658 C 1323 563 1418 343 1292 185 1249 79 1120 1 992 1 Z N">
              <draw:equation draw:name="f0" draw:formula="logwidth"/>
              <draw:equation draw:name="f1" draw:formula="logheight"/>
            </draw:enhanced-geometry>
          </draw:custom-shape>
          <draw:custom-shape draw:name="Google Shape;261;p35" draw:style-name="gr6" draw:text-style-name="P13" draw:layer="layout" svg:width="0.13cm" svg:height="0.096cm" svg:x="17.889cm" svg:y="3.983cm">
            <text:p text:style-name="P6"/>
            <draw:enhanced-geometry draw:mirror-horizontal="false" draw:mirror-vertical="false" drawooo:sub-view-size="1419 1049" draw:text-areas="0 0 ?f0 ?f1" svg:viewBox="0 0 0 0" draw:type="ooxml-non-primitive" draw:enhanced-path="M 1005 1 C 944 1 880 15 820 45 L 221 392 C 64 486 1 707 127 864 169 971 299 1049 427 1049 488 1049 548 1031 599 990 L 1166 644 C 1324 549 1418 329 1292 171 1250 64 1134 1 1005 1 Z N">
              <draw:equation draw:name="f0" draw:formula="logwidth"/>
              <draw:equation draw:name="f1" draw:formula="logheight"/>
            </draw:enhanced-geometry>
          </draw:custom-shape>
          <draw:custom-shape draw:name="Google Shape;262;p35" draw:style-name="gr6" draw:text-style-name="P13" draw:layer="layout" svg:width="0.127cm" svg:height="0.093cm" svg:x="18.716cm" svg:y="3.983cm">
            <text:p text:style-name="P6"/>
            <draw:enhanced-geometry draw:mirror-horizontal="false" draw:mirror-vertical="false" drawooo:sub-view-size="1387 1021" draw:text-areas="0 0 ?f0 ?f1" svg:viewBox="0 0 0 0" draw:type="ooxml-non-primitive" draw:enhanced-path="M 378 1 C 264 1 149 64 64 171 1 329 32 518 190 644 L 788 990 C 838 1010 891 1021 944 1021 1059 1021 1175 972 1261 864 1387 675 1292 486 1135 392 L 536 45 C 486 15 432 1 378 1 Z N">
              <draw:equation draw:name="f0" draw:formula="logwidth"/>
              <draw:equation draw:name="f1" draw:formula="logheight"/>
            </draw:enhanced-geometry>
          </draw:custom-shape>
          <draw:custom-shape draw:name="Google Shape;263;p35" draw:style-name="gr6" draw:text-style-name="P13" draw:layer="layout" svg:width="0.127cm" svg:height="0.093cm" svg:x="17.892cm" svg:y="3.508cm">
            <text:p text:style-name="P6"/>
            <draw:enhanced-geometry draw:mirror-horizontal="false" draw:mirror-vertical="false" drawooo:sub-view-size="1387 1021" draw:text-areas="0 0 ?f0 ?f1" svg:viewBox="0 0 0 0" draw:type="ooxml-non-primitive" draw:enhanced-path="M 405 1 C 283 1 159 50 95 157 0 315 63 504 221 630 L 788 977 C 838 1007 895 1021 953 1021 1074 1021 1196 958 1260 850 1386 693 1292 504 1134 378 L 567 31 C 517 11 461 1 405 1 Z N">
              <draw:equation draw:name="f0" draw:formula="logwidth"/>
              <draw:equation draw:name="f1" draw:formula="logheight"/>
            </draw:enhanced-geometry>
          </draw:custom-shape>
          <draw:custom-shape draw:name="Google Shape;264;p35" draw:style-name="gr6" draw:text-style-name="P13" draw:layer="layout" svg:width="0.376cm" svg:height="0.562cm" svg:x="18.176cm" svg:y="3.574cm">
            <text:p text:style-name="P6"/>
            <draw:enhanced-geometry draw:mirror-horizontal="false" draw:mirror-vertical="false" drawooo:sub-view-size="4097 6124" draw:text-areas="0 0 ?f0 ?f1" svg:viewBox="0 0 0 0" draw:type="ooxml-non-primitive" draw:enhanced-path="M 1733 1492 L 1733 2343 C 1733 2500 1796 2626 1922 2658 L 3246 3225 2395 4611 2395 3729 C 2395 3572 2332 3445 2206 3414 L 851 2878 1733 1492 Z M 2038 0 C 1919 0 1814 47 1765 169 L 64 2941 C 32 3004 1 3130 32 3225 64 3288 158 3382 221 3414 L 1733 4013 1733 5808 C 1733 5966 1859 6092 1954 6123 L 2049 6123 C 2143 6123 2269 6092 2301 5966 L 4002 3225 C 4033 3130 4096 3004 4033 2941 4033 2878 3970 2784 3907 2752 L 2395 2154 2395 358 C 2395 169 2269 74 2143 11 2108 4 2072 0 2038 0 Z N">
              <draw:equation draw:name="f0" draw:formula="logwidth"/>
              <draw:equation draw:name="f1" draw:formula="logheight"/>
            </draw:enhanced-geometry>
          </draw:custom-shape>
        </draw:g>
        <draw:custom-shape draw:name="Google Shape;265;p35" draw:style-name="gr10" draw:text-style-name="P20" draw:layer="layout" svg:width="0.923cm" svg:height="0.662cm" draw:transform="rotate (1.5707963267949) translate (17.959cm 6.435cm)">
          <text:p text:style-name="P6"/>
          <draw:enhanced-geometry draw:mirror-horizontal="false" draw:mirror-vertical="false" drawooo:sub-view-size="3008 2157" draw:text-areas="0 0 ?f0 ?f1" svg:viewBox="0 0 0 0" draw:type="ooxml-non-primitive" draw:enhanced-path="M 0 0 L 729 1075 0 2157 0 2157 3008 1075 0 0 Z N">
            <draw:equation draw:name="f0" draw:formula="logwidth"/>
            <draw:equation draw:name="f1" draw:formula="logheight"/>
          </draw:enhanced-geometry>
        </draw:custom-shape>
        <draw:custom-shape draw:name="Google Shape;266;p35" draw:style-name="gr6" draw:text-style-name="P13" draw:layer="layout" svg:width="1.035cm" svg:height="1.038cm" svg:x="14.511cm" svg:y="2.404cm">
          <text:p text:style-name="P6"/>
          <draw:enhanced-geometry draw:mirror-horizontal="false" draw:mirror-vertical="false" drawooo:sub-view-size="12666 12708" draw:text-areas="0 0 ?f0 ?f1" svg:viewBox="0 0 0 0" draw:type="ooxml-non-primitive" draw:enhanced-path="M 6347 841 C 6876 841 7350 1172 7530 1712 7719 2405 7372 3067 6679 3256 6569 3289 6457 3305 6345 3305 5822 3305 5323 2956 5167 2437 4947 1775 5325 1082 5986 893 6108 858 6229 841 6347 841 Z M 6353 5919 C 7021 5919 7624 6459 7624 7162 7593 7698 7215 8170 6742 8328 6608 8371 6474 8391 6345 8391 5810 8391 5351 8042 5199 7509 5010 6847 5356 6186 6018 5965 6130 5934 6242 5919 6353 5919 Z M 2079 9351 C 2744 9351 3340 9871 3340 10596 3308 11163 2962 11604 2426 11762 2305 11797 2183 11813 2065 11813 1538 11813 1068 11483 914 10943 693 10281 1071 9588 1733 9399 1849 9367 1965 9351 2079 9351 Z M 10617 9351 C 11281 9351 11878 9871 11878 10596 11846 11163 11500 11604 10995 11762 10868 11797 10742 11813 10620 11813 10076 11813 9606 11483 9452 10943 9263 10281 9609 9588 10271 9399 10387 9367 10503 9351 10617 9351 Z M 6344 0 C 5677 0 5021 308 4631 893 3812 2122 4474 3760 5955 4075 L 5955 5146 C 4600 5430 3907 6910 4537 8107 L 3434 9021 C 3025 8706 2584 8548 2080 8548 945 8548 0 9494 0 10628 0 11762 945 12707 2080 12707 3214 12707 4159 11793 4159 10628 4159 10281 4096 9966 3938 9683 L 5041 8769 C 5435 9084 5907 9242 6376 9242 6845 9242 7309 9084 7687 8769 L 8790 9683 C 8318 10596 8570 11730 9452 12361 9803 12595 10203 12707 10598 12707 11266 12707 11923 12387 12319 11793 12571 11478 12665 11069 12665 10659 12665 9431 11783 8548 10617 8548 10113 8548 9672 8706 9294 9021 L 8192 8107 C 8822 6879 8097 5398 6774 5146 L 6774 4075 C 7530 3917 8097 3382 8349 2657 8633 1806 8318 861 7530 357 7170 117 6755 0 6344 0 Z N">
            <draw:equation draw:name="f0" draw:formula="logwidth"/>
            <draw:equation draw:name="f1" draw:formula="logheight"/>
          </draw:enhanced-geometry>
        </draw:custom-shape>
        <draw:g draw:name="Google Shape;267;p35">
          <draw:custom-shape draw:name="Google Shape;268;p35" draw:style-name="gr6" draw:text-style-name="P13" draw:layer="layout" svg:width="0.23cm" svg:height="0.093cm" svg:x="6.04cm" svg:y="9.988cm">
            <text:p text:style-name="P6"/>
            <draw:enhanced-geometry draw:mirror-horizontal="false" draw:mirror-vertical="false" drawooo:sub-view-size="2930 1190" draw:text-areas="0 0 ?f0 ?f1" svg:viewBox="0 0 0 0" draw:type="ooxml-non-primitive" draw:enhanced-path="M 410 1 C 315 1 221 40 158 119 0 276 0 528 158 623 504 1001 977 1190 1449 1190 1922 1190 2458 1001 2773 623 2930 465 2930 245 2773 119 2710 40 2615 1 2517 1 2418 1 2316 40 2237 119 2048 308 1733 434 1449 434 1134 434 882 308 662 119 599 40 504 1 410 1 Z N">
              <draw:equation draw:name="f0" draw:formula="logwidth"/>
              <draw:equation draw:name="f1" draw:formula="logheight"/>
            </draw:enhanced-geometry>
          </draw:custom-shape>
          <draw:custom-shape draw:name="Google Shape;269;p35" draw:style-name="gr6" draw:text-style-name="P13" draw:layer="layout" svg:width="0.054cm" svg:height="0.054cm" svg:x="6.246cm" svg:y="9.786cm">
            <text:p text:style-name="P6"/>
            <draw:enhanced-geometry draw:mirror-horizontal="false" draw:mirror-vertical="false" drawooo:sub-view-size="693 694" draw:text-areas="0 0 ?f0 ?f1" svg:viewBox="0 0 0 0" draw:type="ooxml-non-primitive" draw:enhanced-path="M 347 1 C 158 1 0 158 0 347 0 536 158 694 347 694 536 694 693 536 693 347 693 158 536 1 347 1 Z N">
              <draw:equation draw:name="f0" draw:formula="logwidth"/>
              <draw:equation draw:name="f1" draw:formula="logheight"/>
            </draw:enhanced-geometry>
          </draw:custom-shape>
          <draw:custom-shape draw:name="Google Shape;270;p35" draw:style-name="gr6" draw:text-style-name="P13" draw:layer="layout" svg:width="0.054cm" svg:height="0.054cm" svg:x="6.011cm" svg:y="9.786cm">
            <text:p text:style-name="P6"/>
            <draw:enhanced-geometry draw:mirror-horizontal="false" draw:mirror-vertical="false" drawooo:sub-view-size="693 694" draw:text-areas="0 0 ?f0 ?f1" svg:viewBox="0 0 0 0" draw:type="ooxml-non-primitive" draw:enhanced-path="M 347 1 C 158 1 0 158 0 347 0 536 158 694 347 694 536 694 693 536 693 347 693 158 536 1 347 1 Z N">
              <draw:equation draw:name="f0" draw:formula="logwidth"/>
              <draw:equation draw:name="f1" draw:formula="logheight"/>
            </draw:enhanced-geometry>
          </draw:custom-shape>
          <draw:custom-shape draw:name="Google Shape;271;p35" draw:style-name="gr6" draw:text-style-name="P13" draw:layer="layout" svg:width="0.88cm" svg:height="0.997cm" svg:x="5.715cm" svg:y="9.26cm">
            <text:p text:style-name="P6"/>
            <draw:enhanced-geometry draw:mirror-horizontal="false" draw:mirror-vertical="false" drawooo:sub-view-size="11185 12666" draw:text-areas="0 0 ?f0 ?f1" svg:viewBox="0 0 0 0" draw:type="ooxml-non-primitive" draw:enhanced-path="M 1481 6680 L 1481 7026 1481 8129 C 1450 8134 1421 8136 1391 8136 1026 8136 756 7786 756 7436 756 7026 1103 6680 1481 6680 Z M 9672 6711 C 10082 6711 10428 7026 10428 7467 10428 7814 10113 8192 9672 8192 L 9672 7089 9672 6711 Z M 5576 3718 C 7435 3718 8947 5231 8947 7089 L 8947 9326 C 8947 10775 7750 11910 6333 11910 L 4852 11910 C 3371 11910 2237 10744 2237 9326 L 2237 7089 C 2237 5231 3749 3718 5576 3718 Z M 7089 1 C 6080 1 5230 820 5230 1828 L 5230 2994 C 3560 3151 2142 4348 1670 5924 L 1512 5924 C 662 5924 0 6585 0 7436 0 8255 662 8917 1512 8917 L 1512 9326 C 1512 11185 2993 12666 4852 12666 L 6333 12666 C 8191 12666 9704 11185 9704 9326 L 9704 8917 C 10523 8917 11184 8255 11184 7436 11184 6617 10523 5924 9672 5924 L 9515 5924 C 9042 4317 7687 3151 5954 2994 L 5954 1828 C 5954 1198 6459 725 7057 725 7687 725 8160 1230 8160 1828 8160 2017 8002 2206 7813 2206 7593 2206 7435 2017 7435 1828 7435 1639 7278 1482 7089 1482 6900 1482 6742 1639 6742 1828 6742 2458 7246 2931 7845 2931 8475 2931 8947 2427 8947 1828 8947 820 8128 1 7089 1 Z N">
              <draw:equation draw:name="f0" draw:formula="logwidth"/>
              <draw:equation draw:name="f1" draw:formula="logheight"/>
            </draw:enhanced-geometry>
          </draw:custom-shape>
        </draw:g>
        <draw:custom-shape draw:name="Google Shape;272;p35" draw:style-name="gr6" draw:text-style-name="P13" draw:layer="layout" svg:width="0.944cm" svg:height="0.834cm" svg:x="10.606cm" svg:y="12.388cm">
          <text:p text:style-name="P6"/>
          <draw:enhanced-geometry draw:mirror-horizontal="false" draw:mirror-vertical="false" drawooo:sub-view-size="19326 17074" draw:text-areas="0 0 ?f0 ?f1" svg:viewBox="0 0 0 0" draw:type="ooxml-non-primitive" draw:enhanced-path="M 14226 1132 C 15314 1132 16352 1605 17070 2425 17798 3252 18196 4366 18196 5568 18193 8476 15599 10686 11671 14032 11025 14581 10364 15146 9663 15756 8963 15146 8301 14581 7655 14032 3727 10686 1133 8476 1133 5568 1133 4366 1535 3252 2259 2425 2977 1605 4015 1132 5103 1132 5113 1132 5124 1132 5134 1132 6686 1132 7691 2090 8259 2890 8631 3421 8920 4001 9126 4614 9212 4875 9438 5006 9665 5006 9891 5006 10118 4875 10204 4614 10409 4001 10699 3421 11070 2890 11641 2090 12643 1132 14195 1132 14206 1132 14216 1132 14226 1132 Z M 5103 0 C 3689 0 2343 612 1411 1676 502 2709 1 4092 1 5568 1 7174 629 8672 1976 10275 3180 11710 4914 13183 6922 14895 7670 15532 8443 16191 9265 16909 L 9292 16933 C 9397 17027 9530 17074 9664 17074 9797 17074 9930 17027 10038 16933 L 10062 16909 C 10883 16191 11659 15532 12405 14895 14413 13183 16146 11707 17351 10275 18697 8672 19325 7174 19325 5568 19325 4092 18824 2709 17915 1676 16983 612 15637 0 14224 0 14213 0 14203 0 14192 0 12157 0 10868 1217 10143 2238 9968 2485 9808 2748 9663 3017 9518 2748 9358 2485 9183 2238 8458 1217 7169 0 5134 0 5124 0 5113 0 5103 0 Z N">
            <draw:equation draw:name="f0" draw:formula="logwidth"/>
            <draw:equation draw:name="f1" draw:formula="logheight"/>
          </draw:enhanced-geometry>
        </draw:custom-shape>
        <draw:g draw:name="Google Shape;273;p35" xml:id="id2" draw:id="id2">
          <draw:custom-shape draw:name="Google Shape;274;p35" draw:style-name="gr11" draw:text-style-name="P13" draw:layer="layout" svg:width="11.443cm" svg:height="10.18cm" svg:x="10.11cm" svg:y="2.537cm">
            <text:p text:style-name="P21"><text:span text:style-name="T13">Pensamiento divergente</text:span></text:p>
            <text:list text:style-name="L12">
              <text:list-item>
                <text:list>
                  <text:list-item>
                    <text:p text:style-name="P6"><text:span text:style-name="T13">Fluidez en la producción de ideas</text:span></text:p>
                  </text:list-item>
                  <text:list-item>
                    <text:p text:style-name="P6"><text:span text:style-name="T13">Originalidad</text:span></text:p>
                  </text:list-item>
                  <text:list-item>
                    <text:p text:style-name="P6"><text:span text:style-name="T13">Independencia de juicio</text:span></text:p>
                  </text:list-item>
                  <text:list-item>
                    <text:p text:style-name="P6"><text:span text:style-name="T13">Intuición</text:span></text:p>
                  </text:list-item>
                </text:list>
              </text:list-item>
            </text:list>
            <text:p text:style-name="P6"><text:span text:style-name="T13"/></text:p>
            <text:p text:style-name="P21"><text:span text:style-name="T13">Motivación intrínseca</text:span></text:p>
            <text:list text:continue-numbering="true" text:style-name="L12">
              <text:list-item>
                <text:list>
                  <text:list-item>
                    <text:p text:style-name="P6"><text:span text:style-name="T13">La actividad produce placer</text:span></text:p>
                  </text:list-item>
                  <text:list-item>
                    <text:p text:style-name="P6"><text:span text:style-name="T13">Evolución de los retos</text:span></text:p>
                  </text:list-item>
                </text:list>
              </text:list-item>
            </text:list>
            <text:p text:style-name="P6"><text:span text:style-name="T13"/></text:p>
            <text:p text:style-name="P21"><text:span text:style-name="T13">Disciplina de trabajo</text:span></text:p>
            <text:list text:continue-numbering="true" text:style-name="L12">
              <text:list-item>
                <text:list>
                  <text:list-item>
                    <text:p text:style-name="P6"><text:span text:style-name="T13">Capacidad de concentración</text:span></text:p>
                  </text:list-item>
                  <text:list-item>
                    <text:p text:style-name="P6"><text:span text:style-name="T13">Orden en el cao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5;p35" draw:style-name="gr12" draw:text-style-name="P12" draw:layer="layout" svg:width="1.076cm" svg:height="0.997cm" svg:x="10.4cm" svg:y="3.325cm">
            <text:p text:style-name="P6"/>
            <draw:enhanced-geometry draw:mirror-horizontal="false" draw:mirror-vertical="false" drawooo:sub-view-size="12068 12036" draw:text-areas="0 0 ?f0 ?f1" svg:viewBox="0 0 0 0" draw:type="ooxml-non-primitive" draw:enhanced-path="M 4222 630 C 5010 630 5640 1292 5640 2048 L 5640 9767 C 5703 10617 5073 11311 4285 11311 3498 11311 2868 10680 2868 9893 L 2868 9830 C 3403 9767 3907 9515 4254 9137 4380 9011 4380 8790 4254 8633 4191 8570 4104 8538 4014 8538 3923 8538 3829 8570 3750 8633 3435 8948 2962 9137 2490 9137 1513 9137 725 8349 725 7372 725 7057 788 6742 946 6490 1387 6805 1891 6994 2490 6994 2679 6994 2836 6837 2836 6648 2836 6459 2679 6301 2490 6301 1513 6301 725 5514 725 4537 725 3623 1387 2899 2238 2804 2521 3623 3309 4159 4222 4159 4411 4159 4569 4001 4569 3812 4569 3623 4411 3466 4222 3466 3435 3466 2805 2836 2805 2048 2805 1261 3435 630 4222 630 Z M 7814 788 C 8602 788 9232 1418 9232 2206 9232 2993 8602 3623 7814 3623 7593 3623 7436 3781 7436 3970 7436 4159 7593 4316 7814 4316 8696 4316 9484 3749 9767 2962 10649 3056 11311 3812 11311 4695 11311 5671 10523 6459 9547 6459 9326 6459 9169 6616 9169 6805 9169 6994 9326 7152 9547 7152 10114 7152 10649 6963 11059 6648 11217 6931 11311 7215 11311 7530 11374 8381 10586 9168 9610 9168 9137 9168 8696 8979 8350 8664 8287 8601 8200 8570 8109 8570 8019 8570 7924 8601 7845 8664 7719 8790 7719 9011 7845 9168 8224 9578 8696 9798 9232 9893 L 9232 9924 C 9232 10712 8602 11342 7814 11342 7026 11342 6396 10680 6396 9924 L 6396 2206 C 6396 1418 7058 788 7814 788 Z M 4254 0 C 3088 0 2143 977 2143 2111 L 2143 2174 C 946 2332 1 3340 1 4600 1 5104 158 5640 442 6018 158 6427 1 6931 1 7435 1 8696 946 9735 2143 9861 L 2143 9924 C 2143 11090 3088 12035 4254 12035 5010 12035 5640 11657 6050 11058 6428 11657 7089 12035 7814 12035 8980 12035 9925 11058 9925 9924 L 9925 9861 C 11122 9704 12067 8696 12067 7435 12067 6931 11910 6459 11626 6018 11910 5577 12067 5104 12067 4600 12067 3371 11154 2363 9925 2174 L 9925 2111 C 9925 945 8980 0 7814 0 7089 0 6428 378 6050 977 5640 378 4979 0 4254 0 Z N">
              <draw:equation draw:name="f0" draw:formula="logwidth"/>
              <draw:equation draw:name="f1" draw:formula="logheight"/>
            </draw:enhanced-geometry>
          </draw:custom-shape>
          <draw:g draw:name="Google Shape;276;p35">
            <draw:custom-shape draw:name="Google Shape;277;p35" draw:style-name="gr12" draw:text-style-name="P12" draw:layer="layout" svg:width="0.915cm" svg:height="0.994cm" svg:x="10.54cm" svg:y="7.2cm">
              <text:p text:style-name="P6"/>
              <draw:enhanced-geometry draw:mirror-horizontal="false" draw:mirror-vertical="false" drawooo:sub-view-size="10272 12009" draw:text-areas="0 0 ?f0 ?f1" svg:viewBox="0 0 0 0" draw:type="ooxml-non-primitive" draw:enhanced-path="M 4507 679 C 4774 679 5048 706 5325 762 6774 1077 7940 2274 8255 3723 8381 4227 8381 4763 8318 5267 8318 5330 8318 5424 8350 5487 L 9263 7220 C 9389 7441 9232 7756 8980 7756 L 8034 7756 C 7845 7756 7688 7913 7688 8102 L 7688 9867 5892 9867 C 5703 9867 5546 10024 5546 10213 L 5546 11284 2049 11284 2049 7693 C 2049 7598 2017 7504 1923 7441 1103 6685 631 5645 631 4542 631 2387 2372 679 4507 679 Z M 4570 0 C 2059 0 1 1999 1 4542 1 5802 505 7000 1418 7850 L 1418 11631 C 1418 11851 1576 12009 1765 12009 L 5987 12009 C 6176 12009 6333 11851 6333 11631 L 6333 10591 8097 10591 C 8287 10591 8444 10434 8444 10213 L 8444 8449 9043 8449 C 9799 8417 10271 7598 9925 6874 L 9043 5267 C 9137 4700 9137 4164 9011 3597 8665 1864 7247 510 5546 100 5215 33 4889 0 4570 0 Z N">
                <draw:equation draw:name="f0" draw:formula="logwidth"/>
                <draw:equation draw:name="f1" draw:formula="logheight"/>
              </draw:enhanced-geometry>
            </draw:custom-shape>
            <draw:custom-shape draw:name="Google Shape;278;p35" draw:style-name="gr12" draw:text-style-name="P12" draw:layer="layout" svg:width="0.513cm" svg:height="0.464cm" svg:x="10.689cm" svg:y="7.316cm">
              <text:p text:style-name="P6"/>
              <draw:enhanced-geometry draw:mirror-horizontal="false" draw:mirror-vertical="false" drawooo:sub-view-size="5766 5609" draw:text-areas="0 0 ?f0 ?f1" svg:viewBox="0 0 0 0" draw:type="ooxml-non-primitive" draw:enhanced-path="M 3214 757 L 3214 883 C 3214 1040 3277 1135 3435 1198 3624 1261 3844 1387 4002 1513 4061 1553 4146 1593 4233 1593 4283 1593 4333 1579 4380 1545 L 4506 1482 4852 2049 4726 2143 C 4632 2206 4537 2364 4569 2490 4632 2710 4632 2899 4569 3120 4537 3277 4632 3403 4726 3466 L 4852 3561 4506 4159 4380 4065 C 4323 4037 4260 4021 4199 4021 4125 4021 4054 4044 4002 4096 3844 4254 3624 4348 3435 4411 3277 4475 3214 4632 3214 4727 L 3214 4853 2489 4853 2489 4727 C 2489 4569 2426 4475 2269 4411 2048 4348 1859 4222 1702 4096 1622 4057 1530 4017 1449 4017 1402 4017 1358 4030 1324 4065 L 1198 4159 851 3561 946 3466 C 1072 3403 1166 3246 1103 3120 1072 2899 1072 2710 1103 2490 1166 2332 1072 2206 946 2143 L 851 2049 1198 1482 1324 1545 C 1366 1573 1421 1588 1481 1588 1553 1588 1632 1565 1702 1513 1859 1356 2048 1261 2269 1198 2426 1135 2489 977 2489 883 L 2489 757 Z M 2174 1 C 1985 1 1828 158 1828 379 L 1828 599 C 1702 631 1576 725 1513 788 L 1324 694 C 1265 658 1192 641 1122 641 1004 641 890 690 851 788 L 126 2017 C 63 2175 95 2427 253 2490 L 442 2616 442 2994 253 3120 C 95 3214 0 3435 126 3592 L 851 4821 C 894 4928 1024 4991 1152 4991 1213 4991 1273 4977 1324 4947 L 1513 4821 C 1639 4884 1733 4979 1828 5010 L 1828 5262 C 1828 5451 1985 5609 2174 5609 L 3592 5609 C 3781 5609 3939 5451 3939 5262 L 3939 5010 C 4065 4979 4191 4884 4254 4821 L 4474 4947 C 4524 4967 4580 4978 4637 4978 4759 4978 4882 4929 4947 4821 L 5640 3592 C 5734 3435 5671 3214 5514 3120 L 5325 2994 5325 2616 5514 2490 C 5671 2427 5766 2206 5640 2017 L 4947 788 C 4887 689 4777 627 4664 627 4598 627 4532 648 4474 694 L 4254 788 C 4159 725 4033 631 3939 599 L 3939 379 C 3939 158 3781 1 3592 1 Z N">
                <draw:equation draw:name="f0" draw:formula="logwidth"/>
                <draw:equation draw:name="f1" draw:formula="logheight"/>
              </draw:enhanced-geometry>
            </draw:custom-shape>
            <draw:custom-shape draw:name="Google Shape;279;p35" draw:style-name="gr12" draw:text-style-name="P12" draw:layer="layout" svg:width="0.187cm" svg:height="0.174cm" svg:x="10.85cm" svg:y="7.464cm">
              <text:p text:style-name="P6"/>
              <draw:enhanced-geometry draw:mirror-horizontal="false" draw:mirror-vertical="false" drawooo:sub-view-size="2111 2112" draw:text-areas="0 0 ?f0 ?f1" svg:viewBox="0 0 0 0" draw:type="ooxml-non-primitive" draw:enhanced-path="M 1040 662 C 1260 662 1418 820 1418 1009 1418 1198 1260 1355 1040 1355 851 1355 693 1198 693 1009 693 820 851 662 1040 662 Z M 1040 1 C 473 1 0 473 0 1040 0 1639 473 2111 1040 2111 1639 2111 2111 1639 2111 1040 2111 473 1639 1 1040 1 Z N">
                <draw:equation draw:name="f0" draw:formula="logwidth"/>
                <draw:equation draw:name="f1" draw:formula="logheight"/>
              </draw:enhanced-geometry>
            </draw:custom-shape>
          </draw:g>
          <draw:g draw:name="Google Shape;280;p35">
            <draw:custom-shape draw:name="Google Shape;281;p35" draw:style-name="gr12" draw:text-style-name="P12" draw:layer="layout" svg:width="0.246cm" svg:height="0.165cm" svg:x="10.655cm" svg:y="10.313cm">
              <text:p text:style-name="P6"/>
              <draw:enhanced-geometry draw:mirror-horizontal="false" draw:mirror-vertical="false" drawooo:sub-view-size="2805 2021" draw:text-areas="0 0 ?f0 ?f1" svg:viewBox="0 0 0 0" draw:type="ooxml-non-primitive" draw:enhanced-path="M 2473 0 C 2377 0 2273 32 2206 99 L 1072 1233 599 761 C 536 713 449 690 363 690 276 690 189 713 126 761 0 887 0 1139 126 1233 L 820 1958 C 914 2021 977 2021 1072 2021 1135 2021 1261 1989 1292 1926 L 2678 540 C 2804 414 2804 162 2678 68 2634 24 2557 0 2473 0 Z N">
                <draw:equation draw:name="f0" draw:formula="logwidth"/>
                <draw:equation draw:name="f1" draw:formula="logheight"/>
              </draw:enhanced-geometry>
            </draw:custom-shape>
            <draw:custom-shape draw:name="Google Shape;282;p35" draw:style-name="gr12" draw:text-style-name="P12" draw:layer="layout" svg:width="0.246cm" svg:height="0.167cm" svg:x="10.655cm" svg:y="10.143cm">
              <text:p text:style-name="P6"/>
              <draw:enhanced-geometry draw:mirror-horizontal="false" draw:mirror-vertical="false" drawooo:sub-view-size="2805 2046" draw:text-areas="0 0 ?f0 ?f1" svg:viewBox="0 0 0 0" draw:type="ooxml-non-primitive" draw:enhanced-path="M 2469 1 C 2374 1 2272 40 2206 123 L 1072 1257 599 785 C 536 738 449 714 363 714 276 714 189 738 126 785 0 911 0 1163 126 1257 L 820 1982 C 914 2045 977 2045 1072 2045 1135 2045 1261 2014 1292 1951 L 2678 564 C 2804 438 2804 186 2678 92 2634 32 2554 1 2469 1 Z N">
                <draw:equation draw:name="f0" draw:formula="logwidth"/>
                <draw:equation draw:name="f1" draw:formula="logheight"/>
              </draw:enhanced-geometry>
            </draw:custom-shape>
            <draw:custom-shape draw:name="Google Shape;283;p35" draw:style-name="gr12" draw:text-style-name="P12" draw:layer="layout" svg:width="0.246cm" svg:height="0.167cm" svg:x="10.655cm" svg:y="9.973cm">
              <text:p text:style-name="P6"/>
              <draw:enhanced-geometry draw:mirror-horizontal="false" draw:mirror-vertical="false" drawooo:sub-view-size="2805 2045" draw:text-areas="0 0 ?f0 ?f1" svg:viewBox="0 0 0 0" draw:type="ooxml-non-primitive" draw:enhanced-path="M 2469 1 C 2374 1 2272 40 2206 123 L 1072 1257 599 785 C 536 722 449 690 363 690 276 690 189 722 126 785 0 911 0 1131 126 1257 L 820 1982 C 914 2045 977 2045 1072 2045 1135 2045 1261 2013 1292 1919 L 2678 532 C 2804 438 2804 186 2678 91 2634 32 2554 1 2469 1 Z N">
                <draw:equation draw:name="f0" draw:formula="logwidth"/>
                <draw:equation draw:name="f1" draw:formula="logheight"/>
              </draw:enhanced-geometry>
            </draw:custom-shape>
            <draw:custom-shape draw:name="Google Shape;284;p35" draw:style-name="gr12" draw:text-style-name="P12" draw:layer="layout" svg:width="1.052cm" svg:height="0.967cm" svg:x="10.472cm" svg:y="9.743cm">
              <text:p text:style-name="P6"/>
              <draw:enhanced-geometry draw:mirror-horizontal="false" draw:mirror-vertical="false" drawooo:sub-view-size="11941 11816" draw:text-areas="0 0 ?f0 ?f1" svg:viewBox="0 0 0 0" draw:type="ooxml-non-primitive" draw:enhanced-path="M 6963 1198 L 7876 2143 6963 2143 6963 1198 Z M 10286 3498 C 10373 3498 10460 3530 10523 3593 L 10995 4065 C 11184 4223 11184 4475 11027 4569 L 10806 4821 9798 3845 10050 3593 C 10113 3530 10200 3498 10286 3498 Z M 9294 4349 L 10271 5325 7845 7783 6868 6774 9294 4349 Z M 6585 7499 L 7183 8098 6427 8255 6585 7499 Z M 6994 10398 L 6994 10776 C 6994 10870 7057 10996 7089 11122 L 1071 11122 C 882 11122 693 10965 693 10776 L 693 10398 Z M 6270 663 L 6270 2458 C 6270 2647 6427 2805 6616 2805 L 8349 2805 8349 4286 6112 6554 C 6081 6585 6018 6680 6018 6711 L 5608 8633 C 5545 8759 5608 8885 5671 8948 5742 9019 5813 9055 5897 9055 5925 9055 5955 9051 5986 9043 L 7908 8602 C 8002 8602 8034 8570 8065 8507 L 8349 8255 8349 10807 8380 10807 C 8380 10996 8223 11154 8034 11154 7845 11154 7687 10996 7687 10807 L 7687 10083 C 7687 9893 7530 9736 7309 9736 L 1386 9736 1386 663 Z M 1071 1 C 882 1 693 158 693 379 L 693 9736 347 9736 C 158 9736 0 9893 0 10083 L 0 10807 C 0 11406 473 11815 1008 11815 L 8002 11815 C 8569 11815 9011 11343 9011 10807 L 9011 7562 11499 5105 C 11940 4664 11940 4034 11531 3593 L 11058 3120 C 10869 2931 10609 2836 10346 2836 10082 2836 9814 2931 9609 3120 L 9105 3624 9105 2490 C 9105 2427 9074 2332 8979 2269 L 6900 127 C 6805 64 6742 1 6648 1 Z N">
                <draw:equation draw:name="f0" draw:formula="logwidth"/>
                <draw:equation draw:name="f1" draw:formula="logheight"/>
              </draw:enhanced-geometry>
            </draw:custom-shape>
          </draw:g>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0.5s" smil:targetElement="id2" smil:type="fade" smil:subtype="crossfade"/>
                </anim:par>
              </anim:par>
            </anim:par>
            <anim:par smil:begin="next" smil:fill="hold">
              <anim:par smil:begin="0s" smil:fill="hold">
                <anim:par smil:begin="0s" smil:fill="hold" presentation:node-type="on-click" presentation:preset-class="exit" presentation:preset-id="ooo-exit-fade-out">
                  <anim:transitionFilter smil:dur="0.5s" smil:targetElement="id2" smil:type="fade" smil:subtype="crossfade" smil:mode="out"/>
                  <anim:set smil:begin="0.5s" smil:dur="0.001s" smil:fill="hold" smil:targetElement="id2" smil:attributeName="visibility" smil:to="hidden"/>
                </anim:par>
              </anim:par>
            </anim:par>
          </anim:seq>
        </anim:par>
        <presentation:notes draw:style-name="dp2">
          <draw:page-thumbnail draw:name="Google Shape;230;g7837852887_0_285:notes" draw:style-name="gr2" draw:layer="layout" svg:width="16.932cm" svg:height="9.524cm" svg:x="1.059cm" svg:y="1.905cm" draw:page-number="5" presentation:class="page"/>
          <draw:frame draw:name="Google Shape;231;g7837852887_0_285:notes" presentation:style-name="pr15" draw:text-style-name="P5" draw:layer="layout" svg:width="15.239cm" svg:height="11.429cm" svg:x="1.905cm" svg:y="12.065cm" presentation:class="notes" presentation:placeholder="true" presentation:user-transformed="true">
            <draw:text-box/>
          </draw:frame>
        </presentation:notes>
      </draw:page>
      <draw:page draw:name="Elementos " draw:style-name="dp1" draw:master-page-name="CUSTOM_5f_2">
        <draw:g draw:name="Google Shape;289;p36" xml:id="id3" draw:id="id3">
          <draw:custom-shape draw:name="Google Shape;290;p36" draw:style-name="gr13" draw:text-style-name="P22" draw:layer="layout" svg:width="1.331cm" svg:height="0.31cm" draw:transform="rotate (-3.14159265358979) translate (17.872cm 5.908cm)">
            <text:p text:style-name="P6"/>
            <draw:enhanced-geometry draw:mirror-horizontal="true" draw:mirror-vertical="false" drawooo:sub-view-size="23242 6966" draw:text-areas="0 0 ?f0 ?f1" svg:viewBox="0 0 0 0" draw:type="ooxml-non-primitive" draw:enhanced-path="M 23111 0 L 1 6525 132 6965 23242 441 23111 0 Z N">
              <draw:equation draw:name="f0" draw:formula="logwidth"/>
              <draw:equation draw:name="f1" draw:formula="logheight"/>
            </draw:enhanced-geometry>
          </draw:custom-shape>
          <draw:custom-shape draw:name="Google Shape;291;p36" draw:style-name="gr13" draw:text-style-name="P22" draw:layer="layout" svg:width="1.415cm" svg:height="0.431cm" svg:x="16.422cm" svg:y="4.097cm">
            <text:p text:style-name="P6"/>
            <draw:enhanced-geometry draw:mirror-horizontal="false" draw:mirror-vertical="false" drawooo:sub-view-size="23242 6966" draw:text-areas="0 0 ?f0 ?f1" svg:viewBox="0 0 0 0" draw:type="ooxml-non-primitive" draw:enhanced-path="M 23111 0 L 1 6525 132 6965 23242 441 23111 0 Z N">
              <draw:equation draw:name="f0" draw:formula="logwidth"/>
              <draw:equation draw:name="f1" draw:formula="logheight"/>
            </draw:enhanced-geometry>
          </draw:custom-shape>
          <draw:custom-shape draw:name="Google Shape;292;p36" draw:style-name="gr13" draw:text-style-name="P22" draw:layer="layout" svg:width="0.625cm" svg:height="1.368cm" svg:x="15.063cm" svg:y="2.838cm">
            <text:p text:style-name="P6"/>
            <draw:enhanced-geometry draw:mirror-horizontal="false" draw:mirror-vertical="false" drawooo:sub-view-size="10276 22099" draw:text-areas="0 0 ?f0 ?f1" svg:viewBox="0 0 0 0" draw:type="ooxml-non-primitive" draw:enhanced-path="M 429 0 L 0 191 9847 22098 10275 21908 429 0 Z N">
              <draw:equation draw:name="f0" draw:formula="logwidth"/>
              <draw:equation draw:name="f1" draw:formula="logheight"/>
            </draw:enhanced-geometry>
          </draw:custom-shape>
          <draw:custom-shape draw:name="Google Shape;293;p36" draw:style-name="gr13" draw:text-style-name="P22" draw:layer="layout" svg:width="2.553cm" svg:height="1.568cm" svg:x="12.833cm" svg:y="5.305cm">
            <text:p text:style-name="P6"/>
            <draw:enhanced-geometry draw:mirror-horizontal="false" draw:mirror-vertical="false" drawooo:sub-view-size="30529 30529" draw:text-areas="0 0 ?f0 ?f1" svg:viewBox="0 0 0 0" draw:type="ooxml-non-primitive" draw:enhanced-path="M 30195 1 L 1 30207 322 30528 30528 334 30195 1 Z N">
              <draw:equation draw:name="f0" draw:formula="logwidth"/>
              <draw:equation draw:name="f1" draw:formula="logheight"/>
            </draw:enhanced-geometry>
          </draw:custom-shape>
          <draw:custom-shape draw:name="Google Shape;294;p36" draw:style-name="gr14" draw:text-style-name="P23" draw:layer="layout" svg:width="2.194cm" svg:height="2.231cm" svg:x="14.597cm" svg:y="3.917cm">
            <text:p text:style-name="P1"><text:span text:style-name="T12">Proceso creativo</text:span></text:p>
            <draw:enhanced-geometry draw:mirror-horizontal="false" draw:mirror-vertical="false" drawooo:sub-view-size="36017 36017" draw:text-areas="0 0 ?f0 ?f1" svg:viewBox="0 0 0 0" draw:type="ooxml-non-primitive" draw:enhanced-path="M 18003 0 C 8061 0 0 8061 0 18002 0 27956 8061 36016 18003 36016 27956 36016 36017 27956 36017 18002 36017 8061 27956 0 18003 0 Z N">
              <draw:equation draw:name="f0" draw:formula="logwidth"/>
              <draw:equation draw:name="f1" draw:formula="logheight"/>
            </draw:enhanced-geometry>
          </draw:custom-shape>
          <draw:custom-shape draw:name="Google Shape;295;p36" draw:style-name="gr15" draw:text-style-name="P23" draw:layer="layout" svg:width="1.331cm" svg:height="1.354cm" svg:x="17.704cm" svg:y="3.272cm">
            <text:p text:style-name="P6"/>
            <draw:enhanced-geometry draw:mirror-horizontal="false" draw:mirror-vertical="false" drawooo:sub-view-size="21861 21860" draw:text-areas="0 0 ?f0 ?f1" svg:viewBox="0 0 0 0" draw:type="ooxml-non-primitive" draw:enhanced-path="M 10931 0 C 4894 0 1 4893 1 10930 1 16966 4894 21860 10931 21860 16967 21860 21861 16966 21861 10930 21861 4893 16967 0 10931 0 Z N">
              <draw:equation draw:name="f0" draw:formula="logwidth"/>
              <draw:equation draw:name="f1" draw:formula="logheight"/>
            </draw:enhanced-geometry>
          </draw:custom-shape>
          <draw:custom-shape draw:name="Google Shape;296;p36" draw:style-name="gr15" draw:text-style-name="P23" draw:layer="layout" svg:width="1.331cm" svg:height="1.354cm" svg:x="17.616cm" svg:y="5.312cm">
            <text:p text:style-name="P6"/>
            <draw:enhanced-geometry draw:mirror-horizontal="false" draw:mirror-vertical="false" drawooo:sub-view-size="21861 21861" draw:text-areas="0 0 ?f0 ?f1" svg:viewBox="0 0 0 0" draw:type="ooxml-non-primitive" draw:enhanced-path="M 10931 1 C 4894 1 1 4894 1 10930 1 16967 4894 21860 10931 21860 16967 21860 21861 16967 21861 10930 21861 4894 16967 1 10931 1 Z N">
              <draw:equation draw:name="f0" draw:formula="logwidth"/>
              <draw:equation draw:name="f1" draw:formula="logheight"/>
            </draw:enhanced-geometry>
          </draw:custom-shape>
          <draw:custom-shape draw:name="Google Shape;297;p36" draw:style-name="gr15" draw:text-style-name="P23" draw:layer="layout" svg:width="1.331cm" svg:height="1.354cm" svg:x="14.361cm" svg:y="2.342cm">
            <text:p text:style-name="P6"/>
            <draw:enhanced-geometry draw:mirror-horizontal="false" draw:mirror-vertical="false" drawooo:sub-view-size="21861 21860" draw:text-areas="0 0 ?f0 ?f1" svg:viewBox="0 0 0 0" draw:type="ooxml-non-primitive" draw:enhanced-path="M 10931 0 C 4894 0 1 4894 1 10930 1 16967 4894 21860 10931 21860 16967 21860 21861 16967 21861 10930 21861 4894 16967 0 10931 0 Z N">
              <draw:equation draw:name="f0" draw:formula="logwidth"/>
              <draw:equation draw:name="f1" draw:formula="logheight"/>
            </draw:enhanced-geometry>
          </draw:custom-shape>
        </draw:g>
        <draw:frame draw:name="Google Shape;298;p36" presentation:style-name="pr14" draw:text-style-name="P7" draw:layer="layout" svg:width="8.311cm" svg:height="1.59cm" svg:x="2cm" svg:y="1.5cm" presentation:class="title" presentation:user-transformed="true">
          <draw:text-box>
            <text:p text:style-name="P6"><text:span text:style-name="T3">Elementos </text:span></text:p>
          </draw:text-box>
        </draw:frame>
        <draw:custom-shape draw:name="Google Shape;299;p36" draw:style-name="gr6" draw:text-style-name="P13" draw:layer="layout" svg:width="0.278cm" svg:height="0.233cm" svg:x="15.924cm" svg:y="7.292cm">
          <text:p text:style-name="P6"/>
          <draw:enhanced-geometry draw:mirror-horizontal="false" draw:mirror-vertical="false" drawooo:sub-view-size="3930 3427" draw:text-areas="0 0 ?f0 ?f1" svg:viewBox="0 0 0 0" draw:type="ooxml-non-primitive" draw:enhanced-path="M 2227 641 L 1751 1522 C 1715 1581 1715 1653 1739 1724 1763 1784 1822 1831 1882 1855 L 3025 2189 1370 2927 537 2391 1084 1046 2227 641 Z M 2703 1 C 2680 1 2656 4 2632 10 L 834 641 C 763 665 715 712 691 772 L 36 2391 C 1 2486 36 2605 120 2665 L 1215 3379 C 1251 3415 1299 3427 1346 3427 1382 3427 1406 3415 1441 3403 L 3787 2367 C 3882 2319 3930 2236 3930 2141 3918 2034 3858 1962 3763 1927 L 2287 1486 2918 343 C 2954 260 2942 153 2882 81 2837 28 2773 1 2703 1 Z N">
            <draw:equation draw:name="f0" draw:formula="logwidth"/>
            <draw:equation draw:name="f1" draw:formula="logheight"/>
          </draw:enhanced-geometry>
        </draw:custom-shape>
        <draw:g draw:name="Google Shape;300;p36">
          <draw:custom-shape draw:name="Google Shape;301;p36" draw:style-name="gr4" draw:text-style-name="P12" draw:layer="layout" svg:width="1.483cm" svg:height="0.43cm" svg:x="5.593cm" svg:y="5.771cm">
            <text:p text:style-name="P6"/>
            <draw:enhanced-geometry draw:mirror-horizontal="false" draw:mirror-vertical="false" drawooo:sub-view-size="23254 6954" draw:text-areas="0 0 ?f0 ?f1" svg:viewBox="0 0 0 0" draw:type="ooxml-non-primitive" draw:enhanced-path="M 23122 0 L 0 6501 131 6954 23253 441 23122 0 Z N">
              <draw:equation draw:name="f0" draw:formula="logwidth"/>
              <draw:equation draw:name="f1" draw:formula="logheight"/>
            </draw:enhanced-geometry>
          </draw:custom-shape>
          <draw:custom-shape draw:name="Google Shape;302;p36" draw:style-name="gr4" draw:text-style-name="P12" draw:layer="layout" svg:width="1.482cm" svg:height="0.43cm" svg:x="5.594cm" svg:y="4.563cm">
            <text:p text:style-name="P6"/>
            <draw:enhanced-geometry draw:mirror-horizontal="false" draw:mirror-vertical="false" drawooo:sub-view-size="23242 6967" draw:text-areas="0 0 ?f0 ?f1" svg:viewBox="0 0 0 0" draw:type="ooxml-non-primitive" draw:enhanced-path="M 119 1 L 0 453 23110 6966 23241 6514 119 1 Z N">
              <draw:equation draw:name="f0" draw:formula="logwidth"/>
              <draw:equation draw:name="f1" draw:formula="logheight"/>
            </draw:enhanced-geometry>
          </draw:custom-shape>
          <draw:custom-shape draw:name="Google Shape;303;p36" draw:style-name="gr4" draw:text-style-name="P12" draw:layer="layout" svg:width="0.654cm" svg:height="1.367cm" svg:x="7.844cm" svg:y="3.304cm">
            <text:p text:style-name="P6"/>
            <draw:enhanced-geometry draw:mirror-horizontal="false" draw:mirror-vertical="false" drawooo:sub-view-size="10264 22087" draw:text-areas="0 0 ?f0 ?f1" svg:viewBox="0 0 0 0" draw:type="ooxml-non-primitive" draw:enhanced-path="M 9847 0 L 1 21908 418 22086 10264 191 9847 0 Z N">
              <draw:equation draw:name="f0" draw:formula="logwidth"/>
              <draw:equation draw:name="f1" draw:formula="logheight"/>
            </draw:enhanced-geometry>
          </draw:custom-shape>
          <draw:custom-shape draw:name="Google Shape;304;p36" draw:style-name="gr7" draw:text-style-name="P12" draw:layer="layout" svg:width="2.297cm" svg:height="2.23cm" svg:x="6.691cm" svg:y="4.382cm">
            <text:p text:style-name="P1"><text:span text:style-name="T12">Persona creativa</text:span></text:p>
            <draw:enhanced-geometry draw:mirror-horizontal="false" draw:mirror-vertical="false" drawooo:sub-view-size="36017 36017" draw:text-areas="0 0 ?f0 ?f1" svg:viewBox="0 0 0 0" draw:type="ooxml-non-primitive" draw:enhanced-path="M 18014 0 C 8061 0 0 8061 0 18002 0 27956 8061 36016 18014 36016 27956 36016 36017 27956 36017 18002 36017 8061 27956 0 18014 0 Z N">
              <draw:equation draw:name="f0" draw:formula="logwidth"/>
              <draw:equation draw:name="f1" draw:formula="logheight"/>
            </draw:enhanced-geometry>
          </draw:custom-shape>
          <draw:custom-shape draw:name="Google Shape;305;p36" draw:style-name="gr4" draw:text-style-name="P12" draw:layer="layout" svg:width="1.394cm" svg:height="1.353cm" svg:x="7.84cm" svg:y="2.808cm">
            <text:p text:style-name="P6"/>
            <draw:enhanced-geometry draw:mirror-horizontal="false" draw:mirror-vertical="false" drawooo:sub-view-size="21861 21860" draw:text-areas="0 0 ?f0 ?f1" svg:viewBox="0 0 0 0" draw:type="ooxml-non-primitive" draw:enhanced-path="M 10930 0 C 4894 0 0 4894 0 10930 0 16967 4894 21860 10930 21860 16967 21860 21860 16967 21860 10930 21860 4894 16967 0 10930 0 Z N">
              <draw:equation draw:name="f0" draw:formula="logwidth"/>
              <draw:equation draw:name="f1" draw:formula="logheight"/>
            </draw:enhanced-geometry>
          </draw:custom-shape>
          <draw:custom-shape draw:name="Google Shape;306;p36" draw:style-name="gr4" draw:text-style-name="P12" draw:layer="layout" svg:width="0.265cm" svg:height="0.258cm" svg:x="8.399cm" svg:y="3.171cm">
            <text:p text:style-name="P6"/>
            <draw:enhanced-geometry draw:mirror-horizontal="false" draw:mirror-vertical="false" drawooo:sub-view-size="4168 4180" draw:text-areas="0 0 ?f0 ?f1" svg:viewBox="0 0 0 0" draw:type="ooxml-non-primitive" draw:enhanced-path="M 2084 465 C 2977 465 3703 1191 3703 2084 3703 2977 2977 3715 2084 3715 1191 3715 465 2977 465 2084 465 1191 1191 465 2084 465 Z M 2084 1 C 929 1 1 941 1 2084 1 3239 929 4180 2084 4180 3239 4180 4168 3239 4168 2084 4168 941 3239 1 2084 1 Z N">
              <draw:equation draw:name="f0" draw:formula="logwidth"/>
              <draw:equation draw:name="f1" draw:formula="logheight"/>
            </draw:enhanced-geometry>
          </draw:custom-shape>
          <draw:custom-shape draw:name="Google Shape;307;p36" draw:style-name="gr4" draw:text-style-name="P12" draw:layer="layout" svg:width="1.394cm" svg:height="1.353cm" svg:x="4.9cm" svg:y="3.737cm">
            <text:p text:style-name="P6"/>
            <draw:enhanced-geometry draw:mirror-horizontal="false" draw:mirror-vertical="false" drawooo:sub-view-size="21860 21860" draw:text-areas="0 0 ?f0 ?f1" svg:viewBox="0 0 0 0" draw:type="ooxml-non-primitive" draw:enhanced-path="M 10930 0 C 4894 0 0 4893 0 10930 0 16966 4894 21860 10930 21860 16966 21860 21860 16966 21860 10930 21860 4893 16966 0 10930 0 Z N">
              <draw:equation draw:name="f0" draw:formula="logwidth"/>
              <draw:equation draw:name="f1" draw:formula="logheight"/>
            </draw:enhanced-geometry>
          </draw:custom-shape>
          <draw:custom-shape draw:name="Google Shape;308;p36" draw:style-name="gr4" draw:text-style-name="P12" draw:layer="layout" svg:width="1.394cm" svg:height="1.353cm" svg:x="4.9cm" svg:y="5.51cm">
            <text:p text:style-name="P6"/>
            <draw:enhanced-geometry draw:mirror-horizontal="false" draw:mirror-vertical="false" drawooo:sub-view-size="21860 21861" draw:text-areas="0 0 ?f0 ?f1" svg:viewBox="0 0 0 0" draw:type="ooxml-non-primitive" draw:enhanced-path="M 10930 1 C 4894 1 0 4894 0 10930 0 16967 4894 21860 10930 21860 16966 21860 21860 16967 21860 10930 21860 4894 16966 1 10930 1 Z N">
              <draw:equation draw:name="f0" draw:formula="logwidth"/>
              <draw:equation draw:name="f1" draw:formula="logheight"/>
            </draw:enhanced-geometry>
          </draw:custom-shape>
          <draw:custom-shape draw:name="Google Shape;309;p36" draw:style-name="gr4" draw:text-style-name="P12" draw:layer="layout" svg:width="2.554cm" svg:height="1.353cm" svg:x="8.665cm" svg:y="6.006cm">
            <text:p text:style-name="P6"/>
            <draw:enhanced-geometry draw:mirror-horizontal="false" draw:mirror-vertical="false" drawooo:sub-view-size="30529 30529" draw:text-areas="0 0 ?f0 ?f1" svg:viewBox="0 0 0 0" draw:type="ooxml-non-primitive" draw:enhanced-path="M 322 1 L 1 334 30207 30528 30528 30207 322 1 Z N">
              <draw:equation draw:name="f0" draw:formula="logwidth"/>
              <draw:equation draw:name="f1" draw:formula="logheight"/>
            </draw:enhanced-geometry>
          </draw:custom-shape>
        </draw:g>
        <draw:custom-shape draw:name="Google Shape;310;p36" draw:style-name="gr8" draw:text-style-name="P19" draw:layer="layout" svg:width="3.492cm" svg:height="3.35cm" svg:x="10.11cm" svg:y="6.111cm">
          <text:p text:style-name="P1"><text:span text:style-name="T12">Creatividad</text:span></text:p>
          <draw:enhanced-geometry draw:mirror-horizontal="false" draw:mirror-vertical="false" drawooo:sub-view-size="63318 60738" draw:text-areas="0 0 ?f0 ?f1" svg:viewBox="0 0 0 0" draw:type="ooxml-non-primitive" draw:enhanced-path="M 33991 1 C 33776 1 33550 43 33314 133 29730 1502 29599 9384 29599 9384 29599 9384 28875 2283 25336 2283 24970 2283 24574 2359 24146 2526 19574 4324 22836 11503 22836 11503 22836 11503 18860 7209 15788 7209 15199 7209 14644 7366 14157 7741 11132 10063 14966 16695 14966 16695 14966 16695 12131 14371 9435 14371 8615 14371 7807 14586 7096 15147 4048 17552 10918 24041 10918 24041 10918 24041 9282 23480 7370 23480 5303 23480 2913 24135 1917 26862 0 32113 8692 33756 8692 33756 8692 33756 2620 35780 3024 39209 3228 40945 5268 41375 7240 41375 9177 41375 11049 40959 11049 40959 L 11049 40959 C 11049 40960 4882 44067 5489 47710 5702 48986 6966 49400 8521 49400 11406 49400 15287 47972 15288 47972 L 15288 47972 C 15288 47972 11585 54259 16121 56056 16787 56320 17402 56433 17966 56433 21250 56433 22836 52628 22836 52627 L 22836 52627 C 22836 52628 21254 60737 25578 60737 25612 60737 25647 60737 25682 60736 30135 60605 30742 54187 30742 54187 30742 54187 34563 60490 37901 60490 38219 60490 38533 60432 38838 60307 42350 58866 39244 54390 39243 54390 L 39243 54390 C 39244 54390 42938 58662 45920 58662 46494 58662 47041 58504 47530 58128 50566 55807 46447 51390 46446 51389 L 46446 51389 C 46447 51390 50264 54169 53002 54169 53857 54169 54607 53898 55102 53187 57174 50199 52590 45484 52590 45484 L 52590 45484 C 52590 45484 54816 46074 57042 46074 58741 46074 60440 45730 61151 44519 63318 40828 54352 36185 54352 36185 L 54352 36185 C 54352 36185 54373 36185 54411 36185 55180 36185 63163 36088 63163 32054 63163 27963 55699 27886 55136 27886 55114 27886 55102 27886 55102 27886 55102 27886 62889 25457 60317 20195 59334 18183 57898 17561 56499 17561 54240 17561 52078 19183 52078 19183 52078 19183 57793 13813 54352 10694 53636 10042 52825 9784 51991 9784 48819 9784 45303 13516 45303 13516 45303 13516 47327 5431 43887 3752 43490 3560 43108 3475 42741 3475 39929 3475 38029 8467 38029 8467 38029 8467 37042 1 33991 1 Z N">
            <draw:equation draw:name="f0" draw:formula="logwidth"/>
            <draw:equation draw:name="f1" draw:formula="logheight"/>
          </draw:enhanced-geometry>
        </draw:custom-shape>
        <draw:custom-shape draw:name="Google Shape;311;p36" draw:style-name="gr9" draw:text-style-name="P13" draw:layer="layout" svg:width="0.999cm" svg:height="0.997cm" svg:x="5.096cm" svg:y="5.676cm">
          <text:p text:style-name="P6"/>
          <draw:enhanced-geometry draw:mirror-horizontal="false" draw:mirror-vertical="false" drawooo:sub-view-size="12068 12036" draw:text-areas="0 0 ?f0 ?f1" svg:viewBox="0 0 0 0" draw:type="ooxml-non-primitive" draw:enhanced-path="M 4222 630 C 5010 630 5640 1292 5640 2048 L 5640 9767 C 5703 10617 5073 11311 4285 11311 3498 11311 2868 10680 2868 9893 L 2868 9830 C 3403 9767 3907 9515 4254 9137 4380 9011 4380 8790 4254 8633 4191 8570 4104 8538 4014 8538 3923 8538 3829 8570 3750 8633 3435 8948 2962 9137 2490 9137 1513 9137 725 8349 725 7372 725 7057 788 6742 946 6490 1387 6805 1891 6994 2490 6994 2679 6994 2836 6837 2836 6648 2836 6459 2679 6301 2490 6301 1513 6301 725 5514 725 4537 725 3623 1387 2899 2238 2804 2521 3623 3309 4159 4222 4159 4411 4159 4569 4001 4569 3812 4569 3623 4411 3466 4222 3466 3435 3466 2805 2836 2805 2048 2805 1261 3435 630 4222 630 Z M 7814 788 C 8602 788 9232 1418 9232 2206 9232 2993 8602 3623 7814 3623 7593 3623 7436 3781 7436 3970 7436 4159 7593 4316 7814 4316 8696 4316 9484 3749 9767 2962 10649 3056 11311 3812 11311 4695 11311 5671 10523 6459 9547 6459 9326 6459 9169 6616 9169 6805 9169 6994 9326 7152 9547 7152 10114 7152 10649 6963 11059 6648 11217 6931 11311 7215 11311 7530 11374 8381 10586 9168 9610 9168 9137 9168 8696 8979 8350 8664 8287 8601 8200 8570 8109 8570 8019 8570 7924 8601 7845 8664 7719 8790 7719 9011 7845 9168 8224 9578 8696 9798 9232 9893 L 9232 9924 C 9232 10712 8602 11342 7814 11342 7026 11342 6396 10680 6396 9924 L 6396 2206 C 6396 1418 7058 788 7814 788 Z M 4254 0 C 3088 0 2143 977 2143 2111 L 2143 2174 C 946 2332 1 3340 1 4600 1 5104 158 5640 442 6018 158 6427 1 6931 1 7435 1 8696 946 9735 2143 9861 L 2143 9924 C 2143 11090 3088 12035 4254 12035 5010 12035 5640 11657 6050 11058 6428 11657 7089 12035 7814 12035 8980 12035 9925 11058 9925 9924 L 9925 9861 C 11122 9704 12067 8696 12067 7435 12067 6931 11910 6459 11626 6018 11910 5577 12067 5104 12067 4600 12067 3371 11154 2363 9925 2174 L 9925 2111 C 9925 945 8980 0 7814 0 7089 0 6428 378 6050 977 5640 378 4979 0 4254 0 Z N">
            <draw:equation draw:name="f0" draw:formula="logwidth"/>
            <draw:equation draw:name="f1" draw:formula="logheight"/>
          </draw:enhanced-geometry>
        </draw:custom-shape>
        <draw:g draw:name="Google Shape;312;p36">
          <draw:custom-shape draw:name="Google Shape;313;p36" draw:style-name="gr6" draw:text-style-name="P13" draw:layer="layout" svg:width="0.85cm" svg:height="0.994cm" svg:x="5.198cm" svg:y="3.886cm">
            <text:p text:style-name="P6"/>
            <draw:enhanced-geometry draw:mirror-horizontal="false" draw:mirror-vertical="false" drawooo:sub-view-size="10272 12009" draw:text-areas="0 0 ?f0 ?f1" svg:viewBox="0 0 0 0" draw:type="ooxml-non-primitive" draw:enhanced-path="M 4507 679 C 4774 679 5048 706 5325 762 6774 1077 7940 2274 8255 3723 8381 4227 8381 4763 8318 5267 8318 5330 8318 5424 8350 5487 L 9263 7220 C 9389 7441 9232 7756 8980 7756 L 8034 7756 C 7845 7756 7688 7913 7688 8102 L 7688 9867 5892 9867 C 5703 9867 5546 10024 5546 10213 L 5546 11284 2049 11284 2049 7693 C 2049 7598 2017 7504 1923 7441 1103 6685 631 5645 631 4542 631 2387 2372 679 4507 679 Z M 4570 0 C 2059 0 1 1999 1 4542 1 5802 505 7000 1418 7850 L 1418 11631 C 1418 11851 1576 12009 1765 12009 L 5987 12009 C 6176 12009 6333 11851 6333 11631 L 6333 10591 8097 10591 C 8287 10591 8444 10434 8444 10213 L 8444 8449 9043 8449 C 9799 8417 10271 7598 9925 6874 L 9043 5267 C 9137 4700 9137 4164 9011 3597 8665 1864 7247 510 5546 100 5215 33 4889 0 4570 0 Z N">
              <draw:equation draw:name="f0" draw:formula="logwidth"/>
              <draw:equation draw:name="f1" draw:formula="logheight"/>
            </draw:enhanced-geometry>
          </draw:custom-shape>
          <draw:custom-shape draw:name="Google Shape;314;p36" draw:style-name="gr6" draw:text-style-name="P13" draw:layer="layout" svg:width="0.477cm" svg:height="0.464cm" svg:x="5.337cm" svg:y="4.001cm">
            <text:p text:style-name="P6"/>
            <draw:enhanced-geometry draw:mirror-horizontal="false" draw:mirror-vertical="false" drawooo:sub-view-size="5766 5609" draw:text-areas="0 0 ?f0 ?f1" svg:viewBox="0 0 0 0" draw:type="ooxml-non-primitive" draw:enhanced-path="M 3214 757 L 3214 883 C 3214 1040 3277 1135 3435 1198 3624 1261 3844 1387 4002 1513 4061 1553 4146 1593 4233 1593 4283 1593 4333 1579 4380 1545 L 4506 1482 4852 2049 4726 2143 C 4632 2206 4537 2364 4569 2490 4632 2710 4632 2899 4569 3120 4537 3277 4632 3403 4726 3466 L 4852 3561 4506 4159 4380 4065 C 4323 4037 4260 4021 4199 4021 4125 4021 4054 4044 4002 4096 3844 4254 3624 4348 3435 4411 3277 4475 3214 4632 3214 4727 L 3214 4853 2489 4853 2489 4727 C 2489 4569 2426 4475 2269 4411 2048 4348 1859 4222 1702 4096 1622 4057 1530 4017 1449 4017 1402 4017 1358 4030 1324 4065 L 1198 4159 851 3561 946 3466 C 1072 3403 1166 3246 1103 3120 1072 2899 1072 2710 1103 2490 1166 2332 1072 2206 946 2143 L 851 2049 1198 1482 1324 1545 C 1366 1573 1421 1588 1481 1588 1553 1588 1632 1565 1702 1513 1859 1356 2048 1261 2269 1198 2426 1135 2489 977 2489 883 L 2489 757 Z M 2174 1 C 1985 1 1828 158 1828 379 L 1828 599 C 1702 631 1576 725 1513 788 L 1324 694 C 1265 658 1192 641 1122 641 1004 641 890 690 851 788 L 126 2017 C 63 2175 95 2427 253 2490 L 442 2616 442 2994 253 3120 C 95 3214 0 3435 126 3592 L 851 4821 C 894 4928 1024 4991 1152 4991 1213 4991 1273 4977 1324 4947 L 1513 4821 C 1639 4884 1733 4979 1828 5010 L 1828 5262 C 1828 5451 1985 5609 2174 5609 L 3592 5609 C 3781 5609 3939 5451 3939 5262 L 3939 5010 C 4065 4979 4191 4884 4254 4821 L 4474 4947 C 4524 4967 4580 4978 4637 4978 4759 4978 4882 4929 4947 4821 L 5640 3592 C 5734 3435 5671 3214 5514 3120 L 5325 2994 5325 2616 5514 2490 C 5671 2427 5766 2206 5640 2017 L 4947 788 C 4887 689 4777 627 4664 627 4598 627 4532 648 4474 694 L 4254 788 C 4159 725 4033 631 3939 599 L 3939 379 C 3939 158 3781 1 3592 1 Z N">
              <draw:equation draw:name="f0" draw:formula="logwidth"/>
              <draw:equation draw:name="f1" draw:formula="logheight"/>
            </draw:enhanced-geometry>
          </draw:custom-shape>
          <draw:custom-shape draw:name="Google Shape;315;p36" draw:style-name="gr6" draw:text-style-name="P13" draw:layer="layout" svg:width="0.174cm" svg:height="0.174cm" svg:x="5.485cm" svg:y="4.15cm">
            <text:p text:style-name="P6"/>
            <draw:enhanced-geometry draw:mirror-horizontal="false" draw:mirror-vertical="false" drawooo:sub-view-size="2111 2112" draw:text-areas="0 0 ?f0 ?f1" svg:viewBox="0 0 0 0" draw:type="ooxml-non-primitive" draw:enhanced-path="M 1040 662 C 1260 662 1418 820 1418 1009 1418 1198 1260 1355 1040 1355 851 1355 693 1198 693 1009 693 820 851 662 1040 662 Z M 1040 1 C 473 1 0 473 0 1040 0 1639 473 2111 1040 2111 1639 2111 2111 1639 2111 1040 2111 473 1639 1 1040 1 Z N">
              <draw:equation draw:name="f0" draw:formula="logwidth"/>
              <draw:equation draw:name="f1" draw:formula="logheight"/>
            </draw:enhanced-geometry>
          </draw:custom-shape>
        </draw:g>
        <draw:g draw:name="Google Shape;316;p36">
          <draw:custom-shape draw:name="Google Shape;317;p36" draw:style-name="gr6" draw:text-style-name="P13" draw:layer="layout" svg:width="0.229cm" svg:height="0.165cm" svg:x="8.29cm" svg:y="3.578cm">
            <text:p text:style-name="P6"/>
            <draw:enhanced-geometry draw:mirror-horizontal="false" draw:mirror-vertical="false" drawooo:sub-view-size="2805 2021" draw:text-areas="0 0 ?f0 ?f1" svg:viewBox="0 0 0 0" draw:type="ooxml-non-primitive" draw:enhanced-path="M 2473 0 C 2377 0 2273 32 2206 99 L 1072 1233 599 761 C 536 713 449 690 363 690 276 690 189 713 126 761 0 887 0 1139 126 1233 L 820 1958 C 914 2021 977 2021 1072 2021 1135 2021 1261 1989 1292 1926 L 2678 540 C 2804 414 2804 162 2678 68 2634 24 2557 0 2473 0 Z N">
              <draw:equation draw:name="f0" draw:formula="logwidth"/>
              <draw:equation draw:name="f1" draw:formula="logheight"/>
            </draw:enhanced-geometry>
          </draw:custom-shape>
          <draw:custom-shape draw:name="Google Shape;318;p36" draw:style-name="gr6" draw:text-style-name="P13" draw:layer="layout" svg:width="0.229cm" svg:height="0.167cm" svg:x="8.29cm" svg:y="3.408cm">
            <text:p text:style-name="P6"/>
            <draw:enhanced-geometry draw:mirror-horizontal="false" draw:mirror-vertical="false" drawooo:sub-view-size="2805 2046" draw:text-areas="0 0 ?f0 ?f1" svg:viewBox="0 0 0 0" draw:type="ooxml-non-primitive" draw:enhanced-path="M 2469 1 C 2374 1 2272 40 2206 123 L 1072 1257 599 785 C 536 738 449 714 363 714 276 714 189 738 126 785 0 911 0 1163 126 1257 L 820 1982 C 914 2045 977 2045 1072 2045 1135 2045 1261 2014 1292 1951 L 2678 564 C 2804 438 2804 186 2678 92 2634 32 2554 1 2469 1 Z N">
              <draw:equation draw:name="f0" draw:formula="logwidth"/>
              <draw:equation draw:name="f1" draw:formula="logheight"/>
            </draw:enhanced-geometry>
          </draw:custom-shape>
          <draw:custom-shape draw:name="Google Shape;319;p36" draw:style-name="gr6" draw:text-style-name="P13" draw:layer="layout" svg:width="0.229cm" svg:height="0.167cm" svg:x="8.29cm" svg:y="3.238cm">
            <text:p text:style-name="P6"/>
            <draw:enhanced-geometry draw:mirror-horizontal="false" draw:mirror-vertical="false" drawooo:sub-view-size="2805 2045" draw:text-areas="0 0 ?f0 ?f1" svg:viewBox="0 0 0 0" draw:type="ooxml-non-primitive" draw:enhanced-path="M 2469 1 C 2374 1 2272 40 2206 123 L 1072 1257 599 785 C 536 722 449 690 363 690 276 690 189 722 126 785 0 911 0 1131 126 1257 L 820 1982 C 914 2045 977 2045 1072 2045 1135 2045 1261 2013 1292 1919 L 2678 532 C 2804 438 2804 186 2678 91 2634 32 2554 1 2469 1 Z N">
              <draw:equation draw:name="f0" draw:formula="logwidth"/>
              <draw:equation draw:name="f1" draw:formula="logheight"/>
            </draw:enhanced-geometry>
          </draw:custom-shape>
          <draw:custom-shape draw:name="Google Shape;320;p36" draw:style-name="gr6" draw:text-style-name="P13" draw:layer="layout" svg:width="0.977cm" svg:height="0.967cm" svg:x="8.12cm" svg:y="3.008cm">
            <text:p text:style-name="P6"/>
            <draw:enhanced-geometry draw:mirror-horizontal="false" draw:mirror-vertical="false" drawooo:sub-view-size="11941 11816" draw:text-areas="0 0 ?f0 ?f1" svg:viewBox="0 0 0 0" draw:type="ooxml-non-primitive" draw:enhanced-path="M 6963 1198 L 7876 2143 6963 2143 6963 1198 Z M 10286 3498 C 10373 3498 10460 3530 10523 3593 L 10995 4065 C 11184 4223 11184 4475 11027 4569 L 10806 4821 9798 3845 10050 3593 C 10113 3530 10200 3498 10286 3498 Z M 9294 4349 L 10271 5325 7845 7783 6868 6774 9294 4349 Z M 6585 7499 L 7183 8098 6427 8255 6585 7499 Z M 6994 10398 L 6994 10776 C 6994 10870 7057 10996 7089 11122 L 1071 11122 C 882 11122 693 10965 693 10776 L 693 10398 Z M 6270 663 L 6270 2458 C 6270 2647 6427 2805 6616 2805 L 8349 2805 8349 4286 6112 6554 C 6081 6585 6018 6680 6018 6711 L 5608 8633 C 5545 8759 5608 8885 5671 8948 5742 9019 5813 9055 5897 9055 5925 9055 5955 9051 5986 9043 L 7908 8602 C 8002 8602 8034 8570 8065 8507 L 8349 8255 8349 10807 8380 10807 C 8380 10996 8223 11154 8034 11154 7845 11154 7687 10996 7687 10807 L 7687 10083 C 7687 9893 7530 9736 7309 9736 L 1386 9736 1386 663 Z M 1071 1 C 882 1 693 158 693 379 L 693 9736 347 9736 C 158 9736 0 9893 0 10083 L 0 10807 C 0 11406 473 11815 1008 11815 L 8002 11815 C 8569 11815 9011 11343 9011 10807 L 9011 7562 11499 5105 C 11940 4664 11940 4034 11531 3593 L 11058 3120 C 10869 2931 10609 2836 10346 2836 10082 2836 9814 2931 9609 3120 L 9105 3624 9105 2490 C 9105 2427 9074 2332 8979 2269 L 6900 127 C 6805 64 6742 1 6648 1 Z N">
              <draw:equation draw:name="f0" draw:formula="logwidth"/>
              <draw:equation draw:name="f1" draw:formula="logheight"/>
            </draw:enhanced-geometry>
          </draw:custom-shape>
        </draw:g>
        <draw:g draw:name="Google Shape;321;p36">
          <draw:custom-shape draw:name="Google Shape;322;p36" draw:style-name="gr6" draw:text-style-name="P13" draw:layer="layout" svg:width="0.703cm" svg:height="1.079cm" svg:x="18.008cm" svg:y="3.443cm">
            <text:p text:style-name="P6"/>
            <draw:enhanced-geometry draw:mirror-horizontal="false" draw:mirror-vertical="false" drawooo:sub-view-size="7649 11743" draw:text-areas="0 0 ?f0 ?f1" svg:viewBox="0 0 0 0" draw:type="ooxml-non-primitive" draw:enhanced-path="M 3813 684 C 5545 684 6900 2039 6900 3740 6931 4780 6553 5347 6270 5788 5797 6544 5608 6922 5608 7930 5608 8119 5451 8277 5230 8277 L 2489 8277 C 2300 8277 2143 8119 2143 7930 2143 6922 1922 6576 1450 5820 1198 5347 567 4528 788 3205 1040 1819 2237 684 3813 684 Z M 4852 8907 L 4852 9569 4506 9569 C 4285 9569 4128 9726 4128 9915 4128 10136 4285 10293 4506 10293 L 4852 10293 4852 10640 C 4884 10829 4726 10986 4537 10986 L 3151 10986 C 2962 10986 2804 10829 2804 10640 L 2804 10293 3151 10293 C 3371 10293 3529 10136 3529 9915 3529 9726 3371 9569 3151 9569 L 2804 9569 2804 8907 Z M 3897 1 C 3632 1 3361 28 3088 86 1607 401 441 1566 158 3079 0 3992 158 4969 631 5757 757 5914 820 6072 914 6229 1355 6891 1450 7143 1450 7962 1450 8403 1733 8781 2143 8939 L 2143 10703 C 2143 11270 2615 11743 3151 11743 L 4537 11743 C 5073 11743 5545 11270 5545 10703 L 5545 8939 C 5955 8781 6238 8435 6238 7962 L 6238 7930 C 6238 7143 6427 6828 6805 6229 7089 5788 7593 5032 7593 3835 7649 1658 5950 1 3897 1 Z N">
              <draw:equation draw:name="f0" draw:formula="logwidth"/>
              <draw:equation draw:name="f1" draw:formula="logheight"/>
            </draw:enhanced-geometry>
          </draw:custom-shape>
          <draw:custom-shape draw:name="Google Shape;323;p36" draw:style-name="gr6" draw:text-style-name="P13" draw:layer="layout" svg:width="0.127cm" svg:height="0.066cm" svg:x="18.776cm" svg:y="3.761cm">
            <text:p text:style-name="P6"/>
            <draw:enhanced-geometry draw:mirror-horizontal="false" draw:mirror-vertical="false" drawooo:sub-view-size="1387 726" draw:text-areas="0 0 ?f0 ?f1" svg:viewBox="0 0 0 0" draw:type="ooxml-non-primitive" draw:enhanced-path="M 347 1 C 158 1 0 158 0 379 0 568 158 725 347 725 L 1040 725 C 1229 725 1386 568 1386 379 1386 158 1229 1 1040 1 Z N">
              <draw:equation draw:name="f0" draw:formula="logwidth"/>
              <draw:equation draw:name="f1" draw:formula="logheight"/>
            </draw:enhanced-geometry>
          </draw:custom-shape>
          <draw:custom-shape draw:name="Google Shape;324;p36" draw:style-name="gr6" draw:text-style-name="P13" draw:layer="layout" svg:width="0.127cm" svg:height="0.066cm" svg:x="17.829cm" svg:y="3.761cm">
            <text:p text:style-name="P6"/>
            <draw:enhanced-geometry draw:mirror-horizontal="false" draw:mirror-vertical="false" drawooo:sub-view-size="1387 726" draw:text-areas="0 0 ?f0 ?f1" svg:viewBox="0 0 0 0" draw:type="ooxml-non-primitive" draw:enhanced-path="M 347 1 C 158 1 0 158 0 379 0 568 158 725 347 725 L 1008 725 C 1197 694 1386 536 1386 379 1386 158 1197 1 1008 1 Z N">
              <draw:equation draw:name="f0" draw:formula="logwidth"/>
              <draw:equation draw:name="f1" draw:formula="logheight"/>
            </draw:enhanced-geometry>
          </draw:custom-shape>
          <draw:custom-shape draw:name="Google Shape;325;p36" draw:style-name="gr6" draw:text-style-name="P13" draw:layer="layout" svg:width="0.129cm" svg:height="0.097cm" svg:x="18.713cm" svg:y="3.506cm">
            <text:p text:style-name="P6"/>
            <draw:enhanced-geometry draw:mirror-horizontal="false" draw:mirror-vertical="false" drawooo:sub-view-size="1418 1063" draw:text-areas="0 0 ?f0 ?f1" svg:viewBox="0 0 0 0" draw:type="ooxml-non-primitive" draw:enhanced-path="M 992 1 C 931 1 870 19 819 59 L 221 406 C 63 500 0 721 95 878 159 985 295 1063 415 1063 473 1063 527 1045 567 1005 L 1166 658 C 1323 563 1418 343 1292 185 1249 79 1120 1 992 1 Z N">
              <draw:equation draw:name="f0" draw:formula="logwidth"/>
              <draw:equation draw:name="f1" draw:formula="logheight"/>
            </draw:enhanced-geometry>
          </draw:custom-shape>
          <draw:custom-shape draw:name="Google Shape;326;p36" draw:style-name="gr6" draw:text-style-name="P13" draw:layer="layout" svg:width="0.13cm" svg:height="0.096cm" svg:x="17.889cm" svg:y="3.983cm">
            <text:p text:style-name="P6"/>
            <draw:enhanced-geometry draw:mirror-horizontal="false" draw:mirror-vertical="false" drawooo:sub-view-size="1419 1049" draw:text-areas="0 0 ?f0 ?f1" svg:viewBox="0 0 0 0" draw:type="ooxml-non-primitive" draw:enhanced-path="M 1005 1 C 944 1 880 15 820 45 L 221 392 C 64 486 1 707 127 864 169 971 299 1049 427 1049 488 1049 548 1031 599 990 L 1166 644 C 1324 549 1418 329 1292 171 1250 64 1134 1 1005 1 Z N">
              <draw:equation draw:name="f0" draw:formula="logwidth"/>
              <draw:equation draw:name="f1" draw:formula="logheight"/>
            </draw:enhanced-geometry>
          </draw:custom-shape>
          <draw:custom-shape draw:name="Google Shape;327;p36" draw:style-name="gr6" draw:text-style-name="P13" draw:layer="layout" svg:width="0.127cm" svg:height="0.093cm" svg:x="18.716cm" svg:y="3.983cm">
            <text:p text:style-name="P6"/>
            <draw:enhanced-geometry draw:mirror-horizontal="false" draw:mirror-vertical="false" drawooo:sub-view-size="1387 1021" draw:text-areas="0 0 ?f0 ?f1" svg:viewBox="0 0 0 0" draw:type="ooxml-non-primitive" draw:enhanced-path="M 378 1 C 264 1 149 64 64 171 1 329 32 518 190 644 L 788 990 C 838 1010 891 1021 944 1021 1059 1021 1175 972 1261 864 1387 675 1292 486 1135 392 L 536 45 C 486 15 432 1 378 1 Z N">
              <draw:equation draw:name="f0" draw:formula="logwidth"/>
              <draw:equation draw:name="f1" draw:formula="logheight"/>
            </draw:enhanced-geometry>
          </draw:custom-shape>
          <draw:custom-shape draw:name="Google Shape;328;p36" draw:style-name="gr6" draw:text-style-name="P13" draw:layer="layout" svg:width="0.127cm" svg:height="0.093cm" svg:x="17.892cm" svg:y="3.508cm">
            <text:p text:style-name="P6"/>
            <draw:enhanced-geometry draw:mirror-horizontal="false" draw:mirror-vertical="false" drawooo:sub-view-size="1387 1021" draw:text-areas="0 0 ?f0 ?f1" svg:viewBox="0 0 0 0" draw:type="ooxml-non-primitive" draw:enhanced-path="M 405 1 C 283 1 159 50 95 157 0 315 63 504 221 630 L 788 977 C 838 1007 895 1021 953 1021 1074 1021 1196 958 1260 850 1386 693 1292 504 1134 378 L 567 31 C 517 11 461 1 405 1 Z N">
              <draw:equation draw:name="f0" draw:formula="logwidth"/>
              <draw:equation draw:name="f1" draw:formula="logheight"/>
            </draw:enhanced-geometry>
          </draw:custom-shape>
          <draw:custom-shape draw:name="Google Shape;329;p36" draw:style-name="gr6" draw:text-style-name="P13" draw:layer="layout" svg:width="0.376cm" svg:height="0.562cm" svg:x="18.176cm" svg:y="3.574cm">
            <text:p text:style-name="P6"/>
            <draw:enhanced-geometry draw:mirror-horizontal="false" draw:mirror-vertical="false" drawooo:sub-view-size="4097 6124" draw:text-areas="0 0 ?f0 ?f1" svg:viewBox="0 0 0 0" draw:type="ooxml-non-primitive" draw:enhanced-path="M 1733 1492 L 1733 2343 C 1733 2500 1796 2626 1922 2658 L 3246 3225 2395 4611 2395 3729 C 2395 3572 2332 3445 2206 3414 L 851 2878 1733 1492 Z M 2038 0 C 1919 0 1814 47 1765 169 L 64 2941 C 32 3004 1 3130 32 3225 64 3288 158 3382 221 3414 L 1733 4013 1733 5808 C 1733 5966 1859 6092 1954 6123 L 2049 6123 C 2143 6123 2269 6092 2301 5966 L 4002 3225 C 4033 3130 4096 3004 4033 2941 4033 2878 3970 2784 3907 2752 L 2395 2154 2395 358 C 2395 169 2269 74 2143 11 2108 4 2072 0 2038 0 Z N">
              <draw:equation draw:name="f0" draw:formula="logwidth"/>
              <draw:equation draw:name="f1" draw:formula="logheight"/>
            </draw:enhanced-geometry>
          </draw:custom-shape>
        </draw:g>
        <draw:custom-shape draw:name="Google Shape;330;p36" draw:style-name="gr10" draw:text-style-name="P20" draw:layer="layout" svg:width="0.923cm" svg:height="0.662cm" draw:transform="rotate (1.5707963267949) translate (17.959cm 6.435cm)">
          <text:p text:style-name="P6"/>
          <draw:enhanced-geometry draw:mirror-horizontal="false" draw:mirror-vertical="false" drawooo:sub-view-size="3008 2157" draw:text-areas="0 0 ?f0 ?f1" svg:viewBox="0 0 0 0" draw:type="ooxml-non-primitive" draw:enhanced-path="M 0 0 L 729 1075 0 2157 0 2157 3008 1075 0 0 Z N">
            <draw:equation draw:name="f0" draw:formula="logwidth"/>
            <draw:equation draw:name="f1" draw:formula="logheight"/>
          </draw:enhanced-geometry>
        </draw:custom-shape>
        <draw:custom-shape draw:name="Google Shape;331;p36" draw:style-name="gr6" draw:text-style-name="P13" draw:layer="layout" svg:width="1.035cm" svg:height="1.038cm" svg:x="14.511cm" svg:y="2.404cm">
          <text:p text:style-name="P6"/>
          <draw:enhanced-geometry draw:mirror-horizontal="false" draw:mirror-vertical="false" drawooo:sub-view-size="12666 12708" draw:text-areas="0 0 ?f0 ?f1" svg:viewBox="0 0 0 0" draw:type="ooxml-non-primitive" draw:enhanced-path="M 6347 841 C 6876 841 7350 1172 7530 1712 7719 2405 7372 3067 6679 3256 6569 3289 6457 3305 6345 3305 5822 3305 5323 2956 5167 2437 4947 1775 5325 1082 5986 893 6108 858 6229 841 6347 841 Z M 6353 5919 C 7021 5919 7624 6459 7624 7162 7593 7698 7215 8170 6742 8328 6608 8371 6474 8391 6345 8391 5810 8391 5351 8042 5199 7509 5010 6847 5356 6186 6018 5965 6130 5934 6242 5919 6353 5919 Z M 2079 9351 C 2744 9351 3340 9871 3340 10596 3308 11163 2962 11604 2426 11762 2305 11797 2183 11813 2065 11813 1538 11813 1068 11483 914 10943 693 10281 1071 9588 1733 9399 1849 9367 1965 9351 2079 9351 Z M 10617 9351 C 11281 9351 11878 9871 11878 10596 11846 11163 11500 11604 10995 11762 10868 11797 10742 11813 10620 11813 10076 11813 9606 11483 9452 10943 9263 10281 9609 9588 10271 9399 10387 9367 10503 9351 10617 9351 Z M 6344 0 C 5677 0 5021 308 4631 893 3812 2122 4474 3760 5955 4075 L 5955 5146 C 4600 5430 3907 6910 4537 8107 L 3434 9021 C 3025 8706 2584 8548 2080 8548 945 8548 0 9494 0 10628 0 11762 945 12707 2080 12707 3214 12707 4159 11793 4159 10628 4159 10281 4096 9966 3938 9683 L 5041 8769 C 5435 9084 5907 9242 6376 9242 6845 9242 7309 9084 7687 8769 L 8790 9683 C 8318 10596 8570 11730 9452 12361 9803 12595 10203 12707 10598 12707 11266 12707 11923 12387 12319 11793 12571 11478 12665 11069 12665 10659 12665 9431 11783 8548 10617 8548 10113 8548 9672 8706 9294 9021 L 8192 8107 C 8822 6879 8097 5398 6774 5146 L 6774 4075 C 7530 3917 8097 3382 8349 2657 8633 1806 8318 861 7530 357 7170 117 6755 0 6344 0 Z N">
            <draw:equation draw:name="f0" draw:formula="logwidth"/>
            <draw:equation draw:name="f1" draw:formula="logheight"/>
          </draw:enhanced-geometry>
        </draw:custom-shape>
        <draw:g draw:name="Google Shape;332;p36">
          <draw:custom-shape draw:name="Google Shape;333;p36" draw:style-name="gr6" draw:text-style-name="P13" draw:layer="layout" svg:width="0.23cm" svg:height="0.093cm" svg:x="6.04cm" svg:y="9.988cm">
            <text:p text:style-name="P6"/>
            <draw:enhanced-geometry draw:mirror-horizontal="false" draw:mirror-vertical="false" drawooo:sub-view-size="2930 1190" draw:text-areas="0 0 ?f0 ?f1" svg:viewBox="0 0 0 0" draw:type="ooxml-non-primitive" draw:enhanced-path="M 410 1 C 315 1 221 40 158 119 0 276 0 528 158 623 504 1001 977 1190 1449 1190 1922 1190 2458 1001 2773 623 2930 465 2930 245 2773 119 2710 40 2615 1 2517 1 2418 1 2316 40 2237 119 2048 308 1733 434 1449 434 1134 434 882 308 662 119 599 40 504 1 410 1 Z N">
              <draw:equation draw:name="f0" draw:formula="logwidth"/>
              <draw:equation draw:name="f1" draw:formula="logheight"/>
            </draw:enhanced-geometry>
          </draw:custom-shape>
          <draw:custom-shape draw:name="Google Shape;334;p36" draw:style-name="gr6" draw:text-style-name="P13" draw:layer="layout" svg:width="0.054cm" svg:height="0.054cm" svg:x="6.246cm" svg:y="9.786cm">
            <text:p text:style-name="P6"/>
            <draw:enhanced-geometry draw:mirror-horizontal="false" draw:mirror-vertical="false" drawooo:sub-view-size="693 694" draw:text-areas="0 0 ?f0 ?f1" svg:viewBox="0 0 0 0" draw:type="ooxml-non-primitive" draw:enhanced-path="M 347 1 C 158 1 0 158 0 347 0 536 158 694 347 694 536 694 693 536 693 347 693 158 536 1 347 1 Z N">
              <draw:equation draw:name="f0" draw:formula="logwidth"/>
              <draw:equation draw:name="f1" draw:formula="logheight"/>
            </draw:enhanced-geometry>
          </draw:custom-shape>
          <draw:custom-shape draw:name="Google Shape;335;p36" draw:style-name="gr6" draw:text-style-name="P13" draw:layer="layout" svg:width="0.054cm" svg:height="0.054cm" svg:x="6.011cm" svg:y="9.786cm">
            <text:p text:style-name="P6"/>
            <draw:enhanced-geometry draw:mirror-horizontal="false" draw:mirror-vertical="false" drawooo:sub-view-size="693 694" draw:text-areas="0 0 ?f0 ?f1" svg:viewBox="0 0 0 0" draw:type="ooxml-non-primitive" draw:enhanced-path="M 347 1 C 158 1 0 158 0 347 0 536 158 694 347 694 536 694 693 536 693 347 693 158 536 1 347 1 Z N">
              <draw:equation draw:name="f0" draw:formula="logwidth"/>
              <draw:equation draw:name="f1" draw:formula="logheight"/>
            </draw:enhanced-geometry>
          </draw:custom-shape>
          <draw:custom-shape draw:name="Google Shape;336;p36" draw:style-name="gr6" draw:text-style-name="P13" draw:layer="layout" svg:width="0.88cm" svg:height="0.997cm" svg:x="5.715cm" svg:y="9.26cm">
            <text:p text:style-name="P6"/>
            <draw:enhanced-geometry draw:mirror-horizontal="false" draw:mirror-vertical="false" drawooo:sub-view-size="11185 12666" draw:text-areas="0 0 ?f0 ?f1" svg:viewBox="0 0 0 0" draw:type="ooxml-non-primitive" draw:enhanced-path="M 1481 6680 L 1481 7026 1481 8129 C 1450 8134 1421 8136 1391 8136 1026 8136 756 7786 756 7436 756 7026 1103 6680 1481 6680 Z M 9672 6711 C 10082 6711 10428 7026 10428 7467 10428 7814 10113 8192 9672 8192 L 9672 7089 9672 6711 Z M 5576 3718 C 7435 3718 8947 5231 8947 7089 L 8947 9326 C 8947 10775 7750 11910 6333 11910 L 4852 11910 C 3371 11910 2237 10744 2237 9326 L 2237 7089 C 2237 5231 3749 3718 5576 3718 Z M 7089 1 C 6080 1 5230 820 5230 1828 L 5230 2994 C 3560 3151 2142 4348 1670 5924 L 1512 5924 C 662 5924 0 6585 0 7436 0 8255 662 8917 1512 8917 L 1512 9326 C 1512 11185 2993 12666 4852 12666 L 6333 12666 C 8191 12666 9704 11185 9704 9326 L 9704 8917 C 10523 8917 11184 8255 11184 7436 11184 6617 10523 5924 9672 5924 L 9515 5924 C 9042 4317 7687 3151 5954 2994 L 5954 1828 C 5954 1198 6459 725 7057 725 7687 725 8160 1230 8160 1828 8160 2017 8002 2206 7813 2206 7593 2206 7435 2017 7435 1828 7435 1639 7278 1482 7089 1482 6900 1482 6742 1639 6742 1828 6742 2458 7246 2931 7845 2931 8475 2931 8947 2427 8947 1828 8947 820 8128 1 7089 1 Z N">
              <draw:equation draw:name="f0" draw:formula="logwidth"/>
              <draw:equation draw:name="f1" draw:formula="logheight"/>
            </draw:enhanced-geometry>
          </draw:custom-shape>
        </draw:g>
        <draw:custom-shape draw:name="Google Shape;337;p36" draw:style-name="gr6" draw:text-style-name="P13" draw:layer="layout" svg:width="0.944cm" svg:height="0.834cm" svg:x="10.606cm" svg:y="12.388cm">
          <text:p text:style-name="P6"/>
          <draw:enhanced-geometry draw:mirror-horizontal="false" draw:mirror-vertical="false" drawooo:sub-view-size="19326 17074" draw:text-areas="0 0 ?f0 ?f1" svg:viewBox="0 0 0 0" draw:type="ooxml-non-primitive" draw:enhanced-path="M 14226 1132 C 15314 1132 16352 1605 17070 2425 17798 3252 18196 4366 18196 5568 18193 8476 15599 10686 11671 14032 11025 14581 10364 15146 9663 15756 8963 15146 8301 14581 7655 14032 3727 10686 1133 8476 1133 5568 1133 4366 1535 3252 2259 2425 2977 1605 4015 1132 5103 1132 5113 1132 5124 1132 5134 1132 6686 1132 7691 2090 8259 2890 8631 3421 8920 4001 9126 4614 9212 4875 9438 5006 9665 5006 9891 5006 10118 4875 10204 4614 10409 4001 10699 3421 11070 2890 11641 2090 12643 1132 14195 1132 14206 1132 14216 1132 14226 1132 Z M 5103 0 C 3689 0 2343 612 1411 1676 502 2709 1 4092 1 5568 1 7174 629 8672 1976 10275 3180 11710 4914 13183 6922 14895 7670 15532 8443 16191 9265 16909 L 9292 16933 C 9397 17027 9530 17074 9664 17074 9797 17074 9930 17027 10038 16933 L 10062 16909 C 10883 16191 11659 15532 12405 14895 14413 13183 16146 11707 17351 10275 18697 8672 19325 7174 19325 5568 19325 4092 18824 2709 17915 1676 16983 612 15637 0 14224 0 14213 0 14203 0 14192 0 12157 0 10868 1217 10143 2238 9968 2485 9808 2748 9663 3017 9518 2748 9358 2485 9183 2238 8458 1217 7169 0 5134 0 5124 0 5113 0 5103 0 Z N">
            <draw:equation draw:name="f0" draw:formula="logwidth"/>
            <draw:equation draw:name="f1" draw:formula="logheight"/>
          </draw:enhanced-geometry>
        </draw:custom-shape>
        <draw:g draw:name="Google Shape;338;p36" xml:id="id4" draw:id="id4">
          <draw:custom-shape draw:name="Google Shape;339;p36" draw:style-name="gr16" draw:text-style-name="P13" draw:layer="layout" svg:width="13.547cm" svg:height="10.862cm" svg:x="0.554cm" svg:y="0.77cm">
            <text:p text:style-name="P21"><text:span text:style-name="T13">Organización del conocimiento</text:span></text:p>
            <text:list text:style-name="L12">
              <text:list-item>
                <text:list>
                  <text:list-item>
                    <text:p text:style-name="P6"><text:span text:style-name="T13">Establecimiento de relaciones nuevas</text:span></text:p>
                  </text:list-item>
                  <text:list-item>
                    <text:p text:style-name="P6"><text:span text:style-name="T13">Red dinámica de relaciones: símiles, contrastes, reducciones, <text:s/>abstracciones, multidisciplinariedad, combinaciones...</text:span></text:p>
                  </text:list-item>
                </text:list>
              </text:list-item>
            </text:list>
            <text:p text:style-name="P6"><text:span text:style-name="T13"/></text:p>
            <text:p text:style-name="P21"><text:span text:style-name="T13">Metáforas de amplio alcance</text:span></text:p>
            <text:list text:continue-numbering="true" text:style-name="L12">
              <text:list-item>
                <text:list>
                  <text:list-item>
                    <text:p text:style-name="P6"><text:span text:style-name="T13">Reorganización de la información</text:span></text:p>
                  </text:list-item>
                  <text:list-item>
                    <text:p text:style-name="P6"><text:span text:style-name="T13">Percepción de cuestiones a priori invisibles</text:span></text:p>
                  </text:list-item>
                  <text:list-item>
                    <text:p text:style-name="P6"><text:span text:style-name="T13">Visión desde distintos enfoques</text:span></text:p>
                  </text:list-item>
                </text:list>
              </text:list-item>
            </text:list>
            <text:p text:style-name="P6"><text:span text:style-name="T13"/></text:p>
            <text:p text:style-name="P21"><text:span text:style-name="T13">Sentido del propósito</text:span></text:p>
            <text:list text:continue-numbering="true" text:style-name="L12">
              <text:list-item>
                <text:list>
                  <text:list-item>
                    <text:p text:style-name="P6"><text:span text:style-name="T13">Guía central dirigida a cuestiones determinadas</text:span></text:p>
                  </text:list-item>
                  <text:list-item>
                    <text:p text:style-name="P6"><text:span text:style-name="T13">Hila la búsqueda de los elementos anteriore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40;p36">
            <draw:custom-shape draw:name="Google Shape;341;p36" draw:style-name="gr13" draw:text-style-name="P22" draw:layer="layout" svg:width="1.035cm" svg:height="1.038cm" svg:x="0.843cm" svg:y="1.572cm">
              <text:p text:style-name="P6"/>
              <draw:enhanced-geometry draw:mirror-horizontal="false" draw:mirror-vertical="false" drawooo:sub-view-size="12666 12708" draw:text-areas="0 0 ?f0 ?f1" svg:viewBox="0 0 0 0" draw:type="ooxml-non-primitive" draw:enhanced-path="M 6347 841 C 6876 841 7350 1172 7530 1712 7719 2405 7372 3067 6679 3256 6569 3289 6457 3305 6345 3305 5822 3305 5323 2956 5167 2437 4947 1775 5325 1082 5986 893 6108 858 6229 841 6347 841 Z M 6353 5919 C 7021 5919 7624 6459 7624 7162 7593 7698 7215 8170 6742 8328 6608 8371 6474 8391 6345 8391 5810 8391 5351 8042 5199 7509 5010 6847 5356 6186 6018 5965 6130 5934 6242 5919 6353 5919 Z M 2079 9351 C 2744 9351 3340 9871 3340 10596 3308 11163 2962 11604 2426 11762 2305 11797 2183 11813 2065 11813 1538 11813 1068 11483 914 10943 693 10281 1071 9588 1733 9399 1849 9367 1965 9351 2079 9351 Z M 10617 9351 C 11281 9351 11878 9871 11878 10596 11846 11163 11500 11604 10995 11762 10868 11797 10742 11813 10620 11813 10076 11813 9606 11483 9452 10943 9263 10281 9609 9588 10271 9399 10387 9367 10503 9351 10617 9351 Z M 6344 0 C 5677 0 5021 308 4631 893 3812 2122 4474 3760 5955 4075 L 5955 5146 C 4600 5430 3907 6910 4537 8107 L 3434 9021 C 3025 8706 2584 8548 2080 8548 945 8548 0 9494 0 10628 0 11762 945 12707 2080 12707 3214 12707 4159 11793 4159 10628 4159 10281 4096 9966 3938 9683 L 5041 8769 C 5435 9084 5907 9242 6376 9242 6845 9242 7309 9084 7687 8769 L 8790 9683 C 8318 10596 8570 11730 9452 12361 9803 12595 10203 12707 10598 12707 11266 12707 11923 12387 12319 11793 12571 11478 12665 11069 12665 10659 12665 9431 11783 8548 10617 8548 10113 8548 9672 8706 9294 9021 L 8192 8107 C 8822 6879 8097 5398 6774 5146 L 6774 4075 C 7530 3917 8097 3382 8349 2657 8633 1806 8318 861 7530 357 7170 117 6755 0 6344 0 Z N">
                <draw:equation draw:name="f0" draw:formula="logwidth"/>
                <draw:equation draw:name="f1" draw:formula="logheight"/>
              </draw:enhanced-geometry>
            </draw:custom-shape>
            <draw:g draw:name="Google Shape;342;p36">
              <draw:custom-shape draw:name="Google Shape;343;p36" draw:style-name="gr13" draw:text-style-name="P22" draw:layer="layout" svg:width="0.703cm" svg:height="1.079cm" svg:x="1.002cm" svg:y="5.431cm">
                <text:p text:style-name="P6"/>
                <draw:enhanced-geometry draw:mirror-horizontal="false" draw:mirror-vertical="false" drawooo:sub-view-size="7649 11743" draw:text-areas="0 0 ?f0 ?f1" svg:viewBox="0 0 0 0" draw:type="ooxml-non-primitive" draw:enhanced-path="M 3813 684 C 5545 684 6900 2039 6900 3740 6931 4780 6553 5347 6270 5788 5797 6544 5608 6922 5608 7930 5608 8119 5451 8277 5230 8277 L 2489 8277 C 2300 8277 2143 8119 2143 7930 2143 6922 1922 6576 1450 5820 1198 5347 567 4528 788 3205 1040 1819 2237 684 3813 684 Z M 4852 8907 L 4852 9569 4506 9569 C 4285 9569 4128 9726 4128 9915 4128 10136 4285 10293 4506 10293 L 4852 10293 4852 10640 C 4884 10829 4726 10986 4537 10986 L 3151 10986 C 2962 10986 2804 10829 2804 10640 L 2804 10293 3151 10293 C 3371 10293 3529 10136 3529 9915 3529 9726 3371 9569 3151 9569 L 2804 9569 2804 8907 Z M 3897 1 C 3632 1 3361 28 3088 86 1607 401 441 1566 158 3079 0 3992 158 4969 631 5757 757 5914 820 6072 914 6229 1355 6891 1450 7143 1450 7962 1450 8403 1733 8781 2143 8939 L 2143 10703 C 2143 11270 2615 11743 3151 11743 L 4537 11743 C 5073 11743 5545 11270 5545 10703 L 5545 8939 C 5955 8781 6238 8435 6238 7962 L 6238 7930 C 6238 7143 6427 6828 6805 6229 7089 5788 7593 5032 7593 3835 7649 1658 5950 1 3897 1 Z N">
                  <draw:equation draw:name="f0" draw:formula="logwidth"/>
                  <draw:equation draw:name="f1" draw:formula="logheight"/>
                </draw:enhanced-geometry>
              </draw:custom-shape>
              <draw:custom-shape draw:name="Google Shape;344;p36" draw:style-name="gr13" draw:text-style-name="P22" draw:layer="layout" svg:width="0.127cm" svg:height="0.066cm" svg:x="1.77cm" svg:y="5.749cm">
                <text:p text:style-name="P6"/>
                <draw:enhanced-geometry draw:mirror-horizontal="false" draw:mirror-vertical="false" drawooo:sub-view-size="1387 726" draw:text-areas="0 0 ?f0 ?f1" svg:viewBox="0 0 0 0" draw:type="ooxml-non-primitive" draw:enhanced-path="M 347 1 C 158 1 0 158 0 379 0 568 158 725 347 725 L 1040 725 C 1229 725 1386 568 1386 379 1386 158 1229 1 1040 1 Z N">
                  <draw:equation draw:name="f0" draw:formula="logwidth"/>
                  <draw:equation draw:name="f1" draw:formula="logheight"/>
                </draw:enhanced-geometry>
              </draw:custom-shape>
              <draw:custom-shape draw:name="Google Shape;345;p36" draw:style-name="gr13" draw:text-style-name="P22" draw:layer="layout" svg:width="0.127cm" svg:height="0.066cm" svg:x="0.823cm" svg:y="5.749cm">
                <text:p text:style-name="P6"/>
                <draw:enhanced-geometry draw:mirror-horizontal="false" draw:mirror-vertical="false" drawooo:sub-view-size="1387 726" draw:text-areas="0 0 ?f0 ?f1" svg:viewBox="0 0 0 0" draw:type="ooxml-non-primitive" draw:enhanced-path="M 347 1 C 158 1 0 158 0 379 0 568 158 725 347 725 L 1008 725 C 1197 694 1386 536 1386 379 1386 158 1197 1 1008 1 Z N">
                  <draw:equation draw:name="f0" draw:formula="logwidth"/>
                  <draw:equation draw:name="f1" draw:formula="logheight"/>
                </draw:enhanced-geometry>
              </draw:custom-shape>
              <draw:custom-shape draw:name="Google Shape;346;p36" draw:style-name="gr13" draw:text-style-name="P22" draw:layer="layout" svg:width="0.129cm" svg:height="0.097cm" svg:x="1.707cm" svg:y="5.494cm">
                <text:p text:style-name="P6"/>
                <draw:enhanced-geometry draw:mirror-horizontal="false" draw:mirror-vertical="false" drawooo:sub-view-size="1418 1063" draw:text-areas="0 0 ?f0 ?f1" svg:viewBox="0 0 0 0" draw:type="ooxml-non-primitive" draw:enhanced-path="M 992 1 C 931 1 870 19 819 59 L 221 406 C 63 500 0 721 95 878 159 985 295 1063 415 1063 473 1063 527 1045 567 1005 L 1166 658 C 1323 563 1418 343 1292 185 1249 79 1120 1 992 1 Z N">
                  <draw:equation draw:name="f0" draw:formula="logwidth"/>
                  <draw:equation draw:name="f1" draw:formula="logheight"/>
                </draw:enhanced-geometry>
              </draw:custom-shape>
              <draw:custom-shape draw:name="Google Shape;347;p36" draw:style-name="gr13" draw:text-style-name="P22" draw:layer="layout" svg:width="0.13cm" svg:height="0.096cm" svg:x="0.884cm" svg:y="5.971cm">
                <text:p text:style-name="P6"/>
                <draw:enhanced-geometry draw:mirror-horizontal="false" draw:mirror-vertical="false" drawooo:sub-view-size="1419 1049" draw:text-areas="0 0 ?f0 ?f1" svg:viewBox="0 0 0 0" draw:type="ooxml-non-primitive" draw:enhanced-path="M 1005 1 C 944 1 880 15 820 45 L 221 392 C 64 486 1 707 127 864 169 971 299 1049 427 1049 488 1049 548 1031 599 990 L 1166 644 C 1324 549 1418 329 1292 171 1250 64 1134 1 1005 1 Z N">
                  <draw:equation draw:name="f0" draw:formula="logwidth"/>
                  <draw:equation draw:name="f1" draw:formula="logheight"/>
                </draw:enhanced-geometry>
              </draw:custom-shape>
              <draw:custom-shape draw:name="Google Shape;348;p36" draw:style-name="gr13" draw:text-style-name="P22" draw:layer="layout" svg:width="0.127cm" svg:height="0.093cm" svg:x="1.71cm" svg:y="5.971cm">
                <text:p text:style-name="P6"/>
                <draw:enhanced-geometry draw:mirror-horizontal="false" draw:mirror-vertical="false" drawooo:sub-view-size="1387 1021" draw:text-areas="0 0 ?f0 ?f1" svg:viewBox="0 0 0 0" draw:type="ooxml-non-primitive" draw:enhanced-path="M 378 1 C 264 1 149 64 64 171 1 329 32 518 190 644 L 788 990 C 838 1010 891 1021 944 1021 1059 1021 1175 972 1261 864 1387 675 1292 486 1135 392 L 536 45 C 486 15 432 1 378 1 Z N">
                  <draw:equation draw:name="f0" draw:formula="logwidth"/>
                  <draw:equation draw:name="f1" draw:formula="logheight"/>
                </draw:enhanced-geometry>
              </draw:custom-shape>
              <draw:custom-shape draw:name="Google Shape;349;p36" draw:style-name="gr13" draw:text-style-name="P22" draw:layer="layout" svg:width="0.127cm" svg:height="0.093cm" svg:x="0.886cm" svg:y="5.497cm">
                <text:p text:style-name="P6"/>
                <draw:enhanced-geometry draw:mirror-horizontal="false" draw:mirror-vertical="false" drawooo:sub-view-size="1387 1021" draw:text-areas="0 0 ?f0 ?f1" svg:viewBox="0 0 0 0" draw:type="ooxml-non-primitive" draw:enhanced-path="M 405 1 C 283 1 159 50 95 157 0 315 63 504 221 630 L 788 977 C 838 1007 895 1021 953 1021 1074 1021 1196 958 1260 850 1386 693 1292 504 1134 378 L 567 31 C 517 11 461 1 405 1 Z N">
                  <draw:equation draw:name="f0" draw:formula="logwidth"/>
                  <draw:equation draw:name="f1" draw:formula="logheight"/>
                </draw:enhanced-geometry>
              </draw:custom-shape>
              <draw:custom-shape draw:name="Google Shape;350;p36" draw:style-name="gr13" draw:text-style-name="P22" draw:layer="layout" svg:width="0.376cm" svg:height="0.562cm" svg:x="1.17cm" svg:y="5.563cm">
                <text:p text:style-name="P6"/>
                <draw:enhanced-geometry draw:mirror-horizontal="false" draw:mirror-vertical="false" drawooo:sub-view-size="4097 6124" draw:text-areas="0 0 ?f0 ?f1" svg:viewBox="0 0 0 0" draw:type="ooxml-non-primitive" draw:enhanced-path="M 1733 1492 L 1733 2343 C 1733 2500 1796 2626 1922 2658 L 3246 3225 2395 4611 2395 3729 C 2395 3572 2332 3445 2206 3414 L 851 2878 1733 1492 Z M 2038 0 C 1919 0 1814 47 1765 169 L 64 2941 C 32 3004 1 3130 32 3225 64 3288 158 3382 221 3414 L 1733 4013 1733 5808 C 1733 5966 1859 6092 1954 6123 L 2049 6123 C 2143 6123 2269 6092 2301 5966 L 4002 3225 C 4033 3130 4096 3004 4033 2941 4033 2878 3970 2784 3907 2752 L 2395 2154 2395 358 C 2395 169 2269 74 2143 11 2108 4 2072 0 2038 0 Z N">
                  <draw:equation draw:name="f0" draw:formula="logwidth"/>
                  <draw:equation draw:name="f1" draw:formula="logheight"/>
                </draw:enhanced-geometry>
              </draw:custom-shape>
            </draw:g>
            <draw:custom-shape draw:name="Google Shape;351;p36" draw:style-name="gr17" draw:text-style-name="P24" draw:layer="layout" svg:width="0.923cm" svg:height="0.662cm" draw:transform="rotate (1.5707963267949) translate (1.029cm 9.553cm)">
              <text:p text:style-name="P6"/>
              <draw:enhanced-geometry draw:mirror-horizontal="false" draw:mirror-vertical="false" drawooo:sub-view-size="3008 2157" draw:text-areas="0 0 ?f0 ?f1" svg:viewBox="0 0 0 0" draw:type="ooxml-non-primitive" draw:enhanced-path="M 0 0 L 729 1075 0 2157 0 2157 3008 1075 0 0 Z N">
                <draw:equation draw:name="f0" draw:formula="logwidth"/>
                <draw:equation draw:name="f1" draw:formula="logheight"/>
              </draw:enhanced-geometry>
            </draw:custom-shape>
          </draw:g>
        </draw:g>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3" smil:attributeName="visibility" smil:to="visible"/>
                  <anim:transitionFilter smil:dur="0.5s" smil:targetElement="id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0.5s" smil:targetElement="id4" smil:type="fade" smil:subtype="crossfade"/>
                </anim:par>
              </anim:par>
            </anim:par>
            <anim:par smil:begin="next" smil:fill="hold">
              <anim:par smil:begin="0s" smil:fill="hold">
                <anim:par smil:begin="0s" smil:fill="hold" presentation:node-type="on-click" presentation:preset-class="exit" presentation:preset-id="ooo-exit-fade-out">
                  <anim:transitionFilter smil:dur="0.5s" smil:targetElement="id4" smil:type="fade" smil:subtype="crossfade" smil:mode="out"/>
                  <anim:set smil:begin="0.5s" smil:dur="0.001s" smil:fill="hold" smil:targetElement="id4" smil:attributeName="visibility" smil:to="hidden"/>
                </anim:par>
              </anim:par>
            </anim:par>
          </anim:seq>
        </anim:par>
        <presentation:notes draw:style-name="dp2">
          <draw:page-thumbnail draw:name="Google Shape;286;g9561cbfba7_2_2:notes" draw:style-name="gr2" draw:layer="layout" svg:width="16.932cm" svg:height="9.524cm" svg:x="1.059cm" svg:y="1.905cm" draw:page-number="6" presentation:class="page"/>
          <draw:frame draw:name="Google Shape;287;g9561cbfba7_2_2:notes" presentation:style-name="pr16" draw:text-style-name="P5" draw:layer="layout" svg:width="15.239cm" svg:height="11.429cm" svg:x="1.905cm" svg:y="12.065cm" presentation:class="notes" presentation:placeholder="true" presentation:user-transformed="true">
            <draw:text-box/>
          </draw:frame>
        </presentation:notes>
      </draw:page>
      <draw:page draw:name="Elementos " draw:style-name="dp1" draw:master-page-name="CUSTOM_5f_2">
        <draw:g draw:name="Google Shape;356;p37" xml:id="id5" draw:id="id5">
          <draw:custom-shape draw:name="Google Shape;357;p37" draw:style-name="gr18" draw:text-style-name="P25" draw:layer="layout" svg:width="0.461cm" svg:height="1.953cm" draw:transform="rotate (-1.34512525451203) translate (17.911cm 10.24cm)">
            <text:p text:style-name="P6"/>
            <draw:enhanced-geometry draw:mirror-horizontal="false" draw:mirror-vertical="false" drawooo:sub-view-size="6514 28612" draw:text-areas="0 0 ?f0 ?f1" svg:viewBox="0 0 0 0" draw:type="ooxml-non-primitive" draw:enhanced-path="M 6061 1 L 1 28516 453 28611 6513 96 6061 1 Z N">
              <draw:equation draw:name="f0" draw:formula="logwidth"/>
              <draw:equation draw:name="f1" draw:formula="logheight"/>
            </draw:enhanced-geometry>
          </draw:custom-shape>
          <draw:custom-shape draw:name="Google Shape;358;p37" draw:style-name="gr18" draw:text-style-name="P25" draw:layer="layout" svg:width="0.492cm" svg:height="1.586cm" draw:transform="rotate (-1.13428948087111) translate (14.019cm 11.405cm)">
            <text:p text:style-name="P6"/>
            <draw:enhanced-geometry draw:mirror-horizontal="false" draw:mirror-vertical="false" drawooo:sub-view-size="6954 23242" draw:text-areas="0 0 ?f0 ?f1" svg:viewBox="0 0 0 0" draw:type="ooxml-non-primitive" draw:enhanced-path="M 441 1 L 1 132 6513 23242 6954 23122 441 1 Z N">
              <draw:equation draw:name="f0" draw:formula="logwidth"/>
              <draw:equation draw:name="f1" draw:formula="logheight"/>
            </draw:enhanced-geometry>
          </draw:custom-shape>
          <draw:custom-shape draw:name="Google Shape;359;p37" draw:style-name="gr18" draw:text-style-name="P25" draw:layer="layout" svg:width="1.566cm" svg:height="0.701cm" draw:transform="rotate (-1.14476145638308) translate (16.295cm 10.982cm)">
            <text:p text:style-name="P6"/>
            <draw:enhanced-geometry draw:mirror-horizontal="false" draw:mirror-vertical="false" drawooo:sub-view-size="22099 10276" draw:text-areas="0 0 ?f0 ?f1" svg:viewBox="0 0 0 0" draw:type="ooxml-non-primitive" draw:enhanced-path="M 21908 0 L 1 9858 191 10275 22099 429 21908 0 Z N">
              <draw:equation draw:name="f0" draw:formula="logwidth"/>
              <draw:equation draw:name="f1" draw:formula="logheight"/>
            </draw:enhanced-geometry>
          </draw:custom-shape>
          <draw:custom-shape draw:name="Google Shape;360;p37" draw:style-name="gr18" draw:text-style-name="P25" draw:layer="layout" svg:width="2.165cm" svg:height="2.084cm" svg:x="12.444cm" svg:y="8.501cm">
            <text:p text:style-name="P6"/>
            <draw:enhanced-geometry draw:mirror-horizontal="false" draw:mirror-vertical="false" drawooo:sub-view-size="30541 30541" draw:text-areas="0 0 ?f0 ?f1" svg:viewBox="0 0 0 0" draw:type="ooxml-non-primitive" draw:enhanced-path="M 334 1 L 1 334 30207 30540 30540 30207 334 1 Z N">
              <draw:equation draw:name="f0" draw:formula="logwidth"/>
              <draw:equation draw:name="f1" draw:formula="logheight"/>
            </draw:enhanced-geometry>
          </draw:custom-shape>
          <draw:custom-shape draw:name="Google Shape;361;p37" draw:style-name="gr19" draw:text-style-name="P25" draw:layer="layout" svg:width="2.553cm" svg:height="2.458cm" svg:x="13.643cm" svg:y="9.689cm">
            <text:p text:style-name="P1"><text:span text:style-name="T12">Producto creativo</text:span></text:p>
            <draw:enhanced-geometry draw:mirror-horizontal="false" draw:mirror-vertical="false" drawooo:sub-view-size="36017 36017" draw:text-areas="0 0 ?f0 ?f1" svg:viewBox="0 0 0 0" draw:type="ooxml-non-primitive" draw:enhanced-path="M 18015 1 C 8061 1 1 8073 1 18015 1 27956 8061 36017 18015 36017 27956 36017 36017 27956 36017 18015 36017 8073 27956 1 18015 1 Z N">
              <draw:equation draw:name="f0" draw:formula="logwidth"/>
              <draw:equation draw:name="f1" draw:formula="logheight"/>
            </draw:enhanced-geometry>
          </draw:custom-shape>
          <draw:custom-shape draw:name="Google Shape;362;p37" draw:style-name="gr18" draw:text-style-name="P25" draw:layer="layout" svg:width="1.549cm" svg:height="1.492cm" svg:x="16.81cm" svg:y="11.952cm">
            <text:p text:style-name="P6"/>
            <draw:enhanced-geometry draw:mirror-horizontal="false" draw:mirror-vertical="false" drawooo:sub-view-size="21861 21861" draw:text-areas="0 0 ?f0 ?f1" svg:viewBox="0 0 0 0" draw:type="ooxml-non-primitive" draw:enhanced-path="M 10931 1 C 4894 1 1 4894 1 10931 1 16967 4894 21861 10931 21861 16967 21861 21861 16967 21861 10931 21861 4894 16967 1 10931 1 Z N">
              <draw:equation draw:name="f0" draw:formula="logwidth"/>
              <draw:equation draw:name="f1" draw:formula="logheight"/>
            </draw:enhanced-geometry>
          </draw:custom-shape>
          <draw:custom-shape draw:name="Google Shape;363;p37" draw:style-name="gr18" draw:text-style-name="P25" draw:layer="layout" svg:width="1.549cm" svg:height="1.492cm" svg:x="11.925cm" svg:y="12.168cm">
            <text:p text:style-name="P6"/>
            <draw:enhanced-geometry draw:mirror-horizontal="false" draw:mirror-vertical="false" drawooo:sub-view-size="21860 21861" draw:text-areas="0 0 ?f0 ?f1" svg:viewBox="0 0 0 0" draw:type="ooxml-non-primitive" draw:enhanced-path="M 10930 1 C 4894 1 0 4894 0 10931 0 16967 4894 21861 10930 21861 16967 21861 21860 16967 21860 10931 21860 4894 16967 1 10930 1 Z N">
              <draw:equation draw:name="f0" draw:formula="logwidth"/>
              <draw:equation draw:name="f1" draw:formula="logheight"/>
            </draw:enhanced-geometry>
          </draw:custom-shape>
          <draw:custom-shape draw:name="Google Shape;364;p37" draw:style-name="gr18" draw:text-style-name="P25" draw:layer="layout" svg:width="1.497cm" svg:height="1.442cm" svg:x="17.928cm" svg:y="9.962cm">
            <text:p text:style-name="P6"/>
            <draw:enhanced-geometry draw:mirror-horizontal="false" draw:mirror-vertical="false" drawooo:sub-view-size="21122 21134" draw:text-areas="0 0 ?f0 ?f1" svg:viewBox="0 0 0 0" draw:type="ooxml-non-primitive" draw:enhanced-path="M 10561 0 C 4727 0 0 4739 0 10573 0 16407 4727 21134 10561 21134 16395 21134 21122 16407 21122 10573 21122 4739 16395 0 10561 0 Z N">
              <draw:equation draw:name="f0" draw:formula="logwidth"/>
              <draw:equation draw:name="f1" draw:formula="logheight"/>
            </draw:enhanced-geometry>
          </draw:custom-shape>
          <draw:custom-shape draw:name="Google Shape;365;p37" draw:style-name="gr6" draw:text-style-name="P13" draw:layer="layout" svg:width="0.833cm" svg:height="0.944cm" svg:x="12.35cm" svg:y="12.442cm">
            <text:p text:style-name="P6"/>
            <draw:enhanced-geometry draw:mirror-horizontal="false" draw:mirror-vertical="false" drawooo:sub-view-size="17058 19326" draw:text-areas="0 0 ?f0 ?f1" svg:viewBox="0 0 0 0" draw:type="ooxml-non-primitive" draw:enhanced-path="M 15013 2021 L 11577 5741 C 11378 5958 11378 6290 11577 6507 L 15013 10230 3195 10230 3195 2021 Z M 1716 1133 C 1906 1136 2060 1290 2063 1480 L 2063 17846 C 2060 18036 1906 18190 1716 18193 L 1483 18193 C 1290 18190 1136 18036 1133 17846 L 1133 1480 C 1136 1290 1290 1136 1483 1133 Z M 1483 1 C 665 1 4 665 1 1480 L 1 17846 C 4 18661 665 19325 1483 19325 L 1716 19325 C 2531 19325 3195 18661 3195 17846 L 3195 11363 16306 11363 C 16801 11360 17058 10774 16722 10412 L 12764 6124 16722 1836 C 16873 1673 16916 1432 16825 1226 16734 1021 16532 885 16306 885 L 3071 885 C 2833 348 2302 1 1716 1 Z N">
              <draw:equation draw:name="f0" draw:formula="logwidth"/>
              <draw:equation draw:name="f1" draw:formula="logheight"/>
            </draw:enhanced-geometry>
          </draw:custom-shape>
          <draw:g draw:name="Google Shape;366;p37">
            <draw:custom-shape draw:name="Google Shape;367;p37" draw:style-name="gr6" draw:text-style-name="P13" draw:layer="layout" svg:width="0.295cm" svg:height="0.289cm" svg:x="18.451cm" svg:y="10.605cm">
              <text:p text:style-name="P6"/>
              <draw:enhanced-geometry draw:mirror-horizontal="false" draw:mirror-vertical="false" drawooo:sub-view-size="6049 5936" draw:text-areas="0 0 ?f0 ?f1" svg:viewBox="0 0 0 0" draw:type="ooxml-non-primitive" draw:enhanced-path="M 5426 0 C 5281 0 5136 56 5025 166 L 4557 634 C 4322 522 4072 468 3825 468 3288 468 2764 723 2437 1186 1957 1863 2038 2784 2624 3369 2980 3726 2727 4336 2223 4336 1718 4336 1468 3726 1824 3369 2044 3149 2044 2790 1824 2569 1714 2458 1569 2402 1424 2402 1279 2402 1134 2458 1024 2569 514 3077 381 3853 692 4502 L 221 4970 C 0 5190 0 5549 221 5770 332 5880 477 5935 622 5935 767 5935 912 5880 1024 5770 L 1492 5302 C 1726 5414 1975 5467 2220 5467 2758 5467 3281 5211 3608 4749 4089 4073 4010 3152 3424 2569 3068 2210 3322 1600 3826 1600 4330 1600 4581 2210 4224 2569 4004 2790 4004 3146 4224 3369 4335 3480 4480 3535 4624 3535 4769 3535 4914 3480 5025 3369 5535 2859 5668 2086 5360 1434 L 5828 966 C 6048 745 6048 386 5828 166 5716 56 5571 0 5426 0 Z N">
                <draw:equation draw:name="f0" draw:formula="logwidth"/>
                <draw:equation draw:name="f1" draw:formula="logheight"/>
              </draw:enhanced-geometry>
            </draw:custom-shape>
            <draw:custom-shape draw:name="Google Shape;368;p37" draw:style-name="gr6" draw:text-style-name="P13" draw:layer="layout" svg:width="0.099cm" svg:height="0.094cm" svg:x="18.686cm" svg:y="10.449cm">
              <text:p text:style-name="P6"/>
              <draw:enhanced-geometry draw:mirror-horizontal="false" draw:mirror-vertical="false" drawooo:sub-view-size="2042 1933" draw:text-areas="0 0 ?f0 ?f1" svg:viewBox="0 0 0 0" draw:type="ooxml-non-primitive" draw:enhanced-path="M 619 1 C 475 1 330 56 221 167 0 388 0 747 221 967 L 1021 1767 C 1131 1878 1276 1933 1421 1933 1566 1933 1711 1878 1821 1767 2041 1547 2041 1188 1821 967 L 1021 167 C 910 57 765 1 619 1 Z N">
                <draw:equation draw:name="f0" draw:formula="logwidth"/>
                <draw:equation draw:name="f1" draw:formula="logheight"/>
              </draw:enhanced-geometry>
            </draw:custom-shape>
            <draw:custom-shape draw:name="Google Shape;369;p37" draw:style-name="gr6" draw:text-style-name="P13" draw:layer="layout" svg:width="0.099cm" svg:height="0.094cm" svg:x="18.803cm" svg:y="10.566cm">
              <text:p text:style-name="P6"/>
              <draw:enhanced-geometry draw:mirror-horizontal="false" draw:mirror-vertical="false" drawooo:sub-view-size="2045 1935" draw:text-areas="0 0 ?f0 ?f1" svg:viewBox="0 0 0 0" draw:type="ooxml-non-primitive" draw:enhanced-path="M 621 0 C 476 0 331 55 221 166 1 386 1 745 221 966 L 1021 1769 C 1131 1879 1276 1934 1421 1934 1566 1934 1711 1879 1821 1769 2045 1545 2042 1189 1821 966 L 1021 166 C 911 55 766 0 621 0 Z N">
                <draw:equation draw:name="f0" draw:formula="logwidth"/>
                <draw:equation draw:name="f1" draw:formula="logheight"/>
              </draw:enhanced-geometry>
            </draw:custom-shape>
            <draw:custom-shape draw:name="Google Shape;370;p37" draw:style-name="gr6" draw:text-style-name="P13" draw:layer="layout" svg:width="0.981cm" svg:height="0.944cm" svg:x="18.185cm" svg:y="10.211cm">
              <text:p text:style-name="P6"/>
              <draw:enhanced-geometry draw:mirror-horizontal="false" draw:mirror-vertical="false" drawooo:sub-view-size="20086 19326" draw:text-areas="0 0 ?f0 ?f1" svg:viewBox="0 0 0 0" draw:type="ooxml-non-primitive" draw:enhanced-path="M 14865 4061 C 14901 4061 14937 4064 14974 4071 15239 4125 15430 4358 15430 4627 15430 4778 15369 4922 15264 5028 15153 5137 15008 5194 14862 5194 14753 5194 14643 5162 14548 5098 14324 4947 14237 4660 14340 4409 14428 4195 14638 4061 14865 4061 Z M 13258 1136 C 14386 1136 15514 1507 16441 2247 L 15593 3096 C 15349 2979 15100 2926 14858 2926 13865 2926 12999 3824 13186 4916 13295 5541 13742 6055 14346 6248 14514 6301 14688 6327 14859 6327 15304 6327 15739 6153 16064 5828 16571 5321 16704 4545 16396 3896 L 17241 3050 17241 3050 C 18842 5046 18715 7981 16864 9832 L 16462 10231 16064 9832 C 15952 9722 15806 9666 15661 9666 15516 9666 15372 9721 15261 9832 15040 10053 15040 10412 15261 10632 L 15662 11034 8666 18027 C 8556 18137 8411 18192 8266 18192 8121 18192 7976 18137 7866 18027 L 1462 11623 C 1241 11402 1241 11043 1462 10822 L 8458 3826 8856 4228 C 8966 4338 9111 4393 9256 4393 9401 4393 9546 4338 9656 4228 9880 4005 9877 3648 9656 3425 L 9258 3026 9656 2625 C 10649 1632 11954 1136 13258 1136 Z M 13261 1 C 11661 1 10066 615 8856 1825 L 8056 2625 661 10019 C 0 10684 0 11759 661 12423 L 7066 18827 C 7398 19159 7833 19325 8267 19325 8702 19325 9137 19159 9469 18827 L 17664 10632 C 19956 8337 20086 4687 18044 2244 L 19264 1024 C 19485 804 19485 445 19264 224 19154 114 19009 59 18864 59 18719 59 18574 114 18464 224 L 17244 1444 C 16086 478 14671 1 13261 1 Z N">
                <draw:equation draw:name="f0" draw:formula="logwidth"/>
                <draw:equation draw:name="f1" draw:formula="logheight"/>
              </draw:enhanced-geometry>
            </draw:custom-shape>
          </draw:g>
          <draw:g draw:name="Google Shape;371;p37">
            <draw:custom-shape draw:name="Google Shape;372;p37" draw:style-name="gr6" draw:text-style-name="P13" draw:layer="layout" svg:width="0.855cm" svg:height="0.855cm" svg:x="17.159cm" svg:y="12.271cm">
              <text:p text:style-name="P6"/>
              <draw:enhanced-geometry draw:mirror-horizontal="false" draw:mirror-vertical="false" drawooo:sub-view-size="19325 19325" draw:text-areas="0 0 ?f0 ?f1" svg:viewBox="0 0 0 0" draw:type="ooxml-non-primitive" draw:enhanced-path="M 9662 1133 C 11824 1133 13983 1975 15668 3657 19035 7027 19035 12302 15668 15668 13983 17352 11822 18193 9661 18193 7500 18193 5340 17352 3657 15668 290 12302 290 7024 3657 3657 5342 1975 7500 1133 9662 1133 Z M 9662 1 C 7117 1 4698 1015 2857 2857 1015 4699 0 7117 0 9663 0 12208 1015 14627 2857 16469 4698 18310 7117 19325 9662 19325 12208 19325 14626 18310 16468 16469 18310 14627 19325 12208 19325 9663 19325 7117 18310 4699 16468 2857 14626 1015 12208 1 9662 1 Z N">
                <draw:equation draw:name="f0" draw:formula="logwidth"/>
                <draw:equation draw:name="f1" draw:formula="logheight"/>
              </draw:enhanced-geometry>
            </draw:custom-shape>
            <draw:custom-shape draw:name="Google Shape;373;p37" draw:style-name="gr6" draw:text-style-name="P13" draw:layer="layout" svg:width="0.443cm" svg:height="0.323cm" svg:x="17.363cm" svg:y="12.537cm">
              <text:p text:style-name="P6"/>
              <draw:enhanced-geometry draw:mirror-horizontal="false" draw:mirror-vertical="false" drawooo:sub-view-size="10014 7309" draw:text-areas="0 0 ?f0 ?f1" svg:viewBox="0 0 0 0" draw:type="ooxml-non-primitive" draw:enhanced-path="M 8149 1134 C 8294 1134 8439 1189 8549 1300 8769 1520 8769 1879 8549 2100 L 4639 6007 C 4527 6120 4377 6177 4227 6177 4081 6177 3937 6123 3830 6016 L 1547 3748 C 1296 3534 1281 3151 1514 2918 1626 2806 1771 2750 1916 2750 2074 2750 2232 2817 2344 2948 L 3784 4388 C 3793 4401 3805 4410 3817 4419 3817 4422 3820 4422 3823 4425 3934 4535 4078 4590 4222 4590 4367 4590 4512 4535 4624 4425 L 7749 1300 C 7859 1189 8004 1134 8149 1134 Z M 8146 1 C 7712 1 7279 166 6949 496 L 6946 496 4219 3223 3144 2148 C 2808 1779 2348 1594 1887 1594 1453 1594 1019 1758 686 2091 1 2776 28 3896 747 4549 L 3029 6819 C 3344 7131 3768 7308 4214 7308 4218 7308 4221 7308 4225 7308 4678 7308 5116 7127 5439 6807 L 9349 2900 C 10013 2236 10013 1161 9349 499 9017 167 8581 1 8146 1 Z N">
                <draw:equation draw:name="f0" draw:formula="logwidth"/>
                <draw:equation draw:name="f1" draw:formula="logheight"/>
              </draw:enhanced-geometry>
            </draw:custom-shape>
          </draw:g>
        </draw:g>
        <draw:g draw:name="Google Shape;374;p37">
          <draw:custom-shape draw:name="Google Shape;375;p37" draw:style-name="gr13" draw:text-style-name="P22" draw:layer="layout" svg:width="1.331cm" svg:height="0.31cm" draw:transform="rotate (-3.14159265358979) translate (17.872cm 5.908cm)">
            <text:p text:style-name="P6"/>
            <draw:enhanced-geometry draw:mirror-horizontal="true" draw:mirror-vertical="false" drawooo:sub-view-size="23242 6966" draw:text-areas="0 0 ?f0 ?f1" svg:viewBox="0 0 0 0" draw:type="ooxml-non-primitive" draw:enhanced-path="M 23111 0 L 1 6525 132 6965 23242 441 23111 0 Z N">
              <draw:equation draw:name="f0" draw:formula="logwidth"/>
              <draw:equation draw:name="f1" draw:formula="logheight"/>
            </draw:enhanced-geometry>
          </draw:custom-shape>
          <draw:custom-shape draw:name="Google Shape;376;p37" draw:style-name="gr13" draw:text-style-name="P22" draw:layer="layout" svg:width="1.415cm" svg:height="0.431cm" svg:x="16.422cm" svg:y="4.097cm">
            <text:p text:style-name="P6"/>
            <draw:enhanced-geometry draw:mirror-horizontal="false" draw:mirror-vertical="false" drawooo:sub-view-size="23242 6966" draw:text-areas="0 0 ?f0 ?f1" svg:viewBox="0 0 0 0" draw:type="ooxml-non-primitive" draw:enhanced-path="M 23111 0 L 1 6525 132 6965 23242 441 23111 0 Z N">
              <draw:equation draw:name="f0" draw:formula="logwidth"/>
              <draw:equation draw:name="f1" draw:formula="logheight"/>
            </draw:enhanced-geometry>
          </draw:custom-shape>
          <draw:custom-shape draw:name="Google Shape;377;p37" draw:style-name="gr13" draw:text-style-name="P22" draw:layer="layout" svg:width="0.625cm" svg:height="1.368cm" svg:x="15.063cm" svg:y="2.838cm">
            <text:p text:style-name="P6"/>
            <draw:enhanced-geometry draw:mirror-horizontal="false" draw:mirror-vertical="false" drawooo:sub-view-size="10276 22099" draw:text-areas="0 0 ?f0 ?f1" svg:viewBox="0 0 0 0" draw:type="ooxml-non-primitive" draw:enhanced-path="M 429 0 L 0 191 9847 22098 10275 21908 429 0 Z N">
              <draw:equation draw:name="f0" draw:formula="logwidth"/>
              <draw:equation draw:name="f1" draw:formula="logheight"/>
            </draw:enhanced-geometry>
          </draw:custom-shape>
          <draw:custom-shape draw:name="Google Shape;378;p37" draw:style-name="gr13" draw:text-style-name="P22" draw:layer="layout" svg:width="2.553cm" svg:height="1.568cm" svg:x="12.833cm" svg:y="5.305cm">
            <text:p text:style-name="P6"/>
            <draw:enhanced-geometry draw:mirror-horizontal="false" draw:mirror-vertical="false" drawooo:sub-view-size="30529 30529" draw:text-areas="0 0 ?f0 ?f1" svg:viewBox="0 0 0 0" draw:type="ooxml-non-primitive" draw:enhanced-path="M 30195 1 L 1 30207 322 30528 30528 334 30195 1 Z N">
              <draw:equation draw:name="f0" draw:formula="logwidth"/>
              <draw:equation draw:name="f1" draw:formula="logheight"/>
            </draw:enhanced-geometry>
          </draw:custom-shape>
          <draw:custom-shape draw:name="Google Shape;379;p37" draw:style-name="gr14" draw:text-style-name="P23" draw:layer="layout" svg:width="2.194cm" svg:height="2.231cm" svg:x="14.597cm" svg:y="3.917cm">
            <text:p text:style-name="P1"><text:span text:style-name="T12">Proceso creativo</text:span></text:p>
            <draw:enhanced-geometry draw:mirror-horizontal="false" draw:mirror-vertical="false" drawooo:sub-view-size="36017 36017" draw:text-areas="0 0 ?f0 ?f1" svg:viewBox="0 0 0 0" draw:type="ooxml-non-primitive" draw:enhanced-path="M 18003 0 C 8061 0 0 8061 0 18002 0 27956 8061 36016 18003 36016 27956 36016 36017 27956 36017 18002 36017 8061 27956 0 18003 0 Z N">
              <draw:equation draw:name="f0" draw:formula="logwidth"/>
              <draw:equation draw:name="f1" draw:formula="logheight"/>
            </draw:enhanced-geometry>
          </draw:custom-shape>
          <draw:custom-shape draw:name="Google Shape;380;p37" draw:style-name="gr15" draw:text-style-name="P23" draw:layer="layout" svg:width="1.331cm" svg:height="1.354cm" svg:x="17.704cm" svg:y="3.272cm">
            <text:p text:style-name="P6"/>
            <draw:enhanced-geometry draw:mirror-horizontal="false" draw:mirror-vertical="false" drawooo:sub-view-size="21861 21860" draw:text-areas="0 0 ?f0 ?f1" svg:viewBox="0 0 0 0" draw:type="ooxml-non-primitive" draw:enhanced-path="M 10931 0 C 4894 0 1 4893 1 10930 1 16966 4894 21860 10931 21860 16967 21860 21861 16966 21861 10930 21861 4893 16967 0 10931 0 Z N">
              <draw:equation draw:name="f0" draw:formula="logwidth"/>
              <draw:equation draw:name="f1" draw:formula="logheight"/>
            </draw:enhanced-geometry>
          </draw:custom-shape>
          <draw:custom-shape draw:name="Google Shape;381;p37" draw:style-name="gr15" draw:text-style-name="P23" draw:layer="layout" svg:width="1.331cm" svg:height="1.354cm" svg:x="17.616cm" svg:y="5.312cm">
            <text:p text:style-name="P6"/>
            <draw:enhanced-geometry draw:mirror-horizontal="false" draw:mirror-vertical="false" drawooo:sub-view-size="21861 21861" draw:text-areas="0 0 ?f0 ?f1" svg:viewBox="0 0 0 0" draw:type="ooxml-non-primitive" draw:enhanced-path="M 10931 1 C 4894 1 1 4894 1 10930 1 16967 4894 21860 10931 21860 16967 21860 21861 16967 21861 10930 21861 4894 16967 1 10931 1 Z N">
              <draw:equation draw:name="f0" draw:formula="logwidth"/>
              <draw:equation draw:name="f1" draw:formula="logheight"/>
            </draw:enhanced-geometry>
          </draw:custom-shape>
          <draw:custom-shape draw:name="Google Shape;382;p37" draw:style-name="gr15" draw:text-style-name="P23" draw:layer="layout" svg:width="1.331cm" svg:height="1.354cm" svg:x="14.361cm" svg:y="2.342cm">
            <text:p text:style-name="P6"/>
            <draw:enhanced-geometry draw:mirror-horizontal="false" draw:mirror-vertical="false" drawooo:sub-view-size="21861 21860" draw:text-areas="0 0 ?f0 ?f1" svg:viewBox="0 0 0 0" draw:type="ooxml-non-primitive" draw:enhanced-path="M 10931 0 C 4894 0 1 4894 1 10930 1 16967 4894 21860 10931 21860 16967 21860 21861 16967 21861 10930 21861 4894 16967 0 10931 0 Z N">
              <draw:equation draw:name="f0" draw:formula="logwidth"/>
              <draw:equation draw:name="f1" draw:formula="logheight"/>
            </draw:enhanced-geometry>
          </draw:custom-shape>
        </draw:g>
        <draw:frame draw:name="Google Shape;383;p37" presentation:style-name="pr14" draw:text-style-name="P7" draw:layer="layout" svg:width="8.311cm" svg:height="1.59cm" svg:x="2cm" svg:y="1.5cm" presentation:class="title" presentation:user-transformed="true">
          <draw:text-box>
            <text:p text:style-name="P6"><text:span text:style-name="T3">Elementos </text:span></text:p>
          </draw:text-box>
        </draw:frame>
        <draw:custom-shape draw:name="Google Shape;384;p37" draw:style-name="gr6" draw:text-style-name="P13" draw:layer="layout" svg:width="0.278cm" svg:height="0.233cm" svg:x="15.924cm" svg:y="7.292cm">
          <text:p text:style-name="P6"/>
          <draw:enhanced-geometry draw:mirror-horizontal="false" draw:mirror-vertical="false" drawooo:sub-view-size="3930 3427" draw:text-areas="0 0 ?f0 ?f1" svg:viewBox="0 0 0 0" draw:type="ooxml-non-primitive" draw:enhanced-path="M 2227 641 L 1751 1522 C 1715 1581 1715 1653 1739 1724 1763 1784 1822 1831 1882 1855 L 3025 2189 1370 2927 537 2391 1084 1046 2227 641 Z M 2703 1 C 2680 1 2656 4 2632 10 L 834 641 C 763 665 715 712 691 772 L 36 2391 C 1 2486 36 2605 120 2665 L 1215 3379 C 1251 3415 1299 3427 1346 3427 1382 3427 1406 3415 1441 3403 L 3787 2367 C 3882 2319 3930 2236 3930 2141 3918 2034 3858 1962 3763 1927 L 2287 1486 2918 343 C 2954 260 2942 153 2882 81 2837 28 2773 1 2703 1 Z N">
            <draw:equation draw:name="f0" draw:formula="logwidth"/>
            <draw:equation draw:name="f1" draw:formula="logheight"/>
          </draw:enhanced-geometry>
        </draw:custom-shape>
        <draw:g draw:name="Google Shape;385;p37">
          <draw:custom-shape draw:name="Google Shape;386;p37" draw:style-name="gr4" draw:text-style-name="P12" draw:layer="layout" svg:width="1.483cm" svg:height="0.43cm" svg:x="5.593cm" svg:y="5.771cm">
            <text:p text:style-name="P6"/>
            <draw:enhanced-geometry draw:mirror-horizontal="false" draw:mirror-vertical="false" drawooo:sub-view-size="23254 6954" draw:text-areas="0 0 ?f0 ?f1" svg:viewBox="0 0 0 0" draw:type="ooxml-non-primitive" draw:enhanced-path="M 23122 0 L 0 6501 131 6954 23253 441 23122 0 Z N">
              <draw:equation draw:name="f0" draw:formula="logwidth"/>
              <draw:equation draw:name="f1" draw:formula="logheight"/>
            </draw:enhanced-geometry>
          </draw:custom-shape>
          <draw:custom-shape draw:name="Google Shape;387;p37" draw:style-name="gr4" draw:text-style-name="P12" draw:layer="layout" svg:width="1.482cm" svg:height="0.43cm" svg:x="5.594cm" svg:y="4.563cm">
            <text:p text:style-name="P6"/>
            <draw:enhanced-geometry draw:mirror-horizontal="false" draw:mirror-vertical="false" drawooo:sub-view-size="23242 6967" draw:text-areas="0 0 ?f0 ?f1" svg:viewBox="0 0 0 0" draw:type="ooxml-non-primitive" draw:enhanced-path="M 119 1 L 0 453 23110 6966 23241 6514 119 1 Z N">
              <draw:equation draw:name="f0" draw:formula="logwidth"/>
              <draw:equation draw:name="f1" draw:formula="logheight"/>
            </draw:enhanced-geometry>
          </draw:custom-shape>
          <draw:custom-shape draw:name="Google Shape;388;p37" draw:style-name="gr4" draw:text-style-name="P12" draw:layer="layout" svg:width="0.654cm" svg:height="1.367cm" svg:x="7.844cm" svg:y="3.304cm">
            <text:p text:style-name="P6"/>
            <draw:enhanced-geometry draw:mirror-horizontal="false" draw:mirror-vertical="false" drawooo:sub-view-size="10264 22087" draw:text-areas="0 0 ?f0 ?f1" svg:viewBox="0 0 0 0" draw:type="ooxml-non-primitive" draw:enhanced-path="M 9847 0 L 1 21908 418 22086 10264 191 9847 0 Z N">
              <draw:equation draw:name="f0" draw:formula="logwidth"/>
              <draw:equation draw:name="f1" draw:formula="logheight"/>
            </draw:enhanced-geometry>
          </draw:custom-shape>
          <draw:custom-shape draw:name="Google Shape;389;p37" draw:style-name="gr7" draw:text-style-name="P12" draw:layer="layout" svg:width="2.297cm" svg:height="2.23cm" svg:x="6.691cm" svg:y="4.382cm">
            <text:p text:style-name="P1"><text:span text:style-name="T12">Persona creativa</text:span></text:p>
            <draw:enhanced-geometry draw:mirror-horizontal="false" draw:mirror-vertical="false" drawooo:sub-view-size="36017 36017" draw:text-areas="0 0 ?f0 ?f1" svg:viewBox="0 0 0 0" draw:type="ooxml-non-primitive" draw:enhanced-path="M 18014 0 C 8061 0 0 8061 0 18002 0 27956 8061 36016 18014 36016 27956 36016 36017 27956 36017 18002 36017 8061 27956 0 18014 0 Z N">
              <draw:equation draw:name="f0" draw:formula="logwidth"/>
              <draw:equation draw:name="f1" draw:formula="logheight"/>
            </draw:enhanced-geometry>
          </draw:custom-shape>
          <draw:custom-shape draw:name="Google Shape;390;p37" draw:style-name="gr4" draw:text-style-name="P12" draw:layer="layout" svg:width="1.394cm" svg:height="1.353cm" svg:x="7.84cm" svg:y="2.808cm">
            <text:p text:style-name="P6"/>
            <draw:enhanced-geometry draw:mirror-horizontal="false" draw:mirror-vertical="false" drawooo:sub-view-size="21861 21860" draw:text-areas="0 0 ?f0 ?f1" svg:viewBox="0 0 0 0" draw:type="ooxml-non-primitive" draw:enhanced-path="M 10930 0 C 4894 0 0 4894 0 10930 0 16967 4894 21860 10930 21860 16967 21860 21860 16967 21860 10930 21860 4894 16967 0 10930 0 Z N">
              <draw:equation draw:name="f0" draw:formula="logwidth"/>
              <draw:equation draw:name="f1" draw:formula="logheight"/>
            </draw:enhanced-geometry>
          </draw:custom-shape>
          <draw:custom-shape draw:name="Google Shape;391;p37" draw:style-name="gr4" draw:text-style-name="P12" draw:layer="layout" svg:width="0.265cm" svg:height="0.258cm" svg:x="8.399cm" svg:y="3.171cm">
            <text:p text:style-name="P6"/>
            <draw:enhanced-geometry draw:mirror-horizontal="false" draw:mirror-vertical="false" drawooo:sub-view-size="4168 4180" draw:text-areas="0 0 ?f0 ?f1" svg:viewBox="0 0 0 0" draw:type="ooxml-non-primitive" draw:enhanced-path="M 2084 465 C 2977 465 3703 1191 3703 2084 3703 2977 2977 3715 2084 3715 1191 3715 465 2977 465 2084 465 1191 1191 465 2084 465 Z M 2084 1 C 929 1 1 941 1 2084 1 3239 929 4180 2084 4180 3239 4180 4168 3239 4168 2084 4168 941 3239 1 2084 1 Z N">
              <draw:equation draw:name="f0" draw:formula="logwidth"/>
              <draw:equation draw:name="f1" draw:formula="logheight"/>
            </draw:enhanced-geometry>
          </draw:custom-shape>
          <draw:custom-shape draw:name="Google Shape;392;p37" draw:style-name="gr4" draw:text-style-name="P12" draw:layer="layout" svg:width="1.394cm" svg:height="1.353cm" svg:x="4.9cm" svg:y="3.737cm">
            <text:p text:style-name="P6"/>
            <draw:enhanced-geometry draw:mirror-horizontal="false" draw:mirror-vertical="false" drawooo:sub-view-size="21860 21860" draw:text-areas="0 0 ?f0 ?f1" svg:viewBox="0 0 0 0" draw:type="ooxml-non-primitive" draw:enhanced-path="M 10930 0 C 4894 0 0 4893 0 10930 0 16966 4894 21860 10930 21860 16966 21860 21860 16966 21860 10930 21860 4893 16966 0 10930 0 Z N">
              <draw:equation draw:name="f0" draw:formula="logwidth"/>
              <draw:equation draw:name="f1" draw:formula="logheight"/>
            </draw:enhanced-geometry>
          </draw:custom-shape>
          <draw:custom-shape draw:name="Google Shape;393;p37" draw:style-name="gr4" draw:text-style-name="P12" draw:layer="layout" svg:width="1.394cm" svg:height="1.353cm" svg:x="4.9cm" svg:y="5.51cm">
            <text:p text:style-name="P6"/>
            <draw:enhanced-geometry draw:mirror-horizontal="false" draw:mirror-vertical="false" drawooo:sub-view-size="21860 21861" draw:text-areas="0 0 ?f0 ?f1" svg:viewBox="0 0 0 0" draw:type="ooxml-non-primitive" draw:enhanced-path="M 10930 1 C 4894 1 0 4894 0 10930 0 16967 4894 21860 10930 21860 16966 21860 21860 16967 21860 10930 21860 4894 16966 1 10930 1 Z N">
              <draw:equation draw:name="f0" draw:formula="logwidth"/>
              <draw:equation draw:name="f1" draw:formula="logheight"/>
            </draw:enhanced-geometry>
          </draw:custom-shape>
          <draw:custom-shape draw:name="Google Shape;394;p37" draw:style-name="gr4" draw:text-style-name="P12" draw:layer="layout" svg:width="2.554cm" svg:height="1.353cm" svg:x="8.665cm" svg:y="6.006cm">
            <text:p text:style-name="P6"/>
            <draw:enhanced-geometry draw:mirror-horizontal="false" draw:mirror-vertical="false" drawooo:sub-view-size="30529 30529" draw:text-areas="0 0 ?f0 ?f1" svg:viewBox="0 0 0 0" draw:type="ooxml-non-primitive" draw:enhanced-path="M 322 1 L 1 334 30207 30528 30528 30207 322 1 Z N">
              <draw:equation draw:name="f0" draw:formula="logwidth"/>
              <draw:equation draw:name="f1" draw:formula="logheight"/>
            </draw:enhanced-geometry>
          </draw:custom-shape>
        </draw:g>
        <draw:custom-shape draw:name="Google Shape;395;p37" draw:style-name="gr8" draw:text-style-name="P19" draw:layer="layout" svg:width="3.492cm" svg:height="3.35cm" svg:x="10.11cm" svg:y="6.111cm">
          <text:p text:style-name="P1"><text:span text:style-name="T12">Creatividad</text:span></text:p>
          <draw:enhanced-geometry draw:mirror-horizontal="false" draw:mirror-vertical="false" drawooo:sub-view-size="63318 60738" draw:text-areas="0 0 ?f0 ?f1" svg:viewBox="0 0 0 0" draw:type="ooxml-non-primitive" draw:enhanced-path="M 33991 1 C 33776 1 33550 43 33314 133 29730 1502 29599 9384 29599 9384 29599 9384 28875 2283 25336 2283 24970 2283 24574 2359 24146 2526 19574 4324 22836 11503 22836 11503 22836 11503 18860 7209 15788 7209 15199 7209 14644 7366 14157 7741 11132 10063 14966 16695 14966 16695 14966 16695 12131 14371 9435 14371 8615 14371 7807 14586 7096 15147 4048 17552 10918 24041 10918 24041 10918 24041 9282 23480 7370 23480 5303 23480 2913 24135 1917 26862 0 32113 8692 33756 8692 33756 8692 33756 2620 35780 3024 39209 3228 40945 5268 41375 7240 41375 9177 41375 11049 40959 11049 40959 L 11049 40959 C 11049 40960 4882 44067 5489 47710 5702 48986 6966 49400 8521 49400 11406 49400 15287 47972 15288 47972 L 15288 47972 C 15288 47972 11585 54259 16121 56056 16787 56320 17402 56433 17966 56433 21250 56433 22836 52628 22836 52627 L 22836 52627 C 22836 52628 21254 60737 25578 60737 25612 60737 25647 60737 25682 60736 30135 60605 30742 54187 30742 54187 30742 54187 34563 60490 37901 60490 38219 60490 38533 60432 38838 60307 42350 58866 39244 54390 39243 54390 L 39243 54390 C 39244 54390 42938 58662 45920 58662 46494 58662 47041 58504 47530 58128 50566 55807 46447 51390 46446 51389 L 46446 51389 C 46447 51390 50264 54169 53002 54169 53857 54169 54607 53898 55102 53187 57174 50199 52590 45484 52590 45484 L 52590 45484 C 52590 45484 54816 46074 57042 46074 58741 46074 60440 45730 61151 44519 63318 40828 54352 36185 54352 36185 L 54352 36185 C 54352 36185 54373 36185 54411 36185 55180 36185 63163 36088 63163 32054 63163 27963 55699 27886 55136 27886 55114 27886 55102 27886 55102 27886 55102 27886 62889 25457 60317 20195 59334 18183 57898 17561 56499 17561 54240 17561 52078 19183 52078 19183 52078 19183 57793 13813 54352 10694 53636 10042 52825 9784 51991 9784 48819 9784 45303 13516 45303 13516 45303 13516 47327 5431 43887 3752 43490 3560 43108 3475 42741 3475 39929 3475 38029 8467 38029 8467 38029 8467 37042 1 33991 1 Z N">
            <draw:equation draw:name="f0" draw:formula="logwidth"/>
            <draw:equation draw:name="f1" draw:formula="logheight"/>
          </draw:enhanced-geometry>
        </draw:custom-shape>
        <draw:custom-shape draw:name="Google Shape;396;p37" draw:style-name="gr9" draw:text-style-name="P13" draw:layer="layout" svg:width="0.999cm" svg:height="0.997cm" svg:x="5.096cm" svg:y="5.676cm">
          <text:p text:style-name="P6"/>
          <draw:enhanced-geometry draw:mirror-horizontal="false" draw:mirror-vertical="false" drawooo:sub-view-size="12068 12036" draw:text-areas="0 0 ?f0 ?f1" svg:viewBox="0 0 0 0" draw:type="ooxml-non-primitive" draw:enhanced-path="M 4222 630 C 5010 630 5640 1292 5640 2048 L 5640 9767 C 5703 10617 5073 11311 4285 11311 3498 11311 2868 10680 2868 9893 L 2868 9830 C 3403 9767 3907 9515 4254 9137 4380 9011 4380 8790 4254 8633 4191 8570 4104 8538 4014 8538 3923 8538 3829 8570 3750 8633 3435 8948 2962 9137 2490 9137 1513 9137 725 8349 725 7372 725 7057 788 6742 946 6490 1387 6805 1891 6994 2490 6994 2679 6994 2836 6837 2836 6648 2836 6459 2679 6301 2490 6301 1513 6301 725 5514 725 4537 725 3623 1387 2899 2238 2804 2521 3623 3309 4159 4222 4159 4411 4159 4569 4001 4569 3812 4569 3623 4411 3466 4222 3466 3435 3466 2805 2836 2805 2048 2805 1261 3435 630 4222 630 Z M 7814 788 C 8602 788 9232 1418 9232 2206 9232 2993 8602 3623 7814 3623 7593 3623 7436 3781 7436 3970 7436 4159 7593 4316 7814 4316 8696 4316 9484 3749 9767 2962 10649 3056 11311 3812 11311 4695 11311 5671 10523 6459 9547 6459 9326 6459 9169 6616 9169 6805 9169 6994 9326 7152 9547 7152 10114 7152 10649 6963 11059 6648 11217 6931 11311 7215 11311 7530 11374 8381 10586 9168 9610 9168 9137 9168 8696 8979 8350 8664 8287 8601 8200 8570 8109 8570 8019 8570 7924 8601 7845 8664 7719 8790 7719 9011 7845 9168 8224 9578 8696 9798 9232 9893 L 9232 9924 C 9232 10712 8602 11342 7814 11342 7026 11342 6396 10680 6396 9924 L 6396 2206 C 6396 1418 7058 788 7814 788 Z M 4254 0 C 3088 0 2143 977 2143 2111 L 2143 2174 C 946 2332 1 3340 1 4600 1 5104 158 5640 442 6018 158 6427 1 6931 1 7435 1 8696 946 9735 2143 9861 L 2143 9924 C 2143 11090 3088 12035 4254 12035 5010 12035 5640 11657 6050 11058 6428 11657 7089 12035 7814 12035 8980 12035 9925 11058 9925 9924 L 9925 9861 C 11122 9704 12067 8696 12067 7435 12067 6931 11910 6459 11626 6018 11910 5577 12067 5104 12067 4600 12067 3371 11154 2363 9925 2174 L 9925 2111 C 9925 945 8980 0 7814 0 7089 0 6428 378 6050 977 5640 378 4979 0 4254 0 Z N">
            <draw:equation draw:name="f0" draw:formula="logwidth"/>
            <draw:equation draw:name="f1" draw:formula="logheight"/>
          </draw:enhanced-geometry>
        </draw:custom-shape>
        <draw:g draw:name="Google Shape;397;p37">
          <draw:custom-shape draw:name="Google Shape;398;p37" draw:style-name="gr6" draw:text-style-name="P13" draw:layer="layout" svg:width="0.85cm" svg:height="0.994cm" svg:x="5.198cm" svg:y="3.886cm">
            <text:p text:style-name="P6"/>
            <draw:enhanced-geometry draw:mirror-horizontal="false" draw:mirror-vertical="false" drawooo:sub-view-size="10272 12009" draw:text-areas="0 0 ?f0 ?f1" svg:viewBox="0 0 0 0" draw:type="ooxml-non-primitive" draw:enhanced-path="M 4507 679 C 4774 679 5048 706 5325 762 6774 1077 7940 2274 8255 3723 8381 4227 8381 4763 8318 5267 8318 5330 8318 5424 8350 5487 L 9263 7220 C 9389 7441 9232 7756 8980 7756 L 8034 7756 C 7845 7756 7688 7913 7688 8102 L 7688 9867 5892 9867 C 5703 9867 5546 10024 5546 10213 L 5546 11284 2049 11284 2049 7693 C 2049 7598 2017 7504 1923 7441 1103 6685 631 5645 631 4542 631 2387 2372 679 4507 679 Z M 4570 0 C 2059 0 1 1999 1 4542 1 5802 505 7000 1418 7850 L 1418 11631 C 1418 11851 1576 12009 1765 12009 L 5987 12009 C 6176 12009 6333 11851 6333 11631 L 6333 10591 8097 10591 C 8287 10591 8444 10434 8444 10213 L 8444 8449 9043 8449 C 9799 8417 10271 7598 9925 6874 L 9043 5267 C 9137 4700 9137 4164 9011 3597 8665 1864 7247 510 5546 100 5215 33 4889 0 4570 0 Z N">
              <draw:equation draw:name="f0" draw:formula="logwidth"/>
              <draw:equation draw:name="f1" draw:formula="logheight"/>
            </draw:enhanced-geometry>
          </draw:custom-shape>
          <draw:custom-shape draw:name="Google Shape;399;p37" draw:style-name="gr6" draw:text-style-name="P13" draw:layer="layout" svg:width="0.477cm" svg:height="0.464cm" svg:x="5.337cm" svg:y="4.001cm">
            <text:p text:style-name="P6"/>
            <draw:enhanced-geometry draw:mirror-horizontal="false" draw:mirror-vertical="false" drawooo:sub-view-size="5766 5609" draw:text-areas="0 0 ?f0 ?f1" svg:viewBox="0 0 0 0" draw:type="ooxml-non-primitive" draw:enhanced-path="M 3214 757 L 3214 883 C 3214 1040 3277 1135 3435 1198 3624 1261 3844 1387 4002 1513 4061 1553 4146 1593 4233 1593 4283 1593 4333 1579 4380 1545 L 4506 1482 4852 2049 4726 2143 C 4632 2206 4537 2364 4569 2490 4632 2710 4632 2899 4569 3120 4537 3277 4632 3403 4726 3466 L 4852 3561 4506 4159 4380 4065 C 4323 4037 4260 4021 4199 4021 4125 4021 4054 4044 4002 4096 3844 4254 3624 4348 3435 4411 3277 4475 3214 4632 3214 4727 L 3214 4853 2489 4853 2489 4727 C 2489 4569 2426 4475 2269 4411 2048 4348 1859 4222 1702 4096 1622 4057 1530 4017 1449 4017 1402 4017 1358 4030 1324 4065 L 1198 4159 851 3561 946 3466 C 1072 3403 1166 3246 1103 3120 1072 2899 1072 2710 1103 2490 1166 2332 1072 2206 946 2143 L 851 2049 1198 1482 1324 1545 C 1366 1573 1421 1588 1481 1588 1553 1588 1632 1565 1702 1513 1859 1356 2048 1261 2269 1198 2426 1135 2489 977 2489 883 L 2489 757 Z M 2174 1 C 1985 1 1828 158 1828 379 L 1828 599 C 1702 631 1576 725 1513 788 L 1324 694 C 1265 658 1192 641 1122 641 1004 641 890 690 851 788 L 126 2017 C 63 2175 95 2427 253 2490 L 442 2616 442 2994 253 3120 C 95 3214 0 3435 126 3592 L 851 4821 C 894 4928 1024 4991 1152 4991 1213 4991 1273 4977 1324 4947 L 1513 4821 C 1639 4884 1733 4979 1828 5010 L 1828 5262 C 1828 5451 1985 5609 2174 5609 L 3592 5609 C 3781 5609 3939 5451 3939 5262 L 3939 5010 C 4065 4979 4191 4884 4254 4821 L 4474 4947 C 4524 4967 4580 4978 4637 4978 4759 4978 4882 4929 4947 4821 L 5640 3592 C 5734 3435 5671 3214 5514 3120 L 5325 2994 5325 2616 5514 2490 C 5671 2427 5766 2206 5640 2017 L 4947 788 C 4887 689 4777 627 4664 627 4598 627 4532 648 4474 694 L 4254 788 C 4159 725 4033 631 3939 599 L 3939 379 C 3939 158 3781 1 3592 1 Z N">
              <draw:equation draw:name="f0" draw:formula="logwidth"/>
              <draw:equation draw:name="f1" draw:formula="logheight"/>
            </draw:enhanced-geometry>
          </draw:custom-shape>
          <draw:custom-shape draw:name="Google Shape;400;p37" draw:style-name="gr6" draw:text-style-name="P13" draw:layer="layout" svg:width="0.174cm" svg:height="0.174cm" svg:x="5.485cm" svg:y="4.15cm">
            <text:p text:style-name="P6"/>
            <draw:enhanced-geometry draw:mirror-horizontal="false" draw:mirror-vertical="false" drawooo:sub-view-size="2111 2112" draw:text-areas="0 0 ?f0 ?f1" svg:viewBox="0 0 0 0" draw:type="ooxml-non-primitive" draw:enhanced-path="M 1040 662 C 1260 662 1418 820 1418 1009 1418 1198 1260 1355 1040 1355 851 1355 693 1198 693 1009 693 820 851 662 1040 662 Z M 1040 1 C 473 1 0 473 0 1040 0 1639 473 2111 1040 2111 1639 2111 2111 1639 2111 1040 2111 473 1639 1 1040 1 Z N">
              <draw:equation draw:name="f0" draw:formula="logwidth"/>
              <draw:equation draw:name="f1" draw:formula="logheight"/>
            </draw:enhanced-geometry>
          </draw:custom-shape>
        </draw:g>
        <draw:g draw:name="Google Shape;401;p37">
          <draw:custom-shape draw:name="Google Shape;402;p37" draw:style-name="gr6" draw:text-style-name="P13" draw:layer="layout" svg:width="0.229cm" svg:height="0.165cm" svg:x="8.29cm" svg:y="3.578cm">
            <text:p text:style-name="P6"/>
            <draw:enhanced-geometry draw:mirror-horizontal="false" draw:mirror-vertical="false" drawooo:sub-view-size="2805 2021" draw:text-areas="0 0 ?f0 ?f1" svg:viewBox="0 0 0 0" draw:type="ooxml-non-primitive" draw:enhanced-path="M 2473 0 C 2377 0 2273 32 2206 99 L 1072 1233 599 761 C 536 713 449 690 363 690 276 690 189 713 126 761 0 887 0 1139 126 1233 L 820 1958 C 914 2021 977 2021 1072 2021 1135 2021 1261 1989 1292 1926 L 2678 540 C 2804 414 2804 162 2678 68 2634 24 2557 0 2473 0 Z N">
              <draw:equation draw:name="f0" draw:formula="logwidth"/>
              <draw:equation draw:name="f1" draw:formula="logheight"/>
            </draw:enhanced-geometry>
          </draw:custom-shape>
          <draw:custom-shape draw:name="Google Shape;403;p37" draw:style-name="gr6" draw:text-style-name="P13" draw:layer="layout" svg:width="0.229cm" svg:height="0.167cm" svg:x="8.29cm" svg:y="3.408cm">
            <text:p text:style-name="P6"/>
            <draw:enhanced-geometry draw:mirror-horizontal="false" draw:mirror-vertical="false" drawooo:sub-view-size="2805 2046" draw:text-areas="0 0 ?f0 ?f1" svg:viewBox="0 0 0 0" draw:type="ooxml-non-primitive" draw:enhanced-path="M 2469 1 C 2374 1 2272 40 2206 123 L 1072 1257 599 785 C 536 738 449 714 363 714 276 714 189 738 126 785 0 911 0 1163 126 1257 L 820 1982 C 914 2045 977 2045 1072 2045 1135 2045 1261 2014 1292 1951 L 2678 564 C 2804 438 2804 186 2678 92 2634 32 2554 1 2469 1 Z N">
              <draw:equation draw:name="f0" draw:formula="logwidth"/>
              <draw:equation draw:name="f1" draw:formula="logheight"/>
            </draw:enhanced-geometry>
          </draw:custom-shape>
          <draw:custom-shape draw:name="Google Shape;404;p37" draw:style-name="gr6" draw:text-style-name="P13" draw:layer="layout" svg:width="0.229cm" svg:height="0.167cm" svg:x="8.29cm" svg:y="3.238cm">
            <text:p text:style-name="P6"/>
            <draw:enhanced-geometry draw:mirror-horizontal="false" draw:mirror-vertical="false" drawooo:sub-view-size="2805 2045" draw:text-areas="0 0 ?f0 ?f1" svg:viewBox="0 0 0 0" draw:type="ooxml-non-primitive" draw:enhanced-path="M 2469 1 C 2374 1 2272 40 2206 123 L 1072 1257 599 785 C 536 722 449 690 363 690 276 690 189 722 126 785 0 911 0 1131 126 1257 L 820 1982 C 914 2045 977 2045 1072 2045 1135 2045 1261 2013 1292 1919 L 2678 532 C 2804 438 2804 186 2678 91 2634 32 2554 1 2469 1 Z N">
              <draw:equation draw:name="f0" draw:formula="logwidth"/>
              <draw:equation draw:name="f1" draw:formula="logheight"/>
            </draw:enhanced-geometry>
          </draw:custom-shape>
          <draw:custom-shape draw:name="Google Shape;405;p37" draw:style-name="gr6" draw:text-style-name="P13" draw:layer="layout" svg:width="0.977cm" svg:height="0.967cm" svg:x="8.12cm" svg:y="3.008cm">
            <text:p text:style-name="P6"/>
            <draw:enhanced-geometry draw:mirror-horizontal="false" draw:mirror-vertical="false" drawooo:sub-view-size="11941 11816" draw:text-areas="0 0 ?f0 ?f1" svg:viewBox="0 0 0 0" draw:type="ooxml-non-primitive" draw:enhanced-path="M 6963 1198 L 7876 2143 6963 2143 6963 1198 Z M 10286 3498 C 10373 3498 10460 3530 10523 3593 L 10995 4065 C 11184 4223 11184 4475 11027 4569 L 10806 4821 9798 3845 10050 3593 C 10113 3530 10200 3498 10286 3498 Z M 9294 4349 L 10271 5325 7845 7783 6868 6774 9294 4349 Z M 6585 7499 L 7183 8098 6427 8255 6585 7499 Z M 6994 10398 L 6994 10776 C 6994 10870 7057 10996 7089 11122 L 1071 11122 C 882 11122 693 10965 693 10776 L 693 10398 Z M 6270 663 L 6270 2458 C 6270 2647 6427 2805 6616 2805 L 8349 2805 8349 4286 6112 6554 C 6081 6585 6018 6680 6018 6711 L 5608 8633 C 5545 8759 5608 8885 5671 8948 5742 9019 5813 9055 5897 9055 5925 9055 5955 9051 5986 9043 L 7908 8602 C 8002 8602 8034 8570 8065 8507 L 8349 8255 8349 10807 8380 10807 C 8380 10996 8223 11154 8034 11154 7845 11154 7687 10996 7687 10807 L 7687 10083 C 7687 9893 7530 9736 7309 9736 L 1386 9736 1386 663 Z M 1071 1 C 882 1 693 158 693 379 L 693 9736 347 9736 C 158 9736 0 9893 0 10083 L 0 10807 C 0 11406 473 11815 1008 11815 L 8002 11815 C 8569 11815 9011 11343 9011 10807 L 9011 7562 11499 5105 C 11940 4664 11940 4034 11531 3593 L 11058 3120 C 10869 2931 10609 2836 10346 2836 10082 2836 9814 2931 9609 3120 L 9105 3624 9105 2490 C 9105 2427 9074 2332 8979 2269 L 6900 127 C 6805 64 6742 1 6648 1 Z N">
              <draw:equation draw:name="f0" draw:formula="logwidth"/>
              <draw:equation draw:name="f1" draw:formula="logheight"/>
            </draw:enhanced-geometry>
          </draw:custom-shape>
        </draw:g>
        <draw:g draw:name="Google Shape;406;p37">
          <draw:custom-shape draw:name="Google Shape;407;p37" draw:style-name="gr6" draw:text-style-name="P13" draw:layer="layout" svg:width="0.703cm" svg:height="1.079cm" svg:x="18.008cm" svg:y="3.443cm">
            <text:p text:style-name="P6"/>
            <draw:enhanced-geometry draw:mirror-horizontal="false" draw:mirror-vertical="false" drawooo:sub-view-size="7649 11743" draw:text-areas="0 0 ?f0 ?f1" svg:viewBox="0 0 0 0" draw:type="ooxml-non-primitive" draw:enhanced-path="M 3813 684 C 5545 684 6900 2039 6900 3740 6931 4780 6553 5347 6270 5788 5797 6544 5608 6922 5608 7930 5608 8119 5451 8277 5230 8277 L 2489 8277 C 2300 8277 2143 8119 2143 7930 2143 6922 1922 6576 1450 5820 1198 5347 567 4528 788 3205 1040 1819 2237 684 3813 684 Z M 4852 8907 L 4852 9569 4506 9569 C 4285 9569 4128 9726 4128 9915 4128 10136 4285 10293 4506 10293 L 4852 10293 4852 10640 C 4884 10829 4726 10986 4537 10986 L 3151 10986 C 2962 10986 2804 10829 2804 10640 L 2804 10293 3151 10293 C 3371 10293 3529 10136 3529 9915 3529 9726 3371 9569 3151 9569 L 2804 9569 2804 8907 Z M 3897 1 C 3632 1 3361 28 3088 86 1607 401 441 1566 158 3079 0 3992 158 4969 631 5757 757 5914 820 6072 914 6229 1355 6891 1450 7143 1450 7962 1450 8403 1733 8781 2143 8939 L 2143 10703 C 2143 11270 2615 11743 3151 11743 L 4537 11743 C 5073 11743 5545 11270 5545 10703 L 5545 8939 C 5955 8781 6238 8435 6238 7962 L 6238 7930 C 6238 7143 6427 6828 6805 6229 7089 5788 7593 5032 7593 3835 7649 1658 5950 1 3897 1 Z N">
              <draw:equation draw:name="f0" draw:formula="logwidth"/>
              <draw:equation draw:name="f1" draw:formula="logheight"/>
            </draw:enhanced-geometry>
          </draw:custom-shape>
          <draw:custom-shape draw:name="Google Shape;408;p37" draw:style-name="gr6" draw:text-style-name="P13" draw:layer="layout" svg:width="0.127cm" svg:height="0.066cm" svg:x="18.776cm" svg:y="3.761cm">
            <text:p text:style-name="P6"/>
            <draw:enhanced-geometry draw:mirror-horizontal="false" draw:mirror-vertical="false" drawooo:sub-view-size="1387 726" draw:text-areas="0 0 ?f0 ?f1" svg:viewBox="0 0 0 0" draw:type="ooxml-non-primitive" draw:enhanced-path="M 347 1 C 158 1 0 158 0 379 0 568 158 725 347 725 L 1040 725 C 1229 725 1386 568 1386 379 1386 158 1229 1 1040 1 Z N">
              <draw:equation draw:name="f0" draw:formula="logwidth"/>
              <draw:equation draw:name="f1" draw:formula="logheight"/>
            </draw:enhanced-geometry>
          </draw:custom-shape>
          <draw:custom-shape draw:name="Google Shape;409;p37" draw:style-name="gr6" draw:text-style-name="P13" draw:layer="layout" svg:width="0.127cm" svg:height="0.066cm" svg:x="17.829cm" svg:y="3.761cm">
            <text:p text:style-name="P6"/>
            <draw:enhanced-geometry draw:mirror-horizontal="false" draw:mirror-vertical="false" drawooo:sub-view-size="1387 726" draw:text-areas="0 0 ?f0 ?f1" svg:viewBox="0 0 0 0" draw:type="ooxml-non-primitive" draw:enhanced-path="M 347 1 C 158 1 0 158 0 379 0 568 158 725 347 725 L 1008 725 C 1197 694 1386 536 1386 379 1386 158 1197 1 1008 1 Z N">
              <draw:equation draw:name="f0" draw:formula="logwidth"/>
              <draw:equation draw:name="f1" draw:formula="logheight"/>
            </draw:enhanced-geometry>
          </draw:custom-shape>
          <draw:custom-shape draw:name="Google Shape;410;p37" draw:style-name="gr6" draw:text-style-name="P13" draw:layer="layout" svg:width="0.129cm" svg:height="0.097cm" svg:x="18.713cm" svg:y="3.506cm">
            <text:p text:style-name="P6"/>
            <draw:enhanced-geometry draw:mirror-horizontal="false" draw:mirror-vertical="false" drawooo:sub-view-size="1418 1063" draw:text-areas="0 0 ?f0 ?f1" svg:viewBox="0 0 0 0" draw:type="ooxml-non-primitive" draw:enhanced-path="M 992 1 C 931 1 870 19 819 59 L 221 406 C 63 500 0 721 95 878 159 985 295 1063 415 1063 473 1063 527 1045 567 1005 L 1166 658 C 1323 563 1418 343 1292 185 1249 79 1120 1 992 1 Z N">
              <draw:equation draw:name="f0" draw:formula="logwidth"/>
              <draw:equation draw:name="f1" draw:formula="logheight"/>
            </draw:enhanced-geometry>
          </draw:custom-shape>
          <draw:custom-shape draw:name="Google Shape;411;p37" draw:style-name="gr6" draw:text-style-name="P13" draw:layer="layout" svg:width="0.13cm" svg:height="0.096cm" svg:x="17.889cm" svg:y="3.983cm">
            <text:p text:style-name="P6"/>
            <draw:enhanced-geometry draw:mirror-horizontal="false" draw:mirror-vertical="false" drawooo:sub-view-size="1419 1049" draw:text-areas="0 0 ?f0 ?f1" svg:viewBox="0 0 0 0" draw:type="ooxml-non-primitive" draw:enhanced-path="M 1005 1 C 944 1 880 15 820 45 L 221 392 C 64 486 1 707 127 864 169 971 299 1049 427 1049 488 1049 548 1031 599 990 L 1166 644 C 1324 549 1418 329 1292 171 1250 64 1134 1 1005 1 Z N">
              <draw:equation draw:name="f0" draw:formula="logwidth"/>
              <draw:equation draw:name="f1" draw:formula="logheight"/>
            </draw:enhanced-geometry>
          </draw:custom-shape>
          <draw:custom-shape draw:name="Google Shape;412;p37" draw:style-name="gr6" draw:text-style-name="P13" draw:layer="layout" svg:width="0.127cm" svg:height="0.093cm" svg:x="18.716cm" svg:y="3.983cm">
            <text:p text:style-name="P6"/>
            <draw:enhanced-geometry draw:mirror-horizontal="false" draw:mirror-vertical="false" drawooo:sub-view-size="1387 1021" draw:text-areas="0 0 ?f0 ?f1" svg:viewBox="0 0 0 0" draw:type="ooxml-non-primitive" draw:enhanced-path="M 378 1 C 264 1 149 64 64 171 1 329 32 518 190 644 L 788 990 C 838 1010 891 1021 944 1021 1059 1021 1175 972 1261 864 1387 675 1292 486 1135 392 L 536 45 C 486 15 432 1 378 1 Z N">
              <draw:equation draw:name="f0" draw:formula="logwidth"/>
              <draw:equation draw:name="f1" draw:formula="logheight"/>
            </draw:enhanced-geometry>
          </draw:custom-shape>
          <draw:custom-shape draw:name="Google Shape;413;p37" draw:style-name="gr6" draw:text-style-name="P13" draw:layer="layout" svg:width="0.127cm" svg:height="0.093cm" svg:x="17.892cm" svg:y="3.508cm">
            <text:p text:style-name="P6"/>
            <draw:enhanced-geometry draw:mirror-horizontal="false" draw:mirror-vertical="false" drawooo:sub-view-size="1387 1021" draw:text-areas="0 0 ?f0 ?f1" svg:viewBox="0 0 0 0" draw:type="ooxml-non-primitive" draw:enhanced-path="M 405 1 C 283 1 159 50 95 157 0 315 63 504 221 630 L 788 977 C 838 1007 895 1021 953 1021 1074 1021 1196 958 1260 850 1386 693 1292 504 1134 378 L 567 31 C 517 11 461 1 405 1 Z N">
              <draw:equation draw:name="f0" draw:formula="logwidth"/>
              <draw:equation draw:name="f1" draw:formula="logheight"/>
            </draw:enhanced-geometry>
          </draw:custom-shape>
          <draw:custom-shape draw:name="Google Shape;414;p37" draw:style-name="gr6" draw:text-style-name="P13" draw:layer="layout" svg:width="0.376cm" svg:height="0.562cm" svg:x="18.176cm" svg:y="3.574cm">
            <text:p text:style-name="P6"/>
            <draw:enhanced-geometry draw:mirror-horizontal="false" draw:mirror-vertical="false" drawooo:sub-view-size="4097 6124" draw:text-areas="0 0 ?f0 ?f1" svg:viewBox="0 0 0 0" draw:type="ooxml-non-primitive" draw:enhanced-path="M 1733 1492 L 1733 2343 C 1733 2500 1796 2626 1922 2658 L 3246 3225 2395 4611 2395 3729 C 2395 3572 2332 3445 2206 3414 L 851 2878 1733 1492 Z M 2038 0 C 1919 0 1814 47 1765 169 L 64 2941 C 32 3004 1 3130 32 3225 64 3288 158 3382 221 3414 L 1733 4013 1733 5808 C 1733 5966 1859 6092 1954 6123 L 2049 6123 C 2143 6123 2269 6092 2301 5966 L 4002 3225 C 4033 3130 4096 3004 4033 2941 4033 2878 3970 2784 3907 2752 L 2395 2154 2395 358 C 2395 169 2269 74 2143 11 2108 4 2072 0 2038 0 Z N">
              <draw:equation draw:name="f0" draw:formula="logwidth"/>
              <draw:equation draw:name="f1" draw:formula="logheight"/>
            </draw:enhanced-geometry>
          </draw:custom-shape>
        </draw:g>
        <draw:custom-shape draw:name="Google Shape;415;p37" draw:style-name="gr10" draw:text-style-name="P20" draw:layer="layout" svg:width="0.923cm" svg:height="0.662cm" draw:transform="rotate (1.5707963267949) translate (17.959cm 6.435cm)">
          <text:p text:style-name="P6"/>
          <draw:enhanced-geometry draw:mirror-horizontal="false" draw:mirror-vertical="false" drawooo:sub-view-size="3008 2157" draw:text-areas="0 0 ?f0 ?f1" svg:viewBox="0 0 0 0" draw:type="ooxml-non-primitive" draw:enhanced-path="M 0 0 L 729 1075 0 2157 0 2157 3008 1075 0 0 Z N">
            <draw:equation draw:name="f0" draw:formula="logwidth"/>
            <draw:equation draw:name="f1" draw:formula="logheight"/>
          </draw:enhanced-geometry>
        </draw:custom-shape>
        <draw:custom-shape draw:name="Google Shape;416;p37" draw:style-name="gr6" draw:text-style-name="P13" draw:layer="layout" svg:width="1.035cm" svg:height="1.038cm" svg:x="14.511cm" svg:y="2.404cm">
          <text:p text:style-name="P6"/>
          <draw:enhanced-geometry draw:mirror-horizontal="false" draw:mirror-vertical="false" drawooo:sub-view-size="12666 12708" draw:text-areas="0 0 ?f0 ?f1" svg:viewBox="0 0 0 0" draw:type="ooxml-non-primitive" draw:enhanced-path="M 6347 841 C 6876 841 7350 1172 7530 1712 7719 2405 7372 3067 6679 3256 6569 3289 6457 3305 6345 3305 5822 3305 5323 2956 5167 2437 4947 1775 5325 1082 5986 893 6108 858 6229 841 6347 841 Z M 6353 5919 C 7021 5919 7624 6459 7624 7162 7593 7698 7215 8170 6742 8328 6608 8371 6474 8391 6345 8391 5810 8391 5351 8042 5199 7509 5010 6847 5356 6186 6018 5965 6130 5934 6242 5919 6353 5919 Z M 2079 9351 C 2744 9351 3340 9871 3340 10596 3308 11163 2962 11604 2426 11762 2305 11797 2183 11813 2065 11813 1538 11813 1068 11483 914 10943 693 10281 1071 9588 1733 9399 1849 9367 1965 9351 2079 9351 Z M 10617 9351 C 11281 9351 11878 9871 11878 10596 11846 11163 11500 11604 10995 11762 10868 11797 10742 11813 10620 11813 10076 11813 9606 11483 9452 10943 9263 10281 9609 9588 10271 9399 10387 9367 10503 9351 10617 9351 Z M 6344 0 C 5677 0 5021 308 4631 893 3812 2122 4474 3760 5955 4075 L 5955 5146 C 4600 5430 3907 6910 4537 8107 L 3434 9021 C 3025 8706 2584 8548 2080 8548 945 8548 0 9494 0 10628 0 11762 945 12707 2080 12707 3214 12707 4159 11793 4159 10628 4159 10281 4096 9966 3938 9683 L 5041 8769 C 5435 9084 5907 9242 6376 9242 6845 9242 7309 9084 7687 8769 L 8790 9683 C 8318 10596 8570 11730 9452 12361 9803 12595 10203 12707 10598 12707 11266 12707 11923 12387 12319 11793 12571 11478 12665 11069 12665 10659 12665 9431 11783 8548 10617 8548 10113 8548 9672 8706 9294 9021 L 8192 8107 C 8822 6879 8097 5398 6774 5146 L 6774 4075 C 7530 3917 8097 3382 8349 2657 8633 1806 8318 861 7530 357 7170 117 6755 0 6344 0 Z N">
            <draw:equation draw:name="f0" draw:formula="logwidth"/>
            <draw:equation draw:name="f1" draw:formula="logheight"/>
          </draw:enhanced-geometry>
        </draw:custom-shape>
        <draw:g draw:name="Google Shape;417;p37">
          <draw:custom-shape draw:name="Google Shape;418;p37" draw:style-name="gr6" draw:text-style-name="P13" draw:layer="layout" svg:width="0.23cm" svg:height="0.093cm" svg:x="6.04cm" svg:y="9.988cm">
            <text:p text:style-name="P6"/>
            <draw:enhanced-geometry draw:mirror-horizontal="false" draw:mirror-vertical="false" drawooo:sub-view-size="2930 1190" draw:text-areas="0 0 ?f0 ?f1" svg:viewBox="0 0 0 0" draw:type="ooxml-non-primitive" draw:enhanced-path="M 410 1 C 315 1 221 40 158 119 0 276 0 528 158 623 504 1001 977 1190 1449 1190 1922 1190 2458 1001 2773 623 2930 465 2930 245 2773 119 2710 40 2615 1 2517 1 2418 1 2316 40 2237 119 2048 308 1733 434 1449 434 1134 434 882 308 662 119 599 40 504 1 410 1 Z N">
              <draw:equation draw:name="f0" draw:formula="logwidth"/>
              <draw:equation draw:name="f1" draw:formula="logheight"/>
            </draw:enhanced-geometry>
          </draw:custom-shape>
          <draw:custom-shape draw:name="Google Shape;419;p37" draw:style-name="gr6" draw:text-style-name="P13" draw:layer="layout" svg:width="0.054cm" svg:height="0.054cm" svg:x="6.246cm" svg:y="9.786cm">
            <text:p text:style-name="P6"/>
            <draw:enhanced-geometry draw:mirror-horizontal="false" draw:mirror-vertical="false" drawooo:sub-view-size="693 694" draw:text-areas="0 0 ?f0 ?f1" svg:viewBox="0 0 0 0" draw:type="ooxml-non-primitive" draw:enhanced-path="M 347 1 C 158 1 0 158 0 347 0 536 158 694 347 694 536 694 693 536 693 347 693 158 536 1 347 1 Z N">
              <draw:equation draw:name="f0" draw:formula="logwidth"/>
              <draw:equation draw:name="f1" draw:formula="logheight"/>
            </draw:enhanced-geometry>
          </draw:custom-shape>
          <draw:custom-shape draw:name="Google Shape;420;p37" draw:style-name="gr6" draw:text-style-name="P13" draw:layer="layout" svg:width="0.054cm" svg:height="0.054cm" svg:x="6.011cm" svg:y="9.786cm">
            <text:p text:style-name="P6"/>
            <draw:enhanced-geometry draw:mirror-horizontal="false" draw:mirror-vertical="false" drawooo:sub-view-size="693 694" draw:text-areas="0 0 ?f0 ?f1" svg:viewBox="0 0 0 0" draw:type="ooxml-non-primitive" draw:enhanced-path="M 347 1 C 158 1 0 158 0 347 0 536 158 694 347 694 536 694 693 536 693 347 693 158 536 1 347 1 Z N">
              <draw:equation draw:name="f0" draw:formula="logwidth"/>
              <draw:equation draw:name="f1" draw:formula="logheight"/>
            </draw:enhanced-geometry>
          </draw:custom-shape>
          <draw:custom-shape draw:name="Google Shape;421;p37" draw:style-name="gr6" draw:text-style-name="P13" draw:layer="layout" svg:width="0.88cm" svg:height="0.997cm" svg:x="5.715cm" svg:y="9.26cm">
            <text:p text:style-name="P6"/>
            <draw:enhanced-geometry draw:mirror-horizontal="false" draw:mirror-vertical="false" drawooo:sub-view-size="11185 12666" draw:text-areas="0 0 ?f0 ?f1" svg:viewBox="0 0 0 0" draw:type="ooxml-non-primitive" draw:enhanced-path="M 1481 6680 L 1481 7026 1481 8129 C 1450 8134 1421 8136 1391 8136 1026 8136 756 7786 756 7436 756 7026 1103 6680 1481 6680 Z M 9672 6711 C 10082 6711 10428 7026 10428 7467 10428 7814 10113 8192 9672 8192 L 9672 7089 9672 6711 Z M 5576 3718 C 7435 3718 8947 5231 8947 7089 L 8947 9326 C 8947 10775 7750 11910 6333 11910 L 4852 11910 C 3371 11910 2237 10744 2237 9326 L 2237 7089 C 2237 5231 3749 3718 5576 3718 Z M 7089 1 C 6080 1 5230 820 5230 1828 L 5230 2994 C 3560 3151 2142 4348 1670 5924 L 1512 5924 C 662 5924 0 6585 0 7436 0 8255 662 8917 1512 8917 L 1512 9326 C 1512 11185 2993 12666 4852 12666 L 6333 12666 C 8191 12666 9704 11185 9704 9326 L 9704 8917 C 10523 8917 11184 8255 11184 7436 11184 6617 10523 5924 9672 5924 L 9515 5924 C 9042 4317 7687 3151 5954 2994 L 5954 1828 C 5954 1198 6459 725 7057 725 7687 725 8160 1230 8160 1828 8160 2017 8002 2206 7813 2206 7593 2206 7435 2017 7435 1828 7435 1639 7278 1482 7089 1482 6900 1482 6742 1639 6742 1828 6742 2458 7246 2931 7845 2931 8475 2931 8947 2427 8947 1828 8947 820 8128 1 7089 1 Z N">
              <draw:equation draw:name="f0" draw:formula="logwidth"/>
              <draw:equation draw:name="f1" draw:formula="logheight"/>
            </draw:enhanced-geometry>
          </draw:custom-shape>
        </draw:g>
        <draw:g draw:name="Google Shape;422;p37" xml:id="id6" draw:id="id6">
          <draw:custom-shape draw:name="Google Shape;423;p37" draw:style-name="gr20" draw:text-style-name="P13" draw:layer="layout" svg:width="14.961cm" svg:height="7.673cm" svg:x="4.375cm" svg:y="1.797cm">
            <text:p text:style-name="P26"><text:span text:style-name="T13">Novedad, originalidad, no convencional...</text:span></text:p>
            <text:p text:style-name="P6"><text:span text:style-name="T13"/></text:p>
            <text:p text:style-name="P6"><text:span text:style-name="T13"/></text:p>
            <text:p text:style-name="P26"><text:span text:style-name="T13">Aceptación en un contexto cultural concreto</text:span></text:p>
            <text:list text:style-name="L13">
              <text:list-item>
                <text:list>
                  <text:list-item>
                    <text:list>
                      <text:list-item>
                        <text:p text:style-name="P6"><text:span text:style-name="T14">Límites de la creatividad</text:span></text:p>
                      </text:list-item>
                    </text:list>
                  </text:list-item>
                </text:list>
              </text:list-item>
            </text:list>
            <text:p text:style-name="P6"><text:span text:style-name="T13"/></text:p>
            <text:p text:style-name="P26"><text:span text:style-name="T13">Cambio de paradig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24;p37">
            <draw:custom-shape draw:name="Google Shape;425;p37" draw:style-name="gr18" draw:text-style-name="P25" draw:layer="layout" svg:width="0.295cm" svg:height="0.289cm" svg:x="5.732cm" svg:y="3.655cm">
              <text:p text:style-name="P6"/>
              <draw:enhanced-geometry draw:mirror-horizontal="false" draw:mirror-vertical="false" drawooo:sub-view-size="6049 5936" draw:text-areas="0 0 ?f0 ?f1" svg:viewBox="0 0 0 0" draw:type="ooxml-non-primitive" draw:enhanced-path="M 5426 0 C 5281 0 5136 56 5025 166 L 4557 634 C 4322 522 4072 468 3825 468 3288 468 2764 723 2437 1186 1957 1863 2038 2784 2624 3369 2980 3726 2727 4336 2223 4336 1718 4336 1468 3726 1824 3369 2044 3149 2044 2790 1824 2569 1714 2458 1569 2402 1424 2402 1279 2402 1134 2458 1024 2569 514 3077 381 3853 692 4502 L 221 4970 C 0 5190 0 5549 221 5770 332 5880 477 5935 622 5935 767 5935 912 5880 1024 5770 L 1492 5302 C 1726 5414 1975 5467 2220 5467 2758 5467 3281 5211 3608 4749 4089 4073 4010 3152 3424 2569 3068 2210 3322 1600 3826 1600 4330 1600 4581 2210 4224 2569 4004 2790 4004 3146 4224 3369 4335 3480 4480 3535 4624 3535 4769 3535 4914 3480 5025 3369 5535 2859 5668 2086 5360 1434 L 5828 966 C 6048 745 6048 386 5828 166 5716 56 5571 0 5426 0 Z N">
                <draw:equation draw:name="f0" draw:formula="logwidth"/>
                <draw:equation draw:name="f1" draw:formula="logheight"/>
              </draw:enhanced-geometry>
            </draw:custom-shape>
            <draw:custom-shape draw:name="Google Shape;426;p37" draw:style-name="gr18" draw:text-style-name="P25" draw:layer="layout" svg:width="0.099cm" svg:height="0.094cm" svg:x="5.967cm" svg:y="3.499cm">
              <text:p text:style-name="P6"/>
              <draw:enhanced-geometry draw:mirror-horizontal="false" draw:mirror-vertical="false" drawooo:sub-view-size="2042 1933" draw:text-areas="0 0 ?f0 ?f1" svg:viewBox="0 0 0 0" draw:type="ooxml-non-primitive" draw:enhanced-path="M 619 1 C 475 1 330 56 221 167 0 388 0 747 221 967 L 1021 1767 C 1131 1878 1276 1933 1421 1933 1566 1933 1711 1878 1821 1767 2041 1547 2041 1188 1821 967 L 1021 167 C 910 57 765 1 619 1 Z N">
                <draw:equation draw:name="f0" draw:formula="logwidth"/>
                <draw:equation draw:name="f1" draw:formula="logheight"/>
              </draw:enhanced-geometry>
            </draw:custom-shape>
            <draw:custom-shape draw:name="Google Shape;427;p37" draw:style-name="gr18" draw:text-style-name="P25" draw:layer="layout" svg:width="0.099cm" svg:height="0.094cm" svg:x="6.085cm" svg:y="3.616cm">
              <text:p text:style-name="P6"/>
              <draw:enhanced-geometry draw:mirror-horizontal="false" draw:mirror-vertical="false" drawooo:sub-view-size="2045 1935" draw:text-areas="0 0 ?f0 ?f1" svg:viewBox="0 0 0 0" draw:type="ooxml-non-primitive" draw:enhanced-path="M 621 0 C 476 0 331 55 221 166 1 386 1 745 221 966 L 1021 1769 C 1131 1879 1276 1934 1421 1934 1566 1934 1711 1879 1821 1769 2045 1545 2042 1189 1821 966 L 1021 166 C 911 55 766 0 621 0 Z N">
                <draw:equation draw:name="f0" draw:formula="logwidth"/>
                <draw:equation draw:name="f1" draw:formula="logheight"/>
              </draw:enhanced-geometry>
            </draw:custom-shape>
            <draw:custom-shape draw:name="Google Shape;428;p37" draw:style-name="gr18" draw:text-style-name="P25" draw:layer="layout" svg:width="0.981cm" svg:height="0.944cm" svg:x="5.467cm" svg:y="3.261cm">
              <text:p text:style-name="P6"/>
              <draw:enhanced-geometry draw:mirror-horizontal="false" draw:mirror-vertical="false" drawooo:sub-view-size="20086 19326" draw:text-areas="0 0 ?f0 ?f1" svg:viewBox="0 0 0 0" draw:type="ooxml-non-primitive" draw:enhanced-path="M 14865 4061 C 14901 4061 14937 4064 14974 4071 15239 4125 15430 4358 15430 4627 15430 4778 15369 4922 15264 5028 15153 5137 15008 5194 14862 5194 14753 5194 14643 5162 14548 5098 14324 4947 14237 4660 14340 4409 14428 4195 14638 4061 14865 4061 Z M 13258 1136 C 14386 1136 15514 1507 16441 2247 L 15593 3096 C 15349 2979 15100 2926 14858 2926 13865 2926 12999 3824 13186 4916 13295 5541 13742 6055 14346 6248 14514 6301 14688 6327 14859 6327 15304 6327 15739 6153 16064 5828 16571 5321 16704 4545 16396 3896 L 17241 3050 17241 3050 C 18842 5046 18715 7981 16864 9832 L 16462 10231 16064 9832 C 15952 9722 15806 9666 15661 9666 15516 9666 15372 9721 15261 9832 15040 10053 15040 10412 15261 10632 L 15662 11034 8666 18027 C 8556 18137 8411 18192 8266 18192 8121 18192 7976 18137 7866 18027 L 1462 11623 C 1241 11402 1241 11043 1462 10822 L 8458 3826 8856 4228 C 8966 4338 9111 4393 9256 4393 9401 4393 9546 4338 9656 4228 9880 4005 9877 3648 9656 3425 L 9258 3026 9656 2625 C 10649 1632 11954 1136 13258 1136 Z M 13261 1 C 11661 1 10066 615 8856 1825 L 8056 2625 661 10019 C 0 10684 0 11759 661 12423 L 7066 18827 C 7398 19159 7833 19325 8267 19325 8702 19325 9137 19159 9469 18827 L 17664 10632 C 19956 8337 20086 4687 18044 2244 L 19264 1024 C 19485 804 19485 445 19264 224 19154 114 19009 59 18864 59 18719 59 18574 114 18464 224 L 17244 1444 C 16086 478 14671 1 13261 1 Z N">
                <draw:equation draw:name="f0" draw:formula="logwidth"/>
                <draw:equation draw:name="f1" draw:formula="logheight"/>
              </draw:enhanced-geometry>
            </draw:custom-shape>
          </draw:g>
          <draw:g draw:name="Google Shape;429;p37">
            <draw:custom-shape draw:name="Google Shape;430;p37" draw:style-name="gr18" draw:text-style-name="P25" draw:layer="layout" svg:width="0.855cm" svg:height="0.855cm" svg:x="5.53cm" svg:y="5.255cm">
              <text:p text:style-name="P6"/>
              <draw:enhanced-geometry draw:mirror-horizontal="false" draw:mirror-vertical="false" drawooo:sub-view-size="19325 19325" draw:text-areas="0 0 ?f0 ?f1" svg:viewBox="0 0 0 0" draw:type="ooxml-non-primitive" draw:enhanced-path="M 9662 1133 C 11824 1133 13983 1975 15668 3657 19035 7027 19035 12302 15668 15668 13983 17352 11822 18193 9661 18193 7500 18193 5340 17352 3657 15668 290 12302 290 7024 3657 3657 5342 1975 7500 1133 9662 1133 Z M 9662 1 C 7117 1 4698 1015 2857 2857 1015 4699 0 7117 0 9663 0 12208 1015 14627 2857 16469 4698 18310 7117 19325 9662 19325 12208 19325 14626 18310 16468 16469 18310 14627 19325 12208 19325 9663 19325 7117 18310 4699 16468 2857 14626 1015 12208 1 9662 1 Z N">
                <draw:equation draw:name="f0" draw:formula="logwidth"/>
                <draw:equation draw:name="f1" draw:formula="logheight"/>
              </draw:enhanced-geometry>
            </draw:custom-shape>
            <draw:custom-shape draw:name="Google Shape;431;p37" draw:style-name="gr18" draw:text-style-name="P25" draw:layer="layout" svg:width="0.443cm" svg:height="0.323cm" svg:x="5.734cm" svg:y="5.521cm">
              <text:p text:style-name="P6"/>
              <draw:enhanced-geometry draw:mirror-horizontal="false" draw:mirror-vertical="false" drawooo:sub-view-size="10014 7309" draw:text-areas="0 0 ?f0 ?f1" svg:viewBox="0 0 0 0" draw:type="ooxml-non-primitive" draw:enhanced-path="M 8149 1134 C 8294 1134 8439 1189 8549 1300 8769 1520 8769 1879 8549 2100 L 4639 6007 C 4527 6120 4377 6177 4227 6177 4081 6177 3937 6123 3830 6016 L 1547 3748 C 1296 3534 1281 3151 1514 2918 1626 2806 1771 2750 1916 2750 2074 2750 2232 2817 2344 2948 L 3784 4388 C 3793 4401 3805 4410 3817 4419 3817 4422 3820 4422 3823 4425 3934 4535 4078 4590 4222 4590 4367 4590 4512 4535 4624 4425 L 7749 1300 C 7859 1189 8004 1134 8149 1134 Z M 8146 1 C 7712 1 7279 166 6949 496 L 6946 496 4219 3223 3144 2148 C 2808 1779 2348 1594 1887 1594 1453 1594 1019 1758 686 2091 1 2776 28 3896 747 4549 L 3029 6819 C 3344 7131 3768 7308 4214 7308 4218 7308 4221 7308 4225 7308 4678 7308 5116 7127 5439 6807 L 9349 2900 C 10013 2236 10013 1161 9349 499 9017 167 8581 1 8146 1 Z N">
                <draw:equation draw:name="f0" draw:formula="logwidth"/>
                <draw:equation draw:name="f1" draw:formula="logheight"/>
              </draw:enhanced-geometry>
            </draw:custom-shape>
          </draw:g>
          <draw:custom-shape draw:name="Google Shape;432;p37" draw:style-name="gr18" draw:text-style-name="P25" draw:layer="layout" svg:width="0.833cm" svg:height="0.944cm" svg:x="5.541cm" svg:y="7.16cm">
            <text:p text:style-name="P6"/>
            <draw:enhanced-geometry draw:mirror-horizontal="false" draw:mirror-vertical="false" drawooo:sub-view-size="17058 19326" draw:text-areas="0 0 ?f0 ?f1" svg:viewBox="0 0 0 0" draw:type="ooxml-non-primitive" draw:enhanced-path="M 15013 2021 L 11577 5741 C 11378 5958 11378 6290 11577 6507 L 15013 10230 3195 10230 3195 2021 Z M 1716 1133 C 1906 1136 2060 1290 2063 1480 L 2063 17846 C 2060 18036 1906 18190 1716 18193 L 1483 18193 C 1290 18190 1136 18036 1133 17846 L 1133 1480 C 1136 1290 1290 1136 1483 1133 Z M 1483 1 C 665 1 4 665 1 1480 L 1 17846 C 4 18661 665 19325 1483 19325 L 1716 19325 C 2531 19325 3195 18661 3195 17846 L 3195 11363 16306 11363 C 16801 11360 17058 10774 16722 10412 L 12764 6124 16722 1836 C 16873 1673 16916 1432 16825 1226 16734 1021 16532 885 16306 885 L 3071 885 C 2833 348 2302 1 1716 1 Z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5" smil:attributeName="visibility" smil:to="visible"/>
                  <anim:transitionFilter smil:dur="0.5s" smil:targetElement="id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0.5s" smil:targetElement="id6" smil:type="fade" smil:subtype="crossfade"/>
                </anim:par>
              </anim:par>
            </anim:par>
            <anim:par smil:begin="next" smil:fill="hold">
              <anim:par smil:begin="0s" smil:fill="hold">
                <anim:par smil:begin="0s" smil:fill="hold" presentation:node-type="on-click" presentation:preset-class="exit" presentation:preset-id="ooo-exit-fade-out">
                  <anim:transitionFilter smil:dur="0.5s" smil:targetElement="id6" smil:type="fade" smil:subtype="crossfade" smil:mode="out"/>
                  <anim:set smil:begin="0.5s" smil:dur="0.001s" smil:fill="hold" smil:targetElement="id6" smil:attributeName="visibility" smil:to="hidden"/>
                </anim:par>
              </anim:par>
            </anim:par>
          </anim:seq>
        </anim:par>
        <presentation:notes draw:style-name="dp2">
          <draw:page-thumbnail draw:name="Google Shape;353;g9561cbfba7_2_104:notes" draw:style-name="gr2" draw:layer="layout" svg:width="16.932cm" svg:height="9.524cm" svg:x="1.059cm" svg:y="1.905cm" draw:page-number="7" presentation:class="page"/>
          <draw:frame draw:name="Google Shape;354;g9561cbfba7_2_104:notes" presentation:style-name="pr17" draw:text-style-name="P5" draw:layer="layout" svg:width="15.239cm" svg:height="11.429cm" svg:x="1.905cm" svg:y="12.065cm" presentation:class="notes" presentation:placeholder="true" presentation:user-transformed="true">
            <draw:text-box/>
          </draw:frame>
        </presentation:notes>
      </draw:page>
      <draw:page draw:name="Elementos " draw:style-name="dp1" draw:master-page-name="CUSTOM_5f_2">
        <draw:g draw:name="Google Shape;437;p38" xml:id="id7" draw:id="id7">
          <draw:custom-shape draw:name="Google Shape;438;p38" draw:style-name="gr1" draw:text-style-name="P4" draw:layer="layout" svg:width="0.48cm" svg:height="1.602cm" draw:transform="rotate (1.21370196183686) translate (6.921cm 11.858cm)">
            <text:p text:style-name="P6"/>
            <draw:enhanced-geometry draw:mirror-horizontal="false" draw:mirror-vertical="false" drawooo:sub-view-size="6966 23242" draw:text-areas="0 0 ?f0 ?f1" svg:viewBox="0 0 0 0" draw:type="ooxml-non-primitive" draw:enhanced-path="M 6513 0 L 0 23110 441 23241 6965 131 6513 0 Z N">
              <draw:equation draw:name="f0" draw:formula="logwidth"/>
              <draw:equation draw:name="f1" draw:formula="logheight"/>
            </draw:enhanced-geometry>
          </draw:custom-shape>
          <draw:custom-shape draw:name="Google Shape;439;p38" draw:style-name="gr1" draw:text-style-name="P4" draw:layer="layout" svg:width="1.523cm" svg:height="0.708cm" draw:transform="rotate (-0.0579449311662119) translate (4.404cm 9.961cm)">
            <text:p text:style-name="P6"/>
            <draw:enhanced-geometry draw:mirror-horizontal="false" draw:mirror-vertical="false" drawooo:sub-view-size="22099 10276" draw:text-areas="0 0 ?f0 ?f1" svg:viewBox="0 0 0 0" draw:type="ooxml-non-primitive" draw:enhanced-path="M 191 0 L 0 429 21908 10275 22098 9846 191 0 Z N">
              <draw:equation draw:name="f0" draw:formula="logwidth"/>
              <draw:equation draw:name="f1" draw:formula="logheight"/>
            </draw:enhanced-geometry>
          </draw:custom-shape>
          <draw:custom-shape draw:name="Google Shape;440;p38" draw:style-name="gr1" draw:text-style-name="P4" draw:layer="layout" svg:width="3.014cm" svg:height="2.501cm" draw:transform="rotate (-0.193731546971371) translate (8.184cm 7.866cm)">
            <text:p text:style-name="P6"/>
            <draw:enhanced-geometry draw:mirror-horizontal="false" draw:mirror-vertical="false" drawooo:sub-view-size="30529 30541" draw:text-areas="0 0 ?f0 ?f1" svg:viewBox="0 0 0 0" draw:type="ooxml-non-primitive" draw:enhanced-path="M 30207 1 L 1 30207 322 30540 30528 334 30207 1 Z N">
              <draw:equation draw:name="f0" draw:formula="logwidth"/>
              <draw:equation draw:name="f1" draw:formula="logheight"/>
            </draw:enhanced-geometry>
          </draw:custom-shape>
          <draw:custom-shape draw:name="Google Shape;441;p38" draw:style-name="gr21" draw:text-style-name="P4" draw:layer="layout" svg:width="2.484cm" svg:height="2.484cm" svg:x="5.661cm" svg:y="9.462cm">
            <text:p text:style-name="P1"><text:span text:style-name="T12">Contexto creativo</text:span></text:p>
            <draw:enhanced-geometry draw:mirror-horizontal="false" draw:mirror-vertical="false" drawooo:sub-view-size="36018 36017" draw:text-areas="0 0 ?f0 ?f1" svg:viewBox="0 0 0 0" draw:type="ooxml-non-primitive" draw:enhanced-path="M 18003 1 C 8062 1 1 8073 1 18015 1 27956 8062 36017 18003 36017 27957 36017 36017 27956 36017 18015 36017 8073 27957 1 18003 1 Z N">
              <draw:equation draw:name="f0" draw:formula="logwidth"/>
              <draw:equation draw:name="f1" draw:formula="logheight"/>
            </draw:enhanced-geometry>
          </draw:custom-shape>
          <draw:custom-shape draw:name="Google Shape;442;p38" draw:style-name="gr1" draw:text-style-name="P4" draw:layer="layout" svg:width="1.507cm" svg:height="1.507cm" svg:x="8.013cm" svg:y="12.128cm">
            <text:p text:style-name="P6"/>
            <draw:enhanced-geometry draw:mirror-horizontal="false" draw:mirror-vertical="false" drawooo:sub-view-size="21861 21861" draw:text-areas="0 0 ?f0 ?f1" svg:viewBox="0 0 0 0" draw:type="ooxml-non-primitive" draw:enhanced-path="M 10931 1 C 4894 1 1 4894 1 10931 1 16967 4894 21861 10931 21861 16967 21861 21861 16967 21861 10931 21861 4894 16967 1 10931 1 Z N">
              <draw:equation draw:name="f0" draw:formula="logwidth"/>
              <draw:equation draw:name="f1" draw:formula="logheight"/>
            </draw:enhanced-geometry>
          </draw:custom-shape>
          <draw:custom-shape draw:name="Google Shape;443;p38" draw:style-name="gr1" draw:text-style-name="P4" draw:layer="layout" svg:width="1.507cm" svg:height="1.507cm" svg:x="3.416cm" svg:y="9.12cm">
            <text:p text:style-name="P6"/>
            <draw:enhanced-geometry draw:mirror-horizontal="false" draw:mirror-vertical="false" drawooo:sub-view-size="21860 21861" draw:text-areas="0 0 ?f0 ?f1" svg:viewBox="0 0 0 0" draw:type="ooxml-non-primitive" draw:enhanced-path="M 10930 1 C 4894 1 0 4894 0 10931 0 16967 4894 21861 10930 21861 16966 21861 21860 16967 21860 10931 21860 4894 16966 1 10930 1 Z N">
              <draw:equation draw:name="f0" draw:formula="logwidth"/>
              <draw:equation draw:name="f1" draw:formula="logheight"/>
            </draw:enhanced-geometry>
          </draw:custom-shape>
          <draw:g draw:name="Google Shape;444;p38">
            <draw:custom-shape draw:name="Google Shape;445;p38" draw:style-name="gr6" draw:text-style-name="P13" draw:layer="layout" svg:width="0.23cm" svg:height="0.093cm" svg:x="4.054cm" svg:y="10.085cm">
              <text:p text:style-name="P6"/>
              <draw:enhanced-geometry draw:mirror-horizontal="false" draw:mirror-vertical="false" drawooo:sub-view-size="2930 1190" draw:text-areas="0 0 ?f0 ?f1" svg:viewBox="0 0 0 0" draw:type="ooxml-non-primitive" draw:enhanced-path="M 410 1 C 315 1 221 40 158 119 0 276 0 528 158 623 504 1001 977 1190 1449 1190 1922 1190 2458 1001 2773 623 2930 465 2930 245 2773 119 2710 40 2615 1 2517 1 2418 1 2316 40 2237 119 2048 308 1733 434 1449 434 1134 434 882 308 662 119 599 40 504 1 410 1 Z N">
                <draw:equation draw:name="f0" draw:formula="logwidth"/>
                <draw:equation draw:name="f1" draw:formula="logheight"/>
              </draw:enhanced-geometry>
            </draw:custom-shape>
            <draw:custom-shape draw:name="Google Shape;446;p38" draw:style-name="gr6" draw:text-style-name="P13" draw:layer="layout" svg:width="0.054cm" svg:height="0.054cm" svg:x="4.26cm" svg:y="9.884cm">
              <text:p text:style-name="P6"/>
              <draw:enhanced-geometry draw:mirror-horizontal="false" draw:mirror-vertical="false" drawooo:sub-view-size="693 694" draw:text-areas="0 0 ?f0 ?f1" svg:viewBox="0 0 0 0" draw:type="ooxml-non-primitive" draw:enhanced-path="M 347 1 C 158 1 0 158 0 347 0 536 158 694 347 694 536 694 693 536 693 347 693 158 536 1 347 1 Z N">
                <draw:equation draw:name="f0" draw:formula="logwidth"/>
                <draw:equation draw:name="f1" draw:formula="logheight"/>
              </draw:enhanced-geometry>
            </draw:custom-shape>
            <draw:custom-shape draw:name="Google Shape;447;p38" draw:style-name="gr6" draw:text-style-name="P13" draw:layer="layout" svg:width="0.054cm" svg:height="0.054cm" svg:x="4.025cm" svg:y="9.884cm">
              <text:p text:style-name="P6"/>
              <draw:enhanced-geometry draw:mirror-horizontal="false" draw:mirror-vertical="false" drawooo:sub-view-size="693 694" draw:text-areas="0 0 ?f0 ?f1" svg:viewBox="0 0 0 0" draw:type="ooxml-non-primitive" draw:enhanced-path="M 347 1 C 158 1 0 158 0 347 0 536 158 694 347 694 536 694 693 536 693 347 693 158 536 1 347 1 Z N">
                <draw:equation draw:name="f0" draw:formula="logwidth"/>
                <draw:equation draw:name="f1" draw:formula="logheight"/>
              </draw:enhanced-geometry>
            </draw:custom-shape>
            <draw:custom-shape draw:name="Google Shape;448;p38" draw:style-name="gr6" draw:text-style-name="P13" draw:layer="layout" svg:width="0.88cm" svg:height="0.997cm" svg:x="3.729cm" svg:y="9.357cm">
              <text:p text:style-name="P6"/>
              <draw:enhanced-geometry draw:mirror-horizontal="false" draw:mirror-vertical="false" drawooo:sub-view-size="11185 12666" draw:text-areas="0 0 ?f0 ?f1" svg:viewBox="0 0 0 0" draw:type="ooxml-non-primitive" draw:enhanced-path="M 1481 6680 L 1481 7026 1481 8129 C 1450 8134 1421 8136 1391 8136 1026 8136 756 7786 756 7436 756 7026 1103 6680 1481 6680 Z M 9672 6711 C 10082 6711 10428 7026 10428 7467 10428 7814 10113 8192 9672 8192 L 9672 7089 9672 6711 Z M 5576 3718 C 7435 3718 8947 5231 8947 7089 L 8947 9326 C 8947 10775 7750 11910 6333 11910 L 4852 11910 C 3371 11910 2237 10744 2237 9326 L 2237 7089 C 2237 5231 3749 3718 5576 3718 Z M 7089 1 C 6080 1 5230 820 5230 1828 L 5230 2994 C 3560 3151 2142 4348 1670 5924 L 1512 5924 C 662 5924 0 6585 0 7436 0 8255 662 8917 1512 8917 L 1512 9326 C 1512 11185 2993 12666 4852 12666 L 6333 12666 C 8191 12666 9704 11185 9704 9326 L 9704 8917 C 10523 8917 11184 8255 11184 7436 11184 6617 10523 5924 9672 5924 L 9515 5924 C 9042 4317 7687 3151 5954 2994 L 5954 1828 C 5954 1198 6459 725 7057 725 7687 725 8160 1230 8160 1828 8160 2017 8002 2206 7813 2206 7593 2206 7435 2017 7435 1828 7435 1639 7278 1482 7089 1482 6900 1482 6742 1639 6742 1828 6742 2458 7246 2931 7845 2931 8475 2931 8947 2427 8947 1828 8947 820 8128 1 7089 1 Z N">
                <draw:equation draw:name="f0" draw:formula="logwidth"/>
                <draw:equation draw:name="f1" draw:formula="logheight"/>
              </draw:enhanced-geometry>
            </draw:custom-shape>
          </draw:g>
          <draw:custom-shape draw:name="Google Shape;449;p38" draw:style-name="gr6" draw:text-style-name="P13" draw:layer="layout" svg:width="0.944cm" svg:height="0.834cm" svg:x="8.307cm" svg:y="12.519cm">
            <text:p text:style-name="P6"/>
            <draw:enhanced-geometry draw:mirror-horizontal="false" draw:mirror-vertical="false" drawooo:sub-view-size="19326 17074" draw:text-areas="0 0 ?f0 ?f1" svg:viewBox="0 0 0 0" draw:type="ooxml-non-primitive" draw:enhanced-path="M 14226 1132 C 15314 1132 16352 1605 17070 2425 17798 3252 18196 4366 18196 5568 18193 8476 15599 10686 11671 14032 11025 14581 10364 15146 9663 15756 8963 15146 8301 14581 7655 14032 3727 10686 1133 8476 1133 5568 1133 4366 1535 3252 2259 2425 2977 1605 4015 1132 5103 1132 5113 1132 5124 1132 5134 1132 6686 1132 7691 2090 8259 2890 8631 3421 8920 4001 9126 4614 9212 4875 9438 5006 9665 5006 9891 5006 10118 4875 10204 4614 10409 4001 10699 3421 11070 2890 11641 2090 12643 1132 14195 1132 14206 1132 14216 1132 14226 1132 Z M 5103 0 C 3689 0 2343 612 1411 1676 502 2709 1 4092 1 5568 1 7174 629 8672 1976 10275 3180 11710 4914 13183 6922 14895 7670 15532 8443 16191 9265 16909 L 9292 16933 C 9397 17027 9530 17074 9664 17074 9797 17074 9930 17027 10038 16933 L 10062 16909 C 10883 16191 11659 15532 12405 14895 14413 13183 16146 11707 17351 10275 18697 8672 19325 7174 19325 5568 19325 4092 18824 2709 17915 1676 16983 612 15637 0 14224 0 14213 0 14203 0 14192 0 12157 0 10868 1217 10143 2238 9968 2485 9808 2748 9663 3017 9518 2748 9358 2485 9183 2238 8458 1217 7169 0 5134 0 5124 0 5113 0 5103 0 Z N">
              <draw:equation draw:name="f0" draw:formula="logwidth"/>
              <draw:equation draw:name="f1" draw:formula="logheight"/>
            </draw:enhanced-geometry>
          </draw:custom-shape>
        </draw:g>
        <draw:g draw:name="Google Shape;450;p38">
          <draw:custom-shape draw:name="Google Shape;451;p38" draw:style-name="gr18" draw:text-style-name="P25" draw:layer="layout" svg:width="0.461cm" svg:height="1.953cm" draw:transform="rotate (-1.34512525451203) translate (17.911cm 10.24cm)">
            <text:p text:style-name="P6"/>
            <draw:enhanced-geometry draw:mirror-horizontal="false" draw:mirror-vertical="false" drawooo:sub-view-size="6514 28612" draw:text-areas="0 0 ?f0 ?f1" svg:viewBox="0 0 0 0" draw:type="ooxml-non-primitive" draw:enhanced-path="M 6061 1 L 1 28516 453 28611 6513 96 6061 1 Z N">
              <draw:equation draw:name="f0" draw:formula="logwidth"/>
              <draw:equation draw:name="f1" draw:formula="logheight"/>
            </draw:enhanced-geometry>
          </draw:custom-shape>
          <draw:custom-shape draw:name="Google Shape;452;p38" draw:style-name="gr18" draw:text-style-name="P25" draw:layer="layout" svg:width="0.492cm" svg:height="1.586cm" draw:transform="rotate (-1.13428948087111) translate (14.019cm 11.405cm)">
            <text:p text:style-name="P6"/>
            <draw:enhanced-geometry draw:mirror-horizontal="false" draw:mirror-vertical="false" drawooo:sub-view-size="6954 23242" draw:text-areas="0 0 ?f0 ?f1" svg:viewBox="0 0 0 0" draw:type="ooxml-non-primitive" draw:enhanced-path="M 441 1 L 1 132 6513 23242 6954 23122 441 1 Z N">
              <draw:equation draw:name="f0" draw:formula="logwidth"/>
              <draw:equation draw:name="f1" draw:formula="logheight"/>
            </draw:enhanced-geometry>
          </draw:custom-shape>
          <draw:custom-shape draw:name="Google Shape;453;p38" draw:style-name="gr18" draw:text-style-name="P25" draw:layer="layout" svg:width="1.566cm" svg:height="0.701cm" draw:transform="rotate (-1.14476145638308) translate (16.295cm 10.982cm)">
            <text:p text:style-name="P6"/>
            <draw:enhanced-geometry draw:mirror-horizontal="false" draw:mirror-vertical="false" drawooo:sub-view-size="22099 10276" draw:text-areas="0 0 ?f0 ?f1" svg:viewBox="0 0 0 0" draw:type="ooxml-non-primitive" draw:enhanced-path="M 21908 0 L 1 9858 191 10275 22099 429 21908 0 Z N">
              <draw:equation draw:name="f0" draw:formula="logwidth"/>
              <draw:equation draw:name="f1" draw:formula="logheight"/>
            </draw:enhanced-geometry>
          </draw:custom-shape>
          <draw:custom-shape draw:name="Google Shape;454;p38" draw:style-name="gr18" draw:text-style-name="P25" draw:layer="layout" svg:width="2.165cm" svg:height="2.084cm" svg:x="12.444cm" svg:y="8.501cm">
            <text:p text:style-name="P6"/>
            <draw:enhanced-geometry draw:mirror-horizontal="false" draw:mirror-vertical="false" drawooo:sub-view-size="30541 30541" draw:text-areas="0 0 ?f0 ?f1" svg:viewBox="0 0 0 0" draw:type="ooxml-non-primitive" draw:enhanced-path="M 334 1 L 1 334 30207 30540 30540 30207 334 1 Z N">
              <draw:equation draw:name="f0" draw:formula="logwidth"/>
              <draw:equation draw:name="f1" draw:formula="logheight"/>
            </draw:enhanced-geometry>
          </draw:custom-shape>
          <draw:custom-shape draw:name="Google Shape;455;p38" draw:style-name="gr19" draw:text-style-name="P25" draw:layer="layout" svg:width="2.553cm" svg:height="2.458cm" svg:x="13.643cm" svg:y="9.689cm">
            <text:p text:style-name="P1"><text:span text:style-name="T12">Producto creativo</text:span></text:p>
            <draw:enhanced-geometry draw:mirror-horizontal="false" draw:mirror-vertical="false" drawooo:sub-view-size="36017 36017" draw:text-areas="0 0 ?f0 ?f1" svg:viewBox="0 0 0 0" draw:type="ooxml-non-primitive" draw:enhanced-path="M 18015 1 C 8061 1 1 8073 1 18015 1 27956 8061 36017 18015 36017 27956 36017 36017 27956 36017 18015 36017 8073 27956 1 18015 1 Z N">
              <draw:equation draw:name="f0" draw:formula="logwidth"/>
              <draw:equation draw:name="f1" draw:formula="logheight"/>
            </draw:enhanced-geometry>
          </draw:custom-shape>
          <draw:custom-shape draw:name="Google Shape;456;p38" draw:style-name="gr18" draw:text-style-name="P25" draw:layer="layout" svg:width="1.549cm" svg:height="1.492cm" svg:x="16.81cm" svg:y="11.952cm">
            <text:p text:style-name="P6"/>
            <draw:enhanced-geometry draw:mirror-horizontal="false" draw:mirror-vertical="false" drawooo:sub-view-size="21861 21861" draw:text-areas="0 0 ?f0 ?f1" svg:viewBox="0 0 0 0" draw:type="ooxml-non-primitive" draw:enhanced-path="M 10931 1 C 4894 1 1 4894 1 10931 1 16967 4894 21861 10931 21861 16967 21861 21861 16967 21861 10931 21861 4894 16967 1 10931 1 Z N">
              <draw:equation draw:name="f0" draw:formula="logwidth"/>
              <draw:equation draw:name="f1" draw:formula="logheight"/>
            </draw:enhanced-geometry>
          </draw:custom-shape>
          <draw:custom-shape draw:name="Google Shape;457;p38" draw:style-name="gr18" draw:text-style-name="P25" draw:layer="layout" svg:width="1.549cm" svg:height="1.492cm" svg:x="11.925cm" svg:y="12.168cm">
            <text:p text:style-name="P6"/>
            <draw:enhanced-geometry draw:mirror-horizontal="false" draw:mirror-vertical="false" drawooo:sub-view-size="21860 21861" draw:text-areas="0 0 ?f0 ?f1" svg:viewBox="0 0 0 0" draw:type="ooxml-non-primitive" draw:enhanced-path="M 10930 1 C 4894 1 0 4894 0 10931 0 16967 4894 21861 10930 21861 16967 21861 21860 16967 21860 10931 21860 4894 16967 1 10930 1 Z N">
              <draw:equation draw:name="f0" draw:formula="logwidth"/>
              <draw:equation draw:name="f1" draw:formula="logheight"/>
            </draw:enhanced-geometry>
          </draw:custom-shape>
          <draw:custom-shape draw:name="Google Shape;458;p38" draw:style-name="gr18" draw:text-style-name="P25" draw:layer="layout" svg:width="1.497cm" svg:height="1.442cm" svg:x="17.928cm" svg:y="9.962cm">
            <text:p text:style-name="P6"/>
            <draw:enhanced-geometry draw:mirror-horizontal="false" draw:mirror-vertical="false" drawooo:sub-view-size="21122 21134" draw:text-areas="0 0 ?f0 ?f1" svg:viewBox="0 0 0 0" draw:type="ooxml-non-primitive" draw:enhanced-path="M 10561 0 C 4727 0 0 4739 0 10573 0 16407 4727 21134 10561 21134 16395 21134 21122 16407 21122 10573 21122 4739 16395 0 10561 0 Z N">
              <draw:equation draw:name="f0" draw:formula="logwidth"/>
              <draw:equation draw:name="f1" draw:formula="logheight"/>
            </draw:enhanced-geometry>
          </draw:custom-shape>
          <draw:custom-shape draw:name="Google Shape;459;p38" draw:style-name="gr6" draw:text-style-name="P13" draw:layer="layout" svg:width="0.833cm" svg:height="0.944cm" svg:x="12.35cm" svg:y="12.442cm">
            <text:p text:style-name="P6"/>
            <draw:enhanced-geometry draw:mirror-horizontal="false" draw:mirror-vertical="false" drawooo:sub-view-size="17058 19326" draw:text-areas="0 0 ?f0 ?f1" svg:viewBox="0 0 0 0" draw:type="ooxml-non-primitive" draw:enhanced-path="M 15013 2021 L 11577 5741 C 11378 5958 11378 6290 11577 6507 L 15013 10230 3195 10230 3195 2021 Z M 1716 1133 C 1906 1136 2060 1290 2063 1480 L 2063 17846 C 2060 18036 1906 18190 1716 18193 L 1483 18193 C 1290 18190 1136 18036 1133 17846 L 1133 1480 C 1136 1290 1290 1136 1483 1133 Z M 1483 1 C 665 1 4 665 1 1480 L 1 17846 C 4 18661 665 19325 1483 19325 L 1716 19325 C 2531 19325 3195 18661 3195 17846 L 3195 11363 16306 11363 C 16801 11360 17058 10774 16722 10412 L 12764 6124 16722 1836 C 16873 1673 16916 1432 16825 1226 16734 1021 16532 885 16306 885 L 3071 885 C 2833 348 2302 1 1716 1 Z N">
              <draw:equation draw:name="f0" draw:formula="logwidth"/>
              <draw:equation draw:name="f1" draw:formula="logheight"/>
            </draw:enhanced-geometry>
          </draw:custom-shape>
          <draw:g draw:name="Google Shape;460;p38">
            <draw:custom-shape draw:name="Google Shape;461;p38" draw:style-name="gr6" draw:text-style-name="P13" draw:layer="layout" svg:width="0.295cm" svg:height="0.289cm" svg:x="18.451cm" svg:y="10.605cm">
              <text:p text:style-name="P6"/>
              <draw:enhanced-geometry draw:mirror-horizontal="false" draw:mirror-vertical="false" drawooo:sub-view-size="6049 5936" draw:text-areas="0 0 ?f0 ?f1" svg:viewBox="0 0 0 0" draw:type="ooxml-non-primitive" draw:enhanced-path="M 5426 0 C 5281 0 5136 56 5025 166 L 4557 634 C 4322 522 4072 468 3825 468 3288 468 2764 723 2437 1186 1957 1863 2038 2784 2624 3369 2980 3726 2727 4336 2223 4336 1718 4336 1468 3726 1824 3369 2044 3149 2044 2790 1824 2569 1714 2458 1569 2402 1424 2402 1279 2402 1134 2458 1024 2569 514 3077 381 3853 692 4502 L 221 4970 C 0 5190 0 5549 221 5770 332 5880 477 5935 622 5935 767 5935 912 5880 1024 5770 L 1492 5302 C 1726 5414 1975 5467 2220 5467 2758 5467 3281 5211 3608 4749 4089 4073 4010 3152 3424 2569 3068 2210 3322 1600 3826 1600 4330 1600 4581 2210 4224 2569 4004 2790 4004 3146 4224 3369 4335 3480 4480 3535 4624 3535 4769 3535 4914 3480 5025 3369 5535 2859 5668 2086 5360 1434 L 5828 966 C 6048 745 6048 386 5828 166 5716 56 5571 0 5426 0 Z N">
                <draw:equation draw:name="f0" draw:formula="logwidth"/>
                <draw:equation draw:name="f1" draw:formula="logheight"/>
              </draw:enhanced-geometry>
            </draw:custom-shape>
            <draw:custom-shape draw:name="Google Shape;462;p38" draw:style-name="gr6" draw:text-style-name="P13" draw:layer="layout" svg:width="0.099cm" svg:height="0.094cm" svg:x="18.686cm" svg:y="10.449cm">
              <text:p text:style-name="P6"/>
              <draw:enhanced-geometry draw:mirror-horizontal="false" draw:mirror-vertical="false" drawooo:sub-view-size="2042 1933" draw:text-areas="0 0 ?f0 ?f1" svg:viewBox="0 0 0 0" draw:type="ooxml-non-primitive" draw:enhanced-path="M 619 1 C 475 1 330 56 221 167 0 388 0 747 221 967 L 1021 1767 C 1131 1878 1276 1933 1421 1933 1566 1933 1711 1878 1821 1767 2041 1547 2041 1188 1821 967 L 1021 167 C 910 57 765 1 619 1 Z N">
                <draw:equation draw:name="f0" draw:formula="logwidth"/>
                <draw:equation draw:name="f1" draw:formula="logheight"/>
              </draw:enhanced-geometry>
            </draw:custom-shape>
            <draw:custom-shape draw:name="Google Shape;463;p38" draw:style-name="gr6" draw:text-style-name="P13" draw:layer="layout" svg:width="0.099cm" svg:height="0.094cm" svg:x="18.803cm" svg:y="10.566cm">
              <text:p text:style-name="P6"/>
              <draw:enhanced-geometry draw:mirror-horizontal="false" draw:mirror-vertical="false" drawooo:sub-view-size="2045 1935" draw:text-areas="0 0 ?f0 ?f1" svg:viewBox="0 0 0 0" draw:type="ooxml-non-primitive" draw:enhanced-path="M 621 0 C 476 0 331 55 221 166 1 386 1 745 221 966 L 1021 1769 C 1131 1879 1276 1934 1421 1934 1566 1934 1711 1879 1821 1769 2045 1545 2042 1189 1821 966 L 1021 166 C 911 55 766 0 621 0 Z N">
                <draw:equation draw:name="f0" draw:formula="logwidth"/>
                <draw:equation draw:name="f1" draw:formula="logheight"/>
              </draw:enhanced-geometry>
            </draw:custom-shape>
            <draw:custom-shape draw:name="Google Shape;464;p38" draw:style-name="gr6" draw:text-style-name="P13" draw:layer="layout" svg:width="0.981cm" svg:height="0.944cm" svg:x="18.185cm" svg:y="10.211cm">
              <text:p text:style-name="P6"/>
              <draw:enhanced-geometry draw:mirror-horizontal="false" draw:mirror-vertical="false" drawooo:sub-view-size="20086 19326" draw:text-areas="0 0 ?f0 ?f1" svg:viewBox="0 0 0 0" draw:type="ooxml-non-primitive" draw:enhanced-path="M 14865 4061 C 14901 4061 14937 4064 14974 4071 15239 4125 15430 4358 15430 4627 15430 4778 15369 4922 15264 5028 15153 5137 15008 5194 14862 5194 14753 5194 14643 5162 14548 5098 14324 4947 14237 4660 14340 4409 14428 4195 14638 4061 14865 4061 Z M 13258 1136 C 14386 1136 15514 1507 16441 2247 L 15593 3096 C 15349 2979 15100 2926 14858 2926 13865 2926 12999 3824 13186 4916 13295 5541 13742 6055 14346 6248 14514 6301 14688 6327 14859 6327 15304 6327 15739 6153 16064 5828 16571 5321 16704 4545 16396 3896 L 17241 3050 17241 3050 C 18842 5046 18715 7981 16864 9832 L 16462 10231 16064 9832 C 15952 9722 15806 9666 15661 9666 15516 9666 15372 9721 15261 9832 15040 10053 15040 10412 15261 10632 L 15662 11034 8666 18027 C 8556 18137 8411 18192 8266 18192 8121 18192 7976 18137 7866 18027 L 1462 11623 C 1241 11402 1241 11043 1462 10822 L 8458 3826 8856 4228 C 8966 4338 9111 4393 9256 4393 9401 4393 9546 4338 9656 4228 9880 4005 9877 3648 9656 3425 L 9258 3026 9656 2625 C 10649 1632 11954 1136 13258 1136 Z M 13261 1 C 11661 1 10066 615 8856 1825 L 8056 2625 661 10019 C 0 10684 0 11759 661 12423 L 7066 18827 C 7398 19159 7833 19325 8267 19325 8702 19325 9137 19159 9469 18827 L 17664 10632 C 19956 8337 20086 4687 18044 2244 L 19264 1024 C 19485 804 19485 445 19264 224 19154 114 19009 59 18864 59 18719 59 18574 114 18464 224 L 17244 1444 C 16086 478 14671 1 13261 1 Z N">
                <draw:equation draw:name="f0" draw:formula="logwidth"/>
                <draw:equation draw:name="f1" draw:formula="logheight"/>
              </draw:enhanced-geometry>
            </draw:custom-shape>
          </draw:g>
          <draw:g draw:name="Google Shape;465;p38">
            <draw:custom-shape draw:name="Google Shape;466;p38" draw:style-name="gr6" draw:text-style-name="P13" draw:layer="layout" svg:width="0.855cm" svg:height="0.855cm" svg:x="17.159cm" svg:y="12.271cm">
              <text:p text:style-name="P6"/>
              <draw:enhanced-geometry draw:mirror-horizontal="false" draw:mirror-vertical="false" drawooo:sub-view-size="19325 19325" draw:text-areas="0 0 ?f0 ?f1" svg:viewBox="0 0 0 0" draw:type="ooxml-non-primitive" draw:enhanced-path="M 9662 1133 C 11824 1133 13983 1975 15668 3657 19035 7027 19035 12302 15668 15668 13983 17352 11822 18193 9661 18193 7500 18193 5340 17352 3657 15668 290 12302 290 7024 3657 3657 5342 1975 7500 1133 9662 1133 Z M 9662 1 C 7117 1 4698 1015 2857 2857 1015 4699 0 7117 0 9663 0 12208 1015 14627 2857 16469 4698 18310 7117 19325 9662 19325 12208 19325 14626 18310 16468 16469 18310 14627 19325 12208 19325 9663 19325 7117 18310 4699 16468 2857 14626 1015 12208 1 9662 1 Z N">
                <draw:equation draw:name="f0" draw:formula="logwidth"/>
                <draw:equation draw:name="f1" draw:formula="logheight"/>
              </draw:enhanced-geometry>
            </draw:custom-shape>
            <draw:custom-shape draw:name="Google Shape;467;p38" draw:style-name="gr6" draw:text-style-name="P13" draw:layer="layout" svg:width="0.443cm" svg:height="0.323cm" svg:x="17.363cm" svg:y="12.537cm">
              <text:p text:style-name="P6"/>
              <draw:enhanced-geometry draw:mirror-horizontal="false" draw:mirror-vertical="false" drawooo:sub-view-size="10014 7309" draw:text-areas="0 0 ?f0 ?f1" svg:viewBox="0 0 0 0" draw:type="ooxml-non-primitive" draw:enhanced-path="M 8149 1134 C 8294 1134 8439 1189 8549 1300 8769 1520 8769 1879 8549 2100 L 4639 6007 C 4527 6120 4377 6177 4227 6177 4081 6177 3937 6123 3830 6016 L 1547 3748 C 1296 3534 1281 3151 1514 2918 1626 2806 1771 2750 1916 2750 2074 2750 2232 2817 2344 2948 L 3784 4388 C 3793 4401 3805 4410 3817 4419 3817 4422 3820 4422 3823 4425 3934 4535 4078 4590 4222 4590 4367 4590 4512 4535 4624 4425 L 7749 1300 C 7859 1189 8004 1134 8149 1134 Z M 8146 1 C 7712 1 7279 166 6949 496 L 6946 496 4219 3223 3144 2148 C 2808 1779 2348 1594 1887 1594 1453 1594 1019 1758 686 2091 1 2776 28 3896 747 4549 L 3029 6819 C 3344 7131 3768 7308 4214 7308 4218 7308 4221 7308 4225 7308 4678 7308 5116 7127 5439 6807 L 9349 2900 C 10013 2236 10013 1161 9349 499 9017 167 8581 1 8146 1 Z N">
                <draw:equation draw:name="f0" draw:formula="logwidth"/>
                <draw:equation draw:name="f1" draw:formula="logheight"/>
              </draw:enhanced-geometry>
            </draw:custom-shape>
          </draw:g>
        </draw:g>
        <draw:g draw:name="Google Shape;468;p38">
          <draw:custom-shape draw:name="Google Shape;469;p38" draw:style-name="gr13" draw:text-style-name="P22" draw:layer="layout" svg:width="1.331cm" svg:height="0.31cm" draw:transform="rotate (-3.14159265358979) translate (17.872cm 5.908cm)">
            <text:p text:style-name="P6"/>
            <draw:enhanced-geometry draw:mirror-horizontal="true" draw:mirror-vertical="false" drawooo:sub-view-size="23242 6966" draw:text-areas="0 0 ?f0 ?f1" svg:viewBox="0 0 0 0" draw:type="ooxml-non-primitive" draw:enhanced-path="M 23111 0 L 1 6525 132 6965 23242 441 23111 0 Z N">
              <draw:equation draw:name="f0" draw:formula="logwidth"/>
              <draw:equation draw:name="f1" draw:formula="logheight"/>
            </draw:enhanced-geometry>
          </draw:custom-shape>
          <draw:custom-shape draw:name="Google Shape;470;p38" draw:style-name="gr13" draw:text-style-name="P22" draw:layer="layout" svg:width="1.415cm" svg:height="0.431cm" svg:x="16.422cm" svg:y="4.097cm">
            <text:p text:style-name="P6"/>
            <draw:enhanced-geometry draw:mirror-horizontal="false" draw:mirror-vertical="false" drawooo:sub-view-size="23242 6966" draw:text-areas="0 0 ?f0 ?f1" svg:viewBox="0 0 0 0" draw:type="ooxml-non-primitive" draw:enhanced-path="M 23111 0 L 1 6525 132 6965 23242 441 23111 0 Z N">
              <draw:equation draw:name="f0" draw:formula="logwidth"/>
              <draw:equation draw:name="f1" draw:formula="logheight"/>
            </draw:enhanced-geometry>
          </draw:custom-shape>
          <draw:custom-shape draw:name="Google Shape;471;p38" draw:style-name="gr13" draw:text-style-name="P22" draw:layer="layout" svg:width="0.625cm" svg:height="1.368cm" svg:x="15.063cm" svg:y="2.838cm">
            <text:p text:style-name="P6"/>
            <draw:enhanced-geometry draw:mirror-horizontal="false" draw:mirror-vertical="false" drawooo:sub-view-size="10276 22099" draw:text-areas="0 0 ?f0 ?f1" svg:viewBox="0 0 0 0" draw:type="ooxml-non-primitive" draw:enhanced-path="M 429 0 L 0 191 9847 22098 10275 21908 429 0 Z N">
              <draw:equation draw:name="f0" draw:formula="logwidth"/>
              <draw:equation draw:name="f1" draw:formula="logheight"/>
            </draw:enhanced-geometry>
          </draw:custom-shape>
          <draw:custom-shape draw:name="Google Shape;472;p38" draw:style-name="gr13" draw:text-style-name="P22" draw:layer="layout" svg:width="2.553cm" svg:height="1.568cm" svg:x="12.833cm" svg:y="5.305cm">
            <text:p text:style-name="P6"/>
            <draw:enhanced-geometry draw:mirror-horizontal="false" draw:mirror-vertical="false" drawooo:sub-view-size="30529 30529" draw:text-areas="0 0 ?f0 ?f1" svg:viewBox="0 0 0 0" draw:type="ooxml-non-primitive" draw:enhanced-path="M 30195 1 L 1 30207 322 30528 30528 334 30195 1 Z N">
              <draw:equation draw:name="f0" draw:formula="logwidth"/>
              <draw:equation draw:name="f1" draw:formula="logheight"/>
            </draw:enhanced-geometry>
          </draw:custom-shape>
          <draw:custom-shape draw:name="Google Shape;473;p38" draw:style-name="gr14" draw:text-style-name="P23" draw:layer="layout" svg:width="2.194cm" svg:height="2.231cm" svg:x="14.597cm" svg:y="3.917cm">
            <text:p text:style-name="P1"><text:span text:style-name="T12">Proceso creativo</text:span></text:p>
            <draw:enhanced-geometry draw:mirror-horizontal="false" draw:mirror-vertical="false" drawooo:sub-view-size="36017 36017" draw:text-areas="0 0 ?f0 ?f1" svg:viewBox="0 0 0 0" draw:type="ooxml-non-primitive" draw:enhanced-path="M 18003 0 C 8061 0 0 8061 0 18002 0 27956 8061 36016 18003 36016 27956 36016 36017 27956 36017 18002 36017 8061 27956 0 18003 0 Z N">
              <draw:equation draw:name="f0" draw:formula="logwidth"/>
              <draw:equation draw:name="f1" draw:formula="logheight"/>
            </draw:enhanced-geometry>
          </draw:custom-shape>
          <draw:custom-shape draw:name="Google Shape;474;p38" draw:style-name="gr15" draw:text-style-name="P23" draw:layer="layout" svg:width="1.331cm" svg:height="1.354cm" svg:x="17.704cm" svg:y="3.272cm">
            <text:p text:style-name="P6"/>
            <draw:enhanced-geometry draw:mirror-horizontal="false" draw:mirror-vertical="false" drawooo:sub-view-size="21861 21860" draw:text-areas="0 0 ?f0 ?f1" svg:viewBox="0 0 0 0" draw:type="ooxml-non-primitive" draw:enhanced-path="M 10931 0 C 4894 0 1 4893 1 10930 1 16966 4894 21860 10931 21860 16967 21860 21861 16966 21861 10930 21861 4893 16967 0 10931 0 Z N">
              <draw:equation draw:name="f0" draw:formula="logwidth"/>
              <draw:equation draw:name="f1" draw:formula="logheight"/>
            </draw:enhanced-geometry>
          </draw:custom-shape>
          <draw:custom-shape draw:name="Google Shape;475;p38" draw:style-name="gr15" draw:text-style-name="P23" draw:layer="layout" svg:width="1.331cm" svg:height="1.354cm" svg:x="17.616cm" svg:y="5.312cm">
            <text:p text:style-name="P6"/>
            <draw:enhanced-geometry draw:mirror-horizontal="false" draw:mirror-vertical="false" drawooo:sub-view-size="21861 21861" draw:text-areas="0 0 ?f0 ?f1" svg:viewBox="0 0 0 0" draw:type="ooxml-non-primitive" draw:enhanced-path="M 10931 1 C 4894 1 1 4894 1 10930 1 16967 4894 21860 10931 21860 16967 21860 21861 16967 21861 10930 21861 4894 16967 1 10931 1 Z N">
              <draw:equation draw:name="f0" draw:formula="logwidth"/>
              <draw:equation draw:name="f1" draw:formula="logheight"/>
            </draw:enhanced-geometry>
          </draw:custom-shape>
          <draw:custom-shape draw:name="Google Shape;476;p38" draw:style-name="gr15" draw:text-style-name="P23" draw:layer="layout" svg:width="1.331cm" svg:height="1.354cm" svg:x="14.361cm" svg:y="2.342cm">
            <text:p text:style-name="P6"/>
            <draw:enhanced-geometry draw:mirror-horizontal="false" draw:mirror-vertical="false" drawooo:sub-view-size="21861 21860" draw:text-areas="0 0 ?f0 ?f1" svg:viewBox="0 0 0 0" draw:type="ooxml-non-primitive" draw:enhanced-path="M 10931 0 C 4894 0 1 4894 1 10930 1 16967 4894 21860 10931 21860 16967 21860 21861 16967 21861 10930 21861 4894 16967 0 10931 0 Z N">
              <draw:equation draw:name="f0" draw:formula="logwidth"/>
              <draw:equation draw:name="f1" draw:formula="logheight"/>
            </draw:enhanced-geometry>
          </draw:custom-shape>
        </draw:g>
        <draw:frame draw:name="Google Shape;477;p38" presentation:style-name="pr14" draw:text-style-name="P7" draw:layer="layout" svg:width="8.311cm" svg:height="1.59cm" svg:x="2cm" svg:y="1.5cm" presentation:class="title" presentation:user-transformed="true">
          <draw:text-box>
            <text:p text:style-name="P6"><text:span text:style-name="T3">Elementos </text:span></text:p>
          </draw:text-box>
        </draw:frame>
        <draw:custom-shape draw:name="Google Shape;478;p38" draw:style-name="gr6" draw:text-style-name="P13" draw:layer="layout" svg:width="0.278cm" svg:height="0.233cm" svg:x="15.924cm" svg:y="7.292cm">
          <text:p text:style-name="P6"/>
          <draw:enhanced-geometry draw:mirror-horizontal="false" draw:mirror-vertical="false" drawooo:sub-view-size="3930 3427" draw:text-areas="0 0 ?f0 ?f1" svg:viewBox="0 0 0 0" draw:type="ooxml-non-primitive" draw:enhanced-path="M 2227 641 L 1751 1522 C 1715 1581 1715 1653 1739 1724 1763 1784 1822 1831 1882 1855 L 3025 2189 1370 2927 537 2391 1084 1046 2227 641 Z M 2703 1 C 2680 1 2656 4 2632 10 L 834 641 C 763 665 715 712 691 772 L 36 2391 C 1 2486 36 2605 120 2665 L 1215 3379 C 1251 3415 1299 3427 1346 3427 1382 3427 1406 3415 1441 3403 L 3787 2367 C 3882 2319 3930 2236 3930 2141 3918 2034 3858 1962 3763 1927 L 2287 1486 2918 343 C 2954 260 2942 153 2882 81 2837 28 2773 1 2703 1 Z N">
            <draw:equation draw:name="f0" draw:formula="logwidth"/>
            <draw:equation draw:name="f1" draw:formula="logheight"/>
          </draw:enhanced-geometry>
        </draw:custom-shape>
        <draw:g draw:name="Google Shape;479;p38">
          <draw:custom-shape draw:name="Google Shape;480;p38" draw:style-name="gr4" draw:text-style-name="P12" draw:layer="layout" svg:width="1.483cm" svg:height="0.43cm" svg:x="5.593cm" svg:y="5.771cm">
            <text:p text:style-name="P6"/>
            <draw:enhanced-geometry draw:mirror-horizontal="false" draw:mirror-vertical="false" drawooo:sub-view-size="23254 6954" draw:text-areas="0 0 ?f0 ?f1" svg:viewBox="0 0 0 0" draw:type="ooxml-non-primitive" draw:enhanced-path="M 23122 0 L 0 6501 131 6954 23253 441 23122 0 Z N">
              <draw:equation draw:name="f0" draw:formula="logwidth"/>
              <draw:equation draw:name="f1" draw:formula="logheight"/>
            </draw:enhanced-geometry>
          </draw:custom-shape>
          <draw:custom-shape draw:name="Google Shape;481;p38" draw:style-name="gr4" draw:text-style-name="P12" draw:layer="layout" svg:width="1.482cm" svg:height="0.43cm" svg:x="5.594cm" svg:y="4.563cm">
            <text:p text:style-name="P6"/>
            <draw:enhanced-geometry draw:mirror-horizontal="false" draw:mirror-vertical="false" drawooo:sub-view-size="23242 6967" draw:text-areas="0 0 ?f0 ?f1" svg:viewBox="0 0 0 0" draw:type="ooxml-non-primitive" draw:enhanced-path="M 119 1 L 0 453 23110 6966 23241 6514 119 1 Z N">
              <draw:equation draw:name="f0" draw:formula="logwidth"/>
              <draw:equation draw:name="f1" draw:formula="logheight"/>
            </draw:enhanced-geometry>
          </draw:custom-shape>
          <draw:custom-shape draw:name="Google Shape;482;p38" draw:style-name="gr4" draw:text-style-name="P12" draw:layer="layout" svg:width="0.654cm" svg:height="1.367cm" svg:x="7.844cm" svg:y="3.304cm">
            <text:p text:style-name="P6"/>
            <draw:enhanced-geometry draw:mirror-horizontal="false" draw:mirror-vertical="false" drawooo:sub-view-size="10264 22087" draw:text-areas="0 0 ?f0 ?f1" svg:viewBox="0 0 0 0" draw:type="ooxml-non-primitive" draw:enhanced-path="M 9847 0 L 1 21908 418 22086 10264 191 9847 0 Z N">
              <draw:equation draw:name="f0" draw:formula="logwidth"/>
              <draw:equation draw:name="f1" draw:formula="logheight"/>
            </draw:enhanced-geometry>
          </draw:custom-shape>
          <draw:custom-shape draw:name="Google Shape;483;p38" draw:style-name="gr7" draw:text-style-name="P12" draw:layer="layout" svg:width="2.297cm" svg:height="2.23cm" svg:x="6.691cm" svg:y="4.382cm">
            <text:p text:style-name="P1"><text:span text:style-name="T12">Persona creativa</text:span></text:p>
            <draw:enhanced-geometry draw:mirror-horizontal="false" draw:mirror-vertical="false" drawooo:sub-view-size="36017 36017" draw:text-areas="0 0 ?f0 ?f1" svg:viewBox="0 0 0 0" draw:type="ooxml-non-primitive" draw:enhanced-path="M 18014 0 C 8061 0 0 8061 0 18002 0 27956 8061 36016 18014 36016 27956 36016 36017 27956 36017 18002 36017 8061 27956 0 18014 0 Z N">
              <draw:equation draw:name="f0" draw:formula="logwidth"/>
              <draw:equation draw:name="f1" draw:formula="logheight"/>
            </draw:enhanced-geometry>
          </draw:custom-shape>
          <draw:custom-shape draw:name="Google Shape;484;p38" draw:style-name="gr4" draw:text-style-name="P12" draw:layer="layout" svg:width="1.394cm" svg:height="1.353cm" svg:x="7.84cm" svg:y="2.808cm">
            <text:p text:style-name="P6"/>
            <draw:enhanced-geometry draw:mirror-horizontal="false" draw:mirror-vertical="false" drawooo:sub-view-size="21861 21860" draw:text-areas="0 0 ?f0 ?f1" svg:viewBox="0 0 0 0" draw:type="ooxml-non-primitive" draw:enhanced-path="M 10930 0 C 4894 0 0 4894 0 10930 0 16967 4894 21860 10930 21860 16967 21860 21860 16967 21860 10930 21860 4894 16967 0 10930 0 Z N">
              <draw:equation draw:name="f0" draw:formula="logwidth"/>
              <draw:equation draw:name="f1" draw:formula="logheight"/>
            </draw:enhanced-geometry>
          </draw:custom-shape>
          <draw:custom-shape draw:name="Google Shape;485;p38" draw:style-name="gr4" draw:text-style-name="P12" draw:layer="layout" svg:width="0.265cm" svg:height="0.258cm" svg:x="8.399cm" svg:y="3.171cm">
            <text:p text:style-name="P6"/>
            <draw:enhanced-geometry draw:mirror-horizontal="false" draw:mirror-vertical="false" drawooo:sub-view-size="4168 4180" draw:text-areas="0 0 ?f0 ?f1" svg:viewBox="0 0 0 0" draw:type="ooxml-non-primitive" draw:enhanced-path="M 2084 465 C 2977 465 3703 1191 3703 2084 3703 2977 2977 3715 2084 3715 1191 3715 465 2977 465 2084 465 1191 1191 465 2084 465 Z M 2084 1 C 929 1 1 941 1 2084 1 3239 929 4180 2084 4180 3239 4180 4168 3239 4168 2084 4168 941 3239 1 2084 1 Z N">
              <draw:equation draw:name="f0" draw:formula="logwidth"/>
              <draw:equation draw:name="f1" draw:formula="logheight"/>
            </draw:enhanced-geometry>
          </draw:custom-shape>
          <draw:custom-shape draw:name="Google Shape;486;p38" draw:style-name="gr4" draw:text-style-name="P12" draw:layer="layout" svg:width="1.394cm" svg:height="1.353cm" svg:x="4.9cm" svg:y="3.737cm">
            <text:p text:style-name="P6"/>
            <draw:enhanced-geometry draw:mirror-horizontal="false" draw:mirror-vertical="false" drawooo:sub-view-size="21860 21860" draw:text-areas="0 0 ?f0 ?f1" svg:viewBox="0 0 0 0" draw:type="ooxml-non-primitive" draw:enhanced-path="M 10930 0 C 4894 0 0 4893 0 10930 0 16966 4894 21860 10930 21860 16966 21860 21860 16966 21860 10930 21860 4893 16966 0 10930 0 Z N">
              <draw:equation draw:name="f0" draw:formula="logwidth"/>
              <draw:equation draw:name="f1" draw:formula="logheight"/>
            </draw:enhanced-geometry>
          </draw:custom-shape>
          <draw:custom-shape draw:name="Google Shape;487;p38" draw:style-name="gr4" draw:text-style-name="P12" draw:layer="layout" svg:width="1.394cm" svg:height="1.353cm" svg:x="4.9cm" svg:y="5.51cm">
            <text:p text:style-name="P6"/>
            <draw:enhanced-geometry draw:mirror-horizontal="false" draw:mirror-vertical="false" drawooo:sub-view-size="21860 21861" draw:text-areas="0 0 ?f0 ?f1" svg:viewBox="0 0 0 0" draw:type="ooxml-non-primitive" draw:enhanced-path="M 10930 1 C 4894 1 0 4894 0 10930 0 16967 4894 21860 10930 21860 16966 21860 21860 16967 21860 10930 21860 4894 16966 1 10930 1 Z N">
              <draw:equation draw:name="f0" draw:formula="logwidth"/>
              <draw:equation draw:name="f1" draw:formula="logheight"/>
            </draw:enhanced-geometry>
          </draw:custom-shape>
          <draw:custom-shape draw:name="Google Shape;488;p38" draw:style-name="gr4" draw:text-style-name="P12" draw:layer="layout" svg:width="2.554cm" svg:height="1.353cm" svg:x="8.665cm" svg:y="6.006cm">
            <text:p text:style-name="P6"/>
            <draw:enhanced-geometry draw:mirror-horizontal="false" draw:mirror-vertical="false" drawooo:sub-view-size="30529 30529" draw:text-areas="0 0 ?f0 ?f1" svg:viewBox="0 0 0 0" draw:type="ooxml-non-primitive" draw:enhanced-path="M 322 1 L 1 334 30207 30528 30528 30207 322 1 Z N">
              <draw:equation draw:name="f0" draw:formula="logwidth"/>
              <draw:equation draw:name="f1" draw:formula="logheight"/>
            </draw:enhanced-geometry>
          </draw:custom-shape>
        </draw:g>
        <draw:custom-shape draw:name="Google Shape;489;p38" draw:style-name="gr8" draw:text-style-name="P19" draw:layer="layout" svg:width="3.492cm" svg:height="3.35cm" svg:x="10.11cm" svg:y="6.111cm">
          <text:p text:style-name="P1"><text:span text:style-name="T12">Creatividad</text:span></text:p>
          <draw:enhanced-geometry draw:mirror-horizontal="false" draw:mirror-vertical="false" drawooo:sub-view-size="63318 60738" draw:text-areas="0 0 ?f0 ?f1" svg:viewBox="0 0 0 0" draw:type="ooxml-non-primitive" draw:enhanced-path="M 33991 1 C 33776 1 33550 43 33314 133 29730 1502 29599 9384 29599 9384 29599 9384 28875 2283 25336 2283 24970 2283 24574 2359 24146 2526 19574 4324 22836 11503 22836 11503 22836 11503 18860 7209 15788 7209 15199 7209 14644 7366 14157 7741 11132 10063 14966 16695 14966 16695 14966 16695 12131 14371 9435 14371 8615 14371 7807 14586 7096 15147 4048 17552 10918 24041 10918 24041 10918 24041 9282 23480 7370 23480 5303 23480 2913 24135 1917 26862 0 32113 8692 33756 8692 33756 8692 33756 2620 35780 3024 39209 3228 40945 5268 41375 7240 41375 9177 41375 11049 40959 11049 40959 L 11049 40959 C 11049 40960 4882 44067 5489 47710 5702 48986 6966 49400 8521 49400 11406 49400 15287 47972 15288 47972 L 15288 47972 C 15288 47972 11585 54259 16121 56056 16787 56320 17402 56433 17966 56433 21250 56433 22836 52628 22836 52627 L 22836 52627 C 22836 52628 21254 60737 25578 60737 25612 60737 25647 60737 25682 60736 30135 60605 30742 54187 30742 54187 30742 54187 34563 60490 37901 60490 38219 60490 38533 60432 38838 60307 42350 58866 39244 54390 39243 54390 L 39243 54390 C 39244 54390 42938 58662 45920 58662 46494 58662 47041 58504 47530 58128 50566 55807 46447 51390 46446 51389 L 46446 51389 C 46447 51390 50264 54169 53002 54169 53857 54169 54607 53898 55102 53187 57174 50199 52590 45484 52590 45484 L 52590 45484 C 52590 45484 54816 46074 57042 46074 58741 46074 60440 45730 61151 44519 63318 40828 54352 36185 54352 36185 L 54352 36185 C 54352 36185 54373 36185 54411 36185 55180 36185 63163 36088 63163 32054 63163 27963 55699 27886 55136 27886 55114 27886 55102 27886 55102 27886 55102 27886 62889 25457 60317 20195 59334 18183 57898 17561 56499 17561 54240 17561 52078 19183 52078 19183 52078 19183 57793 13813 54352 10694 53636 10042 52825 9784 51991 9784 48819 9784 45303 13516 45303 13516 45303 13516 47327 5431 43887 3752 43490 3560 43108 3475 42741 3475 39929 3475 38029 8467 38029 8467 38029 8467 37042 1 33991 1 Z N">
            <draw:equation draw:name="f0" draw:formula="logwidth"/>
            <draw:equation draw:name="f1" draw:formula="logheight"/>
          </draw:enhanced-geometry>
        </draw:custom-shape>
        <draw:custom-shape draw:name="Google Shape;490;p38" draw:style-name="gr9" draw:text-style-name="P13" draw:layer="layout" svg:width="0.999cm" svg:height="0.997cm" svg:x="5.096cm" svg:y="5.676cm">
          <text:p text:style-name="P6"/>
          <draw:enhanced-geometry draw:mirror-horizontal="false" draw:mirror-vertical="false" drawooo:sub-view-size="12068 12036" draw:text-areas="0 0 ?f0 ?f1" svg:viewBox="0 0 0 0" draw:type="ooxml-non-primitive" draw:enhanced-path="M 4222 630 C 5010 630 5640 1292 5640 2048 L 5640 9767 C 5703 10617 5073 11311 4285 11311 3498 11311 2868 10680 2868 9893 L 2868 9830 C 3403 9767 3907 9515 4254 9137 4380 9011 4380 8790 4254 8633 4191 8570 4104 8538 4014 8538 3923 8538 3829 8570 3750 8633 3435 8948 2962 9137 2490 9137 1513 9137 725 8349 725 7372 725 7057 788 6742 946 6490 1387 6805 1891 6994 2490 6994 2679 6994 2836 6837 2836 6648 2836 6459 2679 6301 2490 6301 1513 6301 725 5514 725 4537 725 3623 1387 2899 2238 2804 2521 3623 3309 4159 4222 4159 4411 4159 4569 4001 4569 3812 4569 3623 4411 3466 4222 3466 3435 3466 2805 2836 2805 2048 2805 1261 3435 630 4222 630 Z M 7814 788 C 8602 788 9232 1418 9232 2206 9232 2993 8602 3623 7814 3623 7593 3623 7436 3781 7436 3970 7436 4159 7593 4316 7814 4316 8696 4316 9484 3749 9767 2962 10649 3056 11311 3812 11311 4695 11311 5671 10523 6459 9547 6459 9326 6459 9169 6616 9169 6805 9169 6994 9326 7152 9547 7152 10114 7152 10649 6963 11059 6648 11217 6931 11311 7215 11311 7530 11374 8381 10586 9168 9610 9168 9137 9168 8696 8979 8350 8664 8287 8601 8200 8570 8109 8570 8019 8570 7924 8601 7845 8664 7719 8790 7719 9011 7845 9168 8224 9578 8696 9798 9232 9893 L 9232 9924 C 9232 10712 8602 11342 7814 11342 7026 11342 6396 10680 6396 9924 L 6396 2206 C 6396 1418 7058 788 7814 788 Z M 4254 0 C 3088 0 2143 977 2143 2111 L 2143 2174 C 946 2332 1 3340 1 4600 1 5104 158 5640 442 6018 158 6427 1 6931 1 7435 1 8696 946 9735 2143 9861 L 2143 9924 C 2143 11090 3088 12035 4254 12035 5010 12035 5640 11657 6050 11058 6428 11657 7089 12035 7814 12035 8980 12035 9925 11058 9925 9924 L 9925 9861 C 11122 9704 12067 8696 12067 7435 12067 6931 11910 6459 11626 6018 11910 5577 12067 5104 12067 4600 12067 3371 11154 2363 9925 2174 L 9925 2111 C 9925 945 8980 0 7814 0 7089 0 6428 378 6050 977 5640 378 4979 0 4254 0 Z N">
            <draw:equation draw:name="f0" draw:formula="logwidth"/>
            <draw:equation draw:name="f1" draw:formula="logheight"/>
          </draw:enhanced-geometry>
        </draw:custom-shape>
        <draw:g draw:name="Google Shape;491;p38">
          <draw:custom-shape draw:name="Google Shape;492;p38" draw:style-name="gr6" draw:text-style-name="P13" draw:layer="layout" svg:width="0.85cm" svg:height="0.994cm" svg:x="5.198cm" svg:y="3.886cm">
            <text:p text:style-name="P6"/>
            <draw:enhanced-geometry draw:mirror-horizontal="false" draw:mirror-vertical="false" drawooo:sub-view-size="10272 12009" draw:text-areas="0 0 ?f0 ?f1" svg:viewBox="0 0 0 0" draw:type="ooxml-non-primitive" draw:enhanced-path="M 4507 679 C 4774 679 5048 706 5325 762 6774 1077 7940 2274 8255 3723 8381 4227 8381 4763 8318 5267 8318 5330 8318 5424 8350 5487 L 9263 7220 C 9389 7441 9232 7756 8980 7756 L 8034 7756 C 7845 7756 7688 7913 7688 8102 L 7688 9867 5892 9867 C 5703 9867 5546 10024 5546 10213 L 5546 11284 2049 11284 2049 7693 C 2049 7598 2017 7504 1923 7441 1103 6685 631 5645 631 4542 631 2387 2372 679 4507 679 Z M 4570 0 C 2059 0 1 1999 1 4542 1 5802 505 7000 1418 7850 L 1418 11631 C 1418 11851 1576 12009 1765 12009 L 5987 12009 C 6176 12009 6333 11851 6333 11631 L 6333 10591 8097 10591 C 8287 10591 8444 10434 8444 10213 L 8444 8449 9043 8449 C 9799 8417 10271 7598 9925 6874 L 9043 5267 C 9137 4700 9137 4164 9011 3597 8665 1864 7247 510 5546 100 5215 33 4889 0 4570 0 Z N">
              <draw:equation draw:name="f0" draw:formula="logwidth"/>
              <draw:equation draw:name="f1" draw:formula="logheight"/>
            </draw:enhanced-geometry>
          </draw:custom-shape>
          <draw:custom-shape draw:name="Google Shape;493;p38" draw:style-name="gr6" draw:text-style-name="P13" draw:layer="layout" svg:width="0.477cm" svg:height="0.464cm" svg:x="5.337cm" svg:y="4.001cm">
            <text:p text:style-name="P6"/>
            <draw:enhanced-geometry draw:mirror-horizontal="false" draw:mirror-vertical="false" drawooo:sub-view-size="5766 5609" draw:text-areas="0 0 ?f0 ?f1" svg:viewBox="0 0 0 0" draw:type="ooxml-non-primitive" draw:enhanced-path="M 3214 757 L 3214 883 C 3214 1040 3277 1135 3435 1198 3624 1261 3844 1387 4002 1513 4061 1553 4146 1593 4233 1593 4283 1593 4333 1579 4380 1545 L 4506 1482 4852 2049 4726 2143 C 4632 2206 4537 2364 4569 2490 4632 2710 4632 2899 4569 3120 4537 3277 4632 3403 4726 3466 L 4852 3561 4506 4159 4380 4065 C 4323 4037 4260 4021 4199 4021 4125 4021 4054 4044 4002 4096 3844 4254 3624 4348 3435 4411 3277 4475 3214 4632 3214 4727 L 3214 4853 2489 4853 2489 4727 C 2489 4569 2426 4475 2269 4411 2048 4348 1859 4222 1702 4096 1622 4057 1530 4017 1449 4017 1402 4017 1358 4030 1324 4065 L 1198 4159 851 3561 946 3466 C 1072 3403 1166 3246 1103 3120 1072 2899 1072 2710 1103 2490 1166 2332 1072 2206 946 2143 L 851 2049 1198 1482 1324 1545 C 1366 1573 1421 1588 1481 1588 1553 1588 1632 1565 1702 1513 1859 1356 2048 1261 2269 1198 2426 1135 2489 977 2489 883 L 2489 757 Z M 2174 1 C 1985 1 1828 158 1828 379 L 1828 599 C 1702 631 1576 725 1513 788 L 1324 694 C 1265 658 1192 641 1122 641 1004 641 890 690 851 788 L 126 2017 C 63 2175 95 2427 253 2490 L 442 2616 442 2994 253 3120 C 95 3214 0 3435 126 3592 L 851 4821 C 894 4928 1024 4991 1152 4991 1213 4991 1273 4977 1324 4947 L 1513 4821 C 1639 4884 1733 4979 1828 5010 L 1828 5262 C 1828 5451 1985 5609 2174 5609 L 3592 5609 C 3781 5609 3939 5451 3939 5262 L 3939 5010 C 4065 4979 4191 4884 4254 4821 L 4474 4947 C 4524 4967 4580 4978 4637 4978 4759 4978 4882 4929 4947 4821 L 5640 3592 C 5734 3435 5671 3214 5514 3120 L 5325 2994 5325 2616 5514 2490 C 5671 2427 5766 2206 5640 2017 L 4947 788 C 4887 689 4777 627 4664 627 4598 627 4532 648 4474 694 L 4254 788 C 4159 725 4033 631 3939 599 L 3939 379 C 3939 158 3781 1 3592 1 Z N">
              <draw:equation draw:name="f0" draw:formula="logwidth"/>
              <draw:equation draw:name="f1" draw:formula="logheight"/>
            </draw:enhanced-geometry>
          </draw:custom-shape>
          <draw:custom-shape draw:name="Google Shape;494;p38" draw:style-name="gr6" draw:text-style-name="P13" draw:layer="layout" svg:width="0.174cm" svg:height="0.174cm" svg:x="5.485cm" svg:y="4.15cm">
            <text:p text:style-name="P6"/>
            <draw:enhanced-geometry draw:mirror-horizontal="false" draw:mirror-vertical="false" drawooo:sub-view-size="2111 2112" draw:text-areas="0 0 ?f0 ?f1" svg:viewBox="0 0 0 0" draw:type="ooxml-non-primitive" draw:enhanced-path="M 1040 662 C 1260 662 1418 820 1418 1009 1418 1198 1260 1355 1040 1355 851 1355 693 1198 693 1009 693 820 851 662 1040 662 Z M 1040 1 C 473 1 0 473 0 1040 0 1639 473 2111 1040 2111 1639 2111 2111 1639 2111 1040 2111 473 1639 1 1040 1 Z N">
              <draw:equation draw:name="f0" draw:formula="logwidth"/>
              <draw:equation draw:name="f1" draw:formula="logheight"/>
            </draw:enhanced-geometry>
          </draw:custom-shape>
        </draw:g>
        <draw:g draw:name="Google Shape;495;p38">
          <draw:custom-shape draw:name="Google Shape;496;p38" draw:style-name="gr6" draw:text-style-name="P13" draw:layer="layout" svg:width="0.229cm" svg:height="0.165cm" svg:x="8.29cm" svg:y="3.578cm">
            <text:p text:style-name="P6"/>
            <draw:enhanced-geometry draw:mirror-horizontal="false" draw:mirror-vertical="false" drawooo:sub-view-size="2805 2021" draw:text-areas="0 0 ?f0 ?f1" svg:viewBox="0 0 0 0" draw:type="ooxml-non-primitive" draw:enhanced-path="M 2473 0 C 2377 0 2273 32 2206 99 L 1072 1233 599 761 C 536 713 449 690 363 690 276 690 189 713 126 761 0 887 0 1139 126 1233 L 820 1958 C 914 2021 977 2021 1072 2021 1135 2021 1261 1989 1292 1926 L 2678 540 C 2804 414 2804 162 2678 68 2634 24 2557 0 2473 0 Z N">
              <draw:equation draw:name="f0" draw:formula="logwidth"/>
              <draw:equation draw:name="f1" draw:formula="logheight"/>
            </draw:enhanced-geometry>
          </draw:custom-shape>
          <draw:custom-shape draw:name="Google Shape;497;p38" draw:style-name="gr6" draw:text-style-name="P13" draw:layer="layout" svg:width="0.229cm" svg:height="0.167cm" svg:x="8.29cm" svg:y="3.408cm">
            <text:p text:style-name="P6"/>
            <draw:enhanced-geometry draw:mirror-horizontal="false" draw:mirror-vertical="false" drawooo:sub-view-size="2805 2046" draw:text-areas="0 0 ?f0 ?f1" svg:viewBox="0 0 0 0" draw:type="ooxml-non-primitive" draw:enhanced-path="M 2469 1 C 2374 1 2272 40 2206 123 L 1072 1257 599 785 C 536 738 449 714 363 714 276 714 189 738 126 785 0 911 0 1163 126 1257 L 820 1982 C 914 2045 977 2045 1072 2045 1135 2045 1261 2014 1292 1951 L 2678 564 C 2804 438 2804 186 2678 92 2634 32 2554 1 2469 1 Z N">
              <draw:equation draw:name="f0" draw:formula="logwidth"/>
              <draw:equation draw:name="f1" draw:formula="logheight"/>
            </draw:enhanced-geometry>
          </draw:custom-shape>
          <draw:custom-shape draw:name="Google Shape;498;p38" draw:style-name="gr6" draw:text-style-name="P13" draw:layer="layout" svg:width="0.229cm" svg:height="0.167cm" svg:x="8.29cm" svg:y="3.238cm">
            <text:p text:style-name="P6"/>
            <draw:enhanced-geometry draw:mirror-horizontal="false" draw:mirror-vertical="false" drawooo:sub-view-size="2805 2045" draw:text-areas="0 0 ?f0 ?f1" svg:viewBox="0 0 0 0" draw:type="ooxml-non-primitive" draw:enhanced-path="M 2469 1 C 2374 1 2272 40 2206 123 L 1072 1257 599 785 C 536 722 449 690 363 690 276 690 189 722 126 785 0 911 0 1131 126 1257 L 820 1982 C 914 2045 977 2045 1072 2045 1135 2045 1261 2013 1292 1919 L 2678 532 C 2804 438 2804 186 2678 91 2634 32 2554 1 2469 1 Z N">
              <draw:equation draw:name="f0" draw:formula="logwidth"/>
              <draw:equation draw:name="f1" draw:formula="logheight"/>
            </draw:enhanced-geometry>
          </draw:custom-shape>
          <draw:custom-shape draw:name="Google Shape;499;p38" draw:style-name="gr6" draw:text-style-name="P13" draw:layer="layout" svg:width="0.977cm" svg:height="0.967cm" svg:x="8.12cm" svg:y="3.008cm">
            <text:p text:style-name="P6"/>
            <draw:enhanced-geometry draw:mirror-horizontal="false" draw:mirror-vertical="false" drawooo:sub-view-size="11941 11816" draw:text-areas="0 0 ?f0 ?f1" svg:viewBox="0 0 0 0" draw:type="ooxml-non-primitive" draw:enhanced-path="M 6963 1198 L 7876 2143 6963 2143 6963 1198 Z M 10286 3498 C 10373 3498 10460 3530 10523 3593 L 10995 4065 C 11184 4223 11184 4475 11027 4569 L 10806 4821 9798 3845 10050 3593 C 10113 3530 10200 3498 10286 3498 Z M 9294 4349 L 10271 5325 7845 7783 6868 6774 9294 4349 Z M 6585 7499 L 7183 8098 6427 8255 6585 7499 Z M 6994 10398 L 6994 10776 C 6994 10870 7057 10996 7089 11122 L 1071 11122 C 882 11122 693 10965 693 10776 L 693 10398 Z M 6270 663 L 6270 2458 C 6270 2647 6427 2805 6616 2805 L 8349 2805 8349 4286 6112 6554 C 6081 6585 6018 6680 6018 6711 L 5608 8633 C 5545 8759 5608 8885 5671 8948 5742 9019 5813 9055 5897 9055 5925 9055 5955 9051 5986 9043 L 7908 8602 C 8002 8602 8034 8570 8065 8507 L 8349 8255 8349 10807 8380 10807 C 8380 10996 8223 11154 8034 11154 7845 11154 7687 10996 7687 10807 L 7687 10083 C 7687 9893 7530 9736 7309 9736 L 1386 9736 1386 663 Z M 1071 1 C 882 1 693 158 693 379 L 693 9736 347 9736 C 158 9736 0 9893 0 10083 L 0 10807 C 0 11406 473 11815 1008 11815 L 8002 11815 C 8569 11815 9011 11343 9011 10807 L 9011 7562 11499 5105 C 11940 4664 11940 4034 11531 3593 L 11058 3120 C 10869 2931 10609 2836 10346 2836 10082 2836 9814 2931 9609 3120 L 9105 3624 9105 2490 C 9105 2427 9074 2332 8979 2269 L 6900 127 C 6805 64 6742 1 6648 1 Z N">
              <draw:equation draw:name="f0" draw:formula="logwidth"/>
              <draw:equation draw:name="f1" draw:formula="logheight"/>
            </draw:enhanced-geometry>
          </draw:custom-shape>
        </draw:g>
        <draw:g draw:name="Google Shape;500;p38">
          <draw:custom-shape draw:name="Google Shape;501;p38" draw:style-name="gr6" draw:text-style-name="P13" draw:layer="layout" svg:width="0.703cm" svg:height="1.079cm" svg:x="18.008cm" svg:y="3.443cm">
            <text:p text:style-name="P6"/>
            <draw:enhanced-geometry draw:mirror-horizontal="false" draw:mirror-vertical="false" drawooo:sub-view-size="7649 11743" draw:text-areas="0 0 ?f0 ?f1" svg:viewBox="0 0 0 0" draw:type="ooxml-non-primitive" draw:enhanced-path="M 3813 684 C 5545 684 6900 2039 6900 3740 6931 4780 6553 5347 6270 5788 5797 6544 5608 6922 5608 7930 5608 8119 5451 8277 5230 8277 L 2489 8277 C 2300 8277 2143 8119 2143 7930 2143 6922 1922 6576 1450 5820 1198 5347 567 4528 788 3205 1040 1819 2237 684 3813 684 Z M 4852 8907 L 4852 9569 4506 9569 C 4285 9569 4128 9726 4128 9915 4128 10136 4285 10293 4506 10293 L 4852 10293 4852 10640 C 4884 10829 4726 10986 4537 10986 L 3151 10986 C 2962 10986 2804 10829 2804 10640 L 2804 10293 3151 10293 C 3371 10293 3529 10136 3529 9915 3529 9726 3371 9569 3151 9569 L 2804 9569 2804 8907 Z M 3897 1 C 3632 1 3361 28 3088 86 1607 401 441 1566 158 3079 0 3992 158 4969 631 5757 757 5914 820 6072 914 6229 1355 6891 1450 7143 1450 7962 1450 8403 1733 8781 2143 8939 L 2143 10703 C 2143 11270 2615 11743 3151 11743 L 4537 11743 C 5073 11743 5545 11270 5545 10703 L 5545 8939 C 5955 8781 6238 8435 6238 7962 L 6238 7930 C 6238 7143 6427 6828 6805 6229 7089 5788 7593 5032 7593 3835 7649 1658 5950 1 3897 1 Z N">
              <draw:equation draw:name="f0" draw:formula="logwidth"/>
              <draw:equation draw:name="f1" draw:formula="logheight"/>
            </draw:enhanced-geometry>
          </draw:custom-shape>
          <draw:custom-shape draw:name="Google Shape;502;p38" draw:style-name="gr6" draw:text-style-name="P13" draw:layer="layout" svg:width="0.127cm" svg:height="0.066cm" svg:x="18.776cm" svg:y="3.761cm">
            <text:p text:style-name="P6"/>
            <draw:enhanced-geometry draw:mirror-horizontal="false" draw:mirror-vertical="false" drawooo:sub-view-size="1387 726" draw:text-areas="0 0 ?f0 ?f1" svg:viewBox="0 0 0 0" draw:type="ooxml-non-primitive" draw:enhanced-path="M 347 1 C 158 1 0 158 0 379 0 568 158 725 347 725 L 1040 725 C 1229 725 1386 568 1386 379 1386 158 1229 1 1040 1 Z N">
              <draw:equation draw:name="f0" draw:formula="logwidth"/>
              <draw:equation draw:name="f1" draw:formula="logheight"/>
            </draw:enhanced-geometry>
          </draw:custom-shape>
          <draw:custom-shape draw:name="Google Shape;503;p38" draw:style-name="gr6" draw:text-style-name="P13" draw:layer="layout" svg:width="0.127cm" svg:height="0.066cm" svg:x="17.829cm" svg:y="3.761cm">
            <text:p text:style-name="P6"/>
            <draw:enhanced-geometry draw:mirror-horizontal="false" draw:mirror-vertical="false" drawooo:sub-view-size="1387 726" draw:text-areas="0 0 ?f0 ?f1" svg:viewBox="0 0 0 0" draw:type="ooxml-non-primitive" draw:enhanced-path="M 347 1 C 158 1 0 158 0 379 0 568 158 725 347 725 L 1008 725 C 1197 694 1386 536 1386 379 1386 158 1197 1 1008 1 Z N">
              <draw:equation draw:name="f0" draw:formula="logwidth"/>
              <draw:equation draw:name="f1" draw:formula="logheight"/>
            </draw:enhanced-geometry>
          </draw:custom-shape>
          <draw:custom-shape draw:name="Google Shape;504;p38" draw:style-name="gr6" draw:text-style-name="P13" draw:layer="layout" svg:width="0.129cm" svg:height="0.097cm" svg:x="18.713cm" svg:y="3.506cm">
            <text:p text:style-name="P6"/>
            <draw:enhanced-geometry draw:mirror-horizontal="false" draw:mirror-vertical="false" drawooo:sub-view-size="1418 1063" draw:text-areas="0 0 ?f0 ?f1" svg:viewBox="0 0 0 0" draw:type="ooxml-non-primitive" draw:enhanced-path="M 992 1 C 931 1 870 19 819 59 L 221 406 C 63 500 0 721 95 878 159 985 295 1063 415 1063 473 1063 527 1045 567 1005 L 1166 658 C 1323 563 1418 343 1292 185 1249 79 1120 1 992 1 Z N">
              <draw:equation draw:name="f0" draw:formula="logwidth"/>
              <draw:equation draw:name="f1" draw:formula="logheight"/>
            </draw:enhanced-geometry>
          </draw:custom-shape>
          <draw:custom-shape draw:name="Google Shape;505;p38" draw:style-name="gr6" draw:text-style-name="P13" draw:layer="layout" svg:width="0.13cm" svg:height="0.096cm" svg:x="17.889cm" svg:y="3.983cm">
            <text:p text:style-name="P6"/>
            <draw:enhanced-geometry draw:mirror-horizontal="false" draw:mirror-vertical="false" drawooo:sub-view-size="1419 1049" draw:text-areas="0 0 ?f0 ?f1" svg:viewBox="0 0 0 0" draw:type="ooxml-non-primitive" draw:enhanced-path="M 1005 1 C 944 1 880 15 820 45 L 221 392 C 64 486 1 707 127 864 169 971 299 1049 427 1049 488 1049 548 1031 599 990 L 1166 644 C 1324 549 1418 329 1292 171 1250 64 1134 1 1005 1 Z N">
              <draw:equation draw:name="f0" draw:formula="logwidth"/>
              <draw:equation draw:name="f1" draw:formula="logheight"/>
            </draw:enhanced-geometry>
          </draw:custom-shape>
          <draw:custom-shape draw:name="Google Shape;506;p38" draw:style-name="gr6" draw:text-style-name="P13" draw:layer="layout" svg:width="0.127cm" svg:height="0.093cm" svg:x="18.716cm" svg:y="3.983cm">
            <text:p text:style-name="P6"/>
            <draw:enhanced-geometry draw:mirror-horizontal="false" draw:mirror-vertical="false" drawooo:sub-view-size="1387 1021" draw:text-areas="0 0 ?f0 ?f1" svg:viewBox="0 0 0 0" draw:type="ooxml-non-primitive" draw:enhanced-path="M 378 1 C 264 1 149 64 64 171 1 329 32 518 190 644 L 788 990 C 838 1010 891 1021 944 1021 1059 1021 1175 972 1261 864 1387 675 1292 486 1135 392 L 536 45 C 486 15 432 1 378 1 Z N">
              <draw:equation draw:name="f0" draw:formula="logwidth"/>
              <draw:equation draw:name="f1" draw:formula="logheight"/>
            </draw:enhanced-geometry>
          </draw:custom-shape>
          <draw:custom-shape draw:name="Google Shape;507;p38" draw:style-name="gr6" draw:text-style-name="P13" draw:layer="layout" svg:width="0.127cm" svg:height="0.093cm" svg:x="17.892cm" svg:y="3.508cm">
            <text:p text:style-name="P6"/>
            <draw:enhanced-geometry draw:mirror-horizontal="false" draw:mirror-vertical="false" drawooo:sub-view-size="1387 1021" draw:text-areas="0 0 ?f0 ?f1" svg:viewBox="0 0 0 0" draw:type="ooxml-non-primitive" draw:enhanced-path="M 405 1 C 283 1 159 50 95 157 0 315 63 504 221 630 L 788 977 C 838 1007 895 1021 953 1021 1074 1021 1196 958 1260 850 1386 693 1292 504 1134 378 L 567 31 C 517 11 461 1 405 1 Z N">
              <draw:equation draw:name="f0" draw:formula="logwidth"/>
              <draw:equation draw:name="f1" draw:formula="logheight"/>
            </draw:enhanced-geometry>
          </draw:custom-shape>
          <draw:custom-shape draw:name="Google Shape;508;p38" draw:style-name="gr6" draw:text-style-name="P13" draw:layer="layout" svg:width="0.376cm" svg:height="0.562cm" svg:x="18.176cm" svg:y="3.574cm">
            <text:p text:style-name="P6"/>
            <draw:enhanced-geometry draw:mirror-horizontal="false" draw:mirror-vertical="false" drawooo:sub-view-size="4097 6124" draw:text-areas="0 0 ?f0 ?f1" svg:viewBox="0 0 0 0" draw:type="ooxml-non-primitive" draw:enhanced-path="M 1733 1492 L 1733 2343 C 1733 2500 1796 2626 1922 2658 L 3246 3225 2395 4611 2395 3729 C 2395 3572 2332 3445 2206 3414 L 851 2878 1733 1492 Z M 2038 0 C 1919 0 1814 47 1765 169 L 64 2941 C 32 3004 1 3130 32 3225 64 3288 158 3382 221 3414 L 1733 4013 1733 5808 C 1733 5966 1859 6092 1954 6123 L 2049 6123 C 2143 6123 2269 6092 2301 5966 L 4002 3225 C 4033 3130 4096 3004 4033 2941 4033 2878 3970 2784 3907 2752 L 2395 2154 2395 358 C 2395 169 2269 74 2143 11 2108 4 2072 0 2038 0 Z N">
              <draw:equation draw:name="f0" draw:formula="logwidth"/>
              <draw:equation draw:name="f1" draw:formula="logheight"/>
            </draw:enhanced-geometry>
          </draw:custom-shape>
        </draw:g>
        <draw:custom-shape draw:name="Google Shape;509;p38" draw:style-name="gr10" draw:text-style-name="P20" draw:layer="layout" svg:width="0.923cm" svg:height="0.662cm" draw:transform="rotate (1.5707963267949) translate (17.959cm 6.435cm)">
          <text:p text:style-name="P6"/>
          <draw:enhanced-geometry draw:mirror-horizontal="false" draw:mirror-vertical="false" drawooo:sub-view-size="3008 2157" draw:text-areas="0 0 ?f0 ?f1" svg:viewBox="0 0 0 0" draw:type="ooxml-non-primitive" draw:enhanced-path="M 0 0 L 729 1075 0 2157 0 2157 3008 1075 0 0 Z N">
            <draw:equation draw:name="f0" draw:formula="logwidth"/>
            <draw:equation draw:name="f1" draw:formula="logheight"/>
          </draw:enhanced-geometry>
        </draw:custom-shape>
        <draw:custom-shape draw:name="Google Shape;510;p38" draw:style-name="gr6" draw:text-style-name="P13" draw:layer="layout" svg:width="1.035cm" svg:height="1.038cm" svg:x="14.511cm" svg:y="2.404cm">
          <text:p text:style-name="P6"/>
          <draw:enhanced-geometry draw:mirror-horizontal="false" draw:mirror-vertical="false" drawooo:sub-view-size="12666 12708" draw:text-areas="0 0 ?f0 ?f1" svg:viewBox="0 0 0 0" draw:type="ooxml-non-primitive" draw:enhanced-path="M 6347 841 C 6876 841 7350 1172 7530 1712 7719 2405 7372 3067 6679 3256 6569 3289 6457 3305 6345 3305 5822 3305 5323 2956 5167 2437 4947 1775 5325 1082 5986 893 6108 858 6229 841 6347 841 Z M 6353 5919 C 7021 5919 7624 6459 7624 7162 7593 7698 7215 8170 6742 8328 6608 8371 6474 8391 6345 8391 5810 8391 5351 8042 5199 7509 5010 6847 5356 6186 6018 5965 6130 5934 6242 5919 6353 5919 Z M 2079 9351 C 2744 9351 3340 9871 3340 10596 3308 11163 2962 11604 2426 11762 2305 11797 2183 11813 2065 11813 1538 11813 1068 11483 914 10943 693 10281 1071 9588 1733 9399 1849 9367 1965 9351 2079 9351 Z M 10617 9351 C 11281 9351 11878 9871 11878 10596 11846 11163 11500 11604 10995 11762 10868 11797 10742 11813 10620 11813 10076 11813 9606 11483 9452 10943 9263 10281 9609 9588 10271 9399 10387 9367 10503 9351 10617 9351 Z M 6344 0 C 5677 0 5021 308 4631 893 3812 2122 4474 3760 5955 4075 L 5955 5146 C 4600 5430 3907 6910 4537 8107 L 3434 9021 C 3025 8706 2584 8548 2080 8548 945 8548 0 9494 0 10628 0 11762 945 12707 2080 12707 3214 12707 4159 11793 4159 10628 4159 10281 4096 9966 3938 9683 L 5041 8769 C 5435 9084 5907 9242 6376 9242 6845 9242 7309 9084 7687 8769 L 8790 9683 C 8318 10596 8570 11730 9452 12361 9803 12595 10203 12707 10598 12707 11266 12707 11923 12387 12319 11793 12571 11478 12665 11069 12665 10659 12665 9431 11783 8548 10617 8548 10113 8548 9672 8706 9294 9021 L 8192 8107 C 8822 6879 8097 5398 6774 5146 L 6774 4075 C 7530 3917 8097 3382 8349 2657 8633 1806 8318 861 7530 357 7170 117 6755 0 6344 0 Z N">
            <draw:equation draw:name="f0" draw:formula="logwidth"/>
            <draw:equation draw:name="f1" draw:formula="logheight"/>
          </draw:enhanced-geometry>
        </draw:custom-shape>
        <draw:g draw:name="Google Shape;511;p38" xml:id="id8" draw:id="id8">
          <draw:custom-shape draw:name="Google Shape;512;p38" draw:style-name="gr22" draw:text-style-name="P13" draw:layer="layout" svg:width="12.727cm" svg:height="11.444cm" svg:x="10.11cm" svg:y="2.342cm">
            <text:p text:style-name="P21"><text:span text:style-name="T13">Contexto en la niñez</text:span></text:p>
            <text:list text:style-name="L12">
              <text:list-item>
                <text:list>
                  <text:list-item>
                    <text:p text:style-name="P6"><text:span text:style-name="T13">Familia acomodada y poco cálida</text:span></text:p>
                  </text:list-item>
                  <text:list-item>
                    <text:p text:style-name="P6"><text:span text:style-name="T13">Formación y modelos en la disciplina</text:span></text:p>
                  </text:list-item>
                  <text:list-item>
                    <text:p text:style-name="P6"><text:span text:style-name="T13">Inexistencia de presión extrínseca</text:span></text:p>
                  </text:list-item>
                </text:list>
              </text:list-item>
            </text:list>
            <text:p text:style-name="P6"><text:span text:style-name="T13"/></text:p>
            <text:p text:style-name="P6"><text:span text:style-name="T13"/></text:p>
            <text:p text:style-name="P21"><text:span text:style-name="T13">Vida afectiva</text:span></text:p>
            <text:list text:continue-numbering="true" text:style-name="L12">
              <text:list-item>
                <text:list>
                  <text:list-item>
                    <text:p text:style-name="P6"><text:span text:style-name="T13">El mayor vínculo es con la disciplina</text:span></text:p>
                  </text:list-item>
                  <text:list-item>
                    <text:p text:style-name="P6"><text:span text:style-name="T13">Apoyo afectivo y cognitivo en los avances creativo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13;p38">
            <draw:custom-shape draw:name="Google Shape;514;p38" draw:style-name="gr1" draw:text-style-name="P4" draw:layer="layout" svg:width="0.23cm" svg:height="0.093cm" svg:x="10.837cm" svg:y="5.313cm">
              <text:p text:style-name="P6"/>
              <draw:enhanced-geometry draw:mirror-horizontal="false" draw:mirror-vertical="false" drawooo:sub-view-size="2930 1190" draw:text-areas="0 0 ?f0 ?f1" svg:viewBox="0 0 0 0" draw:type="ooxml-non-primitive" draw:enhanced-path="M 410 1 C 315 1 221 40 158 119 0 276 0 528 158 623 504 1001 977 1190 1449 1190 1922 1190 2458 1001 2773 623 2930 465 2930 245 2773 119 2710 40 2615 1 2517 1 2418 1 2316 40 2237 119 2048 308 1733 434 1449 434 1134 434 882 308 662 119 599 40 504 1 410 1 Z N">
                <draw:equation draw:name="f0" draw:formula="logwidth"/>
                <draw:equation draw:name="f1" draw:formula="logheight"/>
              </draw:enhanced-geometry>
            </draw:custom-shape>
            <draw:custom-shape draw:name="Google Shape;515;p38" draw:style-name="gr1" draw:text-style-name="P4" draw:layer="layout" svg:width="0.054cm" svg:height="0.054cm" svg:x="11.043cm" svg:y="5.111cm">
              <text:p text:style-name="P6"/>
              <draw:enhanced-geometry draw:mirror-horizontal="false" draw:mirror-vertical="false" drawooo:sub-view-size="693 694" draw:text-areas="0 0 ?f0 ?f1" svg:viewBox="0 0 0 0" draw:type="ooxml-non-primitive" draw:enhanced-path="M 347 1 C 158 1 0 158 0 347 0 536 158 694 347 694 536 694 693 536 693 347 693 158 536 1 347 1 Z N">
                <draw:equation draw:name="f0" draw:formula="logwidth"/>
                <draw:equation draw:name="f1" draw:formula="logheight"/>
              </draw:enhanced-geometry>
            </draw:custom-shape>
            <draw:custom-shape draw:name="Google Shape;516;p38" draw:style-name="gr1" draw:text-style-name="P4" draw:layer="layout" svg:width="0.054cm" svg:height="0.054cm" svg:x="10.807cm" svg:y="5.111cm">
              <text:p text:style-name="P6"/>
              <draw:enhanced-geometry draw:mirror-horizontal="false" draw:mirror-vertical="false" drawooo:sub-view-size="693 694" draw:text-areas="0 0 ?f0 ?f1" svg:viewBox="0 0 0 0" draw:type="ooxml-non-primitive" draw:enhanced-path="M 347 1 C 158 1 0 158 0 347 0 536 158 694 347 694 536 694 693 536 693 347 693 158 536 1 347 1 Z N">
                <draw:equation draw:name="f0" draw:formula="logwidth"/>
                <draw:equation draw:name="f1" draw:formula="logheight"/>
              </draw:enhanced-geometry>
            </draw:custom-shape>
            <draw:custom-shape draw:name="Google Shape;517;p38" draw:style-name="gr1" draw:text-style-name="P4" draw:layer="layout" svg:width="0.88cm" svg:height="0.997cm" svg:x="10.512cm" svg:y="4.585cm">
              <text:p text:style-name="P6"/>
              <draw:enhanced-geometry draw:mirror-horizontal="false" draw:mirror-vertical="false" drawooo:sub-view-size="11185 12666" draw:text-areas="0 0 ?f0 ?f1" svg:viewBox="0 0 0 0" draw:type="ooxml-non-primitive" draw:enhanced-path="M 1481 6680 L 1481 7026 1481 8129 C 1450 8134 1421 8136 1391 8136 1026 8136 756 7786 756 7436 756 7026 1103 6680 1481 6680 Z M 9672 6711 C 10082 6711 10428 7026 10428 7467 10428 7814 10113 8192 9672 8192 L 9672 7089 9672 6711 Z M 5576 3718 C 7435 3718 8947 5231 8947 7089 L 8947 9326 C 8947 10775 7750 11910 6333 11910 L 4852 11910 C 3371 11910 2237 10744 2237 9326 L 2237 7089 C 2237 5231 3749 3718 5576 3718 Z M 7089 1 C 6080 1 5230 820 5230 1828 L 5230 2994 C 3560 3151 2142 4348 1670 5924 L 1512 5924 C 662 5924 0 6585 0 7436 0 8255 662 8917 1512 8917 L 1512 9326 C 1512 11185 2993 12666 4852 12666 L 6333 12666 C 8191 12666 9704 11185 9704 9326 L 9704 8917 C 10523 8917 11184 8255 11184 7436 11184 6617 10523 5924 9672 5924 L 9515 5924 C 9042 4317 7687 3151 5954 2994 L 5954 1828 C 5954 1198 6459 725 7057 725 7687 725 8160 1230 8160 1828 8160 2017 8002 2206 7813 2206 7593 2206 7435 2017 7435 1828 7435 1639 7278 1482 7089 1482 6900 1482 6742 1639 6742 1828 6742 2458 7246 2931 7845 2931 8475 2931 8947 2427 8947 1828 8947 820 8128 1 7089 1 Z N">
                <draw:equation draw:name="f0" draw:formula="logwidth"/>
                <draw:equation draw:name="f1" draw:formula="logheight"/>
              </draw:enhanced-geometry>
            </draw:custom-shape>
          </draw:g>
          <draw:custom-shape draw:name="Google Shape;518;p38" draw:style-name="gr1" draw:text-style-name="P4" draw:layer="layout" svg:width="0.944cm" svg:height="0.834cm" svg:x="10.48cm" svg:y="8.627cm">
            <text:p text:style-name="P6"/>
            <draw:enhanced-geometry draw:mirror-horizontal="false" draw:mirror-vertical="false" drawooo:sub-view-size="19326 17074" draw:text-areas="0 0 ?f0 ?f1" svg:viewBox="0 0 0 0" draw:type="ooxml-non-primitive" draw:enhanced-path="M 14226 1132 C 15314 1132 16352 1605 17070 2425 17798 3252 18196 4366 18196 5568 18193 8476 15599 10686 11671 14032 11025 14581 10364 15146 9663 15756 8963 15146 8301 14581 7655 14032 3727 10686 1133 8476 1133 5568 1133 4366 1535 3252 2259 2425 2977 1605 4015 1132 5103 1132 5113 1132 5124 1132 5134 1132 6686 1132 7691 2090 8259 2890 8631 3421 8920 4001 9126 4614 9212 4875 9438 5006 9665 5006 9891 5006 10118 4875 10204 4614 10409 4001 10699 3421 11070 2890 11641 2090 12643 1132 14195 1132 14206 1132 14216 1132 14226 1132 Z M 5103 0 C 3689 0 2343 612 1411 1676 502 2709 1 4092 1 5568 1 7174 629 8672 1976 10275 3180 11710 4914 13183 6922 14895 7670 15532 8443 16191 9265 16909 L 9292 16933 C 9397 17027 9530 17074 9664 17074 9797 17074 9930 17027 10038 16933 L 10062 16909 C 10883 16191 11659 15532 12405 14895 14413 13183 16146 11707 17351 10275 18697 8672 19325 7174 19325 5568 19325 4092 18824 2709 17915 1676 16983 612 15637 0 14224 0 14213 0 14203 0 14192 0 12157 0 10868 1217 10143 2238 9968 2485 9808 2748 9663 3017 9518 2748 9358 2485 9183 2238 8458 1217 7169 0 5134 0 5124 0 5113 0 5103 0 Z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7" smil:attributeName="visibility" smil:to="visible"/>
                  <anim:transitionFilter smil:dur="0.5s" smil:targetElement="id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0.5s" smil:targetElement="id8" smil:type="fade" smil:subtype="crossfade"/>
                </anim:par>
              </anim:par>
            </anim:par>
            <anim:par smil:begin="next" smil:fill="hold">
              <anim:par smil:begin="0s" smil:fill="hold">
                <anim:par smil:begin="0s" smil:fill="hold" presentation:node-type="on-click" presentation:preset-class="exit" presentation:preset-id="ooo-exit-fade-out">
                  <anim:transitionFilter smil:dur="1s" smil:targetElement="id8" smil:type="fade" smil:subtype="crossfade" smil:mode="out"/>
                  <anim:set smil:begin="1s" smil:dur="0.001s" smil:fill="hold" smil:targetElement="id8" smil:attributeName="visibility" smil:to="hidden"/>
                </anim:par>
              </anim:par>
            </anim:par>
          </anim:seq>
        </anim:par>
        <presentation:notes draw:style-name="dp2">
          <draw:page-thumbnail draw:name="Google Shape;434;g9561cbfba7_2_194:notes" draw:style-name="gr2" draw:layer="layout" svg:width="16.932cm" svg:height="9.524cm" svg:x="1.059cm" svg:y="1.905cm" draw:page-number="8" presentation:class="page"/>
          <draw:frame draw:name="Google Shape;435;g9561cbfba7_2_194:notes" presentation:style-name="pr18" draw:text-style-name="P5" draw:layer="layout" svg:width="15.239cm" svg:height="11.429cm" svg:x="1.905cm" svg:y="12.065cm" presentation:class="notes" presentation:placeholder="true" presentation:user-transformed="true">
            <draw:text-box/>
          </draw:frame>
        </presentation:notes>
      </draw:page>
      <draw:page draw:name="Aplicación al Desarrollo" draw:style-name="dp1" draw:master-page-name="SECTION_5f_HEADER">
        <draw:frame draw:name="Google Shape;523;p39" presentation:style-name="pr7" draw:text-style-name="P14" draw:layer="layout" svg:width="4.762cm" svg:height="2.702cm" svg:x="10.503cm" svg:y="4.543cm" presentation:class="title" presentation:user-transformed="true">
          <draw:text-box>
            <text:p text:style-name="P1"><text:span text:style-name="T7">2</text:span></text:p>
          </draw:text-box>
        </draw:frame>
        <draw:frame draw:name="Google Shape;524;p39" presentation:style-name="pr8" draw:text-style-name="P7" draw:layer="layout" svg:width="12.382cm" svg:height="1.692cm" svg:x="6.509cm" svg:y="6.685cm" presentation:class="title" presentation:user-transformed="true">
          <draw:text-box>
            <text:p text:style-name="P1"><text:span text:style-name="T8">Aplicación al Desarrollo</text:span></text:p>
          </draw:text-box>
        </draw:frame>
        <draw:frame draw:name="Google Shape;525;p39" presentation:style-name="pr9" draw:text-style-name="P3" draw:layer="layout" svg:width="16.178cm" svg:height="1.266cm" svg:x="4.611cm" svg:y="8.256cm" presentation:class="subtitle" presentation:user-transformed="true">
          <draw:text-box>
            <text:p text:style-name="P1"><text:span text:style-name="T9">Correspondencias de estos elementos en el desarrollo de software</text:span></text:p>
            <text:p text:style-name="P27"><text:span text:style-name="T9"/></text:p>
            <text:p text:style-name="P15"><text:span text:style-name="T2"/></text:p>
          </draw:text-box>
        </draw:frame>
        <presentation:notes draw:style-name="dp2">
          <draw:page-thumbnail draw:name="Google Shape;520;g9561cbfba7_2_338:notes" draw:style-name="gr2" draw:layer="layout" svg:width="16.932cm" svg:height="9.524cm" svg:x="1.059cm" svg:y="1.905cm" draw:page-number="9" presentation:class="page"/>
          <draw:frame draw:name="Google Shape;521;g9561cbfba7_2_338:notes" presentation:style-name="pr19" draw:text-style-name="P5" draw:layer="layout" svg:width="15.239cm" svg:height="11.429cm" svg:x="1.905cm" svg:y="12.065cm" presentation:class="notes" presentation:placeholder="true" presentation:user-transformed="true">
            <draw:text-box/>
          </draw:frame>
        </presentation:notes>
      </draw:page>
      <draw:page draw:name="Aplicación" draw:style-name="dp1" draw:master-page-name="CUSTOM_5f_2">
        <draw:frame draw:name="Google Shape;530;p40" presentation:style-name="pr14" draw:text-style-name="P7" draw:layer="layout" svg:width="8.311cm" svg:height="1.59cm" svg:x="2cm" svg:y="1.5cm" presentation:class="title" presentation:user-transformed="true">
          <draw:text-box>
            <text:p text:style-name="P6"><text:span text:style-name="T3">Aplicación</text:span></text:p>
          </draw:text-box>
        </draw:frame>
        <draw:custom-shape draw:name="Google Shape;531;p40" draw:style-name="gr6" draw:text-style-name="P13" draw:layer="layout" svg:width="0.278cm" svg:height="0.233cm" svg:x="15.924cm" svg:y="7.292cm">
          <text:p text:style-name="P6"/>
          <draw:enhanced-geometry draw:mirror-horizontal="false" draw:mirror-vertical="false" drawooo:sub-view-size="3930 3427" draw:text-areas="0 0 ?f0 ?f1" svg:viewBox="0 0 0 0" draw:type="ooxml-non-primitive" draw:enhanced-path="M 2227 641 L 1751 1522 C 1715 1581 1715 1653 1739 1724 1763 1784 1822 1831 1882 1855 L 3025 2189 1370 2927 537 2391 1084 1046 2227 641 Z M 2703 1 C 2680 1 2656 4 2632 10 L 834 641 C 763 665 715 712 691 772 L 36 2391 C 1 2486 36 2605 120 2665 L 1215 3379 C 1251 3415 1299 3427 1346 3427 1382 3427 1406 3415 1441 3403 L 3787 2367 C 3882 2319 3930 2236 3930 2141 3918 2034 3858 1962 3763 1927 L 2287 1486 2918 343 C 2954 260 2942 153 2882 81 2837 28 2773 1 2703 1 Z N">
            <draw:equation draw:name="f0" draw:formula="logwidth"/>
            <draw:equation draw:name="f1" draw:formula="logheight"/>
          </draw:enhanced-geometry>
        </draw:custom-shape>
        <draw:g draw:name="Google Shape;532;p40" xml:id="id9" draw:id="id9">
          <draw:custom-shape draw:name="Google Shape;533;p40" draw:style-name="gr4" draw:text-style-name="P12" draw:layer="layout" svg:width="1.483cm" svg:height="0.43cm" svg:x="5.593cm" svg:y="5.771cm">
            <text:p text:style-name="P6"/>
            <draw:enhanced-geometry draw:mirror-horizontal="false" draw:mirror-vertical="false" drawooo:sub-view-size="23254 6954" draw:text-areas="0 0 ?f0 ?f1" svg:viewBox="0 0 0 0" draw:type="ooxml-non-primitive" draw:enhanced-path="M 23122 0 L 0 6501 131 6954 23253 441 23122 0 Z N">
              <draw:equation draw:name="f0" draw:formula="logwidth"/>
              <draw:equation draw:name="f1" draw:formula="logheight"/>
            </draw:enhanced-geometry>
          </draw:custom-shape>
          <draw:custom-shape draw:name="Google Shape;534;p40" draw:style-name="gr4" draw:text-style-name="P12" draw:layer="layout" svg:width="1.482cm" svg:height="0.43cm" svg:x="5.594cm" svg:y="4.563cm">
            <text:p text:style-name="P6"/>
            <draw:enhanced-geometry draw:mirror-horizontal="false" draw:mirror-vertical="false" drawooo:sub-view-size="23242 6967" draw:text-areas="0 0 ?f0 ?f1" svg:viewBox="0 0 0 0" draw:type="ooxml-non-primitive" draw:enhanced-path="M 119 1 L 0 453 23110 6966 23241 6514 119 1 Z N">
              <draw:equation draw:name="f0" draw:formula="logwidth"/>
              <draw:equation draw:name="f1" draw:formula="logheight"/>
            </draw:enhanced-geometry>
          </draw:custom-shape>
          <draw:custom-shape draw:name="Google Shape;535;p40" draw:style-name="gr4" draw:text-style-name="P12" draw:layer="layout" svg:width="0.654cm" svg:height="1.367cm" svg:x="7.844cm" svg:y="3.304cm">
            <text:p text:style-name="P6"/>
            <draw:enhanced-geometry draw:mirror-horizontal="false" draw:mirror-vertical="false" drawooo:sub-view-size="10264 22087" draw:text-areas="0 0 ?f0 ?f1" svg:viewBox="0 0 0 0" draw:type="ooxml-non-primitive" draw:enhanced-path="M 9847 0 L 1 21908 418 22086 10264 191 9847 0 Z N">
              <draw:equation draw:name="f0" draw:formula="logwidth"/>
              <draw:equation draw:name="f1" draw:formula="logheight"/>
            </draw:enhanced-geometry>
          </draw:custom-shape>
          <draw:custom-shape draw:name="Google Shape;536;p40" draw:style-name="gr7" draw:text-style-name="P12" draw:layer="layout" svg:width="2.297cm" svg:height="2.23cm" svg:x="6.691cm" svg:y="4.382cm">
            <text:p text:style-name="P1"><text:span text:style-name="T12">Equipo creativo</text:span></text:p>
            <draw:enhanced-geometry draw:mirror-horizontal="false" draw:mirror-vertical="false" drawooo:sub-view-size="36017 36017" draw:text-areas="0 0 ?f0 ?f1" svg:viewBox="0 0 0 0" draw:type="ooxml-non-primitive" draw:enhanced-path="M 18014 0 C 8061 0 0 8061 0 18002 0 27956 8061 36016 18014 36016 27956 36016 36017 27956 36017 18002 36017 8061 27956 0 18014 0 Z N">
              <draw:equation draw:name="f0" draw:formula="logwidth"/>
              <draw:equation draw:name="f1" draw:formula="logheight"/>
            </draw:enhanced-geometry>
          </draw:custom-shape>
          <draw:custom-shape draw:name="Google Shape;537;p40" draw:style-name="gr4" draw:text-style-name="P12" draw:layer="layout" svg:width="1.394cm" svg:height="1.353cm" svg:x="7.84cm" svg:y="2.808cm">
            <text:p text:style-name="P6"/>
            <draw:enhanced-geometry draw:mirror-horizontal="false" draw:mirror-vertical="false" drawooo:sub-view-size="21861 21860" draw:text-areas="0 0 ?f0 ?f1" svg:viewBox="0 0 0 0" draw:type="ooxml-non-primitive" draw:enhanced-path="M 10930 0 C 4894 0 0 4894 0 10930 0 16967 4894 21860 10930 21860 16967 21860 21860 16967 21860 10930 21860 4894 16967 0 10930 0 Z N">
              <draw:equation draw:name="f0" draw:formula="logwidth"/>
              <draw:equation draw:name="f1" draw:formula="logheight"/>
            </draw:enhanced-geometry>
          </draw:custom-shape>
          <draw:custom-shape draw:name="Google Shape;538;p40" draw:style-name="gr4" draw:text-style-name="P12" draw:layer="layout" svg:width="0.265cm" svg:height="0.258cm" svg:x="8.399cm" svg:y="3.171cm">
            <text:p text:style-name="P6"/>
            <draw:enhanced-geometry draw:mirror-horizontal="false" draw:mirror-vertical="false" drawooo:sub-view-size="4168 4180" draw:text-areas="0 0 ?f0 ?f1" svg:viewBox="0 0 0 0" draw:type="ooxml-non-primitive" draw:enhanced-path="M 2084 465 C 2977 465 3703 1191 3703 2084 3703 2977 2977 3715 2084 3715 1191 3715 465 2977 465 2084 465 1191 1191 465 2084 465 Z M 2084 1 C 929 1 1 941 1 2084 1 3239 929 4180 2084 4180 3239 4180 4168 3239 4168 2084 4168 941 3239 1 2084 1 Z N">
              <draw:equation draw:name="f0" draw:formula="logwidth"/>
              <draw:equation draw:name="f1" draw:formula="logheight"/>
            </draw:enhanced-geometry>
          </draw:custom-shape>
          <draw:custom-shape draw:name="Google Shape;539;p40" draw:style-name="gr4" draw:text-style-name="P12" draw:layer="layout" svg:width="1.394cm" svg:height="1.353cm" svg:x="4.9cm" svg:y="3.737cm">
            <text:p text:style-name="P6"/>
            <draw:enhanced-geometry draw:mirror-horizontal="false" draw:mirror-vertical="false" drawooo:sub-view-size="21860 21860" draw:text-areas="0 0 ?f0 ?f1" svg:viewBox="0 0 0 0" draw:type="ooxml-non-primitive" draw:enhanced-path="M 10930 0 C 4894 0 0 4893 0 10930 0 16966 4894 21860 10930 21860 16966 21860 21860 16966 21860 10930 21860 4893 16966 0 10930 0 Z N">
              <draw:equation draw:name="f0" draw:formula="logwidth"/>
              <draw:equation draw:name="f1" draw:formula="logheight"/>
            </draw:enhanced-geometry>
          </draw:custom-shape>
          <draw:custom-shape draw:name="Google Shape;540;p40" draw:style-name="gr4" draw:text-style-name="P12" draw:layer="layout" svg:width="1.394cm" svg:height="1.353cm" svg:x="4.9cm" svg:y="5.51cm">
            <text:p text:style-name="P6"/>
            <draw:enhanced-geometry draw:mirror-horizontal="false" draw:mirror-vertical="false" drawooo:sub-view-size="21860 21861" draw:text-areas="0 0 ?f0 ?f1" svg:viewBox="0 0 0 0" draw:type="ooxml-non-primitive" draw:enhanced-path="M 10930 1 C 4894 1 0 4894 0 10930 0 16967 4894 21860 10930 21860 16966 21860 21860 16967 21860 10930 21860 4894 16966 1 10930 1 Z N">
              <draw:equation draw:name="f0" draw:formula="logwidth"/>
              <draw:equation draw:name="f1" draw:formula="logheight"/>
            </draw:enhanced-geometry>
          </draw:custom-shape>
          <draw:custom-shape draw:name="Google Shape;541;p40" draw:style-name="gr4" draw:text-style-name="P12" draw:layer="layout" svg:width="2.554cm" svg:height="1.353cm" svg:x="8.665cm" svg:y="6.006cm">
            <text:p text:style-name="P6"/>
            <draw:enhanced-geometry draw:mirror-horizontal="false" draw:mirror-vertical="false" drawooo:sub-view-size="30529 30529" draw:text-areas="0 0 ?f0 ?f1" svg:viewBox="0 0 0 0" draw:type="ooxml-non-primitive" draw:enhanced-path="M 322 1 L 1 334 30207 30528 30528 30207 322 1 Z N">
              <draw:equation draw:name="f0" draw:formula="logwidth"/>
              <draw:equation draw:name="f1" draw:formula="logheight"/>
            </draw:enhanced-geometry>
          </draw:custom-shape>
        </draw:g>
        <draw:custom-shape draw:name="Google Shape;542;p40" draw:style-name="gr8" draw:text-style-name="P19" draw:layer="layout" svg:width="3.492cm" svg:height="3.35cm" svg:x="10.11cm" svg:y="6.111cm">
          <text:p text:style-name="P1"><text:span text:style-name="T12">Creatividad</text:span></text:p>
          <draw:enhanced-geometry draw:mirror-horizontal="false" draw:mirror-vertical="false" drawooo:sub-view-size="63318 60738" draw:text-areas="0 0 ?f0 ?f1" svg:viewBox="0 0 0 0" draw:type="ooxml-non-primitive" draw:enhanced-path="M 33991 1 C 33776 1 33550 43 33314 133 29730 1502 29599 9384 29599 9384 29599 9384 28875 2283 25336 2283 24970 2283 24574 2359 24146 2526 19574 4324 22836 11503 22836 11503 22836 11503 18860 7209 15788 7209 15199 7209 14644 7366 14157 7741 11132 10063 14966 16695 14966 16695 14966 16695 12131 14371 9435 14371 8615 14371 7807 14586 7096 15147 4048 17552 10918 24041 10918 24041 10918 24041 9282 23480 7370 23480 5303 23480 2913 24135 1917 26862 0 32113 8692 33756 8692 33756 8692 33756 2620 35780 3024 39209 3228 40945 5268 41375 7240 41375 9177 41375 11049 40959 11049 40959 L 11049 40959 C 11049 40960 4882 44067 5489 47710 5702 48986 6966 49400 8521 49400 11406 49400 15287 47972 15288 47972 L 15288 47972 C 15288 47972 11585 54259 16121 56056 16787 56320 17402 56433 17966 56433 21250 56433 22836 52628 22836 52627 L 22836 52627 C 22836 52628 21254 60737 25578 60737 25612 60737 25647 60737 25682 60736 30135 60605 30742 54187 30742 54187 30742 54187 34563 60490 37901 60490 38219 60490 38533 60432 38838 60307 42350 58866 39244 54390 39243 54390 L 39243 54390 C 39244 54390 42938 58662 45920 58662 46494 58662 47041 58504 47530 58128 50566 55807 46447 51390 46446 51389 L 46446 51389 C 46447 51390 50264 54169 53002 54169 53857 54169 54607 53898 55102 53187 57174 50199 52590 45484 52590 45484 L 52590 45484 C 52590 45484 54816 46074 57042 46074 58741 46074 60440 45730 61151 44519 63318 40828 54352 36185 54352 36185 L 54352 36185 C 54352 36185 54373 36185 54411 36185 55180 36185 63163 36088 63163 32054 63163 27963 55699 27886 55136 27886 55114 27886 55102 27886 55102 27886 55102 27886 62889 25457 60317 20195 59334 18183 57898 17561 56499 17561 54240 17561 52078 19183 52078 19183 52078 19183 57793 13813 54352 10694 53636 10042 52825 9784 51991 9784 48819 9784 45303 13516 45303 13516 45303 13516 47327 5431 43887 3752 43490 3560 43108 3475 42741 3475 39929 3475 38029 8467 38029 8467 38029 8467 37042 1 33991 1 Z N">
            <draw:equation draw:name="f0" draw:formula="logwidth"/>
            <draw:equation draw:name="f1" draw:formula="logheight"/>
          </draw:enhanced-geometry>
        </draw:custom-shape>
        <draw:custom-shape draw:name="Google Shape;543;p40" draw:style-name="gr9" draw:text-style-name="P13" draw:layer="layout" svg:width="0.999cm" svg:height="0.997cm" svg:x="5.096cm" svg:y="5.676cm">
          <text:p text:style-name="P6"/>
          <draw:enhanced-geometry draw:mirror-horizontal="false" draw:mirror-vertical="false" drawooo:sub-view-size="12068 12036" draw:text-areas="0 0 ?f0 ?f1" svg:viewBox="0 0 0 0" draw:type="ooxml-non-primitive" draw:enhanced-path="M 4222 630 C 5010 630 5640 1292 5640 2048 L 5640 9767 C 5703 10617 5073 11311 4285 11311 3498 11311 2868 10680 2868 9893 L 2868 9830 C 3403 9767 3907 9515 4254 9137 4380 9011 4380 8790 4254 8633 4191 8570 4104 8538 4014 8538 3923 8538 3829 8570 3750 8633 3435 8948 2962 9137 2490 9137 1513 9137 725 8349 725 7372 725 7057 788 6742 946 6490 1387 6805 1891 6994 2490 6994 2679 6994 2836 6837 2836 6648 2836 6459 2679 6301 2490 6301 1513 6301 725 5514 725 4537 725 3623 1387 2899 2238 2804 2521 3623 3309 4159 4222 4159 4411 4159 4569 4001 4569 3812 4569 3623 4411 3466 4222 3466 3435 3466 2805 2836 2805 2048 2805 1261 3435 630 4222 630 Z M 7814 788 C 8602 788 9232 1418 9232 2206 9232 2993 8602 3623 7814 3623 7593 3623 7436 3781 7436 3970 7436 4159 7593 4316 7814 4316 8696 4316 9484 3749 9767 2962 10649 3056 11311 3812 11311 4695 11311 5671 10523 6459 9547 6459 9326 6459 9169 6616 9169 6805 9169 6994 9326 7152 9547 7152 10114 7152 10649 6963 11059 6648 11217 6931 11311 7215 11311 7530 11374 8381 10586 9168 9610 9168 9137 9168 8696 8979 8350 8664 8287 8601 8200 8570 8109 8570 8019 8570 7924 8601 7845 8664 7719 8790 7719 9011 7845 9168 8224 9578 8696 9798 9232 9893 L 9232 9924 C 9232 10712 8602 11342 7814 11342 7026 11342 6396 10680 6396 9924 L 6396 2206 C 6396 1418 7058 788 7814 788 Z M 4254 0 C 3088 0 2143 977 2143 2111 L 2143 2174 C 946 2332 1 3340 1 4600 1 5104 158 5640 442 6018 158 6427 1 6931 1 7435 1 8696 946 9735 2143 9861 L 2143 9924 C 2143 11090 3088 12035 4254 12035 5010 12035 5640 11657 6050 11058 6428 11657 7089 12035 7814 12035 8980 12035 9925 11058 9925 9924 L 9925 9861 C 11122 9704 12067 8696 12067 7435 12067 6931 11910 6459 11626 6018 11910 5577 12067 5104 12067 4600 12067 3371 11154 2363 9925 2174 L 9925 2111 C 9925 945 8980 0 7814 0 7089 0 6428 378 6050 977 5640 378 4979 0 4254 0 Z N">
            <draw:equation draw:name="f0" draw:formula="logwidth"/>
            <draw:equation draw:name="f1" draw:formula="logheight"/>
          </draw:enhanced-geometry>
        </draw:custom-shape>
        <draw:g draw:name="Google Shape;544;p40">
          <draw:custom-shape draw:name="Google Shape;545;p40" draw:style-name="gr6" draw:text-style-name="P13" draw:layer="layout" svg:width="0.85cm" svg:height="0.994cm" svg:x="5.198cm" svg:y="3.886cm">
            <text:p text:style-name="P6"/>
            <draw:enhanced-geometry draw:mirror-horizontal="false" draw:mirror-vertical="false" drawooo:sub-view-size="10272 12009" draw:text-areas="0 0 ?f0 ?f1" svg:viewBox="0 0 0 0" draw:type="ooxml-non-primitive" draw:enhanced-path="M 4507 679 C 4774 679 5048 706 5325 762 6774 1077 7940 2274 8255 3723 8381 4227 8381 4763 8318 5267 8318 5330 8318 5424 8350 5487 L 9263 7220 C 9389 7441 9232 7756 8980 7756 L 8034 7756 C 7845 7756 7688 7913 7688 8102 L 7688 9867 5892 9867 C 5703 9867 5546 10024 5546 10213 L 5546 11284 2049 11284 2049 7693 C 2049 7598 2017 7504 1923 7441 1103 6685 631 5645 631 4542 631 2387 2372 679 4507 679 Z M 4570 0 C 2059 0 1 1999 1 4542 1 5802 505 7000 1418 7850 L 1418 11631 C 1418 11851 1576 12009 1765 12009 L 5987 12009 C 6176 12009 6333 11851 6333 11631 L 6333 10591 8097 10591 C 8287 10591 8444 10434 8444 10213 L 8444 8449 9043 8449 C 9799 8417 10271 7598 9925 6874 L 9043 5267 C 9137 4700 9137 4164 9011 3597 8665 1864 7247 510 5546 100 5215 33 4889 0 4570 0 Z N">
              <draw:equation draw:name="f0" draw:formula="logwidth"/>
              <draw:equation draw:name="f1" draw:formula="logheight"/>
            </draw:enhanced-geometry>
          </draw:custom-shape>
          <draw:custom-shape draw:name="Google Shape;546;p40" draw:style-name="gr6" draw:text-style-name="P13" draw:layer="layout" svg:width="0.477cm" svg:height="0.464cm" svg:x="5.337cm" svg:y="4.001cm">
            <text:p text:style-name="P6"/>
            <draw:enhanced-geometry draw:mirror-horizontal="false" draw:mirror-vertical="false" drawooo:sub-view-size="5766 5609" draw:text-areas="0 0 ?f0 ?f1" svg:viewBox="0 0 0 0" draw:type="ooxml-non-primitive" draw:enhanced-path="M 3214 757 L 3214 883 C 3214 1040 3277 1135 3435 1198 3624 1261 3844 1387 4002 1513 4061 1553 4146 1593 4233 1593 4283 1593 4333 1579 4380 1545 L 4506 1482 4852 2049 4726 2143 C 4632 2206 4537 2364 4569 2490 4632 2710 4632 2899 4569 3120 4537 3277 4632 3403 4726 3466 L 4852 3561 4506 4159 4380 4065 C 4323 4037 4260 4021 4199 4021 4125 4021 4054 4044 4002 4096 3844 4254 3624 4348 3435 4411 3277 4475 3214 4632 3214 4727 L 3214 4853 2489 4853 2489 4727 C 2489 4569 2426 4475 2269 4411 2048 4348 1859 4222 1702 4096 1622 4057 1530 4017 1449 4017 1402 4017 1358 4030 1324 4065 L 1198 4159 851 3561 946 3466 C 1072 3403 1166 3246 1103 3120 1072 2899 1072 2710 1103 2490 1166 2332 1072 2206 946 2143 L 851 2049 1198 1482 1324 1545 C 1366 1573 1421 1588 1481 1588 1553 1588 1632 1565 1702 1513 1859 1356 2048 1261 2269 1198 2426 1135 2489 977 2489 883 L 2489 757 Z M 2174 1 C 1985 1 1828 158 1828 379 L 1828 599 C 1702 631 1576 725 1513 788 L 1324 694 C 1265 658 1192 641 1122 641 1004 641 890 690 851 788 L 126 2017 C 63 2175 95 2427 253 2490 L 442 2616 442 2994 253 3120 C 95 3214 0 3435 126 3592 L 851 4821 C 894 4928 1024 4991 1152 4991 1213 4991 1273 4977 1324 4947 L 1513 4821 C 1639 4884 1733 4979 1828 5010 L 1828 5262 C 1828 5451 1985 5609 2174 5609 L 3592 5609 C 3781 5609 3939 5451 3939 5262 L 3939 5010 C 4065 4979 4191 4884 4254 4821 L 4474 4947 C 4524 4967 4580 4978 4637 4978 4759 4978 4882 4929 4947 4821 L 5640 3592 C 5734 3435 5671 3214 5514 3120 L 5325 2994 5325 2616 5514 2490 C 5671 2427 5766 2206 5640 2017 L 4947 788 C 4887 689 4777 627 4664 627 4598 627 4532 648 4474 694 L 4254 788 C 4159 725 4033 631 3939 599 L 3939 379 C 3939 158 3781 1 3592 1 Z N">
              <draw:equation draw:name="f0" draw:formula="logwidth"/>
              <draw:equation draw:name="f1" draw:formula="logheight"/>
            </draw:enhanced-geometry>
          </draw:custom-shape>
          <draw:custom-shape draw:name="Google Shape;547;p40" draw:style-name="gr6" draw:text-style-name="P13" draw:layer="layout" svg:width="0.174cm" svg:height="0.174cm" svg:x="5.485cm" svg:y="4.15cm">
            <text:p text:style-name="P6"/>
            <draw:enhanced-geometry draw:mirror-horizontal="false" draw:mirror-vertical="false" drawooo:sub-view-size="2111 2112" draw:text-areas="0 0 ?f0 ?f1" svg:viewBox="0 0 0 0" draw:type="ooxml-non-primitive" draw:enhanced-path="M 1040 662 C 1260 662 1418 820 1418 1009 1418 1198 1260 1355 1040 1355 851 1355 693 1198 693 1009 693 820 851 662 1040 662 Z M 1040 1 C 473 1 0 473 0 1040 0 1639 473 2111 1040 2111 1639 2111 2111 1639 2111 1040 2111 473 1639 1 1040 1 Z N">
              <draw:equation draw:name="f0" draw:formula="logwidth"/>
              <draw:equation draw:name="f1" draw:formula="logheight"/>
            </draw:enhanced-geometry>
          </draw:custom-shape>
        </draw:g>
        <draw:g draw:name="Google Shape;548;p40">
          <draw:custom-shape draw:name="Google Shape;549;p40" draw:style-name="gr6" draw:text-style-name="P13" draw:layer="layout" svg:width="0.229cm" svg:height="0.165cm" svg:x="8.29cm" svg:y="3.578cm">
            <text:p text:style-name="P6"/>
            <draw:enhanced-geometry draw:mirror-horizontal="false" draw:mirror-vertical="false" drawooo:sub-view-size="2805 2021" draw:text-areas="0 0 ?f0 ?f1" svg:viewBox="0 0 0 0" draw:type="ooxml-non-primitive" draw:enhanced-path="M 2473 0 C 2377 0 2273 32 2206 99 L 1072 1233 599 761 C 536 713 449 690 363 690 276 690 189 713 126 761 0 887 0 1139 126 1233 L 820 1958 C 914 2021 977 2021 1072 2021 1135 2021 1261 1989 1292 1926 L 2678 540 C 2804 414 2804 162 2678 68 2634 24 2557 0 2473 0 Z N">
              <draw:equation draw:name="f0" draw:formula="logwidth"/>
              <draw:equation draw:name="f1" draw:formula="logheight"/>
            </draw:enhanced-geometry>
          </draw:custom-shape>
          <draw:custom-shape draw:name="Google Shape;550;p40" draw:style-name="gr6" draw:text-style-name="P13" draw:layer="layout" svg:width="0.229cm" svg:height="0.167cm" svg:x="8.29cm" svg:y="3.408cm">
            <text:p text:style-name="P6"/>
            <draw:enhanced-geometry draw:mirror-horizontal="false" draw:mirror-vertical="false" drawooo:sub-view-size="2805 2046" draw:text-areas="0 0 ?f0 ?f1" svg:viewBox="0 0 0 0" draw:type="ooxml-non-primitive" draw:enhanced-path="M 2469 1 C 2374 1 2272 40 2206 123 L 1072 1257 599 785 C 536 738 449 714 363 714 276 714 189 738 126 785 0 911 0 1163 126 1257 L 820 1982 C 914 2045 977 2045 1072 2045 1135 2045 1261 2014 1292 1951 L 2678 564 C 2804 438 2804 186 2678 92 2634 32 2554 1 2469 1 Z N">
              <draw:equation draw:name="f0" draw:formula="logwidth"/>
              <draw:equation draw:name="f1" draw:formula="logheight"/>
            </draw:enhanced-geometry>
          </draw:custom-shape>
          <draw:custom-shape draw:name="Google Shape;551;p40" draw:style-name="gr6" draw:text-style-name="P13" draw:layer="layout" svg:width="0.229cm" svg:height="0.167cm" svg:x="8.29cm" svg:y="3.238cm">
            <text:p text:style-name="P6"/>
            <draw:enhanced-geometry draw:mirror-horizontal="false" draw:mirror-vertical="false" drawooo:sub-view-size="2805 2045" draw:text-areas="0 0 ?f0 ?f1" svg:viewBox="0 0 0 0" draw:type="ooxml-non-primitive" draw:enhanced-path="M 2469 1 C 2374 1 2272 40 2206 123 L 1072 1257 599 785 C 536 722 449 690 363 690 276 690 189 722 126 785 0 911 0 1131 126 1257 L 820 1982 C 914 2045 977 2045 1072 2045 1135 2045 1261 2013 1292 1919 L 2678 532 C 2804 438 2804 186 2678 91 2634 32 2554 1 2469 1 Z N">
              <draw:equation draw:name="f0" draw:formula="logwidth"/>
              <draw:equation draw:name="f1" draw:formula="logheight"/>
            </draw:enhanced-geometry>
          </draw:custom-shape>
          <draw:custom-shape draw:name="Google Shape;552;p40" draw:style-name="gr6" draw:text-style-name="P13" draw:layer="layout" svg:width="0.977cm" svg:height="0.967cm" svg:x="8.12cm" svg:y="3.008cm">
            <text:p text:style-name="P6"/>
            <draw:enhanced-geometry draw:mirror-horizontal="false" draw:mirror-vertical="false" drawooo:sub-view-size="11941 11816" draw:text-areas="0 0 ?f0 ?f1" svg:viewBox="0 0 0 0" draw:type="ooxml-non-primitive" draw:enhanced-path="M 6963 1198 L 7876 2143 6963 2143 6963 1198 Z M 10286 3498 C 10373 3498 10460 3530 10523 3593 L 10995 4065 C 11184 4223 11184 4475 11027 4569 L 10806 4821 9798 3845 10050 3593 C 10113 3530 10200 3498 10286 3498 Z M 9294 4349 L 10271 5325 7845 7783 6868 6774 9294 4349 Z M 6585 7499 L 7183 8098 6427 8255 6585 7499 Z M 6994 10398 L 6994 10776 C 6994 10870 7057 10996 7089 11122 L 1071 11122 C 882 11122 693 10965 693 10776 L 693 10398 Z M 6270 663 L 6270 2458 C 6270 2647 6427 2805 6616 2805 L 8349 2805 8349 4286 6112 6554 C 6081 6585 6018 6680 6018 6711 L 5608 8633 C 5545 8759 5608 8885 5671 8948 5742 9019 5813 9055 5897 9055 5925 9055 5955 9051 5986 9043 L 7908 8602 C 8002 8602 8034 8570 8065 8507 L 8349 8255 8349 10807 8380 10807 C 8380 10996 8223 11154 8034 11154 7845 11154 7687 10996 7687 10807 L 7687 10083 C 7687 9893 7530 9736 7309 9736 L 1386 9736 1386 663 Z M 1071 1 C 882 1 693 158 693 379 L 693 9736 347 9736 C 158 9736 0 9893 0 10083 L 0 10807 C 0 11406 473 11815 1008 11815 L 8002 11815 C 8569 11815 9011 11343 9011 10807 L 9011 7562 11499 5105 C 11940 4664 11940 4034 11531 3593 L 11058 3120 C 10869 2931 10609 2836 10346 2836 10082 2836 9814 2931 9609 3120 L 9105 3624 9105 2490 C 9105 2427 9074 2332 8979 2269 L 6900 127 C 6805 64 6742 1 6648 1 Z N">
              <draw:equation draw:name="f0" draw:formula="logwidth"/>
              <draw:equation draw:name="f1" draw:formula="logheight"/>
            </draw:enhanced-geometry>
          </draw:custom-shape>
        </draw:g>
        <draw:g draw:name="Google Shape;553;p40">
          <draw:custom-shape draw:name="Google Shape;554;p40" draw:style-name="gr6" draw:text-style-name="P13" draw:layer="layout" svg:width="0.703cm" svg:height="1.079cm" svg:x="18.008cm" svg:y="3.443cm">
            <text:p text:style-name="P6"/>
            <draw:enhanced-geometry draw:mirror-horizontal="false" draw:mirror-vertical="false" drawooo:sub-view-size="7649 11743" draw:text-areas="0 0 ?f0 ?f1" svg:viewBox="0 0 0 0" draw:type="ooxml-non-primitive" draw:enhanced-path="M 3813 684 C 5545 684 6900 2039 6900 3740 6931 4780 6553 5347 6270 5788 5797 6544 5608 6922 5608 7930 5608 8119 5451 8277 5230 8277 L 2489 8277 C 2300 8277 2143 8119 2143 7930 2143 6922 1922 6576 1450 5820 1198 5347 567 4528 788 3205 1040 1819 2237 684 3813 684 Z M 4852 8907 L 4852 9569 4506 9569 C 4285 9569 4128 9726 4128 9915 4128 10136 4285 10293 4506 10293 L 4852 10293 4852 10640 C 4884 10829 4726 10986 4537 10986 L 3151 10986 C 2962 10986 2804 10829 2804 10640 L 2804 10293 3151 10293 C 3371 10293 3529 10136 3529 9915 3529 9726 3371 9569 3151 9569 L 2804 9569 2804 8907 Z M 3897 1 C 3632 1 3361 28 3088 86 1607 401 441 1566 158 3079 0 3992 158 4969 631 5757 757 5914 820 6072 914 6229 1355 6891 1450 7143 1450 7962 1450 8403 1733 8781 2143 8939 L 2143 10703 C 2143 11270 2615 11743 3151 11743 L 4537 11743 C 5073 11743 5545 11270 5545 10703 L 5545 8939 C 5955 8781 6238 8435 6238 7962 L 6238 7930 C 6238 7143 6427 6828 6805 6229 7089 5788 7593 5032 7593 3835 7649 1658 5950 1 3897 1 Z N">
              <draw:equation draw:name="f0" draw:formula="logwidth"/>
              <draw:equation draw:name="f1" draw:formula="logheight"/>
            </draw:enhanced-geometry>
          </draw:custom-shape>
          <draw:custom-shape draw:name="Google Shape;555;p40" draw:style-name="gr6" draw:text-style-name="P13" draw:layer="layout" svg:width="0.127cm" svg:height="0.066cm" svg:x="18.776cm" svg:y="3.761cm">
            <text:p text:style-name="P6"/>
            <draw:enhanced-geometry draw:mirror-horizontal="false" draw:mirror-vertical="false" drawooo:sub-view-size="1387 726" draw:text-areas="0 0 ?f0 ?f1" svg:viewBox="0 0 0 0" draw:type="ooxml-non-primitive" draw:enhanced-path="M 347 1 C 158 1 0 158 0 379 0 568 158 725 347 725 L 1040 725 C 1229 725 1386 568 1386 379 1386 158 1229 1 1040 1 Z N">
              <draw:equation draw:name="f0" draw:formula="logwidth"/>
              <draw:equation draw:name="f1" draw:formula="logheight"/>
            </draw:enhanced-geometry>
          </draw:custom-shape>
          <draw:custom-shape draw:name="Google Shape;556;p40" draw:style-name="gr6" draw:text-style-name="P13" draw:layer="layout" svg:width="0.127cm" svg:height="0.066cm" svg:x="17.829cm" svg:y="3.761cm">
            <text:p text:style-name="P6"/>
            <draw:enhanced-geometry draw:mirror-horizontal="false" draw:mirror-vertical="false" drawooo:sub-view-size="1387 726" draw:text-areas="0 0 ?f0 ?f1" svg:viewBox="0 0 0 0" draw:type="ooxml-non-primitive" draw:enhanced-path="M 347 1 C 158 1 0 158 0 379 0 568 158 725 347 725 L 1008 725 C 1197 694 1386 536 1386 379 1386 158 1197 1 1008 1 Z N">
              <draw:equation draw:name="f0" draw:formula="logwidth"/>
              <draw:equation draw:name="f1" draw:formula="logheight"/>
            </draw:enhanced-geometry>
          </draw:custom-shape>
          <draw:custom-shape draw:name="Google Shape;557;p40" draw:style-name="gr6" draw:text-style-name="P13" draw:layer="layout" svg:width="0.129cm" svg:height="0.097cm" svg:x="18.713cm" svg:y="3.506cm">
            <text:p text:style-name="P6"/>
            <draw:enhanced-geometry draw:mirror-horizontal="false" draw:mirror-vertical="false" drawooo:sub-view-size="1418 1063" draw:text-areas="0 0 ?f0 ?f1" svg:viewBox="0 0 0 0" draw:type="ooxml-non-primitive" draw:enhanced-path="M 992 1 C 931 1 870 19 819 59 L 221 406 C 63 500 0 721 95 878 159 985 295 1063 415 1063 473 1063 527 1045 567 1005 L 1166 658 C 1323 563 1418 343 1292 185 1249 79 1120 1 992 1 Z N">
              <draw:equation draw:name="f0" draw:formula="logwidth"/>
              <draw:equation draw:name="f1" draw:formula="logheight"/>
            </draw:enhanced-geometry>
          </draw:custom-shape>
          <draw:custom-shape draw:name="Google Shape;558;p40" draw:style-name="gr6" draw:text-style-name="P13" draw:layer="layout" svg:width="0.13cm" svg:height="0.096cm" svg:x="17.889cm" svg:y="3.983cm">
            <text:p text:style-name="P6"/>
            <draw:enhanced-geometry draw:mirror-horizontal="false" draw:mirror-vertical="false" drawooo:sub-view-size="1419 1049" draw:text-areas="0 0 ?f0 ?f1" svg:viewBox="0 0 0 0" draw:type="ooxml-non-primitive" draw:enhanced-path="M 1005 1 C 944 1 880 15 820 45 L 221 392 C 64 486 1 707 127 864 169 971 299 1049 427 1049 488 1049 548 1031 599 990 L 1166 644 C 1324 549 1418 329 1292 171 1250 64 1134 1 1005 1 Z N">
              <draw:equation draw:name="f0" draw:formula="logwidth"/>
              <draw:equation draw:name="f1" draw:formula="logheight"/>
            </draw:enhanced-geometry>
          </draw:custom-shape>
          <draw:custom-shape draw:name="Google Shape;559;p40" draw:style-name="gr6" draw:text-style-name="P13" draw:layer="layout" svg:width="0.127cm" svg:height="0.093cm" svg:x="18.716cm" svg:y="3.983cm">
            <text:p text:style-name="P6"/>
            <draw:enhanced-geometry draw:mirror-horizontal="false" draw:mirror-vertical="false" drawooo:sub-view-size="1387 1021" draw:text-areas="0 0 ?f0 ?f1" svg:viewBox="0 0 0 0" draw:type="ooxml-non-primitive" draw:enhanced-path="M 378 1 C 264 1 149 64 64 171 1 329 32 518 190 644 L 788 990 C 838 1010 891 1021 944 1021 1059 1021 1175 972 1261 864 1387 675 1292 486 1135 392 L 536 45 C 486 15 432 1 378 1 Z N">
              <draw:equation draw:name="f0" draw:formula="logwidth"/>
              <draw:equation draw:name="f1" draw:formula="logheight"/>
            </draw:enhanced-geometry>
          </draw:custom-shape>
          <draw:custom-shape draw:name="Google Shape;560;p40" draw:style-name="gr6" draw:text-style-name="P13" draw:layer="layout" svg:width="0.127cm" svg:height="0.093cm" svg:x="17.892cm" svg:y="3.508cm">
            <text:p text:style-name="P6"/>
            <draw:enhanced-geometry draw:mirror-horizontal="false" draw:mirror-vertical="false" drawooo:sub-view-size="1387 1021" draw:text-areas="0 0 ?f0 ?f1" svg:viewBox="0 0 0 0" draw:type="ooxml-non-primitive" draw:enhanced-path="M 405 1 C 283 1 159 50 95 157 0 315 63 504 221 630 L 788 977 C 838 1007 895 1021 953 1021 1074 1021 1196 958 1260 850 1386 693 1292 504 1134 378 L 567 31 C 517 11 461 1 405 1 Z N">
              <draw:equation draw:name="f0" draw:formula="logwidth"/>
              <draw:equation draw:name="f1" draw:formula="logheight"/>
            </draw:enhanced-geometry>
          </draw:custom-shape>
          <draw:custom-shape draw:name="Google Shape;561;p40" draw:style-name="gr6" draw:text-style-name="P13" draw:layer="layout" svg:width="0.376cm" svg:height="0.562cm" svg:x="18.176cm" svg:y="3.574cm">
            <text:p text:style-name="P6"/>
            <draw:enhanced-geometry draw:mirror-horizontal="false" draw:mirror-vertical="false" drawooo:sub-view-size="4097 6124" draw:text-areas="0 0 ?f0 ?f1" svg:viewBox="0 0 0 0" draw:type="ooxml-non-primitive" draw:enhanced-path="M 1733 1492 L 1733 2343 C 1733 2500 1796 2626 1922 2658 L 3246 3225 2395 4611 2395 3729 C 2395 3572 2332 3445 2206 3414 L 851 2878 1733 1492 Z M 2038 0 C 1919 0 1814 47 1765 169 L 64 2941 C 32 3004 1 3130 32 3225 64 3288 158 3382 221 3414 L 1733 4013 1733 5808 C 1733 5966 1859 6092 1954 6123 L 2049 6123 C 2143 6123 2269 6092 2301 5966 L 4002 3225 C 4033 3130 4096 3004 4033 2941 4033 2878 3970 2784 3907 2752 L 2395 2154 2395 358 C 2395 169 2269 74 2143 11 2108 4 2072 0 2038 0 Z N">
              <draw:equation draw:name="f0" draw:formula="logwidth"/>
              <draw:equation draw:name="f1" draw:formula="logheight"/>
            </draw:enhanced-geometry>
          </draw:custom-shape>
        </draw:g>
        <draw:custom-shape draw:name="Google Shape;562;p40" draw:style-name="gr10" draw:text-style-name="P20" draw:layer="layout" svg:width="0.923cm" svg:height="0.662cm" draw:transform="rotate (1.5707963267949) translate (17.959cm 6.435cm)">
          <text:p text:style-name="P6"/>
          <draw:enhanced-geometry draw:mirror-horizontal="false" draw:mirror-vertical="false" drawooo:sub-view-size="3008 2157" draw:text-areas="0 0 ?f0 ?f1" svg:viewBox="0 0 0 0" draw:type="ooxml-non-primitive" draw:enhanced-path="M 0 0 L 729 1075 0 2157 0 2157 3008 1075 0 0 Z N">
            <draw:equation draw:name="f0" draw:formula="logwidth"/>
            <draw:equation draw:name="f1" draw:formula="logheight"/>
          </draw:enhanced-geometry>
        </draw:custom-shape>
        <draw:custom-shape draw:name="Google Shape;563;p40" draw:style-name="gr6" draw:text-style-name="P13" draw:layer="layout" svg:width="1.035cm" svg:height="1.038cm" svg:x="14.511cm" svg:y="2.404cm">
          <text:p text:style-name="P6"/>
          <draw:enhanced-geometry draw:mirror-horizontal="false" draw:mirror-vertical="false" drawooo:sub-view-size="12666 12708" draw:text-areas="0 0 ?f0 ?f1" svg:viewBox="0 0 0 0" draw:type="ooxml-non-primitive" draw:enhanced-path="M 6347 841 C 6876 841 7350 1172 7530 1712 7719 2405 7372 3067 6679 3256 6569 3289 6457 3305 6345 3305 5822 3305 5323 2956 5167 2437 4947 1775 5325 1082 5986 893 6108 858 6229 841 6347 841 Z M 6353 5919 C 7021 5919 7624 6459 7624 7162 7593 7698 7215 8170 6742 8328 6608 8371 6474 8391 6345 8391 5810 8391 5351 8042 5199 7509 5010 6847 5356 6186 6018 5965 6130 5934 6242 5919 6353 5919 Z M 2079 9351 C 2744 9351 3340 9871 3340 10596 3308 11163 2962 11604 2426 11762 2305 11797 2183 11813 2065 11813 1538 11813 1068 11483 914 10943 693 10281 1071 9588 1733 9399 1849 9367 1965 9351 2079 9351 Z M 10617 9351 C 11281 9351 11878 9871 11878 10596 11846 11163 11500 11604 10995 11762 10868 11797 10742 11813 10620 11813 10076 11813 9606 11483 9452 10943 9263 10281 9609 9588 10271 9399 10387 9367 10503 9351 10617 9351 Z M 6344 0 C 5677 0 5021 308 4631 893 3812 2122 4474 3760 5955 4075 L 5955 5146 C 4600 5430 3907 6910 4537 8107 L 3434 9021 C 3025 8706 2584 8548 2080 8548 945 8548 0 9494 0 10628 0 11762 945 12707 2080 12707 3214 12707 4159 11793 4159 10628 4159 10281 4096 9966 3938 9683 L 5041 8769 C 5435 9084 5907 9242 6376 9242 6845 9242 7309 9084 7687 8769 L 8790 9683 C 8318 10596 8570 11730 9452 12361 9803 12595 10203 12707 10598 12707 11266 12707 11923 12387 12319 11793 12571 11478 12665 11069 12665 10659 12665 9431 11783 8548 10617 8548 10113 8548 9672 8706 9294 9021 L 8192 8107 C 8822 6879 8097 5398 6774 5146 L 6774 4075 C 7530 3917 8097 3382 8349 2657 8633 1806 8318 861 7530 357 7170 117 6755 0 6344 0 Z N">
            <draw:equation draw:name="f0" draw:formula="logwidth"/>
            <draw:equation draw:name="f1" draw:formula="logheight"/>
          </draw:enhanced-geometry>
        </draw:custom-shape>
        <draw:custom-shape draw:name="Google Shape;564;p40" draw:style-name="gr6" draw:text-style-name="P13" draw:layer="layout" svg:width="0.944cm" svg:height="0.834cm" svg:x="10.606cm" svg:y="12.388cm">
          <text:p text:style-name="P6"/>
          <draw:enhanced-geometry draw:mirror-horizontal="false" draw:mirror-vertical="false" drawooo:sub-view-size="19326 17074" draw:text-areas="0 0 ?f0 ?f1" svg:viewBox="0 0 0 0" draw:type="ooxml-non-primitive" draw:enhanced-path="M 14226 1132 C 15314 1132 16352 1605 17070 2425 17798 3252 18196 4366 18196 5568 18193 8476 15599 10686 11671 14032 11025 14581 10364 15146 9663 15756 8963 15146 8301 14581 7655 14032 3727 10686 1133 8476 1133 5568 1133 4366 1535 3252 2259 2425 2977 1605 4015 1132 5103 1132 5113 1132 5124 1132 5134 1132 6686 1132 7691 2090 8259 2890 8631 3421 8920 4001 9126 4614 9212 4875 9438 5006 9665 5006 9891 5006 10118 4875 10204 4614 10409 4001 10699 3421 11070 2890 11641 2090 12643 1132 14195 1132 14206 1132 14216 1132 14226 1132 Z M 5103 0 C 3689 0 2343 612 1411 1676 502 2709 1 4092 1 5568 1 7174 629 8672 1976 10275 3180 11710 4914 13183 6922 14895 7670 15532 8443 16191 9265 16909 L 9292 16933 C 9397 17027 9530 17074 9664 17074 9797 17074 9930 17027 10038 16933 L 10062 16909 C 10883 16191 11659 15532 12405 14895 14413 13183 16146 11707 17351 10275 18697 8672 19325 7174 19325 5568 19325 4092 18824 2709 17915 1676 16983 612 15637 0 14224 0 14213 0 14203 0 14192 0 12157 0 10868 1217 10143 2238 9968 2485 9808 2748 9663 3017 9518 2748 9358 2485 9183 2238 8458 1217 7169 0 5134 0 5124 0 5113 0 5103 0 Z N">
            <draw:equation draw:name="f0" draw:formula="logwidth"/>
            <draw:equation draw:name="f1" draw:formula="logheight"/>
          </draw:enhanced-geometry>
        </draw:custom-shape>
        <draw:g draw:name="Google Shape;565;p40" xml:id="id10" draw:id="id10">
          <draw:custom-shape draw:name="Google Shape;566;p40" draw:style-name="gr11" draw:text-style-name="P13" draw:layer="layout" svg:width="12.839cm" svg:height="10.18cm" svg:x="10.11cm" svg:y="2.537cm">
            <text:p text:style-name="P21"><text:span text:style-name="T13">Pensamiento divergente</text:span></text:p>
            <text:list text:style-name="L12">
              <text:list-item>
                <text:list>
                  <text:list-item>
                    <text:p text:style-name="P6"><text:span text:style-name="T13">Facilidad para la proposición de ideas</text:span></text:p>
                  </text:list-item>
                  <text:list-item>
                    <text:p text:style-name="P6"><text:span text:style-name="T13">Variedad de perfiles (roles, formación, experiencia...)</text:span></text:p>
                  </text:list-item>
                  <text:list-item>
                    <text:p text:style-name="P6"><text:span text:style-name="T13">Despenalización de ideas no convencionales</text:span></text:p>
                  </text:list-item>
                </text:list>
              </text:list-item>
            </text:list>
            <text:p text:style-name="P6"><text:span text:style-name="T13"/></text:p>
            <text:p text:style-name="P21"><text:span text:style-name="T13">Motivación intrínseca</text:span></text:p>
            <text:list text:continue-numbering="true" text:style-name="L12">
              <text:list-item>
                <text:list>
                  <text:list-item>
                    <text:p text:style-name="P6"><text:span text:style-name="T13">Interés común, actividad placentera</text:span></text:p>
                  </text:list-item>
                  <text:list-item>
                    <text:p text:style-name="P6"><text:span text:style-name="T13">Establecimiento correcto de retos y metas</text:span></text:p>
                  </text:list-item>
                </text:list>
              </text:list-item>
            </text:list>
            <text:p text:style-name="P6"><text:span text:style-name="T13"/></text:p>
            <text:p text:style-name="P21"><text:span text:style-name="T13">Disciplina de trabajo</text:span></text:p>
            <text:list text:continue-numbering="true" text:style-name="L12">
              <text:list-item>
                <text:list>
                  <text:list-item>
                    <text:p text:style-name="P6"><text:span text:style-name="T13">Ambiente que facilite la concentración</text:span></text:p>
                  </text:list-item>
                  <text:list-item>
                    <text:p text:style-name="P6"><text:span text:style-name="T13">Utilización de herramientas de equipo</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p40" draw:style-name="gr12" draw:text-style-name="P12" draw:layer="layout" svg:width="1.076cm" svg:height="0.997cm" svg:x="10.4cm" svg:y="3.325cm">
            <text:p text:style-name="P6"/>
            <draw:enhanced-geometry draw:mirror-horizontal="false" draw:mirror-vertical="false" drawooo:sub-view-size="12068 12036" draw:text-areas="0 0 ?f0 ?f1" svg:viewBox="0 0 0 0" draw:type="ooxml-non-primitive" draw:enhanced-path="M 4222 630 C 5010 630 5640 1292 5640 2048 L 5640 9767 C 5703 10617 5073 11311 4285 11311 3498 11311 2868 10680 2868 9893 L 2868 9830 C 3403 9767 3907 9515 4254 9137 4380 9011 4380 8790 4254 8633 4191 8570 4104 8538 4014 8538 3923 8538 3829 8570 3750 8633 3435 8948 2962 9137 2490 9137 1513 9137 725 8349 725 7372 725 7057 788 6742 946 6490 1387 6805 1891 6994 2490 6994 2679 6994 2836 6837 2836 6648 2836 6459 2679 6301 2490 6301 1513 6301 725 5514 725 4537 725 3623 1387 2899 2238 2804 2521 3623 3309 4159 4222 4159 4411 4159 4569 4001 4569 3812 4569 3623 4411 3466 4222 3466 3435 3466 2805 2836 2805 2048 2805 1261 3435 630 4222 630 Z M 7814 788 C 8602 788 9232 1418 9232 2206 9232 2993 8602 3623 7814 3623 7593 3623 7436 3781 7436 3970 7436 4159 7593 4316 7814 4316 8696 4316 9484 3749 9767 2962 10649 3056 11311 3812 11311 4695 11311 5671 10523 6459 9547 6459 9326 6459 9169 6616 9169 6805 9169 6994 9326 7152 9547 7152 10114 7152 10649 6963 11059 6648 11217 6931 11311 7215 11311 7530 11374 8381 10586 9168 9610 9168 9137 9168 8696 8979 8350 8664 8287 8601 8200 8570 8109 8570 8019 8570 7924 8601 7845 8664 7719 8790 7719 9011 7845 9168 8224 9578 8696 9798 9232 9893 L 9232 9924 C 9232 10712 8602 11342 7814 11342 7026 11342 6396 10680 6396 9924 L 6396 2206 C 6396 1418 7058 788 7814 788 Z M 4254 0 C 3088 0 2143 977 2143 2111 L 2143 2174 C 946 2332 1 3340 1 4600 1 5104 158 5640 442 6018 158 6427 1 6931 1 7435 1 8696 946 9735 2143 9861 L 2143 9924 C 2143 11090 3088 12035 4254 12035 5010 12035 5640 11657 6050 11058 6428 11657 7089 12035 7814 12035 8980 12035 9925 11058 9925 9924 L 9925 9861 C 11122 9704 12067 8696 12067 7435 12067 6931 11910 6459 11626 6018 11910 5577 12067 5104 12067 4600 12067 3371 11154 2363 9925 2174 L 9925 2111 C 9925 945 8980 0 7814 0 7089 0 6428 378 6050 977 5640 378 4979 0 4254 0 Z N">
              <draw:equation draw:name="f0" draw:formula="logwidth"/>
              <draw:equation draw:name="f1" draw:formula="logheight"/>
            </draw:enhanced-geometry>
          </draw:custom-shape>
          <draw:g draw:name="Google Shape;568;p40">
            <draw:custom-shape draw:name="Google Shape;569;p40" draw:style-name="gr12" draw:text-style-name="P12" draw:layer="layout" svg:width="0.915cm" svg:height="0.994cm" svg:x="10.54cm" svg:y="7.2cm">
              <text:p text:style-name="P6"/>
              <draw:enhanced-geometry draw:mirror-horizontal="false" draw:mirror-vertical="false" drawooo:sub-view-size="10272 12009" draw:text-areas="0 0 ?f0 ?f1" svg:viewBox="0 0 0 0" draw:type="ooxml-non-primitive" draw:enhanced-path="M 4507 679 C 4774 679 5048 706 5325 762 6774 1077 7940 2274 8255 3723 8381 4227 8381 4763 8318 5267 8318 5330 8318 5424 8350 5487 L 9263 7220 C 9389 7441 9232 7756 8980 7756 L 8034 7756 C 7845 7756 7688 7913 7688 8102 L 7688 9867 5892 9867 C 5703 9867 5546 10024 5546 10213 L 5546 11284 2049 11284 2049 7693 C 2049 7598 2017 7504 1923 7441 1103 6685 631 5645 631 4542 631 2387 2372 679 4507 679 Z M 4570 0 C 2059 0 1 1999 1 4542 1 5802 505 7000 1418 7850 L 1418 11631 C 1418 11851 1576 12009 1765 12009 L 5987 12009 C 6176 12009 6333 11851 6333 11631 L 6333 10591 8097 10591 C 8287 10591 8444 10434 8444 10213 L 8444 8449 9043 8449 C 9799 8417 10271 7598 9925 6874 L 9043 5267 C 9137 4700 9137 4164 9011 3597 8665 1864 7247 510 5546 100 5215 33 4889 0 4570 0 Z N">
                <draw:equation draw:name="f0" draw:formula="logwidth"/>
                <draw:equation draw:name="f1" draw:formula="logheight"/>
              </draw:enhanced-geometry>
            </draw:custom-shape>
            <draw:custom-shape draw:name="Google Shape;570;p40" draw:style-name="gr12" draw:text-style-name="P12" draw:layer="layout" svg:width="0.513cm" svg:height="0.464cm" svg:x="10.689cm" svg:y="7.316cm">
              <text:p text:style-name="P6"/>
              <draw:enhanced-geometry draw:mirror-horizontal="false" draw:mirror-vertical="false" drawooo:sub-view-size="5766 5609" draw:text-areas="0 0 ?f0 ?f1" svg:viewBox="0 0 0 0" draw:type="ooxml-non-primitive" draw:enhanced-path="M 3214 757 L 3214 883 C 3214 1040 3277 1135 3435 1198 3624 1261 3844 1387 4002 1513 4061 1553 4146 1593 4233 1593 4283 1593 4333 1579 4380 1545 L 4506 1482 4852 2049 4726 2143 C 4632 2206 4537 2364 4569 2490 4632 2710 4632 2899 4569 3120 4537 3277 4632 3403 4726 3466 L 4852 3561 4506 4159 4380 4065 C 4323 4037 4260 4021 4199 4021 4125 4021 4054 4044 4002 4096 3844 4254 3624 4348 3435 4411 3277 4475 3214 4632 3214 4727 L 3214 4853 2489 4853 2489 4727 C 2489 4569 2426 4475 2269 4411 2048 4348 1859 4222 1702 4096 1622 4057 1530 4017 1449 4017 1402 4017 1358 4030 1324 4065 L 1198 4159 851 3561 946 3466 C 1072 3403 1166 3246 1103 3120 1072 2899 1072 2710 1103 2490 1166 2332 1072 2206 946 2143 L 851 2049 1198 1482 1324 1545 C 1366 1573 1421 1588 1481 1588 1553 1588 1632 1565 1702 1513 1859 1356 2048 1261 2269 1198 2426 1135 2489 977 2489 883 L 2489 757 Z M 2174 1 C 1985 1 1828 158 1828 379 L 1828 599 C 1702 631 1576 725 1513 788 L 1324 694 C 1265 658 1192 641 1122 641 1004 641 890 690 851 788 L 126 2017 C 63 2175 95 2427 253 2490 L 442 2616 442 2994 253 3120 C 95 3214 0 3435 126 3592 L 851 4821 C 894 4928 1024 4991 1152 4991 1213 4991 1273 4977 1324 4947 L 1513 4821 C 1639 4884 1733 4979 1828 5010 L 1828 5262 C 1828 5451 1985 5609 2174 5609 L 3592 5609 C 3781 5609 3939 5451 3939 5262 L 3939 5010 C 4065 4979 4191 4884 4254 4821 L 4474 4947 C 4524 4967 4580 4978 4637 4978 4759 4978 4882 4929 4947 4821 L 5640 3592 C 5734 3435 5671 3214 5514 3120 L 5325 2994 5325 2616 5514 2490 C 5671 2427 5766 2206 5640 2017 L 4947 788 C 4887 689 4777 627 4664 627 4598 627 4532 648 4474 694 L 4254 788 C 4159 725 4033 631 3939 599 L 3939 379 C 3939 158 3781 1 3592 1 Z N">
                <draw:equation draw:name="f0" draw:formula="logwidth"/>
                <draw:equation draw:name="f1" draw:formula="logheight"/>
              </draw:enhanced-geometry>
            </draw:custom-shape>
            <draw:custom-shape draw:name="Google Shape;571;p40" draw:style-name="gr12" draw:text-style-name="P12" draw:layer="layout" svg:width="0.187cm" svg:height="0.174cm" svg:x="10.85cm" svg:y="7.464cm">
              <text:p text:style-name="P6"/>
              <draw:enhanced-geometry draw:mirror-horizontal="false" draw:mirror-vertical="false" drawooo:sub-view-size="2111 2112" draw:text-areas="0 0 ?f0 ?f1" svg:viewBox="0 0 0 0" draw:type="ooxml-non-primitive" draw:enhanced-path="M 1040 662 C 1260 662 1418 820 1418 1009 1418 1198 1260 1355 1040 1355 851 1355 693 1198 693 1009 693 820 851 662 1040 662 Z M 1040 1 C 473 1 0 473 0 1040 0 1639 473 2111 1040 2111 1639 2111 2111 1639 2111 1040 2111 473 1639 1 1040 1 Z N">
                <draw:equation draw:name="f0" draw:formula="logwidth"/>
                <draw:equation draw:name="f1" draw:formula="logheight"/>
              </draw:enhanced-geometry>
            </draw:custom-shape>
          </draw:g>
          <draw:g draw:name="Google Shape;572;p40">
            <draw:custom-shape draw:name="Google Shape;573;p40" draw:style-name="gr12" draw:text-style-name="P12" draw:layer="layout" svg:width="0.246cm" svg:height="0.165cm" svg:x="10.655cm" svg:y="10.313cm">
              <text:p text:style-name="P6"/>
              <draw:enhanced-geometry draw:mirror-horizontal="false" draw:mirror-vertical="false" drawooo:sub-view-size="2805 2021" draw:text-areas="0 0 ?f0 ?f1" svg:viewBox="0 0 0 0" draw:type="ooxml-non-primitive" draw:enhanced-path="M 2473 0 C 2377 0 2273 32 2206 99 L 1072 1233 599 761 C 536 713 449 690 363 690 276 690 189 713 126 761 0 887 0 1139 126 1233 L 820 1958 C 914 2021 977 2021 1072 2021 1135 2021 1261 1989 1292 1926 L 2678 540 C 2804 414 2804 162 2678 68 2634 24 2557 0 2473 0 Z N">
                <draw:equation draw:name="f0" draw:formula="logwidth"/>
                <draw:equation draw:name="f1" draw:formula="logheight"/>
              </draw:enhanced-geometry>
            </draw:custom-shape>
            <draw:custom-shape draw:name="Google Shape;574;p40" draw:style-name="gr12" draw:text-style-name="P12" draw:layer="layout" svg:width="0.246cm" svg:height="0.167cm" svg:x="10.655cm" svg:y="10.143cm">
              <text:p text:style-name="P6"/>
              <draw:enhanced-geometry draw:mirror-horizontal="false" draw:mirror-vertical="false" drawooo:sub-view-size="2805 2046" draw:text-areas="0 0 ?f0 ?f1" svg:viewBox="0 0 0 0" draw:type="ooxml-non-primitive" draw:enhanced-path="M 2469 1 C 2374 1 2272 40 2206 123 L 1072 1257 599 785 C 536 738 449 714 363 714 276 714 189 738 126 785 0 911 0 1163 126 1257 L 820 1982 C 914 2045 977 2045 1072 2045 1135 2045 1261 2014 1292 1951 L 2678 564 C 2804 438 2804 186 2678 92 2634 32 2554 1 2469 1 Z N">
                <draw:equation draw:name="f0" draw:formula="logwidth"/>
                <draw:equation draw:name="f1" draw:formula="logheight"/>
              </draw:enhanced-geometry>
            </draw:custom-shape>
            <draw:custom-shape draw:name="Google Shape;575;p40" draw:style-name="gr12" draw:text-style-name="P12" draw:layer="layout" svg:width="0.246cm" svg:height="0.167cm" svg:x="10.655cm" svg:y="9.973cm">
              <text:p text:style-name="P6"/>
              <draw:enhanced-geometry draw:mirror-horizontal="false" draw:mirror-vertical="false" drawooo:sub-view-size="2805 2045" draw:text-areas="0 0 ?f0 ?f1" svg:viewBox="0 0 0 0" draw:type="ooxml-non-primitive" draw:enhanced-path="M 2469 1 C 2374 1 2272 40 2206 123 L 1072 1257 599 785 C 536 722 449 690 363 690 276 690 189 722 126 785 0 911 0 1131 126 1257 L 820 1982 C 914 2045 977 2045 1072 2045 1135 2045 1261 2013 1292 1919 L 2678 532 C 2804 438 2804 186 2678 91 2634 32 2554 1 2469 1 Z N">
                <draw:equation draw:name="f0" draw:formula="logwidth"/>
                <draw:equation draw:name="f1" draw:formula="logheight"/>
              </draw:enhanced-geometry>
            </draw:custom-shape>
            <draw:custom-shape draw:name="Google Shape;576;p40" draw:style-name="gr12" draw:text-style-name="P12" draw:layer="layout" svg:width="1.052cm" svg:height="0.967cm" svg:x="10.472cm" svg:y="9.743cm">
              <text:p text:style-name="P6"/>
              <draw:enhanced-geometry draw:mirror-horizontal="false" draw:mirror-vertical="false" drawooo:sub-view-size="11941 11816" draw:text-areas="0 0 ?f0 ?f1" svg:viewBox="0 0 0 0" draw:type="ooxml-non-primitive" draw:enhanced-path="M 6963 1198 L 7876 2143 6963 2143 6963 1198 Z M 10286 3498 C 10373 3498 10460 3530 10523 3593 L 10995 4065 C 11184 4223 11184 4475 11027 4569 L 10806 4821 9798 3845 10050 3593 C 10113 3530 10200 3498 10286 3498 Z M 9294 4349 L 10271 5325 7845 7783 6868 6774 9294 4349 Z M 6585 7499 L 7183 8098 6427 8255 6585 7499 Z M 6994 10398 L 6994 10776 C 6994 10870 7057 10996 7089 11122 L 1071 11122 C 882 11122 693 10965 693 10776 L 693 10398 Z M 6270 663 L 6270 2458 C 6270 2647 6427 2805 6616 2805 L 8349 2805 8349 4286 6112 6554 C 6081 6585 6018 6680 6018 6711 L 5608 8633 C 5545 8759 5608 8885 5671 8948 5742 9019 5813 9055 5897 9055 5925 9055 5955 9051 5986 9043 L 7908 8602 C 8002 8602 8034 8570 8065 8507 L 8349 8255 8349 10807 8380 10807 C 8380 10996 8223 11154 8034 11154 7845 11154 7687 10996 7687 10807 L 7687 10083 C 7687 9893 7530 9736 7309 9736 L 1386 9736 1386 663 Z M 1071 1 C 882 1 693 158 693 379 L 693 9736 347 9736 C 158 9736 0 9893 0 10083 L 0 10807 C 0 11406 473 11815 1008 11815 L 8002 11815 C 8569 11815 9011 11343 9011 10807 L 9011 7562 11499 5105 C 11940 4664 11940 4034 11531 3593 L 11058 3120 C 10869 2931 10609 2836 10346 2836 10082 2836 9814 2931 9609 3120 L 9105 3624 9105 2490 C 9105 2427 9074 2332 8979 2269 L 6900 127 C 6805 64 6742 1 6648 1 Z N">
                <draw:equation draw:name="f0" draw:formula="logwidth"/>
                <draw:equation draw:name="f1" draw:formula="logheight"/>
              </draw:enhanced-geometry>
            </draw:custom-shape>
          </draw:g>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0.5s" smil:targetElement="id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anim:par smil:begin="next" smil:fill="hold">
              <anim:par smil:begin="0s" smil:fill="hold">
                <anim:par smil:begin="0s" smil:fill="hold" presentation:node-type="on-click" presentation:preset-class="exit" presentation:preset-id="ooo-exit-fade-out">
                  <anim:transitionFilter smil:dur="0.5s" smil:targetElement="id10" smil:type="fade" smil:subtype="crossfade" smil:mode="out"/>
                  <anim:set smil:begin="0.5s" smil:dur="0.001s" smil:fill="hold" smil:targetElement="id10" smil:attributeName="visibility" smil:to="hidden"/>
                </anim:par>
              </anim:par>
            </anim:par>
          </anim:seq>
        </anim:par>
        <presentation:notes draw:style-name="dp2">
          <draw:page-thumbnail draw:name="Google Shape;527;g9561cbfba7_2_344:notes" draw:style-name="gr2" draw:layer="layout" svg:width="16.932cm" svg:height="9.524cm" svg:x="1.059cm" svg:y="1.905cm" draw:page-number="10" presentation:class="page"/>
          <draw:frame draw:name="Google Shape;528;g9561cbfba7_2_344:notes" presentation:style-name="pr20" draw:text-style-name="P5" draw:layer="layout" svg:width="15.239cm" svg:height="11.429cm" svg:x="1.905cm" svg:y="12.065cm" presentation:class="notes" presentation:placeholder="true" presentation:user-transformed="true">
            <draw:text-box/>
          </draw:frame>
        </presentation:notes>
      </draw:page>
      <draw:page draw:name="Aplicación" draw:style-name="dp1" draw:master-page-name="CUSTOM_5f_2">
        <draw:g draw:name="Google Shape;581;p41" xml:id="id11" draw:id="id11">
          <draw:custom-shape draw:name="Google Shape;582;p41" draw:style-name="gr13" draw:text-style-name="P22" draw:layer="layout" svg:width="1.331cm" svg:height="0.31cm" draw:transform="rotate (-3.14159265358979) translate (17.872cm 5.908cm)">
            <text:p text:style-name="P6"/>
            <draw:enhanced-geometry draw:mirror-horizontal="true" draw:mirror-vertical="false" drawooo:sub-view-size="23242 6966" draw:text-areas="0 0 ?f0 ?f1" svg:viewBox="0 0 0 0" draw:type="ooxml-non-primitive" draw:enhanced-path="M 23111 0 L 1 6525 132 6965 23242 441 23111 0 Z N">
              <draw:equation draw:name="f0" draw:formula="logwidth"/>
              <draw:equation draw:name="f1" draw:formula="logheight"/>
            </draw:enhanced-geometry>
          </draw:custom-shape>
          <draw:custom-shape draw:name="Google Shape;583;p41" draw:style-name="gr13" draw:text-style-name="P22" draw:layer="layout" svg:width="1.415cm" svg:height="0.431cm" svg:x="16.422cm" svg:y="4.097cm">
            <text:p text:style-name="P6"/>
            <draw:enhanced-geometry draw:mirror-horizontal="false" draw:mirror-vertical="false" drawooo:sub-view-size="23242 6966" draw:text-areas="0 0 ?f0 ?f1" svg:viewBox="0 0 0 0" draw:type="ooxml-non-primitive" draw:enhanced-path="M 23111 0 L 1 6525 132 6965 23242 441 23111 0 Z N">
              <draw:equation draw:name="f0" draw:formula="logwidth"/>
              <draw:equation draw:name="f1" draw:formula="logheight"/>
            </draw:enhanced-geometry>
          </draw:custom-shape>
          <draw:custom-shape draw:name="Google Shape;584;p41" draw:style-name="gr13" draw:text-style-name="P22" draw:layer="layout" svg:width="0.625cm" svg:height="1.368cm" svg:x="15.063cm" svg:y="2.838cm">
            <text:p text:style-name="P6"/>
            <draw:enhanced-geometry draw:mirror-horizontal="false" draw:mirror-vertical="false" drawooo:sub-view-size="10276 22099" draw:text-areas="0 0 ?f0 ?f1" svg:viewBox="0 0 0 0" draw:type="ooxml-non-primitive" draw:enhanced-path="M 429 0 L 0 191 9847 22098 10275 21908 429 0 Z N">
              <draw:equation draw:name="f0" draw:formula="logwidth"/>
              <draw:equation draw:name="f1" draw:formula="logheight"/>
            </draw:enhanced-geometry>
          </draw:custom-shape>
          <draw:custom-shape draw:name="Google Shape;585;p41" draw:style-name="gr13" draw:text-style-name="P22" draw:layer="layout" svg:width="2.553cm" svg:height="1.568cm" svg:x="12.833cm" svg:y="5.305cm">
            <text:p text:style-name="P6"/>
            <draw:enhanced-geometry draw:mirror-horizontal="false" draw:mirror-vertical="false" drawooo:sub-view-size="30529 30529" draw:text-areas="0 0 ?f0 ?f1" svg:viewBox="0 0 0 0" draw:type="ooxml-non-primitive" draw:enhanced-path="M 30195 1 L 1 30207 322 30528 30528 334 30195 1 Z N">
              <draw:equation draw:name="f0" draw:formula="logwidth"/>
              <draw:equation draw:name="f1" draw:formula="logheight"/>
            </draw:enhanced-geometry>
          </draw:custom-shape>
          <draw:custom-shape draw:name="Google Shape;586;p41" draw:style-name="gr14" draw:text-style-name="P23" draw:layer="layout" svg:width="2.194cm" svg:height="2.231cm" svg:x="14.597cm" svg:y="3.917cm">
            <text:p text:style-name="P1"><text:span text:style-name="T12">Proceso creativo</text:span></text:p>
            <draw:enhanced-geometry draw:mirror-horizontal="false" draw:mirror-vertical="false" drawooo:sub-view-size="36017 36017" draw:text-areas="0 0 ?f0 ?f1" svg:viewBox="0 0 0 0" draw:type="ooxml-non-primitive" draw:enhanced-path="M 18003 0 C 8061 0 0 8061 0 18002 0 27956 8061 36016 18003 36016 27956 36016 36017 27956 36017 18002 36017 8061 27956 0 18003 0 Z N">
              <draw:equation draw:name="f0" draw:formula="logwidth"/>
              <draw:equation draw:name="f1" draw:formula="logheight"/>
            </draw:enhanced-geometry>
          </draw:custom-shape>
          <draw:custom-shape draw:name="Google Shape;587;p41" draw:style-name="gr15" draw:text-style-name="P23" draw:layer="layout" svg:width="1.331cm" svg:height="1.354cm" svg:x="17.704cm" svg:y="3.272cm">
            <text:p text:style-name="P6"/>
            <draw:enhanced-geometry draw:mirror-horizontal="false" draw:mirror-vertical="false" drawooo:sub-view-size="21861 21860" draw:text-areas="0 0 ?f0 ?f1" svg:viewBox="0 0 0 0" draw:type="ooxml-non-primitive" draw:enhanced-path="M 10931 0 C 4894 0 1 4893 1 10930 1 16966 4894 21860 10931 21860 16967 21860 21861 16966 21861 10930 21861 4893 16967 0 10931 0 Z N">
              <draw:equation draw:name="f0" draw:formula="logwidth"/>
              <draw:equation draw:name="f1" draw:formula="logheight"/>
            </draw:enhanced-geometry>
          </draw:custom-shape>
          <draw:custom-shape draw:name="Google Shape;588;p41" draw:style-name="gr15" draw:text-style-name="P23" draw:layer="layout" svg:width="1.331cm" svg:height="1.354cm" svg:x="17.616cm" svg:y="5.312cm">
            <text:p text:style-name="P6"/>
            <draw:enhanced-geometry draw:mirror-horizontal="false" draw:mirror-vertical="false" drawooo:sub-view-size="21861 21861" draw:text-areas="0 0 ?f0 ?f1" svg:viewBox="0 0 0 0" draw:type="ooxml-non-primitive" draw:enhanced-path="M 10931 1 C 4894 1 1 4894 1 10930 1 16967 4894 21860 10931 21860 16967 21860 21861 16967 21861 10930 21861 4894 16967 1 10931 1 Z N">
              <draw:equation draw:name="f0" draw:formula="logwidth"/>
              <draw:equation draw:name="f1" draw:formula="logheight"/>
            </draw:enhanced-geometry>
          </draw:custom-shape>
          <draw:custom-shape draw:name="Google Shape;589;p41" draw:style-name="gr15" draw:text-style-name="P23" draw:layer="layout" svg:width="1.331cm" svg:height="1.354cm" svg:x="14.361cm" svg:y="2.342cm">
            <text:p text:style-name="P6"/>
            <draw:enhanced-geometry draw:mirror-horizontal="false" draw:mirror-vertical="false" drawooo:sub-view-size="21861 21860" draw:text-areas="0 0 ?f0 ?f1" svg:viewBox="0 0 0 0" draw:type="ooxml-non-primitive" draw:enhanced-path="M 10931 0 C 4894 0 1 4894 1 10930 1 16967 4894 21860 10931 21860 16967 21860 21861 16967 21861 10930 21861 4894 16967 0 10931 0 Z N">
              <draw:equation draw:name="f0" draw:formula="logwidth"/>
              <draw:equation draw:name="f1" draw:formula="logheight"/>
            </draw:enhanced-geometry>
          </draw:custom-shape>
        </draw:g>
        <draw:frame draw:name="Google Shape;590;p41" presentation:style-name="pr14" draw:text-style-name="P7" draw:layer="layout" svg:width="8.311cm" svg:height="1.59cm" svg:x="2cm" svg:y="1.5cm" presentation:class="title" presentation:user-transformed="true">
          <draw:text-box>
            <text:p text:style-name="P6"><text:span text:style-name="T3">Aplicación</text:span></text:p>
          </draw:text-box>
        </draw:frame>
        <draw:custom-shape draw:name="Google Shape;591;p41" draw:style-name="gr6" draw:text-style-name="P13" draw:layer="layout" svg:width="0.278cm" svg:height="0.233cm" svg:x="15.924cm" svg:y="7.292cm">
          <text:p text:style-name="P6"/>
          <draw:enhanced-geometry draw:mirror-horizontal="false" draw:mirror-vertical="false" drawooo:sub-view-size="3930 3427" draw:text-areas="0 0 ?f0 ?f1" svg:viewBox="0 0 0 0" draw:type="ooxml-non-primitive" draw:enhanced-path="M 2227 641 L 1751 1522 C 1715 1581 1715 1653 1739 1724 1763 1784 1822 1831 1882 1855 L 3025 2189 1370 2927 537 2391 1084 1046 2227 641 Z M 2703 1 C 2680 1 2656 4 2632 10 L 834 641 C 763 665 715 712 691 772 L 36 2391 C 1 2486 36 2605 120 2665 L 1215 3379 C 1251 3415 1299 3427 1346 3427 1382 3427 1406 3415 1441 3403 L 3787 2367 C 3882 2319 3930 2236 3930 2141 3918 2034 3858 1962 3763 1927 L 2287 1486 2918 343 C 2954 260 2942 153 2882 81 2837 28 2773 1 2703 1 Z N">
            <draw:equation draw:name="f0" draw:formula="logwidth"/>
            <draw:equation draw:name="f1" draw:formula="logheight"/>
          </draw:enhanced-geometry>
        </draw:custom-shape>
        <draw:g draw:name="Google Shape;592;p41">
          <draw:custom-shape draw:name="Google Shape;593;p41" draw:style-name="gr4" draw:text-style-name="P12" draw:layer="layout" svg:width="1.483cm" svg:height="0.43cm" svg:x="5.593cm" svg:y="5.771cm">
            <text:p text:style-name="P6"/>
            <draw:enhanced-geometry draw:mirror-horizontal="false" draw:mirror-vertical="false" drawooo:sub-view-size="23254 6954" draw:text-areas="0 0 ?f0 ?f1" svg:viewBox="0 0 0 0" draw:type="ooxml-non-primitive" draw:enhanced-path="M 23122 0 L 0 6501 131 6954 23253 441 23122 0 Z N">
              <draw:equation draw:name="f0" draw:formula="logwidth"/>
              <draw:equation draw:name="f1" draw:formula="logheight"/>
            </draw:enhanced-geometry>
          </draw:custom-shape>
          <draw:custom-shape draw:name="Google Shape;594;p41" draw:style-name="gr4" draw:text-style-name="P12" draw:layer="layout" svg:width="1.482cm" svg:height="0.43cm" svg:x="5.594cm" svg:y="4.563cm">
            <text:p text:style-name="P6"/>
            <draw:enhanced-geometry draw:mirror-horizontal="false" draw:mirror-vertical="false" drawooo:sub-view-size="23242 6967" draw:text-areas="0 0 ?f0 ?f1" svg:viewBox="0 0 0 0" draw:type="ooxml-non-primitive" draw:enhanced-path="M 119 1 L 0 453 23110 6966 23241 6514 119 1 Z N">
              <draw:equation draw:name="f0" draw:formula="logwidth"/>
              <draw:equation draw:name="f1" draw:formula="logheight"/>
            </draw:enhanced-geometry>
          </draw:custom-shape>
          <draw:custom-shape draw:name="Google Shape;595;p41" draw:style-name="gr4" draw:text-style-name="P12" draw:layer="layout" svg:width="0.654cm" svg:height="1.367cm" svg:x="7.844cm" svg:y="3.304cm">
            <text:p text:style-name="P6"/>
            <draw:enhanced-geometry draw:mirror-horizontal="false" draw:mirror-vertical="false" drawooo:sub-view-size="10264 22087" draw:text-areas="0 0 ?f0 ?f1" svg:viewBox="0 0 0 0" draw:type="ooxml-non-primitive" draw:enhanced-path="M 9847 0 L 1 21908 418 22086 10264 191 9847 0 Z N">
              <draw:equation draw:name="f0" draw:formula="logwidth"/>
              <draw:equation draw:name="f1" draw:formula="logheight"/>
            </draw:enhanced-geometry>
          </draw:custom-shape>
          <draw:custom-shape draw:name="Google Shape;596;p41" draw:style-name="gr7" draw:text-style-name="P12" draw:layer="layout" svg:width="2.297cm" svg:height="2.23cm" svg:x="6.691cm" svg:y="4.382cm">
            <text:p text:style-name="P1"><text:span text:style-name="T12">Equipo creativo</text:span></text:p>
            <draw:enhanced-geometry draw:mirror-horizontal="false" draw:mirror-vertical="false" drawooo:sub-view-size="36017 36017" draw:text-areas="0 0 ?f0 ?f1" svg:viewBox="0 0 0 0" draw:type="ooxml-non-primitive" draw:enhanced-path="M 18014 0 C 8061 0 0 8061 0 18002 0 27956 8061 36016 18014 36016 27956 36016 36017 27956 36017 18002 36017 8061 27956 0 18014 0 Z N">
              <draw:equation draw:name="f0" draw:formula="logwidth"/>
              <draw:equation draw:name="f1" draw:formula="logheight"/>
            </draw:enhanced-geometry>
          </draw:custom-shape>
          <draw:custom-shape draw:name="Google Shape;597;p41" draw:style-name="gr4" draw:text-style-name="P12" draw:layer="layout" svg:width="1.394cm" svg:height="1.353cm" svg:x="7.84cm" svg:y="2.808cm">
            <text:p text:style-name="P6"/>
            <draw:enhanced-geometry draw:mirror-horizontal="false" draw:mirror-vertical="false" drawooo:sub-view-size="21861 21860" draw:text-areas="0 0 ?f0 ?f1" svg:viewBox="0 0 0 0" draw:type="ooxml-non-primitive" draw:enhanced-path="M 10930 0 C 4894 0 0 4894 0 10930 0 16967 4894 21860 10930 21860 16967 21860 21860 16967 21860 10930 21860 4894 16967 0 10930 0 Z N">
              <draw:equation draw:name="f0" draw:formula="logwidth"/>
              <draw:equation draw:name="f1" draw:formula="logheight"/>
            </draw:enhanced-geometry>
          </draw:custom-shape>
          <draw:custom-shape draw:name="Google Shape;598;p41" draw:style-name="gr4" draw:text-style-name="P12" draw:layer="layout" svg:width="0.265cm" svg:height="0.258cm" svg:x="8.399cm" svg:y="3.171cm">
            <text:p text:style-name="P6"/>
            <draw:enhanced-geometry draw:mirror-horizontal="false" draw:mirror-vertical="false" drawooo:sub-view-size="4168 4180" draw:text-areas="0 0 ?f0 ?f1" svg:viewBox="0 0 0 0" draw:type="ooxml-non-primitive" draw:enhanced-path="M 2084 465 C 2977 465 3703 1191 3703 2084 3703 2977 2977 3715 2084 3715 1191 3715 465 2977 465 2084 465 1191 1191 465 2084 465 Z M 2084 1 C 929 1 1 941 1 2084 1 3239 929 4180 2084 4180 3239 4180 4168 3239 4168 2084 4168 941 3239 1 2084 1 Z N">
              <draw:equation draw:name="f0" draw:formula="logwidth"/>
              <draw:equation draw:name="f1" draw:formula="logheight"/>
            </draw:enhanced-geometry>
          </draw:custom-shape>
          <draw:custom-shape draw:name="Google Shape;599;p41" draw:style-name="gr4" draw:text-style-name="P12" draw:layer="layout" svg:width="1.394cm" svg:height="1.353cm" svg:x="4.9cm" svg:y="3.737cm">
            <text:p text:style-name="P6"/>
            <draw:enhanced-geometry draw:mirror-horizontal="false" draw:mirror-vertical="false" drawooo:sub-view-size="21860 21860" draw:text-areas="0 0 ?f0 ?f1" svg:viewBox="0 0 0 0" draw:type="ooxml-non-primitive" draw:enhanced-path="M 10930 0 C 4894 0 0 4893 0 10930 0 16966 4894 21860 10930 21860 16966 21860 21860 16966 21860 10930 21860 4893 16966 0 10930 0 Z N">
              <draw:equation draw:name="f0" draw:formula="logwidth"/>
              <draw:equation draw:name="f1" draw:formula="logheight"/>
            </draw:enhanced-geometry>
          </draw:custom-shape>
          <draw:custom-shape draw:name="Google Shape;600;p41" draw:style-name="gr4" draw:text-style-name="P12" draw:layer="layout" svg:width="1.394cm" svg:height="1.353cm" svg:x="4.9cm" svg:y="5.51cm">
            <text:p text:style-name="P6"/>
            <draw:enhanced-geometry draw:mirror-horizontal="false" draw:mirror-vertical="false" drawooo:sub-view-size="21860 21861" draw:text-areas="0 0 ?f0 ?f1" svg:viewBox="0 0 0 0" draw:type="ooxml-non-primitive" draw:enhanced-path="M 10930 1 C 4894 1 0 4894 0 10930 0 16967 4894 21860 10930 21860 16966 21860 21860 16967 21860 10930 21860 4894 16966 1 10930 1 Z N">
              <draw:equation draw:name="f0" draw:formula="logwidth"/>
              <draw:equation draw:name="f1" draw:formula="logheight"/>
            </draw:enhanced-geometry>
          </draw:custom-shape>
          <draw:custom-shape draw:name="Google Shape;601;p41" draw:style-name="gr4" draw:text-style-name="P12" draw:layer="layout" svg:width="2.554cm" svg:height="1.353cm" svg:x="8.665cm" svg:y="6.006cm">
            <text:p text:style-name="P6"/>
            <draw:enhanced-geometry draw:mirror-horizontal="false" draw:mirror-vertical="false" drawooo:sub-view-size="30529 30529" draw:text-areas="0 0 ?f0 ?f1" svg:viewBox="0 0 0 0" draw:type="ooxml-non-primitive" draw:enhanced-path="M 322 1 L 1 334 30207 30528 30528 30207 322 1 Z N">
              <draw:equation draw:name="f0" draw:formula="logwidth"/>
              <draw:equation draw:name="f1" draw:formula="logheight"/>
            </draw:enhanced-geometry>
          </draw:custom-shape>
        </draw:g>
        <draw:custom-shape draw:name="Google Shape;602;p41" draw:style-name="gr8" draw:text-style-name="P19" draw:layer="layout" svg:width="3.492cm" svg:height="3.35cm" svg:x="10.11cm" svg:y="6.111cm">
          <text:p text:style-name="P1"><text:span text:style-name="T12">Creatividad</text:span></text:p>
          <draw:enhanced-geometry draw:mirror-horizontal="false" draw:mirror-vertical="false" drawooo:sub-view-size="63318 60738" draw:text-areas="0 0 ?f0 ?f1" svg:viewBox="0 0 0 0" draw:type="ooxml-non-primitive" draw:enhanced-path="M 33991 1 C 33776 1 33550 43 33314 133 29730 1502 29599 9384 29599 9384 29599 9384 28875 2283 25336 2283 24970 2283 24574 2359 24146 2526 19574 4324 22836 11503 22836 11503 22836 11503 18860 7209 15788 7209 15199 7209 14644 7366 14157 7741 11132 10063 14966 16695 14966 16695 14966 16695 12131 14371 9435 14371 8615 14371 7807 14586 7096 15147 4048 17552 10918 24041 10918 24041 10918 24041 9282 23480 7370 23480 5303 23480 2913 24135 1917 26862 0 32113 8692 33756 8692 33756 8692 33756 2620 35780 3024 39209 3228 40945 5268 41375 7240 41375 9177 41375 11049 40959 11049 40959 L 11049 40959 C 11049 40960 4882 44067 5489 47710 5702 48986 6966 49400 8521 49400 11406 49400 15287 47972 15288 47972 L 15288 47972 C 15288 47972 11585 54259 16121 56056 16787 56320 17402 56433 17966 56433 21250 56433 22836 52628 22836 52627 L 22836 52627 C 22836 52628 21254 60737 25578 60737 25612 60737 25647 60737 25682 60736 30135 60605 30742 54187 30742 54187 30742 54187 34563 60490 37901 60490 38219 60490 38533 60432 38838 60307 42350 58866 39244 54390 39243 54390 L 39243 54390 C 39244 54390 42938 58662 45920 58662 46494 58662 47041 58504 47530 58128 50566 55807 46447 51390 46446 51389 L 46446 51389 C 46447 51390 50264 54169 53002 54169 53857 54169 54607 53898 55102 53187 57174 50199 52590 45484 52590 45484 L 52590 45484 C 52590 45484 54816 46074 57042 46074 58741 46074 60440 45730 61151 44519 63318 40828 54352 36185 54352 36185 L 54352 36185 C 54352 36185 54373 36185 54411 36185 55180 36185 63163 36088 63163 32054 63163 27963 55699 27886 55136 27886 55114 27886 55102 27886 55102 27886 55102 27886 62889 25457 60317 20195 59334 18183 57898 17561 56499 17561 54240 17561 52078 19183 52078 19183 52078 19183 57793 13813 54352 10694 53636 10042 52825 9784 51991 9784 48819 9784 45303 13516 45303 13516 45303 13516 47327 5431 43887 3752 43490 3560 43108 3475 42741 3475 39929 3475 38029 8467 38029 8467 38029 8467 37042 1 33991 1 Z N">
            <draw:equation draw:name="f0" draw:formula="logwidth"/>
            <draw:equation draw:name="f1" draw:formula="logheight"/>
          </draw:enhanced-geometry>
        </draw:custom-shape>
        <draw:custom-shape draw:name="Google Shape;603;p41" draw:style-name="gr9" draw:text-style-name="P13" draw:layer="layout" svg:width="0.999cm" svg:height="0.997cm" svg:x="5.096cm" svg:y="5.676cm">
          <text:p text:style-name="P6"/>
          <draw:enhanced-geometry draw:mirror-horizontal="false" draw:mirror-vertical="false" drawooo:sub-view-size="12068 12036" draw:text-areas="0 0 ?f0 ?f1" svg:viewBox="0 0 0 0" draw:type="ooxml-non-primitive" draw:enhanced-path="M 4222 630 C 5010 630 5640 1292 5640 2048 L 5640 9767 C 5703 10617 5073 11311 4285 11311 3498 11311 2868 10680 2868 9893 L 2868 9830 C 3403 9767 3907 9515 4254 9137 4380 9011 4380 8790 4254 8633 4191 8570 4104 8538 4014 8538 3923 8538 3829 8570 3750 8633 3435 8948 2962 9137 2490 9137 1513 9137 725 8349 725 7372 725 7057 788 6742 946 6490 1387 6805 1891 6994 2490 6994 2679 6994 2836 6837 2836 6648 2836 6459 2679 6301 2490 6301 1513 6301 725 5514 725 4537 725 3623 1387 2899 2238 2804 2521 3623 3309 4159 4222 4159 4411 4159 4569 4001 4569 3812 4569 3623 4411 3466 4222 3466 3435 3466 2805 2836 2805 2048 2805 1261 3435 630 4222 630 Z M 7814 788 C 8602 788 9232 1418 9232 2206 9232 2993 8602 3623 7814 3623 7593 3623 7436 3781 7436 3970 7436 4159 7593 4316 7814 4316 8696 4316 9484 3749 9767 2962 10649 3056 11311 3812 11311 4695 11311 5671 10523 6459 9547 6459 9326 6459 9169 6616 9169 6805 9169 6994 9326 7152 9547 7152 10114 7152 10649 6963 11059 6648 11217 6931 11311 7215 11311 7530 11374 8381 10586 9168 9610 9168 9137 9168 8696 8979 8350 8664 8287 8601 8200 8570 8109 8570 8019 8570 7924 8601 7845 8664 7719 8790 7719 9011 7845 9168 8224 9578 8696 9798 9232 9893 L 9232 9924 C 9232 10712 8602 11342 7814 11342 7026 11342 6396 10680 6396 9924 L 6396 2206 C 6396 1418 7058 788 7814 788 Z M 4254 0 C 3088 0 2143 977 2143 2111 L 2143 2174 C 946 2332 1 3340 1 4600 1 5104 158 5640 442 6018 158 6427 1 6931 1 7435 1 8696 946 9735 2143 9861 L 2143 9924 C 2143 11090 3088 12035 4254 12035 5010 12035 5640 11657 6050 11058 6428 11657 7089 12035 7814 12035 8980 12035 9925 11058 9925 9924 L 9925 9861 C 11122 9704 12067 8696 12067 7435 12067 6931 11910 6459 11626 6018 11910 5577 12067 5104 12067 4600 12067 3371 11154 2363 9925 2174 L 9925 2111 C 9925 945 8980 0 7814 0 7089 0 6428 378 6050 977 5640 378 4979 0 4254 0 Z N">
            <draw:equation draw:name="f0" draw:formula="logwidth"/>
            <draw:equation draw:name="f1" draw:formula="logheight"/>
          </draw:enhanced-geometry>
        </draw:custom-shape>
        <draw:g draw:name="Google Shape;604;p41">
          <draw:custom-shape draw:name="Google Shape;605;p41" draw:style-name="gr6" draw:text-style-name="P13" draw:layer="layout" svg:width="0.85cm" svg:height="0.994cm" svg:x="5.198cm" svg:y="3.886cm">
            <text:p text:style-name="P6"/>
            <draw:enhanced-geometry draw:mirror-horizontal="false" draw:mirror-vertical="false" drawooo:sub-view-size="10272 12009" draw:text-areas="0 0 ?f0 ?f1" svg:viewBox="0 0 0 0" draw:type="ooxml-non-primitive" draw:enhanced-path="M 4507 679 C 4774 679 5048 706 5325 762 6774 1077 7940 2274 8255 3723 8381 4227 8381 4763 8318 5267 8318 5330 8318 5424 8350 5487 L 9263 7220 C 9389 7441 9232 7756 8980 7756 L 8034 7756 C 7845 7756 7688 7913 7688 8102 L 7688 9867 5892 9867 C 5703 9867 5546 10024 5546 10213 L 5546 11284 2049 11284 2049 7693 C 2049 7598 2017 7504 1923 7441 1103 6685 631 5645 631 4542 631 2387 2372 679 4507 679 Z M 4570 0 C 2059 0 1 1999 1 4542 1 5802 505 7000 1418 7850 L 1418 11631 C 1418 11851 1576 12009 1765 12009 L 5987 12009 C 6176 12009 6333 11851 6333 11631 L 6333 10591 8097 10591 C 8287 10591 8444 10434 8444 10213 L 8444 8449 9043 8449 C 9799 8417 10271 7598 9925 6874 L 9043 5267 C 9137 4700 9137 4164 9011 3597 8665 1864 7247 510 5546 100 5215 33 4889 0 4570 0 Z N">
              <draw:equation draw:name="f0" draw:formula="logwidth"/>
              <draw:equation draw:name="f1" draw:formula="logheight"/>
            </draw:enhanced-geometry>
          </draw:custom-shape>
          <draw:custom-shape draw:name="Google Shape;606;p41" draw:style-name="gr6" draw:text-style-name="P13" draw:layer="layout" svg:width="0.477cm" svg:height="0.464cm" svg:x="5.337cm" svg:y="4.001cm">
            <text:p text:style-name="P6"/>
            <draw:enhanced-geometry draw:mirror-horizontal="false" draw:mirror-vertical="false" drawooo:sub-view-size="5766 5609" draw:text-areas="0 0 ?f0 ?f1" svg:viewBox="0 0 0 0" draw:type="ooxml-non-primitive" draw:enhanced-path="M 3214 757 L 3214 883 C 3214 1040 3277 1135 3435 1198 3624 1261 3844 1387 4002 1513 4061 1553 4146 1593 4233 1593 4283 1593 4333 1579 4380 1545 L 4506 1482 4852 2049 4726 2143 C 4632 2206 4537 2364 4569 2490 4632 2710 4632 2899 4569 3120 4537 3277 4632 3403 4726 3466 L 4852 3561 4506 4159 4380 4065 C 4323 4037 4260 4021 4199 4021 4125 4021 4054 4044 4002 4096 3844 4254 3624 4348 3435 4411 3277 4475 3214 4632 3214 4727 L 3214 4853 2489 4853 2489 4727 C 2489 4569 2426 4475 2269 4411 2048 4348 1859 4222 1702 4096 1622 4057 1530 4017 1449 4017 1402 4017 1358 4030 1324 4065 L 1198 4159 851 3561 946 3466 C 1072 3403 1166 3246 1103 3120 1072 2899 1072 2710 1103 2490 1166 2332 1072 2206 946 2143 L 851 2049 1198 1482 1324 1545 C 1366 1573 1421 1588 1481 1588 1553 1588 1632 1565 1702 1513 1859 1356 2048 1261 2269 1198 2426 1135 2489 977 2489 883 L 2489 757 Z M 2174 1 C 1985 1 1828 158 1828 379 L 1828 599 C 1702 631 1576 725 1513 788 L 1324 694 C 1265 658 1192 641 1122 641 1004 641 890 690 851 788 L 126 2017 C 63 2175 95 2427 253 2490 L 442 2616 442 2994 253 3120 C 95 3214 0 3435 126 3592 L 851 4821 C 894 4928 1024 4991 1152 4991 1213 4991 1273 4977 1324 4947 L 1513 4821 C 1639 4884 1733 4979 1828 5010 L 1828 5262 C 1828 5451 1985 5609 2174 5609 L 3592 5609 C 3781 5609 3939 5451 3939 5262 L 3939 5010 C 4065 4979 4191 4884 4254 4821 L 4474 4947 C 4524 4967 4580 4978 4637 4978 4759 4978 4882 4929 4947 4821 L 5640 3592 C 5734 3435 5671 3214 5514 3120 L 5325 2994 5325 2616 5514 2490 C 5671 2427 5766 2206 5640 2017 L 4947 788 C 4887 689 4777 627 4664 627 4598 627 4532 648 4474 694 L 4254 788 C 4159 725 4033 631 3939 599 L 3939 379 C 3939 158 3781 1 3592 1 Z N">
              <draw:equation draw:name="f0" draw:formula="logwidth"/>
              <draw:equation draw:name="f1" draw:formula="logheight"/>
            </draw:enhanced-geometry>
          </draw:custom-shape>
          <draw:custom-shape draw:name="Google Shape;607;p41" draw:style-name="gr6" draw:text-style-name="P13" draw:layer="layout" svg:width="0.174cm" svg:height="0.174cm" svg:x="5.485cm" svg:y="4.15cm">
            <text:p text:style-name="P6"/>
            <draw:enhanced-geometry draw:mirror-horizontal="false" draw:mirror-vertical="false" drawooo:sub-view-size="2111 2112" draw:text-areas="0 0 ?f0 ?f1" svg:viewBox="0 0 0 0" draw:type="ooxml-non-primitive" draw:enhanced-path="M 1040 662 C 1260 662 1418 820 1418 1009 1418 1198 1260 1355 1040 1355 851 1355 693 1198 693 1009 693 820 851 662 1040 662 Z M 1040 1 C 473 1 0 473 0 1040 0 1639 473 2111 1040 2111 1639 2111 2111 1639 2111 1040 2111 473 1639 1 1040 1 Z N">
              <draw:equation draw:name="f0" draw:formula="logwidth"/>
              <draw:equation draw:name="f1" draw:formula="logheight"/>
            </draw:enhanced-geometry>
          </draw:custom-shape>
        </draw:g>
        <draw:g draw:name="Google Shape;608;p41">
          <draw:custom-shape draw:name="Google Shape;609;p41" draw:style-name="gr6" draw:text-style-name="P13" draw:layer="layout" svg:width="0.229cm" svg:height="0.165cm" svg:x="8.29cm" svg:y="3.578cm">
            <text:p text:style-name="P6"/>
            <draw:enhanced-geometry draw:mirror-horizontal="false" draw:mirror-vertical="false" drawooo:sub-view-size="2805 2021" draw:text-areas="0 0 ?f0 ?f1" svg:viewBox="0 0 0 0" draw:type="ooxml-non-primitive" draw:enhanced-path="M 2473 0 C 2377 0 2273 32 2206 99 L 1072 1233 599 761 C 536 713 449 690 363 690 276 690 189 713 126 761 0 887 0 1139 126 1233 L 820 1958 C 914 2021 977 2021 1072 2021 1135 2021 1261 1989 1292 1926 L 2678 540 C 2804 414 2804 162 2678 68 2634 24 2557 0 2473 0 Z N">
              <draw:equation draw:name="f0" draw:formula="logwidth"/>
              <draw:equation draw:name="f1" draw:formula="logheight"/>
            </draw:enhanced-geometry>
          </draw:custom-shape>
          <draw:custom-shape draw:name="Google Shape;610;p41" draw:style-name="gr6" draw:text-style-name="P13" draw:layer="layout" svg:width="0.229cm" svg:height="0.167cm" svg:x="8.29cm" svg:y="3.408cm">
            <text:p text:style-name="P6"/>
            <draw:enhanced-geometry draw:mirror-horizontal="false" draw:mirror-vertical="false" drawooo:sub-view-size="2805 2046" draw:text-areas="0 0 ?f0 ?f1" svg:viewBox="0 0 0 0" draw:type="ooxml-non-primitive" draw:enhanced-path="M 2469 1 C 2374 1 2272 40 2206 123 L 1072 1257 599 785 C 536 738 449 714 363 714 276 714 189 738 126 785 0 911 0 1163 126 1257 L 820 1982 C 914 2045 977 2045 1072 2045 1135 2045 1261 2014 1292 1951 L 2678 564 C 2804 438 2804 186 2678 92 2634 32 2554 1 2469 1 Z N">
              <draw:equation draw:name="f0" draw:formula="logwidth"/>
              <draw:equation draw:name="f1" draw:formula="logheight"/>
            </draw:enhanced-geometry>
          </draw:custom-shape>
          <draw:custom-shape draw:name="Google Shape;611;p41" draw:style-name="gr6" draw:text-style-name="P13" draw:layer="layout" svg:width="0.229cm" svg:height="0.167cm" svg:x="8.29cm" svg:y="3.238cm">
            <text:p text:style-name="P6"/>
            <draw:enhanced-geometry draw:mirror-horizontal="false" draw:mirror-vertical="false" drawooo:sub-view-size="2805 2045" draw:text-areas="0 0 ?f0 ?f1" svg:viewBox="0 0 0 0" draw:type="ooxml-non-primitive" draw:enhanced-path="M 2469 1 C 2374 1 2272 40 2206 123 L 1072 1257 599 785 C 536 722 449 690 363 690 276 690 189 722 126 785 0 911 0 1131 126 1257 L 820 1982 C 914 2045 977 2045 1072 2045 1135 2045 1261 2013 1292 1919 L 2678 532 C 2804 438 2804 186 2678 91 2634 32 2554 1 2469 1 Z N">
              <draw:equation draw:name="f0" draw:formula="logwidth"/>
              <draw:equation draw:name="f1" draw:formula="logheight"/>
            </draw:enhanced-geometry>
          </draw:custom-shape>
          <draw:custom-shape draw:name="Google Shape;612;p41" draw:style-name="gr6" draw:text-style-name="P13" draw:layer="layout" svg:width="0.977cm" svg:height="0.967cm" svg:x="8.12cm" svg:y="3.008cm">
            <text:p text:style-name="P6"/>
            <draw:enhanced-geometry draw:mirror-horizontal="false" draw:mirror-vertical="false" drawooo:sub-view-size="11941 11816" draw:text-areas="0 0 ?f0 ?f1" svg:viewBox="0 0 0 0" draw:type="ooxml-non-primitive" draw:enhanced-path="M 6963 1198 L 7876 2143 6963 2143 6963 1198 Z M 10286 3498 C 10373 3498 10460 3530 10523 3593 L 10995 4065 C 11184 4223 11184 4475 11027 4569 L 10806 4821 9798 3845 10050 3593 C 10113 3530 10200 3498 10286 3498 Z M 9294 4349 L 10271 5325 7845 7783 6868 6774 9294 4349 Z M 6585 7499 L 7183 8098 6427 8255 6585 7499 Z M 6994 10398 L 6994 10776 C 6994 10870 7057 10996 7089 11122 L 1071 11122 C 882 11122 693 10965 693 10776 L 693 10398 Z M 6270 663 L 6270 2458 C 6270 2647 6427 2805 6616 2805 L 8349 2805 8349 4286 6112 6554 C 6081 6585 6018 6680 6018 6711 L 5608 8633 C 5545 8759 5608 8885 5671 8948 5742 9019 5813 9055 5897 9055 5925 9055 5955 9051 5986 9043 L 7908 8602 C 8002 8602 8034 8570 8065 8507 L 8349 8255 8349 10807 8380 10807 C 8380 10996 8223 11154 8034 11154 7845 11154 7687 10996 7687 10807 L 7687 10083 C 7687 9893 7530 9736 7309 9736 L 1386 9736 1386 663 Z M 1071 1 C 882 1 693 158 693 379 L 693 9736 347 9736 C 158 9736 0 9893 0 10083 L 0 10807 C 0 11406 473 11815 1008 11815 L 8002 11815 C 8569 11815 9011 11343 9011 10807 L 9011 7562 11499 5105 C 11940 4664 11940 4034 11531 3593 L 11058 3120 C 10869 2931 10609 2836 10346 2836 10082 2836 9814 2931 9609 3120 L 9105 3624 9105 2490 C 9105 2427 9074 2332 8979 2269 L 6900 127 C 6805 64 6742 1 6648 1 Z N">
              <draw:equation draw:name="f0" draw:formula="logwidth"/>
              <draw:equation draw:name="f1" draw:formula="logheight"/>
            </draw:enhanced-geometry>
          </draw:custom-shape>
        </draw:g>
        <draw:g draw:name="Google Shape;613;p41">
          <draw:custom-shape draw:name="Google Shape;614;p41" draw:style-name="gr6" draw:text-style-name="P13" draw:layer="layout" svg:width="0.703cm" svg:height="1.079cm" svg:x="18.008cm" svg:y="3.443cm">
            <text:p text:style-name="P6"/>
            <draw:enhanced-geometry draw:mirror-horizontal="false" draw:mirror-vertical="false" drawooo:sub-view-size="7649 11743" draw:text-areas="0 0 ?f0 ?f1" svg:viewBox="0 0 0 0" draw:type="ooxml-non-primitive" draw:enhanced-path="M 3813 684 C 5545 684 6900 2039 6900 3740 6931 4780 6553 5347 6270 5788 5797 6544 5608 6922 5608 7930 5608 8119 5451 8277 5230 8277 L 2489 8277 C 2300 8277 2143 8119 2143 7930 2143 6922 1922 6576 1450 5820 1198 5347 567 4528 788 3205 1040 1819 2237 684 3813 684 Z M 4852 8907 L 4852 9569 4506 9569 C 4285 9569 4128 9726 4128 9915 4128 10136 4285 10293 4506 10293 L 4852 10293 4852 10640 C 4884 10829 4726 10986 4537 10986 L 3151 10986 C 2962 10986 2804 10829 2804 10640 L 2804 10293 3151 10293 C 3371 10293 3529 10136 3529 9915 3529 9726 3371 9569 3151 9569 L 2804 9569 2804 8907 Z M 3897 1 C 3632 1 3361 28 3088 86 1607 401 441 1566 158 3079 0 3992 158 4969 631 5757 757 5914 820 6072 914 6229 1355 6891 1450 7143 1450 7962 1450 8403 1733 8781 2143 8939 L 2143 10703 C 2143 11270 2615 11743 3151 11743 L 4537 11743 C 5073 11743 5545 11270 5545 10703 L 5545 8939 C 5955 8781 6238 8435 6238 7962 L 6238 7930 C 6238 7143 6427 6828 6805 6229 7089 5788 7593 5032 7593 3835 7649 1658 5950 1 3897 1 Z N">
              <draw:equation draw:name="f0" draw:formula="logwidth"/>
              <draw:equation draw:name="f1" draw:formula="logheight"/>
            </draw:enhanced-geometry>
          </draw:custom-shape>
          <draw:custom-shape draw:name="Google Shape;615;p41" draw:style-name="gr6" draw:text-style-name="P13" draw:layer="layout" svg:width="0.127cm" svg:height="0.066cm" svg:x="18.776cm" svg:y="3.761cm">
            <text:p text:style-name="P6"/>
            <draw:enhanced-geometry draw:mirror-horizontal="false" draw:mirror-vertical="false" drawooo:sub-view-size="1387 726" draw:text-areas="0 0 ?f0 ?f1" svg:viewBox="0 0 0 0" draw:type="ooxml-non-primitive" draw:enhanced-path="M 347 1 C 158 1 0 158 0 379 0 568 158 725 347 725 L 1040 725 C 1229 725 1386 568 1386 379 1386 158 1229 1 1040 1 Z N">
              <draw:equation draw:name="f0" draw:formula="logwidth"/>
              <draw:equation draw:name="f1" draw:formula="logheight"/>
            </draw:enhanced-geometry>
          </draw:custom-shape>
          <draw:custom-shape draw:name="Google Shape;616;p41" draw:style-name="gr6" draw:text-style-name="P13" draw:layer="layout" svg:width="0.127cm" svg:height="0.066cm" svg:x="17.829cm" svg:y="3.761cm">
            <text:p text:style-name="P6"/>
            <draw:enhanced-geometry draw:mirror-horizontal="false" draw:mirror-vertical="false" drawooo:sub-view-size="1387 726" draw:text-areas="0 0 ?f0 ?f1" svg:viewBox="0 0 0 0" draw:type="ooxml-non-primitive" draw:enhanced-path="M 347 1 C 158 1 0 158 0 379 0 568 158 725 347 725 L 1008 725 C 1197 694 1386 536 1386 379 1386 158 1197 1 1008 1 Z N">
              <draw:equation draw:name="f0" draw:formula="logwidth"/>
              <draw:equation draw:name="f1" draw:formula="logheight"/>
            </draw:enhanced-geometry>
          </draw:custom-shape>
          <draw:custom-shape draw:name="Google Shape;617;p41" draw:style-name="gr6" draw:text-style-name="P13" draw:layer="layout" svg:width="0.129cm" svg:height="0.097cm" svg:x="18.713cm" svg:y="3.506cm">
            <text:p text:style-name="P6"/>
            <draw:enhanced-geometry draw:mirror-horizontal="false" draw:mirror-vertical="false" drawooo:sub-view-size="1418 1063" draw:text-areas="0 0 ?f0 ?f1" svg:viewBox="0 0 0 0" draw:type="ooxml-non-primitive" draw:enhanced-path="M 992 1 C 931 1 870 19 819 59 L 221 406 C 63 500 0 721 95 878 159 985 295 1063 415 1063 473 1063 527 1045 567 1005 L 1166 658 C 1323 563 1418 343 1292 185 1249 79 1120 1 992 1 Z N">
              <draw:equation draw:name="f0" draw:formula="logwidth"/>
              <draw:equation draw:name="f1" draw:formula="logheight"/>
            </draw:enhanced-geometry>
          </draw:custom-shape>
          <draw:custom-shape draw:name="Google Shape;618;p41" draw:style-name="gr6" draw:text-style-name="P13" draw:layer="layout" svg:width="0.13cm" svg:height="0.096cm" svg:x="17.889cm" svg:y="3.983cm">
            <text:p text:style-name="P6"/>
            <draw:enhanced-geometry draw:mirror-horizontal="false" draw:mirror-vertical="false" drawooo:sub-view-size="1419 1049" draw:text-areas="0 0 ?f0 ?f1" svg:viewBox="0 0 0 0" draw:type="ooxml-non-primitive" draw:enhanced-path="M 1005 1 C 944 1 880 15 820 45 L 221 392 C 64 486 1 707 127 864 169 971 299 1049 427 1049 488 1049 548 1031 599 990 L 1166 644 C 1324 549 1418 329 1292 171 1250 64 1134 1 1005 1 Z N">
              <draw:equation draw:name="f0" draw:formula="logwidth"/>
              <draw:equation draw:name="f1" draw:formula="logheight"/>
            </draw:enhanced-geometry>
          </draw:custom-shape>
          <draw:custom-shape draw:name="Google Shape;619;p41" draw:style-name="gr6" draw:text-style-name="P13" draw:layer="layout" svg:width="0.127cm" svg:height="0.093cm" svg:x="18.716cm" svg:y="3.983cm">
            <text:p text:style-name="P6"/>
            <draw:enhanced-geometry draw:mirror-horizontal="false" draw:mirror-vertical="false" drawooo:sub-view-size="1387 1021" draw:text-areas="0 0 ?f0 ?f1" svg:viewBox="0 0 0 0" draw:type="ooxml-non-primitive" draw:enhanced-path="M 378 1 C 264 1 149 64 64 171 1 329 32 518 190 644 L 788 990 C 838 1010 891 1021 944 1021 1059 1021 1175 972 1261 864 1387 675 1292 486 1135 392 L 536 45 C 486 15 432 1 378 1 Z N">
              <draw:equation draw:name="f0" draw:formula="logwidth"/>
              <draw:equation draw:name="f1" draw:formula="logheight"/>
            </draw:enhanced-geometry>
          </draw:custom-shape>
          <draw:custom-shape draw:name="Google Shape;620;p41" draw:style-name="gr6" draw:text-style-name="P13" draw:layer="layout" svg:width="0.127cm" svg:height="0.093cm" svg:x="17.892cm" svg:y="3.508cm">
            <text:p text:style-name="P6"/>
            <draw:enhanced-geometry draw:mirror-horizontal="false" draw:mirror-vertical="false" drawooo:sub-view-size="1387 1021" draw:text-areas="0 0 ?f0 ?f1" svg:viewBox="0 0 0 0" draw:type="ooxml-non-primitive" draw:enhanced-path="M 405 1 C 283 1 159 50 95 157 0 315 63 504 221 630 L 788 977 C 838 1007 895 1021 953 1021 1074 1021 1196 958 1260 850 1386 693 1292 504 1134 378 L 567 31 C 517 11 461 1 405 1 Z N">
              <draw:equation draw:name="f0" draw:formula="logwidth"/>
              <draw:equation draw:name="f1" draw:formula="logheight"/>
            </draw:enhanced-geometry>
          </draw:custom-shape>
          <draw:custom-shape draw:name="Google Shape;621;p41" draw:style-name="gr6" draw:text-style-name="P13" draw:layer="layout" svg:width="0.376cm" svg:height="0.562cm" svg:x="18.176cm" svg:y="3.574cm">
            <text:p text:style-name="P6"/>
            <draw:enhanced-geometry draw:mirror-horizontal="false" draw:mirror-vertical="false" drawooo:sub-view-size="4097 6124" draw:text-areas="0 0 ?f0 ?f1" svg:viewBox="0 0 0 0" draw:type="ooxml-non-primitive" draw:enhanced-path="M 1733 1492 L 1733 2343 C 1733 2500 1796 2626 1922 2658 L 3246 3225 2395 4611 2395 3729 C 2395 3572 2332 3445 2206 3414 L 851 2878 1733 1492 Z M 2038 0 C 1919 0 1814 47 1765 169 L 64 2941 C 32 3004 1 3130 32 3225 64 3288 158 3382 221 3414 L 1733 4013 1733 5808 C 1733 5966 1859 6092 1954 6123 L 2049 6123 C 2143 6123 2269 6092 2301 5966 L 4002 3225 C 4033 3130 4096 3004 4033 2941 4033 2878 3970 2784 3907 2752 L 2395 2154 2395 358 C 2395 169 2269 74 2143 11 2108 4 2072 0 2038 0 Z N">
              <draw:equation draw:name="f0" draw:formula="logwidth"/>
              <draw:equation draw:name="f1" draw:formula="logheight"/>
            </draw:enhanced-geometry>
          </draw:custom-shape>
        </draw:g>
        <draw:custom-shape draw:name="Google Shape;622;p41" draw:style-name="gr10" draw:text-style-name="P20" draw:layer="layout" svg:width="0.923cm" svg:height="0.662cm" draw:transform="rotate (1.5707963267949) translate (17.959cm 6.435cm)">
          <text:p text:style-name="P6"/>
          <draw:enhanced-geometry draw:mirror-horizontal="false" draw:mirror-vertical="false" drawooo:sub-view-size="3008 2157" draw:text-areas="0 0 ?f0 ?f1" svg:viewBox="0 0 0 0" draw:type="ooxml-non-primitive" draw:enhanced-path="M 0 0 L 729 1075 0 2157 0 2157 3008 1075 0 0 Z N">
            <draw:equation draw:name="f0" draw:formula="logwidth"/>
            <draw:equation draw:name="f1" draw:formula="logheight"/>
          </draw:enhanced-geometry>
        </draw:custom-shape>
        <draw:custom-shape draw:name="Google Shape;623;p41" draw:style-name="gr6" draw:text-style-name="P13" draw:layer="layout" svg:width="1.035cm" svg:height="1.038cm" svg:x="14.511cm" svg:y="2.404cm">
          <text:p text:style-name="P6"/>
          <draw:enhanced-geometry draw:mirror-horizontal="false" draw:mirror-vertical="false" drawooo:sub-view-size="12666 12708" draw:text-areas="0 0 ?f0 ?f1" svg:viewBox="0 0 0 0" draw:type="ooxml-non-primitive" draw:enhanced-path="M 6347 841 C 6876 841 7350 1172 7530 1712 7719 2405 7372 3067 6679 3256 6569 3289 6457 3305 6345 3305 5822 3305 5323 2956 5167 2437 4947 1775 5325 1082 5986 893 6108 858 6229 841 6347 841 Z M 6353 5919 C 7021 5919 7624 6459 7624 7162 7593 7698 7215 8170 6742 8328 6608 8371 6474 8391 6345 8391 5810 8391 5351 8042 5199 7509 5010 6847 5356 6186 6018 5965 6130 5934 6242 5919 6353 5919 Z M 2079 9351 C 2744 9351 3340 9871 3340 10596 3308 11163 2962 11604 2426 11762 2305 11797 2183 11813 2065 11813 1538 11813 1068 11483 914 10943 693 10281 1071 9588 1733 9399 1849 9367 1965 9351 2079 9351 Z M 10617 9351 C 11281 9351 11878 9871 11878 10596 11846 11163 11500 11604 10995 11762 10868 11797 10742 11813 10620 11813 10076 11813 9606 11483 9452 10943 9263 10281 9609 9588 10271 9399 10387 9367 10503 9351 10617 9351 Z M 6344 0 C 5677 0 5021 308 4631 893 3812 2122 4474 3760 5955 4075 L 5955 5146 C 4600 5430 3907 6910 4537 8107 L 3434 9021 C 3025 8706 2584 8548 2080 8548 945 8548 0 9494 0 10628 0 11762 945 12707 2080 12707 3214 12707 4159 11793 4159 10628 4159 10281 4096 9966 3938 9683 L 5041 8769 C 5435 9084 5907 9242 6376 9242 6845 9242 7309 9084 7687 8769 L 8790 9683 C 8318 10596 8570 11730 9452 12361 9803 12595 10203 12707 10598 12707 11266 12707 11923 12387 12319 11793 12571 11478 12665 11069 12665 10659 12665 9431 11783 8548 10617 8548 10113 8548 9672 8706 9294 9021 L 8192 8107 C 8822 6879 8097 5398 6774 5146 L 6774 4075 C 7530 3917 8097 3382 8349 2657 8633 1806 8318 861 7530 357 7170 117 6755 0 6344 0 Z N">
            <draw:equation draw:name="f0" draw:formula="logwidth"/>
            <draw:equation draw:name="f1" draw:formula="logheight"/>
          </draw:enhanced-geometry>
        </draw:custom-shape>
        <draw:g draw:name="Google Shape;624;p41">
          <draw:custom-shape draw:name="Google Shape;625;p41" draw:style-name="gr6" draw:text-style-name="P13" draw:layer="layout" svg:width="0.23cm" svg:height="0.093cm" svg:x="6.04cm" svg:y="9.988cm">
            <text:p text:style-name="P6"/>
            <draw:enhanced-geometry draw:mirror-horizontal="false" draw:mirror-vertical="false" drawooo:sub-view-size="2930 1190" draw:text-areas="0 0 ?f0 ?f1" svg:viewBox="0 0 0 0" draw:type="ooxml-non-primitive" draw:enhanced-path="M 410 1 C 315 1 221 40 158 119 0 276 0 528 158 623 504 1001 977 1190 1449 1190 1922 1190 2458 1001 2773 623 2930 465 2930 245 2773 119 2710 40 2615 1 2517 1 2418 1 2316 40 2237 119 2048 308 1733 434 1449 434 1134 434 882 308 662 119 599 40 504 1 410 1 Z N">
              <draw:equation draw:name="f0" draw:formula="logwidth"/>
              <draw:equation draw:name="f1" draw:formula="logheight"/>
            </draw:enhanced-geometry>
          </draw:custom-shape>
          <draw:custom-shape draw:name="Google Shape;626;p41" draw:style-name="gr6" draw:text-style-name="P13" draw:layer="layout" svg:width="0.054cm" svg:height="0.054cm" svg:x="6.246cm" svg:y="9.786cm">
            <text:p text:style-name="P6"/>
            <draw:enhanced-geometry draw:mirror-horizontal="false" draw:mirror-vertical="false" drawooo:sub-view-size="693 694" draw:text-areas="0 0 ?f0 ?f1" svg:viewBox="0 0 0 0" draw:type="ooxml-non-primitive" draw:enhanced-path="M 347 1 C 158 1 0 158 0 347 0 536 158 694 347 694 536 694 693 536 693 347 693 158 536 1 347 1 Z N">
              <draw:equation draw:name="f0" draw:formula="logwidth"/>
              <draw:equation draw:name="f1" draw:formula="logheight"/>
            </draw:enhanced-geometry>
          </draw:custom-shape>
          <draw:custom-shape draw:name="Google Shape;627;p41" draw:style-name="gr6" draw:text-style-name="P13" draw:layer="layout" svg:width="0.054cm" svg:height="0.054cm" svg:x="6.011cm" svg:y="9.786cm">
            <text:p text:style-name="P6"/>
            <draw:enhanced-geometry draw:mirror-horizontal="false" draw:mirror-vertical="false" drawooo:sub-view-size="693 694" draw:text-areas="0 0 ?f0 ?f1" svg:viewBox="0 0 0 0" draw:type="ooxml-non-primitive" draw:enhanced-path="M 347 1 C 158 1 0 158 0 347 0 536 158 694 347 694 536 694 693 536 693 347 693 158 536 1 347 1 Z N">
              <draw:equation draw:name="f0" draw:formula="logwidth"/>
              <draw:equation draw:name="f1" draw:formula="logheight"/>
            </draw:enhanced-geometry>
          </draw:custom-shape>
          <draw:custom-shape draw:name="Google Shape;628;p41" draw:style-name="gr6" draw:text-style-name="P13" draw:layer="layout" svg:width="0.88cm" svg:height="0.997cm" svg:x="5.715cm" svg:y="9.26cm">
            <text:p text:style-name="P6"/>
            <draw:enhanced-geometry draw:mirror-horizontal="false" draw:mirror-vertical="false" drawooo:sub-view-size="11185 12666" draw:text-areas="0 0 ?f0 ?f1" svg:viewBox="0 0 0 0" draw:type="ooxml-non-primitive" draw:enhanced-path="M 1481 6680 L 1481 7026 1481 8129 C 1450 8134 1421 8136 1391 8136 1026 8136 756 7786 756 7436 756 7026 1103 6680 1481 6680 Z M 9672 6711 C 10082 6711 10428 7026 10428 7467 10428 7814 10113 8192 9672 8192 L 9672 7089 9672 6711 Z M 5576 3718 C 7435 3718 8947 5231 8947 7089 L 8947 9326 C 8947 10775 7750 11910 6333 11910 L 4852 11910 C 3371 11910 2237 10744 2237 9326 L 2237 7089 C 2237 5231 3749 3718 5576 3718 Z M 7089 1 C 6080 1 5230 820 5230 1828 L 5230 2994 C 3560 3151 2142 4348 1670 5924 L 1512 5924 C 662 5924 0 6585 0 7436 0 8255 662 8917 1512 8917 L 1512 9326 C 1512 11185 2993 12666 4852 12666 L 6333 12666 C 8191 12666 9704 11185 9704 9326 L 9704 8917 C 10523 8917 11184 8255 11184 7436 11184 6617 10523 5924 9672 5924 L 9515 5924 C 9042 4317 7687 3151 5954 2994 L 5954 1828 C 5954 1198 6459 725 7057 725 7687 725 8160 1230 8160 1828 8160 2017 8002 2206 7813 2206 7593 2206 7435 2017 7435 1828 7435 1639 7278 1482 7089 1482 6900 1482 6742 1639 6742 1828 6742 2458 7246 2931 7845 2931 8475 2931 8947 2427 8947 1828 8947 820 8128 1 7089 1 Z N">
              <draw:equation draw:name="f0" draw:formula="logwidth"/>
              <draw:equation draw:name="f1" draw:formula="logheight"/>
            </draw:enhanced-geometry>
          </draw:custom-shape>
        </draw:g>
        <draw:custom-shape draw:name="Google Shape;629;p41" draw:style-name="gr6" draw:text-style-name="P13" draw:layer="layout" svg:width="0.944cm" svg:height="0.834cm" svg:x="10.606cm" svg:y="12.388cm">
          <text:p text:style-name="P6"/>
          <draw:enhanced-geometry draw:mirror-horizontal="false" draw:mirror-vertical="false" drawooo:sub-view-size="19326 17074" draw:text-areas="0 0 ?f0 ?f1" svg:viewBox="0 0 0 0" draw:type="ooxml-non-primitive" draw:enhanced-path="M 14226 1132 C 15314 1132 16352 1605 17070 2425 17798 3252 18196 4366 18196 5568 18193 8476 15599 10686 11671 14032 11025 14581 10364 15146 9663 15756 8963 15146 8301 14581 7655 14032 3727 10686 1133 8476 1133 5568 1133 4366 1535 3252 2259 2425 2977 1605 4015 1132 5103 1132 5113 1132 5124 1132 5134 1132 6686 1132 7691 2090 8259 2890 8631 3421 8920 4001 9126 4614 9212 4875 9438 5006 9665 5006 9891 5006 10118 4875 10204 4614 10409 4001 10699 3421 11070 2890 11641 2090 12643 1132 14195 1132 14206 1132 14216 1132 14226 1132 Z M 5103 0 C 3689 0 2343 612 1411 1676 502 2709 1 4092 1 5568 1 7174 629 8672 1976 10275 3180 11710 4914 13183 6922 14895 7670 15532 8443 16191 9265 16909 L 9292 16933 C 9397 17027 9530 17074 9664 17074 9797 17074 9930 17027 10038 16933 L 10062 16909 C 10883 16191 11659 15532 12405 14895 14413 13183 16146 11707 17351 10275 18697 8672 19325 7174 19325 5568 19325 4092 18824 2709 17915 1676 16983 612 15637 0 14224 0 14213 0 14203 0 14192 0 12157 0 10868 1217 10143 2238 9968 2485 9808 2748 9663 3017 9518 2748 9358 2485 9183 2238 8458 1217 7169 0 5134 0 5124 0 5113 0 5103 0 Z N">
            <draw:equation draw:name="f0" draw:formula="logwidth"/>
            <draw:equation draw:name="f1" draw:formula="logheight"/>
          </draw:enhanced-geometry>
        </draw:custom-shape>
        <draw:g draw:name="Google Shape;630;p41" xml:id="id12" draw:id="id12">
          <draw:custom-shape draw:name="Google Shape;631;p41" draw:style-name="gr16" draw:text-style-name="P13" draw:layer="layout" svg:width="13.547cm" svg:height="12.177cm" svg:x="0.394cm" svg:y="0.9cm">
            <text:p text:style-name="P21"><text:span text:style-name="T13">Organización del conocimiento</text:span></text:p>
            <text:list text:style-name="L12">
              <text:list-item>
                <text:list>
                  <text:list-item>
                    <text:p text:style-name="P6"><text:span text:style-name="T13">Fomento de conocimientos generalistas de forma vertical al equipo de desarrollo <text:s/>(paradigmas, arquitecturas, tecnologías, configuraciones de sistemas, diseño UI/UX, marketing)</text:span></text:p>
                  </text:list-item>
                  <text:list-item>
                    <text:p text:style-name="P6"><text:span text:style-name="T13">Colaboración vertical en el desarrollo para buscar nuevas relaciones de conceptos conocidos.</text:span></text:p>
                  </text:list-item>
                </text:list>
              </text:list-item>
            </text:list>
            <text:p text:style-name="P6"><text:span text:style-name="T13"/></text:p>
            <text:p text:style-name="P21"><text:span text:style-name="T13">Metáforas de amplio alcance</text:span></text:p>
            <text:list text:continue-numbering="true" text:style-name="L12">
              <text:list-item>
                <text:list>
                  <text:list-item>
                    <text:p text:style-name="P6"><text:span text:style-name="T13">Herramientas de organización, representación y flujo del trabajo.</text:span></text:p>
                  </text:list-item>
                  <text:list-item>
                    <text:p text:style-name="P6"><text:span text:style-name="T13">Abstracción y aproximación a la especificación, el diseño y la verificación desde distintos enfoques</text:span></text:p>
                  </text:list-item>
                </text:list>
              </text:list-item>
            </text:list>
            <text:p text:style-name="P6"><text:span text:style-name="T13"/></text:p>
            <text:p text:style-name="P21"><text:span text:style-name="T13">Sentido del propósito</text:span></text:p>
            <text:list text:continue-numbering="true" text:style-name="L12">
              <text:list-item>
                <text:list>
                  <text:list-item>
                    <text:p text:style-name="P6"><text:span text:style-name="T13">Establecimiento de un objetivo</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32;p41">
            <draw:custom-shape draw:name="Google Shape;633;p41" draw:style-name="gr13" draw:text-style-name="P22" draw:layer="layout" svg:width="1.035cm" svg:height="1.038cm" svg:x="0.683cm" svg:y="1.639cm">
              <text:p text:style-name="P6"/>
              <draw:enhanced-geometry draw:mirror-horizontal="false" draw:mirror-vertical="false" drawooo:sub-view-size="12666 12708" draw:text-areas="0 0 ?f0 ?f1" svg:viewBox="0 0 0 0" draw:type="ooxml-non-primitive" draw:enhanced-path="M 6347 841 C 6876 841 7350 1172 7530 1712 7719 2405 7372 3067 6679 3256 6569 3289 6457 3305 6345 3305 5822 3305 5323 2956 5167 2437 4947 1775 5325 1082 5986 893 6108 858 6229 841 6347 841 Z M 6353 5919 C 7021 5919 7624 6459 7624 7162 7593 7698 7215 8170 6742 8328 6608 8371 6474 8391 6345 8391 5810 8391 5351 8042 5199 7509 5010 6847 5356 6186 6018 5965 6130 5934 6242 5919 6353 5919 Z M 2079 9351 C 2744 9351 3340 9871 3340 10596 3308 11163 2962 11604 2426 11762 2305 11797 2183 11813 2065 11813 1538 11813 1068 11483 914 10943 693 10281 1071 9588 1733 9399 1849 9367 1965 9351 2079 9351 Z M 10617 9351 C 11281 9351 11878 9871 11878 10596 11846 11163 11500 11604 10995 11762 10868 11797 10742 11813 10620 11813 10076 11813 9606 11483 9452 10943 9263 10281 9609 9588 10271 9399 10387 9367 10503 9351 10617 9351 Z M 6344 0 C 5677 0 5021 308 4631 893 3812 2122 4474 3760 5955 4075 L 5955 5146 C 4600 5430 3907 6910 4537 8107 L 3434 9021 C 3025 8706 2584 8548 2080 8548 945 8548 0 9494 0 10628 0 11762 945 12707 2080 12707 3214 12707 4159 11793 4159 10628 4159 10281 4096 9966 3938 9683 L 5041 8769 C 5435 9084 5907 9242 6376 9242 6845 9242 7309 9084 7687 8769 L 8790 9683 C 8318 10596 8570 11730 9452 12361 9803 12595 10203 12707 10598 12707 11266 12707 11923 12387 12319 11793 12571 11478 12665 11069 12665 10659 12665 9431 11783 8548 10617 8548 10113 8548 9672 8706 9294 9021 L 8192 8107 C 8822 6879 8097 5398 6774 5146 L 6774 4075 C 7530 3917 8097 3382 8349 2657 8633 1806 8318 861 7530 357 7170 117 6755 0 6344 0 Z N">
                <draw:equation draw:name="f0" draw:formula="logwidth"/>
                <draw:equation draw:name="f1" draw:formula="logheight"/>
              </draw:enhanced-geometry>
            </draw:custom-shape>
            <draw:g draw:name="Google Shape;634;p41">
              <draw:custom-shape draw:name="Google Shape;635;p41" draw:style-name="gr13" draw:text-style-name="P22" draw:layer="layout" svg:width="0.703cm" svg:height="1.079cm" svg:x="0.843cm" svg:y="6.768cm">
                <text:p text:style-name="P6"/>
                <draw:enhanced-geometry draw:mirror-horizontal="false" draw:mirror-vertical="false" drawooo:sub-view-size="7649 11743" draw:text-areas="0 0 ?f0 ?f1" svg:viewBox="0 0 0 0" draw:type="ooxml-non-primitive" draw:enhanced-path="M 3813 684 C 5545 684 6900 2039 6900 3740 6931 4780 6553 5347 6270 5788 5797 6544 5608 6922 5608 7930 5608 8119 5451 8277 5230 8277 L 2489 8277 C 2300 8277 2143 8119 2143 7930 2143 6922 1922 6576 1450 5820 1198 5347 567 4528 788 3205 1040 1819 2237 684 3813 684 Z M 4852 8907 L 4852 9569 4506 9569 C 4285 9569 4128 9726 4128 9915 4128 10136 4285 10293 4506 10293 L 4852 10293 4852 10640 C 4884 10829 4726 10986 4537 10986 L 3151 10986 C 2962 10986 2804 10829 2804 10640 L 2804 10293 3151 10293 C 3371 10293 3529 10136 3529 9915 3529 9726 3371 9569 3151 9569 L 2804 9569 2804 8907 Z M 3897 1 C 3632 1 3361 28 3088 86 1607 401 441 1566 158 3079 0 3992 158 4969 631 5757 757 5914 820 6072 914 6229 1355 6891 1450 7143 1450 7962 1450 8403 1733 8781 2143 8939 L 2143 10703 C 2143 11270 2615 11743 3151 11743 L 4537 11743 C 5073 11743 5545 11270 5545 10703 L 5545 8939 C 5955 8781 6238 8435 6238 7962 L 6238 7930 C 6238 7143 6427 6828 6805 6229 7089 5788 7593 5032 7593 3835 7649 1658 5950 1 3897 1 Z N">
                  <draw:equation draw:name="f0" draw:formula="logwidth"/>
                  <draw:equation draw:name="f1" draw:formula="logheight"/>
                </draw:enhanced-geometry>
              </draw:custom-shape>
              <draw:custom-shape draw:name="Google Shape;636;p41" draw:style-name="gr13" draw:text-style-name="P22" draw:layer="layout" svg:width="0.127cm" svg:height="0.066cm" svg:x="1.611cm" svg:y="7.086cm">
                <text:p text:style-name="P6"/>
                <draw:enhanced-geometry draw:mirror-horizontal="false" draw:mirror-vertical="false" drawooo:sub-view-size="1387 726" draw:text-areas="0 0 ?f0 ?f1" svg:viewBox="0 0 0 0" draw:type="ooxml-non-primitive" draw:enhanced-path="M 347 1 C 158 1 0 158 0 379 0 568 158 725 347 725 L 1040 725 C 1229 725 1386 568 1386 379 1386 158 1229 1 1040 1 Z N">
                  <draw:equation draw:name="f0" draw:formula="logwidth"/>
                  <draw:equation draw:name="f1" draw:formula="logheight"/>
                </draw:enhanced-geometry>
              </draw:custom-shape>
              <draw:custom-shape draw:name="Google Shape;637;p41" draw:style-name="gr13" draw:text-style-name="P22" draw:layer="layout" svg:width="0.127cm" svg:height="0.066cm" svg:x="0.663cm" svg:y="7.086cm">
                <text:p text:style-name="P6"/>
                <draw:enhanced-geometry draw:mirror-horizontal="false" draw:mirror-vertical="false" drawooo:sub-view-size="1387 726" draw:text-areas="0 0 ?f0 ?f1" svg:viewBox="0 0 0 0" draw:type="ooxml-non-primitive" draw:enhanced-path="M 347 1 C 158 1 0 158 0 379 0 568 158 725 347 725 L 1008 725 C 1197 694 1386 536 1386 379 1386 158 1197 1 1008 1 Z N">
                  <draw:equation draw:name="f0" draw:formula="logwidth"/>
                  <draw:equation draw:name="f1" draw:formula="logheight"/>
                </draw:enhanced-geometry>
              </draw:custom-shape>
              <draw:custom-shape draw:name="Google Shape;638;p41" draw:style-name="gr13" draw:text-style-name="P22" draw:layer="layout" svg:width="0.129cm" svg:height="0.097cm" svg:x="1.547cm" svg:y="6.831cm">
                <text:p text:style-name="P6"/>
                <draw:enhanced-geometry draw:mirror-horizontal="false" draw:mirror-vertical="false" drawooo:sub-view-size="1418 1063" draw:text-areas="0 0 ?f0 ?f1" svg:viewBox="0 0 0 0" draw:type="ooxml-non-primitive" draw:enhanced-path="M 992 1 C 931 1 870 19 819 59 L 221 406 C 63 500 0 721 95 878 159 985 295 1063 415 1063 473 1063 527 1045 567 1005 L 1166 658 C 1323 563 1418 343 1292 185 1249 79 1120 1 992 1 Z N">
                  <draw:equation draw:name="f0" draw:formula="logwidth"/>
                  <draw:equation draw:name="f1" draw:formula="logheight"/>
                </draw:enhanced-geometry>
              </draw:custom-shape>
              <draw:custom-shape draw:name="Google Shape;639;p41" draw:style-name="gr13" draw:text-style-name="P22" draw:layer="layout" svg:width="0.13cm" svg:height="0.096cm" svg:x="0.724cm" svg:y="7.308cm">
                <text:p text:style-name="P6"/>
                <draw:enhanced-geometry draw:mirror-horizontal="false" draw:mirror-vertical="false" drawooo:sub-view-size="1419 1049" draw:text-areas="0 0 ?f0 ?f1" svg:viewBox="0 0 0 0" draw:type="ooxml-non-primitive" draw:enhanced-path="M 1005 1 C 944 1 880 15 820 45 L 221 392 C 64 486 1 707 127 864 169 971 299 1049 427 1049 488 1049 548 1031 599 990 L 1166 644 C 1324 549 1418 329 1292 171 1250 64 1134 1 1005 1 Z N">
                  <draw:equation draw:name="f0" draw:formula="logwidth"/>
                  <draw:equation draw:name="f1" draw:formula="logheight"/>
                </draw:enhanced-geometry>
              </draw:custom-shape>
              <draw:custom-shape draw:name="Google Shape;640;p41" draw:style-name="gr13" draw:text-style-name="P22" draw:layer="layout" svg:width="0.127cm" svg:height="0.093cm" svg:x="1.55cm" svg:y="7.308cm">
                <text:p text:style-name="P6"/>
                <draw:enhanced-geometry draw:mirror-horizontal="false" draw:mirror-vertical="false" drawooo:sub-view-size="1387 1021" draw:text-areas="0 0 ?f0 ?f1" svg:viewBox="0 0 0 0" draw:type="ooxml-non-primitive" draw:enhanced-path="M 378 1 C 264 1 149 64 64 171 1 329 32 518 190 644 L 788 990 C 838 1010 891 1021 944 1021 1059 1021 1175 972 1261 864 1387 675 1292 486 1135 392 L 536 45 C 486 15 432 1 378 1 Z N">
                  <draw:equation draw:name="f0" draw:formula="logwidth"/>
                  <draw:equation draw:name="f1" draw:formula="logheight"/>
                </draw:enhanced-geometry>
              </draw:custom-shape>
              <draw:custom-shape draw:name="Google Shape;641;p41" draw:style-name="gr13" draw:text-style-name="P22" draw:layer="layout" svg:width="0.127cm" svg:height="0.093cm" svg:x="0.727cm" svg:y="6.834cm">
                <text:p text:style-name="P6"/>
                <draw:enhanced-geometry draw:mirror-horizontal="false" draw:mirror-vertical="false" drawooo:sub-view-size="1387 1021" draw:text-areas="0 0 ?f0 ?f1" svg:viewBox="0 0 0 0" draw:type="ooxml-non-primitive" draw:enhanced-path="M 405 1 C 283 1 159 50 95 157 0 315 63 504 221 630 L 788 977 C 838 1007 895 1021 953 1021 1074 1021 1196 958 1260 850 1386 693 1292 504 1134 378 L 567 31 C 517 11 461 1 405 1 Z N">
                  <draw:equation draw:name="f0" draw:formula="logwidth"/>
                  <draw:equation draw:name="f1" draw:formula="logheight"/>
                </draw:enhanced-geometry>
              </draw:custom-shape>
              <draw:custom-shape draw:name="Google Shape;642;p41" draw:style-name="gr13" draw:text-style-name="P22" draw:layer="layout" svg:width="0.376cm" svg:height="0.562cm" svg:x="1.011cm" svg:y="6.899cm">
                <text:p text:style-name="P6"/>
                <draw:enhanced-geometry draw:mirror-horizontal="false" draw:mirror-vertical="false" drawooo:sub-view-size="4097 6124" draw:text-areas="0 0 ?f0 ?f1" svg:viewBox="0 0 0 0" draw:type="ooxml-non-primitive" draw:enhanced-path="M 1733 1492 L 1733 2343 C 1733 2500 1796 2626 1922 2658 L 3246 3225 2395 4611 2395 3729 C 2395 3572 2332 3445 2206 3414 L 851 2878 1733 1492 Z M 2038 0 C 1919 0 1814 47 1765 169 L 64 2941 C 32 3004 1 3130 32 3225 64 3288 158 3382 221 3414 L 1733 4013 1733 5808 C 1733 5966 1859 6092 1954 6123 L 2049 6123 C 2143 6123 2269 6092 2301 5966 L 4002 3225 C 4033 3130 4096 3004 4033 2941 4033 2878 3970 2784 3907 2752 L 2395 2154 2395 358 C 2395 169 2269 74 2143 11 2108 4 2072 0 2038 0 Z N">
                  <draw:equation draw:name="f0" draw:formula="logwidth"/>
                  <draw:equation draw:name="f1" draw:formula="logheight"/>
                </draw:enhanced-geometry>
              </draw:custom-shape>
            </draw:g>
            <draw:custom-shape draw:name="Google Shape;643;p41" draw:style-name="gr17" draw:text-style-name="P24" draw:layer="layout" svg:width="0.923cm" svg:height="0.662cm" draw:transform="rotate (1.5707963267949) translate (0.869cm 11.525cm)">
              <text:p text:style-name="P6"/>
              <draw:enhanced-geometry draw:mirror-horizontal="false" draw:mirror-vertical="false" drawooo:sub-view-size="3008 2157" draw:text-areas="0 0 ?f0 ?f1" svg:viewBox="0 0 0 0" draw:type="ooxml-non-primitive" draw:enhanced-path="M 0 0 L 729 1075 0 2157 0 2157 3008 1075 0 0 Z N">
                <draw:equation draw:name="f0" draw:formula="logwidth"/>
                <draw:equation draw:name="f1" draw:formula="logheight"/>
              </draw:enhanced-geometry>
            </draw:custom-shape>
          </draw:g>
        </draw:g>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anim:par>
            <anim:par smil:begin="next" smil:fill="hold">
              <anim:par smil:begin="0s" smil:fill="hold">
                <anim:par smil:begin="0s" smil:fill="hold" presentation:node-type="on-click" presentation:preset-class="exit" presentation:preset-id="ooo-exit-fade-out">
                  <anim:transitionFilter smil:dur="0.5s" smil:targetElement="id12" smil:type="fade" smil:subtype="crossfade" smil:mode="out"/>
                  <anim:set smil:begin="0.5s" smil:dur="0.001s" smil:fill="hold" smil:targetElement="id12" smil:attributeName="visibility" smil:to="hidden"/>
                </anim:par>
              </anim:par>
            </anim:par>
          </anim:seq>
        </anim:par>
        <presentation:notes draw:style-name="dp2">
          <draw:page-thumbnail draw:name="Google Shape;578;g9561cbfba7_2_399:notes" draw:style-name="gr2" draw:layer="layout" svg:width="16.932cm" svg:height="9.524cm" svg:x="1.059cm" svg:y="1.905cm" draw:page-number="11" presentation:class="page"/>
          <draw:frame draw:name="Google Shape;579;g9561cbfba7_2_399:notes" presentation:style-name="pr21" draw:text-style-name="P5" draw:layer="layout" svg:width="15.239cm" svg:height="11.429cm" svg:x="1.905cm" svg:y="12.065cm" presentation:class="notes" presentation:placeholder="true" presentation:user-transformed="true">
            <draw:text-box/>
          </draw:frame>
        </presentation:notes>
      </draw:page>
      <draw:page draw:name="Aplicación" draw:style-name="dp1" draw:master-page-name="CUSTOM_5f_2">
        <draw:g draw:name="Google Shape;648;p42" xml:id="id13" draw:id="id13">
          <draw:custom-shape draw:name="Google Shape;649;p42" draw:style-name="gr18" draw:text-style-name="P25" draw:layer="layout" svg:width="0.461cm" svg:height="1.953cm" draw:transform="rotate (-1.34512525451203) translate (17.911cm 10.24cm)">
            <text:p text:style-name="P6"/>
            <draw:enhanced-geometry draw:mirror-horizontal="false" draw:mirror-vertical="false" drawooo:sub-view-size="6514 28612" draw:text-areas="0 0 ?f0 ?f1" svg:viewBox="0 0 0 0" draw:type="ooxml-non-primitive" draw:enhanced-path="M 6061 1 L 1 28516 453 28611 6513 96 6061 1 Z N">
              <draw:equation draw:name="f0" draw:formula="logwidth"/>
              <draw:equation draw:name="f1" draw:formula="logheight"/>
            </draw:enhanced-geometry>
          </draw:custom-shape>
          <draw:custom-shape draw:name="Google Shape;650;p42" draw:style-name="gr18" draw:text-style-name="P25" draw:layer="layout" svg:width="0.492cm" svg:height="1.586cm" draw:transform="rotate (-1.13428948087111) translate (14.019cm 11.405cm)">
            <text:p text:style-name="P6"/>
            <draw:enhanced-geometry draw:mirror-horizontal="false" draw:mirror-vertical="false" drawooo:sub-view-size="6954 23242" draw:text-areas="0 0 ?f0 ?f1" svg:viewBox="0 0 0 0" draw:type="ooxml-non-primitive" draw:enhanced-path="M 441 1 L 1 132 6513 23242 6954 23122 441 1 Z N">
              <draw:equation draw:name="f0" draw:formula="logwidth"/>
              <draw:equation draw:name="f1" draw:formula="logheight"/>
            </draw:enhanced-geometry>
          </draw:custom-shape>
          <draw:custom-shape draw:name="Google Shape;651;p42" draw:style-name="gr18" draw:text-style-name="P25" draw:layer="layout" svg:width="1.566cm" svg:height="0.701cm" draw:transform="rotate (-1.14476145638308) translate (16.295cm 10.982cm)">
            <text:p text:style-name="P6"/>
            <draw:enhanced-geometry draw:mirror-horizontal="false" draw:mirror-vertical="false" drawooo:sub-view-size="22099 10276" draw:text-areas="0 0 ?f0 ?f1" svg:viewBox="0 0 0 0" draw:type="ooxml-non-primitive" draw:enhanced-path="M 21908 0 L 1 9858 191 10275 22099 429 21908 0 Z N">
              <draw:equation draw:name="f0" draw:formula="logwidth"/>
              <draw:equation draw:name="f1" draw:formula="logheight"/>
            </draw:enhanced-geometry>
          </draw:custom-shape>
          <draw:custom-shape draw:name="Google Shape;652;p42" draw:style-name="gr18" draw:text-style-name="P25" draw:layer="layout" svg:width="2.165cm" svg:height="2.084cm" svg:x="12.444cm" svg:y="8.501cm">
            <text:p text:style-name="P6"/>
            <draw:enhanced-geometry draw:mirror-horizontal="false" draw:mirror-vertical="false" drawooo:sub-view-size="30541 30541" draw:text-areas="0 0 ?f0 ?f1" svg:viewBox="0 0 0 0" draw:type="ooxml-non-primitive" draw:enhanced-path="M 334 1 L 1 334 30207 30540 30540 30207 334 1 Z N">
              <draw:equation draw:name="f0" draw:formula="logwidth"/>
              <draw:equation draw:name="f1" draw:formula="logheight"/>
            </draw:enhanced-geometry>
          </draw:custom-shape>
          <draw:custom-shape draw:name="Google Shape;653;p42" draw:style-name="gr19" draw:text-style-name="P25" draw:layer="layout" svg:width="2.553cm" svg:height="2.458cm" svg:x="13.643cm" svg:y="9.689cm">
            <text:p text:style-name="P1"><text:span text:style-name="T12">Producto creativo</text:span></text:p>
            <draw:enhanced-geometry draw:mirror-horizontal="false" draw:mirror-vertical="false" drawooo:sub-view-size="36017 36017" draw:text-areas="0 0 ?f0 ?f1" svg:viewBox="0 0 0 0" draw:type="ooxml-non-primitive" draw:enhanced-path="M 18015 1 C 8061 1 1 8073 1 18015 1 27956 8061 36017 18015 36017 27956 36017 36017 27956 36017 18015 36017 8073 27956 1 18015 1 Z N">
              <draw:equation draw:name="f0" draw:formula="logwidth"/>
              <draw:equation draw:name="f1" draw:formula="logheight"/>
            </draw:enhanced-geometry>
          </draw:custom-shape>
          <draw:custom-shape draw:name="Google Shape;654;p42" draw:style-name="gr18" draw:text-style-name="P25" draw:layer="layout" svg:width="1.549cm" svg:height="1.492cm" svg:x="16.81cm" svg:y="11.952cm">
            <text:p text:style-name="P6"/>
            <draw:enhanced-geometry draw:mirror-horizontal="false" draw:mirror-vertical="false" drawooo:sub-view-size="21861 21861" draw:text-areas="0 0 ?f0 ?f1" svg:viewBox="0 0 0 0" draw:type="ooxml-non-primitive" draw:enhanced-path="M 10931 1 C 4894 1 1 4894 1 10931 1 16967 4894 21861 10931 21861 16967 21861 21861 16967 21861 10931 21861 4894 16967 1 10931 1 Z N">
              <draw:equation draw:name="f0" draw:formula="logwidth"/>
              <draw:equation draw:name="f1" draw:formula="logheight"/>
            </draw:enhanced-geometry>
          </draw:custom-shape>
          <draw:custom-shape draw:name="Google Shape;655;p42" draw:style-name="gr18" draw:text-style-name="P25" draw:layer="layout" svg:width="1.549cm" svg:height="1.492cm" svg:x="11.925cm" svg:y="12.168cm">
            <text:p text:style-name="P6"/>
            <draw:enhanced-geometry draw:mirror-horizontal="false" draw:mirror-vertical="false" drawooo:sub-view-size="21860 21861" draw:text-areas="0 0 ?f0 ?f1" svg:viewBox="0 0 0 0" draw:type="ooxml-non-primitive" draw:enhanced-path="M 10930 1 C 4894 1 0 4894 0 10931 0 16967 4894 21861 10930 21861 16967 21861 21860 16967 21860 10931 21860 4894 16967 1 10930 1 Z N">
              <draw:equation draw:name="f0" draw:formula="logwidth"/>
              <draw:equation draw:name="f1" draw:formula="logheight"/>
            </draw:enhanced-geometry>
          </draw:custom-shape>
          <draw:custom-shape draw:name="Google Shape;656;p42" draw:style-name="gr18" draw:text-style-name="P25" draw:layer="layout" svg:width="1.497cm" svg:height="1.442cm" svg:x="17.928cm" svg:y="9.962cm">
            <text:p text:style-name="P6"/>
            <draw:enhanced-geometry draw:mirror-horizontal="false" draw:mirror-vertical="false" drawooo:sub-view-size="21122 21134" draw:text-areas="0 0 ?f0 ?f1" svg:viewBox="0 0 0 0" draw:type="ooxml-non-primitive" draw:enhanced-path="M 10561 0 C 4727 0 0 4739 0 10573 0 16407 4727 21134 10561 21134 16395 21134 21122 16407 21122 10573 21122 4739 16395 0 10561 0 Z N">
              <draw:equation draw:name="f0" draw:formula="logwidth"/>
              <draw:equation draw:name="f1" draw:formula="logheight"/>
            </draw:enhanced-geometry>
          </draw:custom-shape>
          <draw:custom-shape draw:name="Google Shape;657;p42" draw:style-name="gr6" draw:text-style-name="P13" draw:layer="layout" svg:width="0.833cm" svg:height="0.944cm" svg:x="12.35cm" svg:y="12.442cm">
            <text:p text:style-name="P6"/>
            <draw:enhanced-geometry draw:mirror-horizontal="false" draw:mirror-vertical="false" drawooo:sub-view-size="17058 19326" draw:text-areas="0 0 ?f0 ?f1" svg:viewBox="0 0 0 0" draw:type="ooxml-non-primitive" draw:enhanced-path="M 15013 2021 L 11577 5741 C 11378 5958 11378 6290 11577 6507 L 15013 10230 3195 10230 3195 2021 Z M 1716 1133 C 1906 1136 2060 1290 2063 1480 L 2063 17846 C 2060 18036 1906 18190 1716 18193 L 1483 18193 C 1290 18190 1136 18036 1133 17846 L 1133 1480 C 1136 1290 1290 1136 1483 1133 Z M 1483 1 C 665 1 4 665 1 1480 L 1 17846 C 4 18661 665 19325 1483 19325 L 1716 19325 C 2531 19325 3195 18661 3195 17846 L 3195 11363 16306 11363 C 16801 11360 17058 10774 16722 10412 L 12764 6124 16722 1836 C 16873 1673 16916 1432 16825 1226 16734 1021 16532 885 16306 885 L 3071 885 C 2833 348 2302 1 1716 1 Z N">
              <draw:equation draw:name="f0" draw:formula="logwidth"/>
              <draw:equation draw:name="f1" draw:formula="logheight"/>
            </draw:enhanced-geometry>
          </draw:custom-shape>
          <draw:g draw:name="Google Shape;658;p42">
            <draw:custom-shape draw:name="Google Shape;659;p42" draw:style-name="gr6" draw:text-style-name="P13" draw:layer="layout" svg:width="0.295cm" svg:height="0.289cm" svg:x="18.451cm" svg:y="10.605cm">
              <text:p text:style-name="P6"/>
              <draw:enhanced-geometry draw:mirror-horizontal="false" draw:mirror-vertical="false" drawooo:sub-view-size="6049 5936" draw:text-areas="0 0 ?f0 ?f1" svg:viewBox="0 0 0 0" draw:type="ooxml-non-primitive" draw:enhanced-path="M 5426 0 C 5281 0 5136 56 5025 166 L 4557 634 C 4322 522 4072 468 3825 468 3288 468 2764 723 2437 1186 1957 1863 2038 2784 2624 3369 2980 3726 2727 4336 2223 4336 1718 4336 1468 3726 1824 3369 2044 3149 2044 2790 1824 2569 1714 2458 1569 2402 1424 2402 1279 2402 1134 2458 1024 2569 514 3077 381 3853 692 4502 L 221 4970 C 0 5190 0 5549 221 5770 332 5880 477 5935 622 5935 767 5935 912 5880 1024 5770 L 1492 5302 C 1726 5414 1975 5467 2220 5467 2758 5467 3281 5211 3608 4749 4089 4073 4010 3152 3424 2569 3068 2210 3322 1600 3826 1600 4330 1600 4581 2210 4224 2569 4004 2790 4004 3146 4224 3369 4335 3480 4480 3535 4624 3535 4769 3535 4914 3480 5025 3369 5535 2859 5668 2086 5360 1434 L 5828 966 C 6048 745 6048 386 5828 166 5716 56 5571 0 5426 0 Z N">
                <draw:equation draw:name="f0" draw:formula="logwidth"/>
                <draw:equation draw:name="f1" draw:formula="logheight"/>
              </draw:enhanced-geometry>
            </draw:custom-shape>
            <draw:custom-shape draw:name="Google Shape;660;p42" draw:style-name="gr6" draw:text-style-name="P13" draw:layer="layout" svg:width="0.099cm" svg:height="0.094cm" svg:x="18.686cm" svg:y="10.449cm">
              <text:p text:style-name="P6"/>
              <draw:enhanced-geometry draw:mirror-horizontal="false" draw:mirror-vertical="false" drawooo:sub-view-size="2042 1933" draw:text-areas="0 0 ?f0 ?f1" svg:viewBox="0 0 0 0" draw:type="ooxml-non-primitive" draw:enhanced-path="M 619 1 C 475 1 330 56 221 167 0 388 0 747 221 967 L 1021 1767 C 1131 1878 1276 1933 1421 1933 1566 1933 1711 1878 1821 1767 2041 1547 2041 1188 1821 967 L 1021 167 C 910 57 765 1 619 1 Z N">
                <draw:equation draw:name="f0" draw:formula="logwidth"/>
                <draw:equation draw:name="f1" draw:formula="logheight"/>
              </draw:enhanced-geometry>
            </draw:custom-shape>
            <draw:custom-shape draw:name="Google Shape;661;p42" draw:style-name="gr6" draw:text-style-name="P13" draw:layer="layout" svg:width="0.099cm" svg:height="0.094cm" svg:x="18.803cm" svg:y="10.566cm">
              <text:p text:style-name="P6"/>
              <draw:enhanced-geometry draw:mirror-horizontal="false" draw:mirror-vertical="false" drawooo:sub-view-size="2045 1935" draw:text-areas="0 0 ?f0 ?f1" svg:viewBox="0 0 0 0" draw:type="ooxml-non-primitive" draw:enhanced-path="M 621 0 C 476 0 331 55 221 166 1 386 1 745 221 966 L 1021 1769 C 1131 1879 1276 1934 1421 1934 1566 1934 1711 1879 1821 1769 2045 1545 2042 1189 1821 966 L 1021 166 C 911 55 766 0 621 0 Z N">
                <draw:equation draw:name="f0" draw:formula="logwidth"/>
                <draw:equation draw:name="f1" draw:formula="logheight"/>
              </draw:enhanced-geometry>
            </draw:custom-shape>
            <draw:custom-shape draw:name="Google Shape;662;p42" draw:style-name="gr6" draw:text-style-name="P13" draw:layer="layout" svg:width="0.981cm" svg:height="0.944cm" svg:x="18.185cm" svg:y="10.211cm">
              <text:p text:style-name="P6"/>
              <draw:enhanced-geometry draw:mirror-horizontal="false" draw:mirror-vertical="false" drawooo:sub-view-size="20086 19326" draw:text-areas="0 0 ?f0 ?f1" svg:viewBox="0 0 0 0" draw:type="ooxml-non-primitive" draw:enhanced-path="M 14865 4061 C 14901 4061 14937 4064 14974 4071 15239 4125 15430 4358 15430 4627 15430 4778 15369 4922 15264 5028 15153 5137 15008 5194 14862 5194 14753 5194 14643 5162 14548 5098 14324 4947 14237 4660 14340 4409 14428 4195 14638 4061 14865 4061 Z M 13258 1136 C 14386 1136 15514 1507 16441 2247 L 15593 3096 C 15349 2979 15100 2926 14858 2926 13865 2926 12999 3824 13186 4916 13295 5541 13742 6055 14346 6248 14514 6301 14688 6327 14859 6327 15304 6327 15739 6153 16064 5828 16571 5321 16704 4545 16396 3896 L 17241 3050 17241 3050 C 18842 5046 18715 7981 16864 9832 L 16462 10231 16064 9832 C 15952 9722 15806 9666 15661 9666 15516 9666 15372 9721 15261 9832 15040 10053 15040 10412 15261 10632 L 15662 11034 8666 18027 C 8556 18137 8411 18192 8266 18192 8121 18192 7976 18137 7866 18027 L 1462 11623 C 1241 11402 1241 11043 1462 10822 L 8458 3826 8856 4228 C 8966 4338 9111 4393 9256 4393 9401 4393 9546 4338 9656 4228 9880 4005 9877 3648 9656 3425 L 9258 3026 9656 2625 C 10649 1632 11954 1136 13258 1136 Z M 13261 1 C 11661 1 10066 615 8856 1825 L 8056 2625 661 10019 C 0 10684 0 11759 661 12423 L 7066 18827 C 7398 19159 7833 19325 8267 19325 8702 19325 9137 19159 9469 18827 L 17664 10632 C 19956 8337 20086 4687 18044 2244 L 19264 1024 C 19485 804 19485 445 19264 224 19154 114 19009 59 18864 59 18719 59 18574 114 18464 224 L 17244 1444 C 16086 478 14671 1 13261 1 Z N">
                <draw:equation draw:name="f0" draw:formula="logwidth"/>
                <draw:equation draw:name="f1" draw:formula="logheight"/>
              </draw:enhanced-geometry>
            </draw:custom-shape>
          </draw:g>
          <draw:g draw:name="Google Shape;663;p42">
            <draw:custom-shape draw:name="Google Shape;664;p42" draw:style-name="gr6" draw:text-style-name="P13" draw:layer="layout" svg:width="0.855cm" svg:height="0.855cm" svg:x="17.159cm" svg:y="12.271cm">
              <text:p text:style-name="P6"/>
              <draw:enhanced-geometry draw:mirror-horizontal="false" draw:mirror-vertical="false" drawooo:sub-view-size="19325 19325" draw:text-areas="0 0 ?f0 ?f1" svg:viewBox="0 0 0 0" draw:type="ooxml-non-primitive" draw:enhanced-path="M 9662 1133 C 11824 1133 13983 1975 15668 3657 19035 7027 19035 12302 15668 15668 13983 17352 11822 18193 9661 18193 7500 18193 5340 17352 3657 15668 290 12302 290 7024 3657 3657 5342 1975 7500 1133 9662 1133 Z M 9662 1 C 7117 1 4698 1015 2857 2857 1015 4699 0 7117 0 9663 0 12208 1015 14627 2857 16469 4698 18310 7117 19325 9662 19325 12208 19325 14626 18310 16468 16469 18310 14627 19325 12208 19325 9663 19325 7117 18310 4699 16468 2857 14626 1015 12208 1 9662 1 Z N">
                <draw:equation draw:name="f0" draw:formula="logwidth"/>
                <draw:equation draw:name="f1" draw:formula="logheight"/>
              </draw:enhanced-geometry>
            </draw:custom-shape>
            <draw:custom-shape draw:name="Google Shape;665;p42" draw:style-name="gr6" draw:text-style-name="P13" draw:layer="layout" svg:width="0.443cm" svg:height="0.323cm" svg:x="17.363cm" svg:y="12.537cm">
              <text:p text:style-name="P6"/>
              <draw:enhanced-geometry draw:mirror-horizontal="false" draw:mirror-vertical="false" drawooo:sub-view-size="10014 7309" draw:text-areas="0 0 ?f0 ?f1" svg:viewBox="0 0 0 0" draw:type="ooxml-non-primitive" draw:enhanced-path="M 8149 1134 C 8294 1134 8439 1189 8549 1300 8769 1520 8769 1879 8549 2100 L 4639 6007 C 4527 6120 4377 6177 4227 6177 4081 6177 3937 6123 3830 6016 L 1547 3748 C 1296 3534 1281 3151 1514 2918 1626 2806 1771 2750 1916 2750 2074 2750 2232 2817 2344 2948 L 3784 4388 C 3793 4401 3805 4410 3817 4419 3817 4422 3820 4422 3823 4425 3934 4535 4078 4590 4222 4590 4367 4590 4512 4535 4624 4425 L 7749 1300 C 7859 1189 8004 1134 8149 1134 Z M 8146 1 C 7712 1 7279 166 6949 496 L 6946 496 4219 3223 3144 2148 C 2808 1779 2348 1594 1887 1594 1453 1594 1019 1758 686 2091 1 2776 28 3896 747 4549 L 3029 6819 C 3344 7131 3768 7308 4214 7308 4218 7308 4221 7308 4225 7308 4678 7308 5116 7127 5439 6807 L 9349 2900 C 10013 2236 10013 1161 9349 499 9017 167 8581 1 8146 1 Z N">
                <draw:equation draw:name="f0" draw:formula="logwidth"/>
                <draw:equation draw:name="f1" draw:formula="logheight"/>
              </draw:enhanced-geometry>
            </draw:custom-shape>
          </draw:g>
        </draw:g>
        <draw:g draw:name="Google Shape;666;p42">
          <draw:custom-shape draw:name="Google Shape;667;p42" draw:style-name="gr13" draw:text-style-name="P22" draw:layer="layout" svg:width="1.331cm" svg:height="0.31cm" draw:transform="rotate (-3.14159265358979) translate (17.872cm 5.908cm)">
            <text:p text:style-name="P6"/>
            <draw:enhanced-geometry draw:mirror-horizontal="true" draw:mirror-vertical="false" drawooo:sub-view-size="23242 6966" draw:text-areas="0 0 ?f0 ?f1" svg:viewBox="0 0 0 0" draw:type="ooxml-non-primitive" draw:enhanced-path="M 23111 0 L 1 6525 132 6965 23242 441 23111 0 Z N">
              <draw:equation draw:name="f0" draw:formula="logwidth"/>
              <draw:equation draw:name="f1" draw:formula="logheight"/>
            </draw:enhanced-geometry>
          </draw:custom-shape>
          <draw:custom-shape draw:name="Google Shape;668;p42" draw:style-name="gr13" draw:text-style-name="P22" draw:layer="layout" svg:width="1.415cm" svg:height="0.431cm" svg:x="16.422cm" svg:y="4.097cm">
            <text:p text:style-name="P6"/>
            <draw:enhanced-geometry draw:mirror-horizontal="false" draw:mirror-vertical="false" drawooo:sub-view-size="23242 6966" draw:text-areas="0 0 ?f0 ?f1" svg:viewBox="0 0 0 0" draw:type="ooxml-non-primitive" draw:enhanced-path="M 23111 0 L 1 6525 132 6965 23242 441 23111 0 Z N">
              <draw:equation draw:name="f0" draw:formula="logwidth"/>
              <draw:equation draw:name="f1" draw:formula="logheight"/>
            </draw:enhanced-geometry>
          </draw:custom-shape>
          <draw:custom-shape draw:name="Google Shape;669;p42" draw:style-name="gr13" draw:text-style-name="P22" draw:layer="layout" svg:width="0.625cm" svg:height="1.368cm" svg:x="15.063cm" svg:y="2.838cm">
            <text:p text:style-name="P6"/>
            <draw:enhanced-geometry draw:mirror-horizontal="false" draw:mirror-vertical="false" drawooo:sub-view-size="10276 22099" draw:text-areas="0 0 ?f0 ?f1" svg:viewBox="0 0 0 0" draw:type="ooxml-non-primitive" draw:enhanced-path="M 429 0 L 0 191 9847 22098 10275 21908 429 0 Z N">
              <draw:equation draw:name="f0" draw:formula="logwidth"/>
              <draw:equation draw:name="f1" draw:formula="logheight"/>
            </draw:enhanced-geometry>
          </draw:custom-shape>
          <draw:custom-shape draw:name="Google Shape;670;p42" draw:style-name="gr13" draw:text-style-name="P22" draw:layer="layout" svg:width="2.553cm" svg:height="1.568cm" svg:x="12.833cm" svg:y="5.305cm">
            <text:p text:style-name="P6"/>
            <draw:enhanced-geometry draw:mirror-horizontal="false" draw:mirror-vertical="false" drawooo:sub-view-size="30529 30529" draw:text-areas="0 0 ?f0 ?f1" svg:viewBox="0 0 0 0" draw:type="ooxml-non-primitive" draw:enhanced-path="M 30195 1 L 1 30207 322 30528 30528 334 30195 1 Z N">
              <draw:equation draw:name="f0" draw:formula="logwidth"/>
              <draw:equation draw:name="f1" draw:formula="logheight"/>
            </draw:enhanced-geometry>
          </draw:custom-shape>
          <draw:custom-shape draw:name="Google Shape;671;p42" draw:style-name="gr14" draw:text-style-name="P23" draw:layer="layout" svg:width="2.194cm" svg:height="2.231cm" svg:x="14.597cm" svg:y="3.917cm">
            <text:p text:style-name="P1"><text:span text:style-name="T12">Proceso creativo</text:span></text:p>
            <draw:enhanced-geometry draw:mirror-horizontal="false" draw:mirror-vertical="false" drawooo:sub-view-size="36017 36017" draw:text-areas="0 0 ?f0 ?f1" svg:viewBox="0 0 0 0" draw:type="ooxml-non-primitive" draw:enhanced-path="M 18003 0 C 8061 0 0 8061 0 18002 0 27956 8061 36016 18003 36016 27956 36016 36017 27956 36017 18002 36017 8061 27956 0 18003 0 Z N">
              <draw:equation draw:name="f0" draw:formula="logwidth"/>
              <draw:equation draw:name="f1" draw:formula="logheight"/>
            </draw:enhanced-geometry>
          </draw:custom-shape>
          <draw:custom-shape draw:name="Google Shape;672;p42" draw:style-name="gr15" draw:text-style-name="P23" draw:layer="layout" svg:width="1.331cm" svg:height="1.354cm" svg:x="17.704cm" svg:y="3.272cm">
            <text:p text:style-name="P6"/>
            <draw:enhanced-geometry draw:mirror-horizontal="false" draw:mirror-vertical="false" drawooo:sub-view-size="21861 21860" draw:text-areas="0 0 ?f0 ?f1" svg:viewBox="0 0 0 0" draw:type="ooxml-non-primitive" draw:enhanced-path="M 10931 0 C 4894 0 1 4893 1 10930 1 16966 4894 21860 10931 21860 16967 21860 21861 16966 21861 10930 21861 4893 16967 0 10931 0 Z N">
              <draw:equation draw:name="f0" draw:formula="logwidth"/>
              <draw:equation draw:name="f1" draw:formula="logheight"/>
            </draw:enhanced-geometry>
          </draw:custom-shape>
          <draw:custom-shape draw:name="Google Shape;673;p42" draw:style-name="gr15" draw:text-style-name="P23" draw:layer="layout" svg:width="1.331cm" svg:height="1.354cm" svg:x="17.616cm" svg:y="5.312cm">
            <text:p text:style-name="P6"/>
            <draw:enhanced-geometry draw:mirror-horizontal="false" draw:mirror-vertical="false" drawooo:sub-view-size="21861 21861" draw:text-areas="0 0 ?f0 ?f1" svg:viewBox="0 0 0 0" draw:type="ooxml-non-primitive" draw:enhanced-path="M 10931 1 C 4894 1 1 4894 1 10930 1 16967 4894 21860 10931 21860 16967 21860 21861 16967 21861 10930 21861 4894 16967 1 10931 1 Z N">
              <draw:equation draw:name="f0" draw:formula="logwidth"/>
              <draw:equation draw:name="f1" draw:formula="logheight"/>
            </draw:enhanced-geometry>
          </draw:custom-shape>
          <draw:custom-shape draw:name="Google Shape;674;p42" draw:style-name="gr15" draw:text-style-name="P23" draw:layer="layout" svg:width="1.331cm" svg:height="1.354cm" svg:x="14.361cm" svg:y="2.342cm">
            <text:p text:style-name="P6"/>
            <draw:enhanced-geometry draw:mirror-horizontal="false" draw:mirror-vertical="false" drawooo:sub-view-size="21861 21860" draw:text-areas="0 0 ?f0 ?f1" svg:viewBox="0 0 0 0" draw:type="ooxml-non-primitive" draw:enhanced-path="M 10931 0 C 4894 0 1 4894 1 10930 1 16967 4894 21860 10931 21860 16967 21860 21861 16967 21861 10930 21861 4894 16967 0 10931 0 Z N">
              <draw:equation draw:name="f0" draw:formula="logwidth"/>
              <draw:equation draw:name="f1" draw:formula="logheight"/>
            </draw:enhanced-geometry>
          </draw:custom-shape>
        </draw:g>
        <draw:frame draw:name="Google Shape;675;p42" presentation:style-name="pr14" draw:text-style-name="P7" draw:layer="layout" svg:width="8.311cm" svg:height="1.59cm" svg:x="2cm" svg:y="1.5cm" presentation:class="title" presentation:user-transformed="true">
          <draw:text-box>
            <text:p text:style-name="P6"><text:span text:style-name="T3">Aplicación</text:span></text:p>
          </draw:text-box>
        </draw:frame>
        <draw:custom-shape draw:name="Google Shape;676;p42" draw:style-name="gr6" draw:text-style-name="P13" draw:layer="layout" svg:width="0.278cm" svg:height="0.233cm" svg:x="15.924cm" svg:y="7.292cm">
          <text:p text:style-name="P6"/>
          <draw:enhanced-geometry draw:mirror-horizontal="false" draw:mirror-vertical="false" drawooo:sub-view-size="3930 3427" draw:text-areas="0 0 ?f0 ?f1" svg:viewBox="0 0 0 0" draw:type="ooxml-non-primitive" draw:enhanced-path="M 2227 641 L 1751 1522 C 1715 1581 1715 1653 1739 1724 1763 1784 1822 1831 1882 1855 L 3025 2189 1370 2927 537 2391 1084 1046 2227 641 Z M 2703 1 C 2680 1 2656 4 2632 10 L 834 641 C 763 665 715 712 691 772 L 36 2391 C 1 2486 36 2605 120 2665 L 1215 3379 C 1251 3415 1299 3427 1346 3427 1382 3427 1406 3415 1441 3403 L 3787 2367 C 3882 2319 3930 2236 3930 2141 3918 2034 3858 1962 3763 1927 L 2287 1486 2918 343 C 2954 260 2942 153 2882 81 2837 28 2773 1 2703 1 Z N">
            <draw:equation draw:name="f0" draw:formula="logwidth"/>
            <draw:equation draw:name="f1" draw:formula="logheight"/>
          </draw:enhanced-geometry>
        </draw:custom-shape>
        <draw:g draw:name="Google Shape;677;p42">
          <draw:custom-shape draw:name="Google Shape;678;p42" draw:style-name="gr4" draw:text-style-name="P12" draw:layer="layout" svg:width="1.483cm" svg:height="0.43cm" svg:x="5.593cm" svg:y="5.771cm">
            <text:p text:style-name="P6"/>
            <draw:enhanced-geometry draw:mirror-horizontal="false" draw:mirror-vertical="false" drawooo:sub-view-size="23254 6954" draw:text-areas="0 0 ?f0 ?f1" svg:viewBox="0 0 0 0" draw:type="ooxml-non-primitive" draw:enhanced-path="M 23122 0 L 0 6501 131 6954 23253 441 23122 0 Z N">
              <draw:equation draw:name="f0" draw:formula="logwidth"/>
              <draw:equation draw:name="f1" draw:formula="logheight"/>
            </draw:enhanced-geometry>
          </draw:custom-shape>
          <draw:custom-shape draw:name="Google Shape;679;p42" draw:style-name="gr4" draw:text-style-name="P12" draw:layer="layout" svg:width="1.482cm" svg:height="0.43cm" svg:x="5.594cm" svg:y="4.563cm">
            <text:p text:style-name="P6"/>
            <draw:enhanced-geometry draw:mirror-horizontal="false" draw:mirror-vertical="false" drawooo:sub-view-size="23242 6967" draw:text-areas="0 0 ?f0 ?f1" svg:viewBox="0 0 0 0" draw:type="ooxml-non-primitive" draw:enhanced-path="M 119 1 L 0 453 23110 6966 23241 6514 119 1 Z N">
              <draw:equation draw:name="f0" draw:formula="logwidth"/>
              <draw:equation draw:name="f1" draw:formula="logheight"/>
            </draw:enhanced-geometry>
          </draw:custom-shape>
          <draw:custom-shape draw:name="Google Shape;680;p42" draw:style-name="gr4" draw:text-style-name="P12" draw:layer="layout" svg:width="0.654cm" svg:height="1.367cm" svg:x="7.844cm" svg:y="3.304cm">
            <text:p text:style-name="P6"/>
            <draw:enhanced-geometry draw:mirror-horizontal="false" draw:mirror-vertical="false" drawooo:sub-view-size="10264 22087" draw:text-areas="0 0 ?f0 ?f1" svg:viewBox="0 0 0 0" draw:type="ooxml-non-primitive" draw:enhanced-path="M 9847 0 L 1 21908 418 22086 10264 191 9847 0 Z N">
              <draw:equation draw:name="f0" draw:formula="logwidth"/>
              <draw:equation draw:name="f1" draw:formula="logheight"/>
            </draw:enhanced-geometry>
          </draw:custom-shape>
          <draw:custom-shape draw:name="Google Shape;681;p42" draw:style-name="gr7" draw:text-style-name="P12" draw:layer="layout" svg:width="2.297cm" svg:height="2.23cm" svg:x="6.691cm" svg:y="4.382cm">
            <text:p text:style-name="P1"><text:span text:style-name="T12">Equipo creativo</text:span></text:p>
            <draw:enhanced-geometry draw:mirror-horizontal="false" draw:mirror-vertical="false" drawooo:sub-view-size="36017 36017" draw:text-areas="0 0 ?f0 ?f1" svg:viewBox="0 0 0 0" draw:type="ooxml-non-primitive" draw:enhanced-path="M 18014 0 C 8061 0 0 8061 0 18002 0 27956 8061 36016 18014 36016 27956 36016 36017 27956 36017 18002 36017 8061 27956 0 18014 0 Z N">
              <draw:equation draw:name="f0" draw:formula="logwidth"/>
              <draw:equation draw:name="f1" draw:formula="logheight"/>
            </draw:enhanced-geometry>
          </draw:custom-shape>
          <draw:custom-shape draw:name="Google Shape;682;p42" draw:style-name="gr4" draw:text-style-name="P12" draw:layer="layout" svg:width="1.394cm" svg:height="1.353cm" svg:x="7.84cm" svg:y="2.808cm">
            <text:p text:style-name="P6"/>
            <draw:enhanced-geometry draw:mirror-horizontal="false" draw:mirror-vertical="false" drawooo:sub-view-size="21861 21860" draw:text-areas="0 0 ?f0 ?f1" svg:viewBox="0 0 0 0" draw:type="ooxml-non-primitive" draw:enhanced-path="M 10930 0 C 4894 0 0 4894 0 10930 0 16967 4894 21860 10930 21860 16967 21860 21860 16967 21860 10930 21860 4894 16967 0 10930 0 Z N">
              <draw:equation draw:name="f0" draw:formula="logwidth"/>
              <draw:equation draw:name="f1" draw:formula="logheight"/>
            </draw:enhanced-geometry>
          </draw:custom-shape>
          <draw:custom-shape draw:name="Google Shape;683;p42" draw:style-name="gr4" draw:text-style-name="P12" draw:layer="layout" svg:width="0.265cm" svg:height="0.258cm" svg:x="8.399cm" svg:y="3.171cm">
            <text:p text:style-name="P6"/>
            <draw:enhanced-geometry draw:mirror-horizontal="false" draw:mirror-vertical="false" drawooo:sub-view-size="4168 4180" draw:text-areas="0 0 ?f0 ?f1" svg:viewBox="0 0 0 0" draw:type="ooxml-non-primitive" draw:enhanced-path="M 2084 465 C 2977 465 3703 1191 3703 2084 3703 2977 2977 3715 2084 3715 1191 3715 465 2977 465 2084 465 1191 1191 465 2084 465 Z M 2084 1 C 929 1 1 941 1 2084 1 3239 929 4180 2084 4180 3239 4180 4168 3239 4168 2084 4168 941 3239 1 2084 1 Z N">
              <draw:equation draw:name="f0" draw:formula="logwidth"/>
              <draw:equation draw:name="f1" draw:formula="logheight"/>
            </draw:enhanced-geometry>
          </draw:custom-shape>
          <draw:custom-shape draw:name="Google Shape;684;p42" draw:style-name="gr4" draw:text-style-name="P12" draw:layer="layout" svg:width="1.394cm" svg:height="1.353cm" svg:x="4.9cm" svg:y="3.737cm">
            <text:p text:style-name="P6"/>
            <draw:enhanced-geometry draw:mirror-horizontal="false" draw:mirror-vertical="false" drawooo:sub-view-size="21860 21860" draw:text-areas="0 0 ?f0 ?f1" svg:viewBox="0 0 0 0" draw:type="ooxml-non-primitive" draw:enhanced-path="M 10930 0 C 4894 0 0 4893 0 10930 0 16966 4894 21860 10930 21860 16966 21860 21860 16966 21860 10930 21860 4893 16966 0 10930 0 Z N">
              <draw:equation draw:name="f0" draw:formula="logwidth"/>
              <draw:equation draw:name="f1" draw:formula="logheight"/>
            </draw:enhanced-geometry>
          </draw:custom-shape>
          <draw:custom-shape draw:name="Google Shape;685;p42" draw:style-name="gr4" draw:text-style-name="P12" draw:layer="layout" svg:width="1.394cm" svg:height="1.353cm" svg:x="4.9cm" svg:y="5.51cm">
            <text:p text:style-name="P6"/>
            <draw:enhanced-geometry draw:mirror-horizontal="false" draw:mirror-vertical="false" drawooo:sub-view-size="21860 21861" draw:text-areas="0 0 ?f0 ?f1" svg:viewBox="0 0 0 0" draw:type="ooxml-non-primitive" draw:enhanced-path="M 10930 1 C 4894 1 0 4894 0 10930 0 16967 4894 21860 10930 21860 16966 21860 21860 16967 21860 10930 21860 4894 16966 1 10930 1 Z N">
              <draw:equation draw:name="f0" draw:formula="logwidth"/>
              <draw:equation draw:name="f1" draw:formula="logheight"/>
            </draw:enhanced-geometry>
          </draw:custom-shape>
          <draw:custom-shape draw:name="Google Shape;686;p42" draw:style-name="gr4" draw:text-style-name="P12" draw:layer="layout" svg:width="2.554cm" svg:height="1.353cm" svg:x="8.665cm" svg:y="6.006cm">
            <text:p text:style-name="P6"/>
            <draw:enhanced-geometry draw:mirror-horizontal="false" draw:mirror-vertical="false" drawooo:sub-view-size="30529 30529" draw:text-areas="0 0 ?f0 ?f1" svg:viewBox="0 0 0 0" draw:type="ooxml-non-primitive" draw:enhanced-path="M 322 1 L 1 334 30207 30528 30528 30207 322 1 Z N">
              <draw:equation draw:name="f0" draw:formula="logwidth"/>
              <draw:equation draw:name="f1" draw:formula="logheight"/>
            </draw:enhanced-geometry>
          </draw:custom-shape>
        </draw:g>
        <draw:custom-shape draw:name="Google Shape;687;p42" draw:style-name="gr8" draw:text-style-name="P19" draw:layer="layout" svg:width="3.492cm" svg:height="3.35cm" svg:x="10.11cm" svg:y="6.111cm">
          <text:p text:style-name="P1"><text:span text:style-name="T12">Creatividad</text:span></text:p>
          <draw:enhanced-geometry draw:mirror-horizontal="false" draw:mirror-vertical="false" drawooo:sub-view-size="63318 60738" draw:text-areas="0 0 ?f0 ?f1" svg:viewBox="0 0 0 0" draw:type="ooxml-non-primitive" draw:enhanced-path="M 33991 1 C 33776 1 33550 43 33314 133 29730 1502 29599 9384 29599 9384 29599 9384 28875 2283 25336 2283 24970 2283 24574 2359 24146 2526 19574 4324 22836 11503 22836 11503 22836 11503 18860 7209 15788 7209 15199 7209 14644 7366 14157 7741 11132 10063 14966 16695 14966 16695 14966 16695 12131 14371 9435 14371 8615 14371 7807 14586 7096 15147 4048 17552 10918 24041 10918 24041 10918 24041 9282 23480 7370 23480 5303 23480 2913 24135 1917 26862 0 32113 8692 33756 8692 33756 8692 33756 2620 35780 3024 39209 3228 40945 5268 41375 7240 41375 9177 41375 11049 40959 11049 40959 L 11049 40959 C 11049 40960 4882 44067 5489 47710 5702 48986 6966 49400 8521 49400 11406 49400 15287 47972 15288 47972 L 15288 47972 C 15288 47972 11585 54259 16121 56056 16787 56320 17402 56433 17966 56433 21250 56433 22836 52628 22836 52627 L 22836 52627 C 22836 52628 21254 60737 25578 60737 25612 60737 25647 60737 25682 60736 30135 60605 30742 54187 30742 54187 30742 54187 34563 60490 37901 60490 38219 60490 38533 60432 38838 60307 42350 58866 39244 54390 39243 54390 L 39243 54390 C 39244 54390 42938 58662 45920 58662 46494 58662 47041 58504 47530 58128 50566 55807 46447 51390 46446 51389 L 46446 51389 C 46447 51390 50264 54169 53002 54169 53857 54169 54607 53898 55102 53187 57174 50199 52590 45484 52590 45484 L 52590 45484 C 52590 45484 54816 46074 57042 46074 58741 46074 60440 45730 61151 44519 63318 40828 54352 36185 54352 36185 L 54352 36185 C 54352 36185 54373 36185 54411 36185 55180 36185 63163 36088 63163 32054 63163 27963 55699 27886 55136 27886 55114 27886 55102 27886 55102 27886 55102 27886 62889 25457 60317 20195 59334 18183 57898 17561 56499 17561 54240 17561 52078 19183 52078 19183 52078 19183 57793 13813 54352 10694 53636 10042 52825 9784 51991 9784 48819 9784 45303 13516 45303 13516 45303 13516 47327 5431 43887 3752 43490 3560 43108 3475 42741 3475 39929 3475 38029 8467 38029 8467 38029 8467 37042 1 33991 1 Z N">
            <draw:equation draw:name="f0" draw:formula="logwidth"/>
            <draw:equation draw:name="f1" draw:formula="logheight"/>
          </draw:enhanced-geometry>
        </draw:custom-shape>
        <draw:custom-shape draw:name="Google Shape;688;p42" draw:style-name="gr9" draw:text-style-name="P13" draw:layer="layout" svg:width="0.999cm" svg:height="0.997cm" svg:x="5.096cm" svg:y="5.676cm">
          <text:p text:style-name="P6"/>
          <draw:enhanced-geometry draw:mirror-horizontal="false" draw:mirror-vertical="false" drawooo:sub-view-size="12068 12036" draw:text-areas="0 0 ?f0 ?f1" svg:viewBox="0 0 0 0" draw:type="ooxml-non-primitive" draw:enhanced-path="M 4222 630 C 5010 630 5640 1292 5640 2048 L 5640 9767 C 5703 10617 5073 11311 4285 11311 3498 11311 2868 10680 2868 9893 L 2868 9830 C 3403 9767 3907 9515 4254 9137 4380 9011 4380 8790 4254 8633 4191 8570 4104 8538 4014 8538 3923 8538 3829 8570 3750 8633 3435 8948 2962 9137 2490 9137 1513 9137 725 8349 725 7372 725 7057 788 6742 946 6490 1387 6805 1891 6994 2490 6994 2679 6994 2836 6837 2836 6648 2836 6459 2679 6301 2490 6301 1513 6301 725 5514 725 4537 725 3623 1387 2899 2238 2804 2521 3623 3309 4159 4222 4159 4411 4159 4569 4001 4569 3812 4569 3623 4411 3466 4222 3466 3435 3466 2805 2836 2805 2048 2805 1261 3435 630 4222 630 Z M 7814 788 C 8602 788 9232 1418 9232 2206 9232 2993 8602 3623 7814 3623 7593 3623 7436 3781 7436 3970 7436 4159 7593 4316 7814 4316 8696 4316 9484 3749 9767 2962 10649 3056 11311 3812 11311 4695 11311 5671 10523 6459 9547 6459 9326 6459 9169 6616 9169 6805 9169 6994 9326 7152 9547 7152 10114 7152 10649 6963 11059 6648 11217 6931 11311 7215 11311 7530 11374 8381 10586 9168 9610 9168 9137 9168 8696 8979 8350 8664 8287 8601 8200 8570 8109 8570 8019 8570 7924 8601 7845 8664 7719 8790 7719 9011 7845 9168 8224 9578 8696 9798 9232 9893 L 9232 9924 C 9232 10712 8602 11342 7814 11342 7026 11342 6396 10680 6396 9924 L 6396 2206 C 6396 1418 7058 788 7814 788 Z M 4254 0 C 3088 0 2143 977 2143 2111 L 2143 2174 C 946 2332 1 3340 1 4600 1 5104 158 5640 442 6018 158 6427 1 6931 1 7435 1 8696 946 9735 2143 9861 L 2143 9924 C 2143 11090 3088 12035 4254 12035 5010 12035 5640 11657 6050 11058 6428 11657 7089 12035 7814 12035 8980 12035 9925 11058 9925 9924 L 9925 9861 C 11122 9704 12067 8696 12067 7435 12067 6931 11910 6459 11626 6018 11910 5577 12067 5104 12067 4600 12067 3371 11154 2363 9925 2174 L 9925 2111 C 9925 945 8980 0 7814 0 7089 0 6428 378 6050 977 5640 378 4979 0 4254 0 Z N">
            <draw:equation draw:name="f0" draw:formula="logwidth"/>
            <draw:equation draw:name="f1" draw:formula="logheight"/>
          </draw:enhanced-geometry>
        </draw:custom-shape>
        <draw:g draw:name="Google Shape;689;p42">
          <draw:custom-shape draw:name="Google Shape;690;p42" draw:style-name="gr6" draw:text-style-name="P13" draw:layer="layout" svg:width="0.85cm" svg:height="0.994cm" svg:x="5.198cm" svg:y="3.886cm">
            <text:p text:style-name="P6"/>
            <draw:enhanced-geometry draw:mirror-horizontal="false" draw:mirror-vertical="false" drawooo:sub-view-size="10272 12009" draw:text-areas="0 0 ?f0 ?f1" svg:viewBox="0 0 0 0" draw:type="ooxml-non-primitive" draw:enhanced-path="M 4507 679 C 4774 679 5048 706 5325 762 6774 1077 7940 2274 8255 3723 8381 4227 8381 4763 8318 5267 8318 5330 8318 5424 8350 5487 L 9263 7220 C 9389 7441 9232 7756 8980 7756 L 8034 7756 C 7845 7756 7688 7913 7688 8102 L 7688 9867 5892 9867 C 5703 9867 5546 10024 5546 10213 L 5546 11284 2049 11284 2049 7693 C 2049 7598 2017 7504 1923 7441 1103 6685 631 5645 631 4542 631 2387 2372 679 4507 679 Z M 4570 0 C 2059 0 1 1999 1 4542 1 5802 505 7000 1418 7850 L 1418 11631 C 1418 11851 1576 12009 1765 12009 L 5987 12009 C 6176 12009 6333 11851 6333 11631 L 6333 10591 8097 10591 C 8287 10591 8444 10434 8444 10213 L 8444 8449 9043 8449 C 9799 8417 10271 7598 9925 6874 L 9043 5267 C 9137 4700 9137 4164 9011 3597 8665 1864 7247 510 5546 100 5215 33 4889 0 4570 0 Z N">
              <draw:equation draw:name="f0" draw:formula="logwidth"/>
              <draw:equation draw:name="f1" draw:formula="logheight"/>
            </draw:enhanced-geometry>
          </draw:custom-shape>
          <draw:custom-shape draw:name="Google Shape;691;p42" draw:style-name="gr6" draw:text-style-name="P13" draw:layer="layout" svg:width="0.477cm" svg:height="0.464cm" svg:x="5.337cm" svg:y="4.001cm">
            <text:p text:style-name="P6"/>
            <draw:enhanced-geometry draw:mirror-horizontal="false" draw:mirror-vertical="false" drawooo:sub-view-size="5766 5609" draw:text-areas="0 0 ?f0 ?f1" svg:viewBox="0 0 0 0" draw:type="ooxml-non-primitive" draw:enhanced-path="M 3214 757 L 3214 883 C 3214 1040 3277 1135 3435 1198 3624 1261 3844 1387 4002 1513 4061 1553 4146 1593 4233 1593 4283 1593 4333 1579 4380 1545 L 4506 1482 4852 2049 4726 2143 C 4632 2206 4537 2364 4569 2490 4632 2710 4632 2899 4569 3120 4537 3277 4632 3403 4726 3466 L 4852 3561 4506 4159 4380 4065 C 4323 4037 4260 4021 4199 4021 4125 4021 4054 4044 4002 4096 3844 4254 3624 4348 3435 4411 3277 4475 3214 4632 3214 4727 L 3214 4853 2489 4853 2489 4727 C 2489 4569 2426 4475 2269 4411 2048 4348 1859 4222 1702 4096 1622 4057 1530 4017 1449 4017 1402 4017 1358 4030 1324 4065 L 1198 4159 851 3561 946 3466 C 1072 3403 1166 3246 1103 3120 1072 2899 1072 2710 1103 2490 1166 2332 1072 2206 946 2143 L 851 2049 1198 1482 1324 1545 C 1366 1573 1421 1588 1481 1588 1553 1588 1632 1565 1702 1513 1859 1356 2048 1261 2269 1198 2426 1135 2489 977 2489 883 L 2489 757 Z M 2174 1 C 1985 1 1828 158 1828 379 L 1828 599 C 1702 631 1576 725 1513 788 L 1324 694 C 1265 658 1192 641 1122 641 1004 641 890 690 851 788 L 126 2017 C 63 2175 95 2427 253 2490 L 442 2616 442 2994 253 3120 C 95 3214 0 3435 126 3592 L 851 4821 C 894 4928 1024 4991 1152 4991 1213 4991 1273 4977 1324 4947 L 1513 4821 C 1639 4884 1733 4979 1828 5010 L 1828 5262 C 1828 5451 1985 5609 2174 5609 L 3592 5609 C 3781 5609 3939 5451 3939 5262 L 3939 5010 C 4065 4979 4191 4884 4254 4821 L 4474 4947 C 4524 4967 4580 4978 4637 4978 4759 4978 4882 4929 4947 4821 L 5640 3592 C 5734 3435 5671 3214 5514 3120 L 5325 2994 5325 2616 5514 2490 C 5671 2427 5766 2206 5640 2017 L 4947 788 C 4887 689 4777 627 4664 627 4598 627 4532 648 4474 694 L 4254 788 C 4159 725 4033 631 3939 599 L 3939 379 C 3939 158 3781 1 3592 1 Z N">
              <draw:equation draw:name="f0" draw:formula="logwidth"/>
              <draw:equation draw:name="f1" draw:formula="logheight"/>
            </draw:enhanced-geometry>
          </draw:custom-shape>
          <draw:custom-shape draw:name="Google Shape;692;p42" draw:style-name="gr6" draw:text-style-name="P13" draw:layer="layout" svg:width="0.174cm" svg:height="0.174cm" svg:x="5.485cm" svg:y="4.15cm">
            <text:p text:style-name="P6"/>
            <draw:enhanced-geometry draw:mirror-horizontal="false" draw:mirror-vertical="false" drawooo:sub-view-size="2111 2112" draw:text-areas="0 0 ?f0 ?f1" svg:viewBox="0 0 0 0" draw:type="ooxml-non-primitive" draw:enhanced-path="M 1040 662 C 1260 662 1418 820 1418 1009 1418 1198 1260 1355 1040 1355 851 1355 693 1198 693 1009 693 820 851 662 1040 662 Z M 1040 1 C 473 1 0 473 0 1040 0 1639 473 2111 1040 2111 1639 2111 2111 1639 2111 1040 2111 473 1639 1 1040 1 Z N">
              <draw:equation draw:name="f0" draw:formula="logwidth"/>
              <draw:equation draw:name="f1" draw:formula="logheight"/>
            </draw:enhanced-geometry>
          </draw:custom-shape>
        </draw:g>
        <draw:g draw:name="Google Shape;693;p42">
          <draw:custom-shape draw:name="Google Shape;694;p42" draw:style-name="gr6" draw:text-style-name="P13" draw:layer="layout" svg:width="0.229cm" svg:height="0.165cm" svg:x="8.29cm" svg:y="3.578cm">
            <text:p text:style-name="P6"/>
            <draw:enhanced-geometry draw:mirror-horizontal="false" draw:mirror-vertical="false" drawooo:sub-view-size="2805 2021" draw:text-areas="0 0 ?f0 ?f1" svg:viewBox="0 0 0 0" draw:type="ooxml-non-primitive" draw:enhanced-path="M 2473 0 C 2377 0 2273 32 2206 99 L 1072 1233 599 761 C 536 713 449 690 363 690 276 690 189 713 126 761 0 887 0 1139 126 1233 L 820 1958 C 914 2021 977 2021 1072 2021 1135 2021 1261 1989 1292 1926 L 2678 540 C 2804 414 2804 162 2678 68 2634 24 2557 0 2473 0 Z N">
              <draw:equation draw:name="f0" draw:formula="logwidth"/>
              <draw:equation draw:name="f1" draw:formula="logheight"/>
            </draw:enhanced-geometry>
          </draw:custom-shape>
          <draw:custom-shape draw:name="Google Shape;695;p42" draw:style-name="gr6" draw:text-style-name="P13" draw:layer="layout" svg:width="0.229cm" svg:height="0.167cm" svg:x="8.29cm" svg:y="3.408cm">
            <text:p text:style-name="P6"/>
            <draw:enhanced-geometry draw:mirror-horizontal="false" draw:mirror-vertical="false" drawooo:sub-view-size="2805 2046" draw:text-areas="0 0 ?f0 ?f1" svg:viewBox="0 0 0 0" draw:type="ooxml-non-primitive" draw:enhanced-path="M 2469 1 C 2374 1 2272 40 2206 123 L 1072 1257 599 785 C 536 738 449 714 363 714 276 714 189 738 126 785 0 911 0 1163 126 1257 L 820 1982 C 914 2045 977 2045 1072 2045 1135 2045 1261 2014 1292 1951 L 2678 564 C 2804 438 2804 186 2678 92 2634 32 2554 1 2469 1 Z N">
              <draw:equation draw:name="f0" draw:formula="logwidth"/>
              <draw:equation draw:name="f1" draw:formula="logheight"/>
            </draw:enhanced-geometry>
          </draw:custom-shape>
          <draw:custom-shape draw:name="Google Shape;696;p42" draw:style-name="gr6" draw:text-style-name="P13" draw:layer="layout" svg:width="0.229cm" svg:height="0.167cm" svg:x="8.29cm" svg:y="3.238cm">
            <text:p text:style-name="P6"/>
            <draw:enhanced-geometry draw:mirror-horizontal="false" draw:mirror-vertical="false" drawooo:sub-view-size="2805 2045" draw:text-areas="0 0 ?f0 ?f1" svg:viewBox="0 0 0 0" draw:type="ooxml-non-primitive" draw:enhanced-path="M 2469 1 C 2374 1 2272 40 2206 123 L 1072 1257 599 785 C 536 722 449 690 363 690 276 690 189 722 126 785 0 911 0 1131 126 1257 L 820 1982 C 914 2045 977 2045 1072 2045 1135 2045 1261 2013 1292 1919 L 2678 532 C 2804 438 2804 186 2678 91 2634 32 2554 1 2469 1 Z N">
              <draw:equation draw:name="f0" draw:formula="logwidth"/>
              <draw:equation draw:name="f1" draw:formula="logheight"/>
            </draw:enhanced-geometry>
          </draw:custom-shape>
          <draw:custom-shape draw:name="Google Shape;697;p42" draw:style-name="gr6" draw:text-style-name="P13" draw:layer="layout" svg:width="0.977cm" svg:height="0.967cm" svg:x="8.12cm" svg:y="3.008cm">
            <text:p text:style-name="P6"/>
            <draw:enhanced-geometry draw:mirror-horizontal="false" draw:mirror-vertical="false" drawooo:sub-view-size="11941 11816" draw:text-areas="0 0 ?f0 ?f1" svg:viewBox="0 0 0 0" draw:type="ooxml-non-primitive" draw:enhanced-path="M 6963 1198 L 7876 2143 6963 2143 6963 1198 Z M 10286 3498 C 10373 3498 10460 3530 10523 3593 L 10995 4065 C 11184 4223 11184 4475 11027 4569 L 10806 4821 9798 3845 10050 3593 C 10113 3530 10200 3498 10286 3498 Z M 9294 4349 L 10271 5325 7845 7783 6868 6774 9294 4349 Z M 6585 7499 L 7183 8098 6427 8255 6585 7499 Z M 6994 10398 L 6994 10776 C 6994 10870 7057 10996 7089 11122 L 1071 11122 C 882 11122 693 10965 693 10776 L 693 10398 Z M 6270 663 L 6270 2458 C 6270 2647 6427 2805 6616 2805 L 8349 2805 8349 4286 6112 6554 C 6081 6585 6018 6680 6018 6711 L 5608 8633 C 5545 8759 5608 8885 5671 8948 5742 9019 5813 9055 5897 9055 5925 9055 5955 9051 5986 9043 L 7908 8602 C 8002 8602 8034 8570 8065 8507 L 8349 8255 8349 10807 8380 10807 C 8380 10996 8223 11154 8034 11154 7845 11154 7687 10996 7687 10807 L 7687 10083 C 7687 9893 7530 9736 7309 9736 L 1386 9736 1386 663 Z M 1071 1 C 882 1 693 158 693 379 L 693 9736 347 9736 C 158 9736 0 9893 0 10083 L 0 10807 C 0 11406 473 11815 1008 11815 L 8002 11815 C 8569 11815 9011 11343 9011 10807 L 9011 7562 11499 5105 C 11940 4664 11940 4034 11531 3593 L 11058 3120 C 10869 2931 10609 2836 10346 2836 10082 2836 9814 2931 9609 3120 L 9105 3624 9105 2490 C 9105 2427 9074 2332 8979 2269 L 6900 127 C 6805 64 6742 1 6648 1 Z N">
              <draw:equation draw:name="f0" draw:formula="logwidth"/>
              <draw:equation draw:name="f1" draw:formula="logheight"/>
            </draw:enhanced-geometry>
          </draw:custom-shape>
        </draw:g>
        <draw:g draw:name="Google Shape;698;p42">
          <draw:custom-shape draw:name="Google Shape;699;p42" draw:style-name="gr6" draw:text-style-name="P13" draw:layer="layout" svg:width="0.703cm" svg:height="1.079cm" svg:x="18.008cm" svg:y="3.443cm">
            <text:p text:style-name="P6"/>
            <draw:enhanced-geometry draw:mirror-horizontal="false" draw:mirror-vertical="false" drawooo:sub-view-size="7649 11743" draw:text-areas="0 0 ?f0 ?f1" svg:viewBox="0 0 0 0" draw:type="ooxml-non-primitive" draw:enhanced-path="M 3813 684 C 5545 684 6900 2039 6900 3740 6931 4780 6553 5347 6270 5788 5797 6544 5608 6922 5608 7930 5608 8119 5451 8277 5230 8277 L 2489 8277 C 2300 8277 2143 8119 2143 7930 2143 6922 1922 6576 1450 5820 1198 5347 567 4528 788 3205 1040 1819 2237 684 3813 684 Z M 4852 8907 L 4852 9569 4506 9569 C 4285 9569 4128 9726 4128 9915 4128 10136 4285 10293 4506 10293 L 4852 10293 4852 10640 C 4884 10829 4726 10986 4537 10986 L 3151 10986 C 2962 10986 2804 10829 2804 10640 L 2804 10293 3151 10293 C 3371 10293 3529 10136 3529 9915 3529 9726 3371 9569 3151 9569 L 2804 9569 2804 8907 Z M 3897 1 C 3632 1 3361 28 3088 86 1607 401 441 1566 158 3079 0 3992 158 4969 631 5757 757 5914 820 6072 914 6229 1355 6891 1450 7143 1450 7962 1450 8403 1733 8781 2143 8939 L 2143 10703 C 2143 11270 2615 11743 3151 11743 L 4537 11743 C 5073 11743 5545 11270 5545 10703 L 5545 8939 C 5955 8781 6238 8435 6238 7962 L 6238 7930 C 6238 7143 6427 6828 6805 6229 7089 5788 7593 5032 7593 3835 7649 1658 5950 1 3897 1 Z N">
              <draw:equation draw:name="f0" draw:formula="logwidth"/>
              <draw:equation draw:name="f1" draw:formula="logheight"/>
            </draw:enhanced-geometry>
          </draw:custom-shape>
          <draw:custom-shape draw:name="Google Shape;700;p42" draw:style-name="gr6" draw:text-style-name="P13" draw:layer="layout" svg:width="0.127cm" svg:height="0.066cm" svg:x="18.776cm" svg:y="3.761cm">
            <text:p text:style-name="P6"/>
            <draw:enhanced-geometry draw:mirror-horizontal="false" draw:mirror-vertical="false" drawooo:sub-view-size="1387 726" draw:text-areas="0 0 ?f0 ?f1" svg:viewBox="0 0 0 0" draw:type="ooxml-non-primitive" draw:enhanced-path="M 347 1 C 158 1 0 158 0 379 0 568 158 725 347 725 L 1040 725 C 1229 725 1386 568 1386 379 1386 158 1229 1 1040 1 Z N">
              <draw:equation draw:name="f0" draw:formula="logwidth"/>
              <draw:equation draw:name="f1" draw:formula="logheight"/>
            </draw:enhanced-geometry>
          </draw:custom-shape>
          <draw:custom-shape draw:name="Google Shape;701;p42" draw:style-name="gr6" draw:text-style-name="P13" draw:layer="layout" svg:width="0.127cm" svg:height="0.066cm" svg:x="17.829cm" svg:y="3.761cm">
            <text:p text:style-name="P6"/>
            <draw:enhanced-geometry draw:mirror-horizontal="false" draw:mirror-vertical="false" drawooo:sub-view-size="1387 726" draw:text-areas="0 0 ?f0 ?f1" svg:viewBox="0 0 0 0" draw:type="ooxml-non-primitive" draw:enhanced-path="M 347 1 C 158 1 0 158 0 379 0 568 158 725 347 725 L 1008 725 C 1197 694 1386 536 1386 379 1386 158 1197 1 1008 1 Z N">
              <draw:equation draw:name="f0" draw:formula="logwidth"/>
              <draw:equation draw:name="f1" draw:formula="logheight"/>
            </draw:enhanced-geometry>
          </draw:custom-shape>
          <draw:custom-shape draw:name="Google Shape;702;p42" draw:style-name="gr6" draw:text-style-name="P13" draw:layer="layout" svg:width="0.129cm" svg:height="0.097cm" svg:x="18.713cm" svg:y="3.506cm">
            <text:p text:style-name="P6"/>
            <draw:enhanced-geometry draw:mirror-horizontal="false" draw:mirror-vertical="false" drawooo:sub-view-size="1418 1063" draw:text-areas="0 0 ?f0 ?f1" svg:viewBox="0 0 0 0" draw:type="ooxml-non-primitive" draw:enhanced-path="M 992 1 C 931 1 870 19 819 59 L 221 406 C 63 500 0 721 95 878 159 985 295 1063 415 1063 473 1063 527 1045 567 1005 L 1166 658 C 1323 563 1418 343 1292 185 1249 79 1120 1 992 1 Z N">
              <draw:equation draw:name="f0" draw:formula="logwidth"/>
              <draw:equation draw:name="f1" draw:formula="logheight"/>
            </draw:enhanced-geometry>
          </draw:custom-shape>
          <draw:custom-shape draw:name="Google Shape;703;p42" draw:style-name="gr6" draw:text-style-name="P13" draw:layer="layout" svg:width="0.13cm" svg:height="0.096cm" svg:x="17.889cm" svg:y="3.983cm">
            <text:p text:style-name="P6"/>
            <draw:enhanced-geometry draw:mirror-horizontal="false" draw:mirror-vertical="false" drawooo:sub-view-size="1419 1049" draw:text-areas="0 0 ?f0 ?f1" svg:viewBox="0 0 0 0" draw:type="ooxml-non-primitive" draw:enhanced-path="M 1005 1 C 944 1 880 15 820 45 L 221 392 C 64 486 1 707 127 864 169 971 299 1049 427 1049 488 1049 548 1031 599 990 L 1166 644 C 1324 549 1418 329 1292 171 1250 64 1134 1 1005 1 Z N">
              <draw:equation draw:name="f0" draw:formula="logwidth"/>
              <draw:equation draw:name="f1" draw:formula="logheight"/>
            </draw:enhanced-geometry>
          </draw:custom-shape>
          <draw:custom-shape draw:name="Google Shape;704;p42" draw:style-name="gr6" draw:text-style-name="P13" draw:layer="layout" svg:width="0.127cm" svg:height="0.093cm" svg:x="18.716cm" svg:y="3.983cm">
            <text:p text:style-name="P6"/>
            <draw:enhanced-geometry draw:mirror-horizontal="false" draw:mirror-vertical="false" drawooo:sub-view-size="1387 1021" draw:text-areas="0 0 ?f0 ?f1" svg:viewBox="0 0 0 0" draw:type="ooxml-non-primitive" draw:enhanced-path="M 378 1 C 264 1 149 64 64 171 1 329 32 518 190 644 L 788 990 C 838 1010 891 1021 944 1021 1059 1021 1175 972 1261 864 1387 675 1292 486 1135 392 L 536 45 C 486 15 432 1 378 1 Z N">
              <draw:equation draw:name="f0" draw:formula="logwidth"/>
              <draw:equation draw:name="f1" draw:formula="logheight"/>
            </draw:enhanced-geometry>
          </draw:custom-shape>
          <draw:custom-shape draw:name="Google Shape;705;p42" draw:style-name="gr6" draw:text-style-name="P13" draw:layer="layout" svg:width="0.127cm" svg:height="0.093cm" svg:x="17.892cm" svg:y="3.508cm">
            <text:p text:style-name="P6"/>
            <draw:enhanced-geometry draw:mirror-horizontal="false" draw:mirror-vertical="false" drawooo:sub-view-size="1387 1021" draw:text-areas="0 0 ?f0 ?f1" svg:viewBox="0 0 0 0" draw:type="ooxml-non-primitive" draw:enhanced-path="M 405 1 C 283 1 159 50 95 157 0 315 63 504 221 630 L 788 977 C 838 1007 895 1021 953 1021 1074 1021 1196 958 1260 850 1386 693 1292 504 1134 378 L 567 31 C 517 11 461 1 405 1 Z N">
              <draw:equation draw:name="f0" draw:formula="logwidth"/>
              <draw:equation draw:name="f1" draw:formula="logheight"/>
            </draw:enhanced-geometry>
          </draw:custom-shape>
          <draw:custom-shape draw:name="Google Shape;706;p42" draw:style-name="gr6" draw:text-style-name="P13" draw:layer="layout" svg:width="0.376cm" svg:height="0.562cm" svg:x="18.176cm" svg:y="3.574cm">
            <text:p text:style-name="P6"/>
            <draw:enhanced-geometry draw:mirror-horizontal="false" draw:mirror-vertical="false" drawooo:sub-view-size="4097 6124" draw:text-areas="0 0 ?f0 ?f1" svg:viewBox="0 0 0 0" draw:type="ooxml-non-primitive" draw:enhanced-path="M 1733 1492 L 1733 2343 C 1733 2500 1796 2626 1922 2658 L 3246 3225 2395 4611 2395 3729 C 2395 3572 2332 3445 2206 3414 L 851 2878 1733 1492 Z M 2038 0 C 1919 0 1814 47 1765 169 L 64 2941 C 32 3004 1 3130 32 3225 64 3288 158 3382 221 3414 L 1733 4013 1733 5808 C 1733 5966 1859 6092 1954 6123 L 2049 6123 C 2143 6123 2269 6092 2301 5966 L 4002 3225 C 4033 3130 4096 3004 4033 2941 4033 2878 3970 2784 3907 2752 L 2395 2154 2395 358 C 2395 169 2269 74 2143 11 2108 4 2072 0 2038 0 Z N">
              <draw:equation draw:name="f0" draw:formula="logwidth"/>
              <draw:equation draw:name="f1" draw:formula="logheight"/>
            </draw:enhanced-geometry>
          </draw:custom-shape>
        </draw:g>
        <draw:custom-shape draw:name="Google Shape;707;p42" draw:style-name="gr10" draw:text-style-name="P20" draw:layer="layout" svg:width="0.923cm" svg:height="0.662cm" draw:transform="rotate (1.5707963267949) translate (17.959cm 6.435cm)">
          <text:p text:style-name="P6"/>
          <draw:enhanced-geometry draw:mirror-horizontal="false" draw:mirror-vertical="false" drawooo:sub-view-size="3008 2157" draw:text-areas="0 0 ?f0 ?f1" svg:viewBox="0 0 0 0" draw:type="ooxml-non-primitive" draw:enhanced-path="M 0 0 L 729 1075 0 2157 0 2157 3008 1075 0 0 Z N">
            <draw:equation draw:name="f0" draw:formula="logwidth"/>
            <draw:equation draw:name="f1" draw:formula="logheight"/>
          </draw:enhanced-geometry>
        </draw:custom-shape>
        <draw:custom-shape draw:name="Google Shape;708;p42" draw:style-name="gr6" draw:text-style-name="P13" draw:layer="layout" svg:width="1.035cm" svg:height="1.038cm" svg:x="14.511cm" svg:y="2.404cm">
          <text:p text:style-name="P6"/>
          <draw:enhanced-geometry draw:mirror-horizontal="false" draw:mirror-vertical="false" drawooo:sub-view-size="12666 12708" draw:text-areas="0 0 ?f0 ?f1" svg:viewBox="0 0 0 0" draw:type="ooxml-non-primitive" draw:enhanced-path="M 6347 841 C 6876 841 7350 1172 7530 1712 7719 2405 7372 3067 6679 3256 6569 3289 6457 3305 6345 3305 5822 3305 5323 2956 5167 2437 4947 1775 5325 1082 5986 893 6108 858 6229 841 6347 841 Z M 6353 5919 C 7021 5919 7624 6459 7624 7162 7593 7698 7215 8170 6742 8328 6608 8371 6474 8391 6345 8391 5810 8391 5351 8042 5199 7509 5010 6847 5356 6186 6018 5965 6130 5934 6242 5919 6353 5919 Z M 2079 9351 C 2744 9351 3340 9871 3340 10596 3308 11163 2962 11604 2426 11762 2305 11797 2183 11813 2065 11813 1538 11813 1068 11483 914 10943 693 10281 1071 9588 1733 9399 1849 9367 1965 9351 2079 9351 Z M 10617 9351 C 11281 9351 11878 9871 11878 10596 11846 11163 11500 11604 10995 11762 10868 11797 10742 11813 10620 11813 10076 11813 9606 11483 9452 10943 9263 10281 9609 9588 10271 9399 10387 9367 10503 9351 10617 9351 Z M 6344 0 C 5677 0 5021 308 4631 893 3812 2122 4474 3760 5955 4075 L 5955 5146 C 4600 5430 3907 6910 4537 8107 L 3434 9021 C 3025 8706 2584 8548 2080 8548 945 8548 0 9494 0 10628 0 11762 945 12707 2080 12707 3214 12707 4159 11793 4159 10628 4159 10281 4096 9966 3938 9683 L 5041 8769 C 5435 9084 5907 9242 6376 9242 6845 9242 7309 9084 7687 8769 L 8790 9683 C 8318 10596 8570 11730 9452 12361 9803 12595 10203 12707 10598 12707 11266 12707 11923 12387 12319 11793 12571 11478 12665 11069 12665 10659 12665 9431 11783 8548 10617 8548 10113 8548 9672 8706 9294 9021 L 8192 8107 C 8822 6879 8097 5398 6774 5146 L 6774 4075 C 7530 3917 8097 3382 8349 2657 8633 1806 8318 861 7530 357 7170 117 6755 0 6344 0 Z N">
            <draw:equation draw:name="f0" draw:formula="logwidth"/>
            <draw:equation draw:name="f1" draw:formula="logheight"/>
          </draw:enhanced-geometry>
        </draw:custom-shape>
        <draw:g draw:name="Google Shape;709;p42">
          <draw:custom-shape draw:name="Google Shape;710;p42" draw:style-name="gr6" draw:text-style-name="P13" draw:layer="layout" svg:width="0.23cm" svg:height="0.093cm" svg:x="6.04cm" svg:y="9.988cm">
            <text:p text:style-name="P6"/>
            <draw:enhanced-geometry draw:mirror-horizontal="false" draw:mirror-vertical="false" drawooo:sub-view-size="2930 1190" draw:text-areas="0 0 ?f0 ?f1" svg:viewBox="0 0 0 0" draw:type="ooxml-non-primitive" draw:enhanced-path="M 410 1 C 315 1 221 40 158 119 0 276 0 528 158 623 504 1001 977 1190 1449 1190 1922 1190 2458 1001 2773 623 2930 465 2930 245 2773 119 2710 40 2615 1 2517 1 2418 1 2316 40 2237 119 2048 308 1733 434 1449 434 1134 434 882 308 662 119 599 40 504 1 410 1 Z N">
              <draw:equation draw:name="f0" draw:formula="logwidth"/>
              <draw:equation draw:name="f1" draw:formula="logheight"/>
            </draw:enhanced-geometry>
          </draw:custom-shape>
          <draw:custom-shape draw:name="Google Shape;711;p42" draw:style-name="gr6" draw:text-style-name="P13" draw:layer="layout" svg:width="0.054cm" svg:height="0.054cm" svg:x="6.246cm" svg:y="9.786cm">
            <text:p text:style-name="P6"/>
            <draw:enhanced-geometry draw:mirror-horizontal="false" draw:mirror-vertical="false" drawooo:sub-view-size="693 694" draw:text-areas="0 0 ?f0 ?f1" svg:viewBox="0 0 0 0" draw:type="ooxml-non-primitive" draw:enhanced-path="M 347 1 C 158 1 0 158 0 347 0 536 158 694 347 694 536 694 693 536 693 347 693 158 536 1 347 1 Z N">
              <draw:equation draw:name="f0" draw:formula="logwidth"/>
              <draw:equation draw:name="f1" draw:formula="logheight"/>
            </draw:enhanced-geometry>
          </draw:custom-shape>
          <draw:custom-shape draw:name="Google Shape;712;p42" draw:style-name="gr6" draw:text-style-name="P13" draw:layer="layout" svg:width="0.054cm" svg:height="0.054cm" svg:x="6.011cm" svg:y="9.786cm">
            <text:p text:style-name="P6"/>
            <draw:enhanced-geometry draw:mirror-horizontal="false" draw:mirror-vertical="false" drawooo:sub-view-size="693 694" draw:text-areas="0 0 ?f0 ?f1" svg:viewBox="0 0 0 0" draw:type="ooxml-non-primitive" draw:enhanced-path="M 347 1 C 158 1 0 158 0 347 0 536 158 694 347 694 536 694 693 536 693 347 693 158 536 1 347 1 Z N">
              <draw:equation draw:name="f0" draw:formula="logwidth"/>
              <draw:equation draw:name="f1" draw:formula="logheight"/>
            </draw:enhanced-geometry>
          </draw:custom-shape>
          <draw:custom-shape draw:name="Google Shape;713;p42" draw:style-name="gr6" draw:text-style-name="P13" draw:layer="layout" svg:width="0.88cm" svg:height="0.997cm" svg:x="5.715cm" svg:y="9.26cm">
            <text:p text:style-name="P6"/>
            <draw:enhanced-geometry draw:mirror-horizontal="false" draw:mirror-vertical="false" drawooo:sub-view-size="11185 12666" draw:text-areas="0 0 ?f0 ?f1" svg:viewBox="0 0 0 0" draw:type="ooxml-non-primitive" draw:enhanced-path="M 1481 6680 L 1481 7026 1481 8129 C 1450 8134 1421 8136 1391 8136 1026 8136 756 7786 756 7436 756 7026 1103 6680 1481 6680 Z M 9672 6711 C 10082 6711 10428 7026 10428 7467 10428 7814 10113 8192 9672 8192 L 9672 7089 9672 6711 Z M 5576 3718 C 7435 3718 8947 5231 8947 7089 L 8947 9326 C 8947 10775 7750 11910 6333 11910 L 4852 11910 C 3371 11910 2237 10744 2237 9326 L 2237 7089 C 2237 5231 3749 3718 5576 3718 Z M 7089 1 C 6080 1 5230 820 5230 1828 L 5230 2994 C 3560 3151 2142 4348 1670 5924 L 1512 5924 C 662 5924 0 6585 0 7436 0 8255 662 8917 1512 8917 L 1512 9326 C 1512 11185 2993 12666 4852 12666 L 6333 12666 C 8191 12666 9704 11185 9704 9326 L 9704 8917 C 10523 8917 11184 8255 11184 7436 11184 6617 10523 5924 9672 5924 L 9515 5924 C 9042 4317 7687 3151 5954 2994 L 5954 1828 C 5954 1198 6459 725 7057 725 7687 725 8160 1230 8160 1828 8160 2017 8002 2206 7813 2206 7593 2206 7435 2017 7435 1828 7435 1639 7278 1482 7089 1482 6900 1482 6742 1639 6742 1828 6742 2458 7246 2931 7845 2931 8475 2931 8947 2427 8947 1828 8947 820 8128 1 7089 1 Z N">
              <draw:equation draw:name="f0" draw:formula="logwidth"/>
              <draw:equation draw:name="f1" draw:formula="logheight"/>
            </draw:enhanced-geometry>
          </draw:custom-shape>
        </draw:g>
        <draw:g draw:name="Google Shape;714;p42" xml:id="id14" draw:id="id14">
          <draw:custom-shape draw:name="Google Shape;715;p42" draw:style-name="gr20" draw:text-style-name="P13" draw:layer="layout" svg:width="14.961cm" svg:height="7.673cm" svg:x="4.464cm" svg:y="1.788cm">
            <text:p text:style-name="P26"><text:span text:style-name="T13">Novedad, originalidad, no convencional...</text:span></text:p>
            <text:p text:style-name="P6"><text:span text:style-name="T13"/></text:p>
            <text:p text:style-name="P6"><text:span text:style-name="T13"/></text:p>
            <text:p text:style-name="P26"><text:span text:style-name="T13">Aceptación en un contexto cultural concreto</text:span></text:p>
            <text:list text:style-name="L13">
              <text:list-item>
                <text:list>
                  <text:list-item>
                    <text:list>
                      <text:list-item>
                        <text:p text:style-name="P6"><text:span text:style-name="T14">Límites de la creatividad</text:span></text:p>
                      </text:list-item>
                    </text:list>
                  </text:list-item>
                </text:list>
              </text:list-item>
            </text:list>
            <text:p text:style-name="P6"><text:span text:style-name="T13"/></text:p>
            <text:p text:style-name="P26"><text:span text:style-name="T13">Cambio de paradigm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16;p42">
            <draw:custom-shape draw:name="Google Shape;717;p42" draw:style-name="gr18" draw:text-style-name="P25" draw:layer="layout" svg:width="0.295cm" svg:height="0.289cm" svg:x="5.821cm" svg:y="3.646cm">
              <text:p text:style-name="P6"/>
              <draw:enhanced-geometry draw:mirror-horizontal="false" draw:mirror-vertical="false" drawooo:sub-view-size="6049 5936" draw:text-areas="0 0 ?f0 ?f1" svg:viewBox="0 0 0 0" draw:type="ooxml-non-primitive" draw:enhanced-path="M 5426 0 C 5281 0 5136 56 5025 166 L 4557 634 C 4322 522 4072 468 3825 468 3288 468 2764 723 2437 1186 1957 1863 2038 2784 2624 3369 2980 3726 2727 4336 2223 4336 1718 4336 1468 3726 1824 3369 2044 3149 2044 2790 1824 2569 1714 2458 1569 2402 1424 2402 1279 2402 1134 2458 1024 2569 514 3077 381 3853 692 4502 L 221 4970 C 0 5190 0 5549 221 5770 332 5880 477 5935 622 5935 767 5935 912 5880 1024 5770 L 1492 5302 C 1726 5414 1975 5467 2220 5467 2758 5467 3281 5211 3608 4749 4089 4073 4010 3152 3424 2569 3068 2210 3322 1600 3826 1600 4330 1600 4581 2210 4224 2569 4004 2790 4004 3146 4224 3369 4335 3480 4480 3535 4624 3535 4769 3535 4914 3480 5025 3369 5535 2859 5668 2086 5360 1434 L 5828 966 C 6048 745 6048 386 5828 166 5716 56 5571 0 5426 0 Z N">
                <draw:equation draw:name="f0" draw:formula="logwidth"/>
                <draw:equation draw:name="f1" draw:formula="logheight"/>
              </draw:enhanced-geometry>
            </draw:custom-shape>
            <draw:custom-shape draw:name="Google Shape;718;p42" draw:style-name="gr18" draw:text-style-name="P25" draw:layer="layout" svg:width="0.099cm" svg:height="0.094cm" svg:x="6.056cm" svg:y="3.489cm">
              <text:p text:style-name="P6"/>
              <draw:enhanced-geometry draw:mirror-horizontal="false" draw:mirror-vertical="false" drawooo:sub-view-size="2042 1933" draw:text-areas="0 0 ?f0 ?f1" svg:viewBox="0 0 0 0" draw:type="ooxml-non-primitive" draw:enhanced-path="M 619 1 C 475 1 330 56 221 167 0 388 0 747 221 967 L 1021 1767 C 1131 1878 1276 1933 1421 1933 1566 1933 1711 1878 1821 1767 2041 1547 2041 1188 1821 967 L 1021 167 C 910 57 765 1 619 1 Z N">
                <draw:equation draw:name="f0" draw:formula="logwidth"/>
                <draw:equation draw:name="f1" draw:formula="logheight"/>
              </draw:enhanced-geometry>
            </draw:custom-shape>
            <draw:custom-shape draw:name="Google Shape;719;p42" draw:style-name="gr18" draw:text-style-name="P25" draw:layer="layout" svg:width="0.099cm" svg:height="0.094cm" svg:x="6.173cm" svg:y="3.607cm">
              <text:p text:style-name="P6"/>
              <draw:enhanced-geometry draw:mirror-horizontal="false" draw:mirror-vertical="false" drawooo:sub-view-size="2045 1935" draw:text-areas="0 0 ?f0 ?f1" svg:viewBox="0 0 0 0" draw:type="ooxml-non-primitive" draw:enhanced-path="M 621 0 C 476 0 331 55 221 166 1 386 1 745 221 966 L 1021 1769 C 1131 1879 1276 1934 1421 1934 1566 1934 1711 1879 1821 1769 2045 1545 2042 1189 1821 966 L 1021 166 C 911 55 766 0 621 0 Z N">
                <draw:equation draw:name="f0" draw:formula="logwidth"/>
                <draw:equation draw:name="f1" draw:formula="logheight"/>
              </draw:enhanced-geometry>
            </draw:custom-shape>
            <draw:custom-shape draw:name="Google Shape;720;p42" draw:style-name="gr18" draw:text-style-name="P25" draw:layer="layout" svg:width="0.981cm" svg:height="0.944cm" svg:x="5.555cm" svg:y="3.251cm">
              <text:p text:style-name="P6"/>
              <draw:enhanced-geometry draw:mirror-horizontal="false" draw:mirror-vertical="false" drawooo:sub-view-size="20086 19326" draw:text-areas="0 0 ?f0 ?f1" svg:viewBox="0 0 0 0" draw:type="ooxml-non-primitive" draw:enhanced-path="M 14865 4061 C 14901 4061 14937 4064 14974 4071 15239 4125 15430 4358 15430 4627 15430 4778 15369 4922 15264 5028 15153 5137 15008 5194 14862 5194 14753 5194 14643 5162 14548 5098 14324 4947 14237 4660 14340 4409 14428 4195 14638 4061 14865 4061 Z M 13258 1136 C 14386 1136 15514 1507 16441 2247 L 15593 3096 C 15349 2979 15100 2926 14858 2926 13865 2926 12999 3824 13186 4916 13295 5541 13742 6055 14346 6248 14514 6301 14688 6327 14859 6327 15304 6327 15739 6153 16064 5828 16571 5321 16704 4545 16396 3896 L 17241 3050 17241 3050 C 18842 5046 18715 7981 16864 9832 L 16462 10231 16064 9832 C 15952 9722 15806 9666 15661 9666 15516 9666 15372 9721 15261 9832 15040 10053 15040 10412 15261 10632 L 15662 11034 8666 18027 C 8556 18137 8411 18192 8266 18192 8121 18192 7976 18137 7866 18027 L 1462 11623 C 1241 11402 1241 11043 1462 10822 L 8458 3826 8856 4228 C 8966 4338 9111 4393 9256 4393 9401 4393 9546 4338 9656 4228 9880 4005 9877 3648 9656 3425 L 9258 3026 9656 2625 C 10649 1632 11954 1136 13258 1136 Z M 13261 1 C 11661 1 10066 615 8856 1825 L 8056 2625 661 10019 C 0 10684 0 11759 661 12423 L 7066 18827 C 7398 19159 7833 19325 8267 19325 8702 19325 9137 19159 9469 18827 L 17664 10632 C 19956 8337 20086 4687 18044 2244 L 19264 1024 C 19485 804 19485 445 19264 224 19154 114 19009 59 18864 59 18719 59 18574 114 18464 224 L 17244 1444 C 16086 478 14671 1 13261 1 Z N">
                <draw:equation draw:name="f0" draw:formula="logwidth"/>
                <draw:equation draw:name="f1" draw:formula="logheight"/>
              </draw:enhanced-geometry>
            </draw:custom-shape>
          </draw:g>
          <draw:g draw:name="Google Shape;721;p42">
            <draw:custom-shape draw:name="Google Shape;722;p42" draw:style-name="gr18" draw:text-style-name="P25" draw:layer="layout" svg:width="0.855cm" svg:height="0.855cm" svg:x="5.618cm" svg:y="5.245cm">
              <text:p text:style-name="P6"/>
              <draw:enhanced-geometry draw:mirror-horizontal="false" draw:mirror-vertical="false" drawooo:sub-view-size="19325 19325" draw:text-areas="0 0 ?f0 ?f1" svg:viewBox="0 0 0 0" draw:type="ooxml-non-primitive" draw:enhanced-path="M 9662 1133 C 11824 1133 13983 1975 15668 3657 19035 7027 19035 12302 15668 15668 13983 17352 11822 18193 9661 18193 7500 18193 5340 17352 3657 15668 290 12302 290 7024 3657 3657 5342 1975 7500 1133 9662 1133 Z M 9662 1 C 7117 1 4698 1015 2857 2857 1015 4699 0 7117 0 9663 0 12208 1015 14627 2857 16469 4698 18310 7117 19325 9662 19325 12208 19325 14626 18310 16468 16469 18310 14627 19325 12208 19325 9663 19325 7117 18310 4699 16468 2857 14626 1015 12208 1 9662 1 Z N">
                <draw:equation draw:name="f0" draw:formula="logwidth"/>
                <draw:equation draw:name="f1" draw:formula="logheight"/>
              </draw:enhanced-geometry>
            </draw:custom-shape>
            <draw:custom-shape draw:name="Google Shape;723;p42" draw:style-name="gr18" draw:text-style-name="P25" draw:layer="layout" svg:width="0.443cm" svg:height="0.323cm" svg:x="5.823cm" svg:y="5.511cm">
              <text:p text:style-name="P6"/>
              <draw:enhanced-geometry draw:mirror-horizontal="false" draw:mirror-vertical="false" drawooo:sub-view-size="10014 7309" draw:text-areas="0 0 ?f0 ?f1" svg:viewBox="0 0 0 0" draw:type="ooxml-non-primitive" draw:enhanced-path="M 8149 1134 C 8294 1134 8439 1189 8549 1300 8769 1520 8769 1879 8549 2100 L 4639 6007 C 4527 6120 4377 6177 4227 6177 4081 6177 3937 6123 3830 6016 L 1547 3748 C 1296 3534 1281 3151 1514 2918 1626 2806 1771 2750 1916 2750 2074 2750 2232 2817 2344 2948 L 3784 4388 C 3793 4401 3805 4410 3817 4419 3817 4422 3820 4422 3823 4425 3934 4535 4078 4590 4222 4590 4367 4590 4512 4535 4624 4425 L 7749 1300 C 7859 1189 8004 1134 8149 1134 Z M 8146 1 C 7712 1 7279 166 6949 496 L 6946 496 4219 3223 3144 2148 C 2808 1779 2348 1594 1887 1594 1453 1594 1019 1758 686 2091 1 2776 28 3896 747 4549 L 3029 6819 C 3344 7131 3768 7308 4214 7308 4218 7308 4221 7308 4225 7308 4678 7308 5116 7127 5439 6807 L 9349 2900 C 10013 2236 10013 1161 9349 499 9017 167 8581 1 8146 1 Z N">
                <draw:equation draw:name="f0" draw:formula="logwidth"/>
                <draw:equation draw:name="f1" draw:formula="logheight"/>
              </draw:enhanced-geometry>
            </draw:custom-shape>
          </draw:g>
          <draw:custom-shape draw:name="Google Shape;724;p42" draw:style-name="gr18" draw:text-style-name="P25" draw:layer="layout" svg:width="0.833cm" svg:height="0.944cm" svg:x="5.629cm" svg:y="7.15cm">
            <text:p text:style-name="P6"/>
            <draw:enhanced-geometry draw:mirror-horizontal="false" draw:mirror-vertical="false" drawooo:sub-view-size="17058 19326" draw:text-areas="0 0 ?f0 ?f1" svg:viewBox="0 0 0 0" draw:type="ooxml-non-primitive" draw:enhanced-path="M 15013 2021 L 11577 5741 C 11378 5958 11378 6290 11577 6507 L 15013 10230 3195 10230 3195 2021 Z M 1716 1133 C 1906 1136 2060 1290 2063 1480 L 2063 17846 C 2060 18036 1906 18190 1716 18193 L 1483 18193 C 1290 18190 1136 18036 1133 17846 L 1133 1480 C 1136 1290 1290 1136 1483 1133 Z M 1483 1 C 665 1 4 665 1 1480 L 1 17846 C 4 18661 665 19325 1483 19325 L 1716 19325 C 2531 19325 3195 18661 3195 17846 L 3195 11363 16306 11363 C 16801 11360 17058 10774 16722 10412 L 12764 6124 16722 1836 C 16873 1673 16916 1432 16825 1226 16734 1021 16532 885 16306 885 L 3071 885 C 2833 348 2302 1 1716 1 Z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3" smil:attributeName="visibility" smil:to="visible"/>
                  <anim:transitionFilter smil:dur="0.5s" smil:targetElement="id1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0.5s" smil:targetElement="id14" smil:type="fade" smil:subtype="crossfade"/>
                </anim:par>
              </anim:par>
            </anim:par>
            <anim:par smil:begin="next" smil:fill="hold">
              <anim:par smil:begin="0s" smil:fill="hold">
                <anim:par smil:begin="0s" smil:fill="hold" presentation:node-type="on-click" presentation:preset-class="exit" presentation:preset-id="ooo-exit-fade-out">
                  <anim:transitionFilter smil:dur="0.5s" smil:targetElement="id14" smil:type="fade" smil:subtype="crossfade" smil:mode="out"/>
                  <anim:set smil:begin="0.5s" smil:dur="0.001s" smil:fill="hold" smil:targetElement="id14" smil:attributeName="visibility" smil:to="hidden"/>
                </anim:par>
              </anim:par>
            </anim:par>
          </anim:seq>
        </anim:par>
        <presentation:notes draw:style-name="dp2">
          <draw:page-thumbnail draw:name="Google Shape;645;g9561cbfba7_2_465:notes" draw:style-name="gr2" draw:layer="layout" svg:width="16.932cm" svg:height="9.524cm" svg:x="1.059cm" svg:y="1.905cm" draw:page-number="12" presentation:class="page"/>
          <draw:frame draw:name="Google Shape;646;g9561cbfba7_2_465:notes" presentation:style-name="pr22" draw:text-style-name="P5" draw:layer="layout" svg:width="15.239cm" svg:height="11.429cm" svg:x="1.905cm" svg:y="12.065cm" presentation:class="notes" presentation:placeholder="true" presentation:user-transformed="true">
            <draw:text-box/>
          </draw:frame>
        </presentation:notes>
      </draw:page>
      <draw:page draw:name="Aplicación" draw:style-name="dp1" draw:master-page-name="CUSTOM_5f_2">
        <draw:g draw:name="Google Shape;729;p43" xml:id="id15" draw:id="id15">
          <draw:custom-shape draw:name="Google Shape;730;p43" draw:style-name="gr1" draw:text-style-name="P4" draw:layer="layout" svg:width="0.48cm" svg:height="1.602cm" draw:transform="rotate (1.21370196183686) translate (6.921cm 11.858cm)">
            <text:p text:style-name="P6"/>
            <draw:enhanced-geometry draw:mirror-horizontal="false" draw:mirror-vertical="false" drawooo:sub-view-size="6966 23242" draw:text-areas="0 0 ?f0 ?f1" svg:viewBox="0 0 0 0" draw:type="ooxml-non-primitive" draw:enhanced-path="M 6513 0 L 0 23110 441 23241 6965 131 6513 0 Z N">
              <draw:equation draw:name="f0" draw:formula="logwidth"/>
              <draw:equation draw:name="f1" draw:formula="logheight"/>
            </draw:enhanced-geometry>
          </draw:custom-shape>
          <draw:custom-shape draw:name="Google Shape;731;p43" draw:style-name="gr1" draw:text-style-name="P4" draw:layer="layout" svg:width="1.523cm" svg:height="0.708cm" draw:transform="rotate (-0.0579449311662119) translate (4.404cm 9.961cm)">
            <text:p text:style-name="P6"/>
            <draw:enhanced-geometry draw:mirror-horizontal="false" draw:mirror-vertical="false" drawooo:sub-view-size="22099 10276" draw:text-areas="0 0 ?f0 ?f1" svg:viewBox="0 0 0 0" draw:type="ooxml-non-primitive" draw:enhanced-path="M 191 0 L 0 429 21908 10275 22098 9846 191 0 Z N">
              <draw:equation draw:name="f0" draw:formula="logwidth"/>
              <draw:equation draw:name="f1" draw:formula="logheight"/>
            </draw:enhanced-geometry>
          </draw:custom-shape>
          <draw:custom-shape draw:name="Google Shape;732;p43" draw:style-name="gr1" draw:text-style-name="P4" draw:layer="layout" svg:width="3.014cm" svg:height="2.501cm" draw:transform="rotate (-0.193731546971371) translate (8.184cm 7.866cm)">
            <text:p text:style-name="P6"/>
            <draw:enhanced-geometry draw:mirror-horizontal="false" draw:mirror-vertical="false" drawooo:sub-view-size="30529 30541" draw:text-areas="0 0 ?f0 ?f1" svg:viewBox="0 0 0 0" draw:type="ooxml-non-primitive" draw:enhanced-path="M 30207 1 L 1 30207 322 30540 30528 334 30207 1 Z N">
              <draw:equation draw:name="f0" draw:formula="logwidth"/>
              <draw:equation draw:name="f1" draw:formula="logheight"/>
            </draw:enhanced-geometry>
          </draw:custom-shape>
          <draw:custom-shape draw:name="Google Shape;733;p43" draw:style-name="gr21" draw:text-style-name="P4" draw:layer="layout" svg:width="2.484cm" svg:height="2.484cm" svg:x="5.661cm" svg:y="9.462cm">
            <text:p text:style-name="P1"><text:span text:style-name="T12">Contexto creativo</text:span></text:p>
            <draw:enhanced-geometry draw:mirror-horizontal="false" draw:mirror-vertical="false" drawooo:sub-view-size="36018 36017" draw:text-areas="0 0 ?f0 ?f1" svg:viewBox="0 0 0 0" draw:type="ooxml-non-primitive" draw:enhanced-path="M 18003 1 C 8062 1 1 8073 1 18015 1 27956 8062 36017 18003 36017 27957 36017 36017 27956 36017 18015 36017 8073 27957 1 18003 1 Z N">
              <draw:equation draw:name="f0" draw:formula="logwidth"/>
              <draw:equation draw:name="f1" draw:formula="logheight"/>
            </draw:enhanced-geometry>
          </draw:custom-shape>
          <draw:custom-shape draw:name="Google Shape;734;p43" draw:style-name="gr1" draw:text-style-name="P4" draw:layer="layout" svg:width="1.507cm" svg:height="1.507cm" svg:x="8.013cm" svg:y="12.128cm">
            <text:p text:style-name="P6"/>
            <draw:enhanced-geometry draw:mirror-horizontal="false" draw:mirror-vertical="false" drawooo:sub-view-size="21861 21861" draw:text-areas="0 0 ?f0 ?f1" svg:viewBox="0 0 0 0" draw:type="ooxml-non-primitive" draw:enhanced-path="M 10931 1 C 4894 1 1 4894 1 10931 1 16967 4894 21861 10931 21861 16967 21861 21861 16967 21861 10931 21861 4894 16967 1 10931 1 Z N">
              <draw:equation draw:name="f0" draw:formula="logwidth"/>
              <draw:equation draw:name="f1" draw:formula="logheight"/>
            </draw:enhanced-geometry>
          </draw:custom-shape>
          <draw:custom-shape draw:name="Google Shape;735;p43" draw:style-name="gr1" draw:text-style-name="P4" draw:layer="layout" svg:width="1.507cm" svg:height="1.507cm" svg:x="3.416cm" svg:y="9.12cm">
            <text:p text:style-name="P6"/>
            <draw:enhanced-geometry draw:mirror-horizontal="false" draw:mirror-vertical="false" drawooo:sub-view-size="21860 21861" draw:text-areas="0 0 ?f0 ?f1" svg:viewBox="0 0 0 0" draw:type="ooxml-non-primitive" draw:enhanced-path="M 10930 1 C 4894 1 0 4894 0 10931 0 16967 4894 21861 10930 21861 16966 21861 21860 16967 21860 10931 21860 4894 16966 1 10930 1 Z N">
              <draw:equation draw:name="f0" draw:formula="logwidth"/>
              <draw:equation draw:name="f1" draw:formula="logheight"/>
            </draw:enhanced-geometry>
          </draw:custom-shape>
          <draw:g draw:name="Google Shape;736;p43">
            <draw:custom-shape draw:name="Google Shape;737;p43" draw:style-name="gr6" draw:text-style-name="P13" draw:layer="layout" svg:width="0.23cm" svg:height="0.093cm" svg:x="4.054cm" svg:y="10.085cm">
              <text:p text:style-name="P6"/>
              <draw:enhanced-geometry draw:mirror-horizontal="false" draw:mirror-vertical="false" drawooo:sub-view-size="2930 1190" draw:text-areas="0 0 ?f0 ?f1" svg:viewBox="0 0 0 0" draw:type="ooxml-non-primitive" draw:enhanced-path="M 410 1 C 315 1 221 40 158 119 0 276 0 528 158 623 504 1001 977 1190 1449 1190 1922 1190 2458 1001 2773 623 2930 465 2930 245 2773 119 2710 40 2615 1 2517 1 2418 1 2316 40 2237 119 2048 308 1733 434 1449 434 1134 434 882 308 662 119 599 40 504 1 410 1 Z N">
                <draw:equation draw:name="f0" draw:formula="logwidth"/>
                <draw:equation draw:name="f1" draw:formula="logheight"/>
              </draw:enhanced-geometry>
            </draw:custom-shape>
            <draw:custom-shape draw:name="Google Shape;738;p43" draw:style-name="gr6" draw:text-style-name="P13" draw:layer="layout" svg:width="0.054cm" svg:height="0.054cm" svg:x="4.26cm" svg:y="9.884cm">
              <text:p text:style-name="P6"/>
              <draw:enhanced-geometry draw:mirror-horizontal="false" draw:mirror-vertical="false" drawooo:sub-view-size="693 694" draw:text-areas="0 0 ?f0 ?f1" svg:viewBox="0 0 0 0" draw:type="ooxml-non-primitive" draw:enhanced-path="M 347 1 C 158 1 0 158 0 347 0 536 158 694 347 694 536 694 693 536 693 347 693 158 536 1 347 1 Z N">
                <draw:equation draw:name="f0" draw:formula="logwidth"/>
                <draw:equation draw:name="f1" draw:formula="logheight"/>
              </draw:enhanced-geometry>
            </draw:custom-shape>
            <draw:custom-shape draw:name="Google Shape;739;p43" draw:style-name="gr6" draw:text-style-name="P13" draw:layer="layout" svg:width="0.054cm" svg:height="0.054cm" svg:x="4.025cm" svg:y="9.884cm">
              <text:p text:style-name="P6"/>
              <draw:enhanced-geometry draw:mirror-horizontal="false" draw:mirror-vertical="false" drawooo:sub-view-size="693 694" draw:text-areas="0 0 ?f0 ?f1" svg:viewBox="0 0 0 0" draw:type="ooxml-non-primitive" draw:enhanced-path="M 347 1 C 158 1 0 158 0 347 0 536 158 694 347 694 536 694 693 536 693 347 693 158 536 1 347 1 Z N">
                <draw:equation draw:name="f0" draw:formula="logwidth"/>
                <draw:equation draw:name="f1" draw:formula="logheight"/>
              </draw:enhanced-geometry>
            </draw:custom-shape>
            <draw:custom-shape draw:name="Google Shape;740;p43" draw:style-name="gr6" draw:text-style-name="P13" draw:layer="layout" svg:width="0.88cm" svg:height="0.997cm" svg:x="3.729cm" svg:y="9.357cm">
              <text:p text:style-name="P6"/>
              <draw:enhanced-geometry draw:mirror-horizontal="false" draw:mirror-vertical="false" drawooo:sub-view-size="11185 12666" draw:text-areas="0 0 ?f0 ?f1" svg:viewBox="0 0 0 0" draw:type="ooxml-non-primitive" draw:enhanced-path="M 1481 6680 L 1481 7026 1481 8129 C 1450 8134 1421 8136 1391 8136 1026 8136 756 7786 756 7436 756 7026 1103 6680 1481 6680 Z M 9672 6711 C 10082 6711 10428 7026 10428 7467 10428 7814 10113 8192 9672 8192 L 9672 7089 9672 6711 Z M 5576 3718 C 7435 3718 8947 5231 8947 7089 L 8947 9326 C 8947 10775 7750 11910 6333 11910 L 4852 11910 C 3371 11910 2237 10744 2237 9326 L 2237 7089 C 2237 5231 3749 3718 5576 3718 Z M 7089 1 C 6080 1 5230 820 5230 1828 L 5230 2994 C 3560 3151 2142 4348 1670 5924 L 1512 5924 C 662 5924 0 6585 0 7436 0 8255 662 8917 1512 8917 L 1512 9326 C 1512 11185 2993 12666 4852 12666 L 6333 12666 C 8191 12666 9704 11185 9704 9326 L 9704 8917 C 10523 8917 11184 8255 11184 7436 11184 6617 10523 5924 9672 5924 L 9515 5924 C 9042 4317 7687 3151 5954 2994 L 5954 1828 C 5954 1198 6459 725 7057 725 7687 725 8160 1230 8160 1828 8160 2017 8002 2206 7813 2206 7593 2206 7435 2017 7435 1828 7435 1639 7278 1482 7089 1482 6900 1482 6742 1639 6742 1828 6742 2458 7246 2931 7845 2931 8475 2931 8947 2427 8947 1828 8947 820 8128 1 7089 1 Z N">
                <draw:equation draw:name="f0" draw:formula="logwidth"/>
                <draw:equation draw:name="f1" draw:formula="logheight"/>
              </draw:enhanced-geometry>
            </draw:custom-shape>
          </draw:g>
          <draw:custom-shape draw:name="Google Shape;741;p43" draw:style-name="gr6" draw:text-style-name="P13" draw:layer="layout" svg:width="0.944cm" svg:height="0.834cm" svg:x="8.307cm" svg:y="12.519cm">
            <text:p text:style-name="P6"/>
            <draw:enhanced-geometry draw:mirror-horizontal="false" draw:mirror-vertical="false" drawooo:sub-view-size="19326 17074" draw:text-areas="0 0 ?f0 ?f1" svg:viewBox="0 0 0 0" draw:type="ooxml-non-primitive" draw:enhanced-path="M 14226 1132 C 15314 1132 16352 1605 17070 2425 17798 3252 18196 4366 18196 5568 18193 8476 15599 10686 11671 14032 11025 14581 10364 15146 9663 15756 8963 15146 8301 14581 7655 14032 3727 10686 1133 8476 1133 5568 1133 4366 1535 3252 2259 2425 2977 1605 4015 1132 5103 1132 5113 1132 5124 1132 5134 1132 6686 1132 7691 2090 8259 2890 8631 3421 8920 4001 9126 4614 9212 4875 9438 5006 9665 5006 9891 5006 10118 4875 10204 4614 10409 4001 10699 3421 11070 2890 11641 2090 12643 1132 14195 1132 14206 1132 14216 1132 14226 1132 Z M 5103 0 C 3689 0 2343 612 1411 1676 502 2709 1 4092 1 5568 1 7174 629 8672 1976 10275 3180 11710 4914 13183 6922 14895 7670 15532 8443 16191 9265 16909 L 9292 16933 C 9397 17027 9530 17074 9664 17074 9797 17074 9930 17027 10038 16933 L 10062 16909 C 10883 16191 11659 15532 12405 14895 14413 13183 16146 11707 17351 10275 18697 8672 19325 7174 19325 5568 19325 4092 18824 2709 17915 1676 16983 612 15637 0 14224 0 14213 0 14203 0 14192 0 12157 0 10868 1217 10143 2238 9968 2485 9808 2748 9663 3017 9518 2748 9358 2485 9183 2238 8458 1217 7169 0 5134 0 5124 0 5113 0 5103 0 Z N">
              <draw:equation draw:name="f0" draw:formula="logwidth"/>
              <draw:equation draw:name="f1" draw:formula="logheight"/>
            </draw:enhanced-geometry>
          </draw:custom-shape>
        </draw:g>
        <draw:g draw:name="Google Shape;742;p43">
          <draw:custom-shape draw:name="Google Shape;743;p43" draw:style-name="gr18" draw:text-style-name="P25" draw:layer="layout" svg:width="0.461cm" svg:height="1.953cm" draw:transform="rotate (-1.34512525451203) translate (17.911cm 10.24cm)">
            <text:p text:style-name="P6"/>
            <draw:enhanced-geometry draw:mirror-horizontal="false" draw:mirror-vertical="false" drawooo:sub-view-size="6514 28612" draw:text-areas="0 0 ?f0 ?f1" svg:viewBox="0 0 0 0" draw:type="ooxml-non-primitive" draw:enhanced-path="M 6061 1 L 1 28516 453 28611 6513 96 6061 1 Z N">
              <draw:equation draw:name="f0" draw:formula="logwidth"/>
              <draw:equation draw:name="f1" draw:formula="logheight"/>
            </draw:enhanced-geometry>
          </draw:custom-shape>
          <draw:custom-shape draw:name="Google Shape;744;p43" draw:style-name="gr18" draw:text-style-name="P25" draw:layer="layout" svg:width="0.492cm" svg:height="1.586cm" draw:transform="rotate (-1.13428948087111) translate (14.019cm 11.405cm)">
            <text:p text:style-name="P6"/>
            <draw:enhanced-geometry draw:mirror-horizontal="false" draw:mirror-vertical="false" drawooo:sub-view-size="6954 23242" draw:text-areas="0 0 ?f0 ?f1" svg:viewBox="0 0 0 0" draw:type="ooxml-non-primitive" draw:enhanced-path="M 441 1 L 1 132 6513 23242 6954 23122 441 1 Z N">
              <draw:equation draw:name="f0" draw:formula="logwidth"/>
              <draw:equation draw:name="f1" draw:formula="logheight"/>
            </draw:enhanced-geometry>
          </draw:custom-shape>
          <draw:custom-shape draw:name="Google Shape;745;p43" draw:style-name="gr18" draw:text-style-name="P25" draw:layer="layout" svg:width="1.566cm" svg:height="0.701cm" draw:transform="rotate (-1.14476145638308) translate (16.295cm 10.982cm)">
            <text:p text:style-name="P6"/>
            <draw:enhanced-geometry draw:mirror-horizontal="false" draw:mirror-vertical="false" drawooo:sub-view-size="22099 10276" draw:text-areas="0 0 ?f0 ?f1" svg:viewBox="0 0 0 0" draw:type="ooxml-non-primitive" draw:enhanced-path="M 21908 0 L 1 9858 191 10275 22099 429 21908 0 Z N">
              <draw:equation draw:name="f0" draw:formula="logwidth"/>
              <draw:equation draw:name="f1" draw:formula="logheight"/>
            </draw:enhanced-geometry>
          </draw:custom-shape>
          <draw:custom-shape draw:name="Google Shape;746;p43" draw:style-name="gr18" draw:text-style-name="P25" draw:layer="layout" svg:width="2.165cm" svg:height="2.084cm" svg:x="12.444cm" svg:y="8.501cm">
            <text:p text:style-name="P6"/>
            <draw:enhanced-geometry draw:mirror-horizontal="false" draw:mirror-vertical="false" drawooo:sub-view-size="30541 30541" draw:text-areas="0 0 ?f0 ?f1" svg:viewBox="0 0 0 0" draw:type="ooxml-non-primitive" draw:enhanced-path="M 334 1 L 1 334 30207 30540 30540 30207 334 1 Z N">
              <draw:equation draw:name="f0" draw:formula="logwidth"/>
              <draw:equation draw:name="f1" draw:formula="logheight"/>
            </draw:enhanced-geometry>
          </draw:custom-shape>
          <draw:custom-shape draw:name="Google Shape;747;p43" draw:style-name="gr19" draw:text-style-name="P25" draw:layer="layout" svg:width="2.553cm" svg:height="2.458cm" svg:x="13.643cm" svg:y="9.689cm">
            <text:p text:style-name="P1"><text:span text:style-name="T12">Producto creativo</text:span></text:p>
            <draw:enhanced-geometry draw:mirror-horizontal="false" draw:mirror-vertical="false" drawooo:sub-view-size="36017 36017" draw:text-areas="0 0 ?f0 ?f1" svg:viewBox="0 0 0 0" draw:type="ooxml-non-primitive" draw:enhanced-path="M 18015 1 C 8061 1 1 8073 1 18015 1 27956 8061 36017 18015 36017 27956 36017 36017 27956 36017 18015 36017 8073 27956 1 18015 1 Z N">
              <draw:equation draw:name="f0" draw:formula="logwidth"/>
              <draw:equation draw:name="f1" draw:formula="logheight"/>
            </draw:enhanced-geometry>
          </draw:custom-shape>
          <draw:custom-shape draw:name="Google Shape;748;p43" draw:style-name="gr18" draw:text-style-name="P25" draw:layer="layout" svg:width="1.549cm" svg:height="1.492cm" svg:x="16.81cm" svg:y="11.952cm">
            <text:p text:style-name="P6"/>
            <draw:enhanced-geometry draw:mirror-horizontal="false" draw:mirror-vertical="false" drawooo:sub-view-size="21861 21861" draw:text-areas="0 0 ?f0 ?f1" svg:viewBox="0 0 0 0" draw:type="ooxml-non-primitive" draw:enhanced-path="M 10931 1 C 4894 1 1 4894 1 10931 1 16967 4894 21861 10931 21861 16967 21861 21861 16967 21861 10931 21861 4894 16967 1 10931 1 Z N">
              <draw:equation draw:name="f0" draw:formula="logwidth"/>
              <draw:equation draw:name="f1" draw:formula="logheight"/>
            </draw:enhanced-geometry>
          </draw:custom-shape>
          <draw:custom-shape draw:name="Google Shape;749;p43" draw:style-name="gr18" draw:text-style-name="P25" draw:layer="layout" svg:width="1.549cm" svg:height="1.492cm" svg:x="11.925cm" svg:y="12.168cm">
            <text:p text:style-name="P6"/>
            <draw:enhanced-geometry draw:mirror-horizontal="false" draw:mirror-vertical="false" drawooo:sub-view-size="21860 21861" draw:text-areas="0 0 ?f0 ?f1" svg:viewBox="0 0 0 0" draw:type="ooxml-non-primitive" draw:enhanced-path="M 10930 1 C 4894 1 0 4894 0 10931 0 16967 4894 21861 10930 21861 16967 21861 21860 16967 21860 10931 21860 4894 16967 1 10930 1 Z N">
              <draw:equation draw:name="f0" draw:formula="logwidth"/>
              <draw:equation draw:name="f1" draw:formula="logheight"/>
            </draw:enhanced-geometry>
          </draw:custom-shape>
          <draw:custom-shape draw:name="Google Shape;750;p43" draw:style-name="gr18" draw:text-style-name="P25" draw:layer="layout" svg:width="1.497cm" svg:height="1.442cm" svg:x="17.928cm" svg:y="9.962cm">
            <text:p text:style-name="P6"/>
            <draw:enhanced-geometry draw:mirror-horizontal="false" draw:mirror-vertical="false" drawooo:sub-view-size="21122 21134" draw:text-areas="0 0 ?f0 ?f1" svg:viewBox="0 0 0 0" draw:type="ooxml-non-primitive" draw:enhanced-path="M 10561 0 C 4727 0 0 4739 0 10573 0 16407 4727 21134 10561 21134 16395 21134 21122 16407 21122 10573 21122 4739 16395 0 10561 0 Z N">
              <draw:equation draw:name="f0" draw:formula="logwidth"/>
              <draw:equation draw:name="f1" draw:formula="logheight"/>
            </draw:enhanced-geometry>
          </draw:custom-shape>
          <draw:custom-shape draw:name="Google Shape;751;p43" draw:style-name="gr6" draw:text-style-name="P13" draw:layer="layout" svg:width="0.833cm" svg:height="0.944cm" svg:x="12.35cm" svg:y="12.442cm">
            <text:p text:style-name="P6"/>
            <draw:enhanced-geometry draw:mirror-horizontal="false" draw:mirror-vertical="false" drawooo:sub-view-size="17058 19326" draw:text-areas="0 0 ?f0 ?f1" svg:viewBox="0 0 0 0" draw:type="ooxml-non-primitive" draw:enhanced-path="M 15013 2021 L 11577 5741 C 11378 5958 11378 6290 11577 6507 L 15013 10230 3195 10230 3195 2021 Z M 1716 1133 C 1906 1136 2060 1290 2063 1480 L 2063 17846 C 2060 18036 1906 18190 1716 18193 L 1483 18193 C 1290 18190 1136 18036 1133 17846 L 1133 1480 C 1136 1290 1290 1136 1483 1133 Z M 1483 1 C 665 1 4 665 1 1480 L 1 17846 C 4 18661 665 19325 1483 19325 L 1716 19325 C 2531 19325 3195 18661 3195 17846 L 3195 11363 16306 11363 C 16801 11360 17058 10774 16722 10412 L 12764 6124 16722 1836 C 16873 1673 16916 1432 16825 1226 16734 1021 16532 885 16306 885 L 3071 885 C 2833 348 2302 1 1716 1 Z N">
              <draw:equation draw:name="f0" draw:formula="logwidth"/>
              <draw:equation draw:name="f1" draw:formula="logheight"/>
            </draw:enhanced-geometry>
          </draw:custom-shape>
          <draw:g draw:name="Google Shape;752;p43">
            <draw:custom-shape draw:name="Google Shape;753;p43" draw:style-name="gr6" draw:text-style-name="P13" draw:layer="layout" svg:width="0.295cm" svg:height="0.289cm" svg:x="18.451cm" svg:y="10.605cm">
              <text:p text:style-name="P6"/>
              <draw:enhanced-geometry draw:mirror-horizontal="false" draw:mirror-vertical="false" drawooo:sub-view-size="6049 5936" draw:text-areas="0 0 ?f0 ?f1" svg:viewBox="0 0 0 0" draw:type="ooxml-non-primitive" draw:enhanced-path="M 5426 0 C 5281 0 5136 56 5025 166 L 4557 634 C 4322 522 4072 468 3825 468 3288 468 2764 723 2437 1186 1957 1863 2038 2784 2624 3369 2980 3726 2727 4336 2223 4336 1718 4336 1468 3726 1824 3369 2044 3149 2044 2790 1824 2569 1714 2458 1569 2402 1424 2402 1279 2402 1134 2458 1024 2569 514 3077 381 3853 692 4502 L 221 4970 C 0 5190 0 5549 221 5770 332 5880 477 5935 622 5935 767 5935 912 5880 1024 5770 L 1492 5302 C 1726 5414 1975 5467 2220 5467 2758 5467 3281 5211 3608 4749 4089 4073 4010 3152 3424 2569 3068 2210 3322 1600 3826 1600 4330 1600 4581 2210 4224 2569 4004 2790 4004 3146 4224 3369 4335 3480 4480 3535 4624 3535 4769 3535 4914 3480 5025 3369 5535 2859 5668 2086 5360 1434 L 5828 966 C 6048 745 6048 386 5828 166 5716 56 5571 0 5426 0 Z N">
                <draw:equation draw:name="f0" draw:formula="logwidth"/>
                <draw:equation draw:name="f1" draw:formula="logheight"/>
              </draw:enhanced-geometry>
            </draw:custom-shape>
            <draw:custom-shape draw:name="Google Shape;754;p43" draw:style-name="gr6" draw:text-style-name="P13" draw:layer="layout" svg:width="0.099cm" svg:height="0.094cm" svg:x="18.686cm" svg:y="10.449cm">
              <text:p text:style-name="P6"/>
              <draw:enhanced-geometry draw:mirror-horizontal="false" draw:mirror-vertical="false" drawooo:sub-view-size="2042 1933" draw:text-areas="0 0 ?f0 ?f1" svg:viewBox="0 0 0 0" draw:type="ooxml-non-primitive" draw:enhanced-path="M 619 1 C 475 1 330 56 221 167 0 388 0 747 221 967 L 1021 1767 C 1131 1878 1276 1933 1421 1933 1566 1933 1711 1878 1821 1767 2041 1547 2041 1188 1821 967 L 1021 167 C 910 57 765 1 619 1 Z N">
                <draw:equation draw:name="f0" draw:formula="logwidth"/>
                <draw:equation draw:name="f1" draw:formula="logheight"/>
              </draw:enhanced-geometry>
            </draw:custom-shape>
            <draw:custom-shape draw:name="Google Shape;755;p43" draw:style-name="gr6" draw:text-style-name="P13" draw:layer="layout" svg:width="0.099cm" svg:height="0.094cm" svg:x="18.803cm" svg:y="10.566cm">
              <text:p text:style-name="P6"/>
              <draw:enhanced-geometry draw:mirror-horizontal="false" draw:mirror-vertical="false" drawooo:sub-view-size="2045 1935" draw:text-areas="0 0 ?f0 ?f1" svg:viewBox="0 0 0 0" draw:type="ooxml-non-primitive" draw:enhanced-path="M 621 0 C 476 0 331 55 221 166 1 386 1 745 221 966 L 1021 1769 C 1131 1879 1276 1934 1421 1934 1566 1934 1711 1879 1821 1769 2045 1545 2042 1189 1821 966 L 1021 166 C 911 55 766 0 621 0 Z N">
                <draw:equation draw:name="f0" draw:formula="logwidth"/>
                <draw:equation draw:name="f1" draw:formula="logheight"/>
              </draw:enhanced-geometry>
            </draw:custom-shape>
            <draw:custom-shape draw:name="Google Shape;756;p43" draw:style-name="gr6" draw:text-style-name="P13" draw:layer="layout" svg:width="0.981cm" svg:height="0.944cm" svg:x="18.185cm" svg:y="10.211cm">
              <text:p text:style-name="P6"/>
              <draw:enhanced-geometry draw:mirror-horizontal="false" draw:mirror-vertical="false" drawooo:sub-view-size="20086 19326" draw:text-areas="0 0 ?f0 ?f1" svg:viewBox="0 0 0 0" draw:type="ooxml-non-primitive" draw:enhanced-path="M 14865 4061 C 14901 4061 14937 4064 14974 4071 15239 4125 15430 4358 15430 4627 15430 4778 15369 4922 15264 5028 15153 5137 15008 5194 14862 5194 14753 5194 14643 5162 14548 5098 14324 4947 14237 4660 14340 4409 14428 4195 14638 4061 14865 4061 Z M 13258 1136 C 14386 1136 15514 1507 16441 2247 L 15593 3096 C 15349 2979 15100 2926 14858 2926 13865 2926 12999 3824 13186 4916 13295 5541 13742 6055 14346 6248 14514 6301 14688 6327 14859 6327 15304 6327 15739 6153 16064 5828 16571 5321 16704 4545 16396 3896 L 17241 3050 17241 3050 C 18842 5046 18715 7981 16864 9832 L 16462 10231 16064 9832 C 15952 9722 15806 9666 15661 9666 15516 9666 15372 9721 15261 9832 15040 10053 15040 10412 15261 10632 L 15662 11034 8666 18027 C 8556 18137 8411 18192 8266 18192 8121 18192 7976 18137 7866 18027 L 1462 11623 C 1241 11402 1241 11043 1462 10822 L 8458 3826 8856 4228 C 8966 4338 9111 4393 9256 4393 9401 4393 9546 4338 9656 4228 9880 4005 9877 3648 9656 3425 L 9258 3026 9656 2625 C 10649 1632 11954 1136 13258 1136 Z M 13261 1 C 11661 1 10066 615 8856 1825 L 8056 2625 661 10019 C 0 10684 0 11759 661 12423 L 7066 18827 C 7398 19159 7833 19325 8267 19325 8702 19325 9137 19159 9469 18827 L 17664 10632 C 19956 8337 20086 4687 18044 2244 L 19264 1024 C 19485 804 19485 445 19264 224 19154 114 19009 59 18864 59 18719 59 18574 114 18464 224 L 17244 1444 C 16086 478 14671 1 13261 1 Z N">
                <draw:equation draw:name="f0" draw:formula="logwidth"/>
                <draw:equation draw:name="f1" draw:formula="logheight"/>
              </draw:enhanced-geometry>
            </draw:custom-shape>
          </draw:g>
          <draw:g draw:name="Google Shape;757;p43">
            <draw:custom-shape draw:name="Google Shape;758;p43" draw:style-name="gr6" draw:text-style-name="P13" draw:layer="layout" svg:width="0.855cm" svg:height="0.855cm" svg:x="17.159cm" svg:y="12.271cm">
              <text:p text:style-name="P6"/>
              <draw:enhanced-geometry draw:mirror-horizontal="false" draw:mirror-vertical="false" drawooo:sub-view-size="19325 19325" draw:text-areas="0 0 ?f0 ?f1" svg:viewBox="0 0 0 0" draw:type="ooxml-non-primitive" draw:enhanced-path="M 9662 1133 C 11824 1133 13983 1975 15668 3657 19035 7027 19035 12302 15668 15668 13983 17352 11822 18193 9661 18193 7500 18193 5340 17352 3657 15668 290 12302 290 7024 3657 3657 5342 1975 7500 1133 9662 1133 Z M 9662 1 C 7117 1 4698 1015 2857 2857 1015 4699 0 7117 0 9663 0 12208 1015 14627 2857 16469 4698 18310 7117 19325 9662 19325 12208 19325 14626 18310 16468 16469 18310 14627 19325 12208 19325 9663 19325 7117 18310 4699 16468 2857 14626 1015 12208 1 9662 1 Z N">
                <draw:equation draw:name="f0" draw:formula="logwidth"/>
                <draw:equation draw:name="f1" draw:formula="logheight"/>
              </draw:enhanced-geometry>
            </draw:custom-shape>
            <draw:custom-shape draw:name="Google Shape;759;p43" draw:style-name="gr6" draw:text-style-name="P13" draw:layer="layout" svg:width="0.443cm" svg:height="0.323cm" svg:x="17.363cm" svg:y="12.537cm">
              <text:p text:style-name="P6"/>
              <draw:enhanced-geometry draw:mirror-horizontal="false" draw:mirror-vertical="false" drawooo:sub-view-size="10014 7309" draw:text-areas="0 0 ?f0 ?f1" svg:viewBox="0 0 0 0" draw:type="ooxml-non-primitive" draw:enhanced-path="M 8149 1134 C 8294 1134 8439 1189 8549 1300 8769 1520 8769 1879 8549 2100 L 4639 6007 C 4527 6120 4377 6177 4227 6177 4081 6177 3937 6123 3830 6016 L 1547 3748 C 1296 3534 1281 3151 1514 2918 1626 2806 1771 2750 1916 2750 2074 2750 2232 2817 2344 2948 L 3784 4388 C 3793 4401 3805 4410 3817 4419 3817 4422 3820 4422 3823 4425 3934 4535 4078 4590 4222 4590 4367 4590 4512 4535 4624 4425 L 7749 1300 C 7859 1189 8004 1134 8149 1134 Z M 8146 1 C 7712 1 7279 166 6949 496 L 6946 496 4219 3223 3144 2148 C 2808 1779 2348 1594 1887 1594 1453 1594 1019 1758 686 2091 1 2776 28 3896 747 4549 L 3029 6819 C 3344 7131 3768 7308 4214 7308 4218 7308 4221 7308 4225 7308 4678 7308 5116 7127 5439 6807 L 9349 2900 C 10013 2236 10013 1161 9349 499 9017 167 8581 1 8146 1 Z N">
                <draw:equation draw:name="f0" draw:formula="logwidth"/>
                <draw:equation draw:name="f1" draw:formula="logheight"/>
              </draw:enhanced-geometry>
            </draw:custom-shape>
          </draw:g>
        </draw:g>
        <draw:g draw:name="Google Shape;760;p43">
          <draw:custom-shape draw:name="Google Shape;761;p43" draw:style-name="gr13" draw:text-style-name="P22" draw:layer="layout" svg:width="1.331cm" svg:height="0.31cm" draw:transform="rotate (-3.14159265358979) translate (17.872cm 5.908cm)">
            <text:p text:style-name="P6"/>
            <draw:enhanced-geometry draw:mirror-horizontal="true" draw:mirror-vertical="false" drawooo:sub-view-size="23242 6966" draw:text-areas="0 0 ?f0 ?f1" svg:viewBox="0 0 0 0" draw:type="ooxml-non-primitive" draw:enhanced-path="M 23111 0 L 1 6525 132 6965 23242 441 23111 0 Z N">
              <draw:equation draw:name="f0" draw:formula="logwidth"/>
              <draw:equation draw:name="f1" draw:formula="logheight"/>
            </draw:enhanced-geometry>
          </draw:custom-shape>
          <draw:custom-shape draw:name="Google Shape;762;p43" draw:style-name="gr13" draw:text-style-name="P22" draw:layer="layout" svg:width="1.415cm" svg:height="0.431cm" svg:x="16.422cm" svg:y="4.097cm">
            <text:p text:style-name="P6"/>
            <draw:enhanced-geometry draw:mirror-horizontal="false" draw:mirror-vertical="false" drawooo:sub-view-size="23242 6966" draw:text-areas="0 0 ?f0 ?f1" svg:viewBox="0 0 0 0" draw:type="ooxml-non-primitive" draw:enhanced-path="M 23111 0 L 1 6525 132 6965 23242 441 23111 0 Z N">
              <draw:equation draw:name="f0" draw:formula="logwidth"/>
              <draw:equation draw:name="f1" draw:formula="logheight"/>
            </draw:enhanced-geometry>
          </draw:custom-shape>
          <draw:custom-shape draw:name="Google Shape;763;p43" draw:style-name="gr13" draw:text-style-name="P22" draw:layer="layout" svg:width="0.625cm" svg:height="1.368cm" svg:x="15.063cm" svg:y="2.838cm">
            <text:p text:style-name="P6"/>
            <draw:enhanced-geometry draw:mirror-horizontal="false" draw:mirror-vertical="false" drawooo:sub-view-size="10276 22099" draw:text-areas="0 0 ?f0 ?f1" svg:viewBox="0 0 0 0" draw:type="ooxml-non-primitive" draw:enhanced-path="M 429 0 L 0 191 9847 22098 10275 21908 429 0 Z N">
              <draw:equation draw:name="f0" draw:formula="logwidth"/>
              <draw:equation draw:name="f1" draw:formula="logheight"/>
            </draw:enhanced-geometry>
          </draw:custom-shape>
          <draw:custom-shape draw:name="Google Shape;764;p43" draw:style-name="gr13" draw:text-style-name="P22" draw:layer="layout" svg:width="2.553cm" svg:height="1.568cm" svg:x="12.833cm" svg:y="5.305cm">
            <text:p text:style-name="P6"/>
            <draw:enhanced-geometry draw:mirror-horizontal="false" draw:mirror-vertical="false" drawooo:sub-view-size="30529 30529" draw:text-areas="0 0 ?f0 ?f1" svg:viewBox="0 0 0 0" draw:type="ooxml-non-primitive" draw:enhanced-path="M 30195 1 L 1 30207 322 30528 30528 334 30195 1 Z N">
              <draw:equation draw:name="f0" draw:formula="logwidth"/>
              <draw:equation draw:name="f1" draw:formula="logheight"/>
            </draw:enhanced-geometry>
          </draw:custom-shape>
          <draw:custom-shape draw:name="Google Shape;765;p43" draw:style-name="gr14" draw:text-style-name="P23" draw:layer="layout" svg:width="2.194cm" svg:height="2.231cm" svg:x="14.597cm" svg:y="3.917cm">
            <text:p text:style-name="P1"><text:span text:style-name="T12">Proceso creativo</text:span></text:p>
            <draw:enhanced-geometry draw:mirror-horizontal="false" draw:mirror-vertical="false" drawooo:sub-view-size="36017 36017" draw:text-areas="0 0 ?f0 ?f1" svg:viewBox="0 0 0 0" draw:type="ooxml-non-primitive" draw:enhanced-path="M 18003 0 C 8061 0 0 8061 0 18002 0 27956 8061 36016 18003 36016 27956 36016 36017 27956 36017 18002 36017 8061 27956 0 18003 0 Z N">
              <draw:equation draw:name="f0" draw:formula="logwidth"/>
              <draw:equation draw:name="f1" draw:formula="logheight"/>
            </draw:enhanced-geometry>
          </draw:custom-shape>
          <draw:custom-shape draw:name="Google Shape;766;p43" draw:style-name="gr15" draw:text-style-name="P23" draw:layer="layout" svg:width="1.331cm" svg:height="1.354cm" svg:x="17.704cm" svg:y="3.272cm">
            <text:p text:style-name="P6"/>
            <draw:enhanced-geometry draw:mirror-horizontal="false" draw:mirror-vertical="false" drawooo:sub-view-size="21861 21860" draw:text-areas="0 0 ?f0 ?f1" svg:viewBox="0 0 0 0" draw:type="ooxml-non-primitive" draw:enhanced-path="M 10931 0 C 4894 0 1 4893 1 10930 1 16966 4894 21860 10931 21860 16967 21860 21861 16966 21861 10930 21861 4893 16967 0 10931 0 Z N">
              <draw:equation draw:name="f0" draw:formula="logwidth"/>
              <draw:equation draw:name="f1" draw:formula="logheight"/>
            </draw:enhanced-geometry>
          </draw:custom-shape>
          <draw:custom-shape draw:name="Google Shape;767;p43" draw:style-name="gr15" draw:text-style-name="P23" draw:layer="layout" svg:width="1.331cm" svg:height="1.354cm" svg:x="17.616cm" svg:y="5.312cm">
            <text:p text:style-name="P6"/>
            <draw:enhanced-geometry draw:mirror-horizontal="false" draw:mirror-vertical="false" drawooo:sub-view-size="21861 21861" draw:text-areas="0 0 ?f0 ?f1" svg:viewBox="0 0 0 0" draw:type="ooxml-non-primitive" draw:enhanced-path="M 10931 1 C 4894 1 1 4894 1 10930 1 16967 4894 21860 10931 21860 16967 21860 21861 16967 21861 10930 21861 4894 16967 1 10931 1 Z N">
              <draw:equation draw:name="f0" draw:formula="logwidth"/>
              <draw:equation draw:name="f1" draw:formula="logheight"/>
            </draw:enhanced-geometry>
          </draw:custom-shape>
          <draw:custom-shape draw:name="Google Shape;768;p43" draw:style-name="gr15" draw:text-style-name="P23" draw:layer="layout" svg:width="1.331cm" svg:height="1.354cm" svg:x="14.361cm" svg:y="2.342cm">
            <text:p text:style-name="P6"/>
            <draw:enhanced-geometry draw:mirror-horizontal="false" draw:mirror-vertical="false" drawooo:sub-view-size="21861 21860" draw:text-areas="0 0 ?f0 ?f1" svg:viewBox="0 0 0 0" draw:type="ooxml-non-primitive" draw:enhanced-path="M 10931 0 C 4894 0 1 4894 1 10930 1 16967 4894 21860 10931 21860 16967 21860 21861 16967 21861 10930 21861 4894 16967 0 10931 0 Z N">
              <draw:equation draw:name="f0" draw:formula="logwidth"/>
              <draw:equation draw:name="f1" draw:formula="logheight"/>
            </draw:enhanced-geometry>
          </draw:custom-shape>
        </draw:g>
        <draw:frame draw:name="Google Shape;769;p43" presentation:style-name="pr14" draw:text-style-name="P7" draw:layer="layout" svg:width="8.311cm" svg:height="1.59cm" svg:x="2cm" svg:y="1.5cm" presentation:class="title" presentation:user-transformed="true">
          <draw:text-box>
            <text:p text:style-name="P6"><text:span text:style-name="T3">Aplicación</text:span></text:p>
          </draw:text-box>
        </draw:frame>
        <draw:custom-shape draw:name="Google Shape;770;p43" draw:style-name="gr6" draw:text-style-name="P13" draw:layer="layout" svg:width="0.278cm" svg:height="0.233cm" svg:x="15.924cm" svg:y="7.292cm">
          <text:p text:style-name="P6"/>
          <draw:enhanced-geometry draw:mirror-horizontal="false" draw:mirror-vertical="false" drawooo:sub-view-size="3930 3427" draw:text-areas="0 0 ?f0 ?f1" svg:viewBox="0 0 0 0" draw:type="ooxml-non-primitive" draw:enhanced-path="M 2227 641 L 1751 1522 C 1715 1581 1715 1653 1739 1724 1763 1784 1822 1831 1882 1855 L 3025 2189 1370 2927 537 2391 1084 1046 2227 641 Z M 2703 1 C 2680 1 2656 4 2632 10 L 834 641 C 763 665 715 712 691 772 L 36 2391 C 1 2486 36 2605 120 2665 L 1215 3379 C 1251 3415 1299 3427 1346 3427 1382 3427 1406 3415 1441 3403 L 3787 2367 C 3882 2319 3930 2236 3930 2141 3918 2034 3858 1962 3763 1927 L 2287 1486 2918 343 C 2954 260 2942 153 2882 81 2837 28 2773 1 2703 1 Z N">
            <draw:equation draw:name="f0" draw:formula="logwidth"/>
            <draw:equation draw:name="f1" draw:formula="logheight"/>
          </draw:enhanced-geometry>
        </draw:custom-shape>
        <draw:g draw:name="Google Shape;771;p43">
          <draw:custom-shape draw:name="Google Shape;772;p43" draw:style-name="gr4" draw:text-style-name="P12" draw:layer="layout" svg:width="1.483cm" svg:height="0.43cm" svg:x="5.593cm" svg:y="5.771cm">
            <text:p text:style-name="P6"/>
            <draw:enhanced-geometry draw:mirror-horizontal="false" draw:mirror-vertical="false" drawooo:sub-view-size="23254 6954" draw:text-areas="0 0 ?f0 ?f1" svg:viewBox="0 0 0 0" draw:type="ooxml-non-primitive" draw:enhanced-path="M 23122 0 L 0 6501 131 6954 23253 441 23122 0 Z N">
              <draw:equation draw:name="f0" draw:formula="logwidth"/>
              <draw:equation draw:name="f1" draw:formula="logheight"/>
            </draw:enhanced-geometry>
          </draw:custom-shape>
          <draw:custom-shape draw:name="Google Shape;773;p43" draw:style-name="gr4" draw:text-style-name="P12" draw:layer="layout" svg:width="1.482cm" svg:height="0.43cm" svg:x="5.594cm" svg:y="4.563cm">
            <text:p text:style-name="P6"/>
            <draw:enhanced-geometry draw:mirror-horizontal="false" draw:mirror-vertical="false" drawooo:sub-view-size="23242 6967" draw:text-areas="0 0 ?f0 ?f1" svg:viewBox="0 0 0 0" draw:type="ooxml-non-primitive" draw:enhanced-path="M 119 1 L 0 453 23110 6966 23241 6514 119 1 Z N">
              <draw:equation draw:name="f0" draw:formula="logwidth"/>
              <draw:equation draw:name="f1" draw:formula="logheight"/>
            </draw:enhanced-geometry>
          </draw:custom-shape>
          <draw:custom-shape draw:name="Google Shape;774;p43" draw:style-name="gr4" draw:text-style-name="P12" draw:layer="layout" svg:width="0.654cm" svg:height="1.367cm" svg:x="7.844cm" svg:y="3.304cm">
            <text:p text:style-name="P6"/>
            <draw:enhanced-geometry draw:mirror-horizontal="false" draw:mirror-vertical="false" drawooo:sub-view-size="10264 22087" draw:text-areas="0 0 ?f0 ?f1" svg:viewBox="0 0 0 0" draw:type="ooxml-non-primitive" draw:enhanced-path="M 9847 0 L 1 21908 418 22086 10264 191 9847 0 Z N">
              <draw:equation draw:name="f0" draw:formula="logwidth"/>
              <draw:equation draw:name="f1" draw:formula="logheight"/>
            </draw:enhanced-geometry>
          </draw:custom-shape>
          <draw:custom-shape draw:name="Google Shape;775;p43" draw:style-name="gr7" draw:text-style-name="P12" draw:layer="layout" svg:width="2.297cm" svg:height="2.23cm" svg:x="6.691cm" svg:y="4.382cm">
            <text:p text:style-name="P1"><text:span text:style-name="T12">Equipo creativo</text:span></text:p>
            <draw:enhanced-geometry draw:mirror-horizontal="false" draw:mirror-vertical="false" drawooo:sub-view-size="36017 36017" draw:text-areas="0 0 ?f0 ?f1" svg:viewBox="0 0 0 0" draw:type="ooxml-non-primitive" draw:enhanced-path="M 18014 0 C 8061 0 0 8061 0 18002 0 27956 8061 36016 18014 36016 27956 36016 36017 27956 36017 18002 36017 8061 27956 0 18014 0 Z N">
              <draw:equation draw:name="f0" draw:formula="logwidth"/>
              <draw:equation draw:name="f1" draw:formula="logheight"/>
            </draw:enhanced-geometry>
          </draw:custom-shape>
          <draw:custom-shape draw:name="Google Shape;776;p43" draw:style-name="gr4" draw:text-style-name="P12" draw:layer="layout" svg:width="1.394cm" svg:height="1.353cm" svg:x="7.84cm" svg:y="2.808cm">
            <text:p text:style-name="P6"/>
            <draw:enhanced-geometry draw:mirror-horizontal="false" draw:mirror-vertical="false" drawooo:sub-view-size="21861 21860" draw:text-areas="0 0 ?f0 ?f1" svg:viewBox="0 0 0 0" draw:type="ooxml-non-primitive" draw:enhanced-path="M 10930 0 C 4894 0 0 4894 0 10930 0 16967 4894 21860 10930 21860 16967 21860 21860 16967 21860 10930 21860 4894 16967 0 10930 0 Z N">
              <draw:equation draw:name="f0" draw:formula="logwidth"/>
              <draw:equation draw:name="f1" draw:formula="logheight"/>
            </draw:enhanced-geometry>
          </draw:custom-shape>
          <draw:custom-shape draw:name="Google Shape;777;p43" draw:style-name="gr4" draw:text-style-name="P12" draw:layer="layout" svg:width="0.265cm" svg:height="0.258cm" svg:x="8.399cm" svg:y="3.171cm">
            <text:p text:style-name="P6"/>
            <draw:enhanced-geometry draw:mirror-horizontal="false" draw:mirror-vertical="false" drawooo:sub-view-size="4168 4180" draw:text-areas="0 0 ?f0 ?f1" svg:viewBox="0 0 0 0" draw:type="ooxml-non-primitive" draw:enhanced-path="M 2084 465 C 2977 465 3703 1191 3703 2084 3703 2977 2977 3715 2084 3715 1191 3715 465 2977 465 2084 465 1191 1191 465 2084 465 Z M 2084 1 C 929 1 1 941 1 2084 1 3239 929 4180 2084 4180 3239 4180 4168 3239 4168 2084 4168 941 3239 1 2084 1 Z N">
              <draw:equation draw:name="f0" draw:formula="logwidth"/>
              <draw:equation draw:name="f1" draw:formula="logheight"/>
            </draw:enhanced-geometry>
          </draw:custom-shape>
          <draw:custom-shape draw:name="Google Shape;778;p43" draw:style-name="gr4" draw:text-style-name="P12" draw:layer="layout" svg:width="1.394cm" svg:height="1.353cm" svg:x="4.9cm" svg:y="3.737cm">
            <text:p text:style-name="P6"/>
            <draw:enhanced-geometry draw:mirror-horizontal="false" draw:mirror-vertical="false" drawooo:sub-view-size="21860 21860" draw:text-areas="0 0 ?f0 ?f1" svg:viewBox="0 0 0 0" draw:type="ooxml-non-primitive" draw:enhanced-path="M 10930 0 C 4894 0 0 4893 0 10930 0 16966 4894 21860 10930 21860 16966 21860 21860 16966 21860 10930 21860 4893 16966 0 10930 0 Z N">
              <draw:equation draw:name="f0" draw:formula="logwidth"/>
              <draw:equation draw:name="f1" draw:formula="logheight"/>
            </draw:enhanced-geometry>
          </draw:custom-shape>
          <draw:custom-shape draw:name="Google Shape;779;p43" draw:style-name="gr4" draw:text-style-name="P12" draw:layer="layout" svg:width="1.394cm" svg:height="1.353cm" svg:x="4.9cm" svg:y="5.51cm">
            <text:p text:style-name="P6"/>
            <draw:enhanced-geometry draw:mirror-horizontal="false" draw:mirror-vertical="false" drawooo:sub-view-size="21860 21861" draw:text-areas="0 0 ?f0 ?f1" svg:viewBox="0 0 0 0" draw:type="ooxml-non-primitive" draw:enhanced-path="M 10930 1 C 4894 1 0 4894 0 10930 0 16967 4894 21860 10930 21860 16966 21860 21860 16967 21860 10930 21860 4894 16966 1 10930 1 Z N">
              <draw:equation draw:name="f0" draw:formula="logwidth"/>
              <draw:equation draw:name="f1" draw:formula="logheight"/>
            </draw:enhanced-geometry>
          </draw:custom-shape>
          <draw:custom-shape draw:name="Google Shape;780;p43" draw:style-name="gr4" draw:text-style-name="P12" draw:layer="layout" svg:width="2.554cm" svg:height="1.353cm" svg:x="8.665cm" svg:y="6.006cm">
            <text:p text:style-name="P6"/>
            <draw:enhanced-geometry draw:mirror-horizontal="false" draw:mirror-vertical="false" drawooo:sub-view-size="30529 30529" draw:text-areas="0 0 ?f0 ?f1" svg:viewBox="0 0 0 0" draw:type="ooxml-non-primitive" draw:enhanced-path="M 322 1 L 1 334 30207 30528 30528 30207 322 1 Z N">
              <draw:equation draw:name="f0" draw:formula="logwidth"/>
              <draw:equation draw:name="f1" draw:formula="logheight"/>
            </draw:enhanced-geometry>
          </draw:custom-shape>
        </draw:g>
        <draw:custom-shape draw:name="Google Shape;781;p43" draw:style-name="gr8" draw:text-style-name="P19" draw:layer="layout" svg:width="3.492cm" svg:height="3.35cm" svg:x="10.11cm" svg:y="6.111cm">
          <text:p text:style-name="P1"><text:span text:style-name="T12">Creatividad</text:span></text:p>
          <draw:enhanced-geometry draw:mirror-horizontal="false" draw:mirror-vertical="false" drawooo:sub-view-size="63318 60738" draw:text-areas="0 0 ?f0 ?f1" svg:viewBox="0 0 0 0" draw:type="ooxml-non-primitive" draw:enhanced-path="M 33991 1 C 33776 1 33550 43 33314 133 29730 1502 29599 9384 29599 9384 29599 9384 28875 2283 25336 2283 24970 2283 24574 2359 24146 2526 19574 4324 22836 11503 22836 11503 22836 11503 18860 7209 15788 7209 15199 7209 14644 7366 14157 7741 11132 10063 14966 16695 14966 16695 14966 16695 12131 14371 9435 14371 8615 14371 7807 14586 7096 15147 4048 17552 10918 24041 10918 24041 10918 24041 9282 23480 7370 23480 5303 23480 2913 24135 1917 26862 0 32113 8692 33756 8692 33756 8692 33756 2620 35780 3024 39209 3228 40945 5268 41375 7240 41375 9177 41375 11049 40959 11049 40959 L 11049 40959 C 11049 40960 4882 44067 5489 47710 5702 48986 6966 49400 8521 49400 11406 49400 15287 47972 15288 47972 L 15288 47972 C 15288 47972 11585 54259 16121 56056 16787 56320 17402 56433 17966 56433 21250 56433 22836 52628 22836 52627 L 22836 52627 C 22836 52628 21254 60737 25578 60737 25612 60737 25647 60737 25682 60736 30135 60605 30742 54187 30742 54187 30742 54187 34563 60490 37901 60490 38219 60490 38533 60432 38838 60307 42350 58866 39244 54390 39243 54390 L 39243 54390 C 39244 54390 42938 58662 45920 58662 46494 58662 47041 58504 47530 58128 50566 55807 46447 51390 46446 51389 L 46446 51389 C 46447 51390 50264 54169 53002 54169 53857 54169 54607 53898 55102 53187 57174 50199 52590 45484 52590 45484 L 52590 45484 C 52590 45484 54816 46074 57042 46074 58741 46074 60440 45730 61151 44519 63318 40828 54352 36185 54352 36185 L 54352 36185 C 54352 36185 54373 36185 54411 36185 55180 36185 63163 36088 63163 32054 63163 27963 55699 27886 55136 27886 55114 27886 55102 27886 55102 27886 55102 27886 62889 25457 60317 20195 59334 18183 57898 17561 56499 17561 54240 17561 52078 19183 52078 19183 52078 19183 57793 13813 54352 10694 53636 10042 52825 9784 51991 9784 48819 9784 45303 13516 45303 13516 45303 13516 47327 5431 43887 3752 43490 3560 43108 3475 42741 3475 39929 3475 38029 8467 38029 8467 38029 8467 37042 1 33991 1 Z N">
            <draw:equation draw:name="f0" draw:formula="logwidth"/>
            <draw:equation draw:name="f1" draw:formula="logheight"/>
          </draw:enhanced-geometry>
        </draw:custom-shape>
        <draw:custom-shape draw:name="Google Shape;782;p43" draw:style-name="gr9" draw:text-style-name="P13" draw:layer="layout" svg:width="0.999cm" svg:height="0.997cm" svg:x="5.096cm" svg:y="5.676cm">
          <text:p text:style-name="P6"/>
          <draw:enhanced-geometry draw:mirror-horizontal="false" draw:mirror-vertical="false" drawooo:sub-view-size="12068 12036" draw:text-areas="0 0 ?f0 ?f1" svg:viewBox="0 0 0 0" draw:type="ooxml-non-primitive" draw:enhanced-path="M 4222 630 C 5010 630 5640 1292 5640 2048 L 5640 9767 C 5703 10617 5073 11311 4285 11311 3498 11311 2868 10680 2868 9893 L 2868 9830 C 3403 9767 3907 9515 4254 9137 4380 9011 4380 8790 4254 8633 4191 8570 4104 8538 4014 8538 3923 8538 3829 8570 3750 8633 3435 8948 2962 9137 2490 9137 1513 9137 725 8349 725 7372 725 7057 788 6742 946 6490 1387 6805 1891 6994 2490 6994 2679 6994 2836 6837 2836 6648 2836 6459 2679 6301 2490 6301 1513 6301 725 5514 725 4537 725 3623 1387 2899 2238 2804 2521 3623 3309 4159 4222 4159 4411 4159 4569 4001 4569 3812 4569 3623 4411 3466 4222 3466 3435 3466 2805 2836 2805 2048 2805 1261 3435 630 4222 630 Z M 7814 788 C 8602 788 9232 1418 9232 2206 9232 2993 8602 3623 7814 3623 7593 3623 7436 3781 7436 3970 7436 4159 7593 4316 7814 4316 8696 4316 9484 3749 9767 2962 10649 3056 11311 3812 11311 4695 11311 5671 10523 6459 9547 6459 9326 6459 9169 6616 9169 6805 9169 6994 9326 7152 9547 7152 10114 7152 10649 6963 11059 6648 11217 6931 11311 7215 11311 7530 11374 8381 10586 9168 9610 9168 9137 9168 8696 8979 8350 8664 8287 8601 8200 8570 8109 8570 8019 8570 7924 8601 7845 8664 7719 8790 7719 9011 7845 9168 8224 9578 8696 9798 9232 9893 L 9232 9924 C 9232 10712 8602 11342 7814 11342 7026 11342 6396 10680 6396 9924 L 6396 2206 C 6396 1418 7058 788 7814 788 Z M 4254 0 C 3088 0 2143 977 2143 2111 L 2143 2174 C 946 2332 1 3340 1 4600 1 5104 158 5640 442 6018 158 6427 1 6931 1 7435 1 8696 946 9735 2143 9861 L 2143 9924 C 2143 11090 3088 12035 4254 12035 5010 12035 5640 11657 6050 11058 6428 11657 7089 12035 7814 12035 8980 12035 9925 11058 9925 9924 L 9925 9861 C 11122 9704 12067 8696 12067 7435 12067 6931 11910 6459 11626 6018 11910 5577 12067 5104 12067 4600 12067 3371 11154 2363 9925 2174 L 9925 2111 C 9925 945 8980 0 7814 0 7089 0 6428 378 6050 977 5640 378 4979 0 4254 0 Z N">
            <draw:equation draw:name="f0" draw:formula="logwidth"/>
            <draw:equation draw:name="f1" draw:formula="logheight"/>
          </draw:enhanced-geometry>
        </draw:custom-shape>
        <draw:g draw:name="Google Shape;783;p43">
          <draw:custom-shape draw:name="Google Shape;784;p43" draw:style-name="gr6" draw:text-style-name="P13" draw:layer="layout" svg:width="0.85cm" svg:height="0.994cm" svg:x="5.198cm" svg:y="3.886cm">
            <text:p text:style-name="P6"/>
            <draw:enhanced-geometry draw:mirror-horizontal="false" draw:mirror-vertical="false" drawooo:sub-view-size="10272 12009" draw:text-areas="0 0 ?f0 ?f1" svg:viewBox="0 0 0 0" draw:type="ooxml-non-primitive" draw:enhanced-path="M 4507 679 C 4774 679 5048 706 5325 762 6774 1077 7940 2274 8255 3723 8381 4227 8381 4763 8318 5267 8318 5330 8318 5424 8350 5487 L 9263 7220 C 9389 7441 9232 7756 8980 7756 L 8034 7756 C 7845 7756 7688 7913 7688 8102 L 7688 9867 5892 9867 C 5703 9867 5546 10024 5546 10213 L 5546 11284 2049 11284 2049 7693 C 2049 7598 2017 7504 1923 7441 1103 6685 631 5645 631 4542 631 2387 2372 679 4507 679 Z M 4570 0 C 2059 0 1 1999 1 4542 1 5802 505 7000 1418 7850 L 1418 11631 C 1418 11851 1576 12009 1765 12009 L 5987 12009 C 6176 12009 6333 11851 6333 11631 L 6333 10591 8097 10591 C 8287 10591 8444 10434 8444 10213 L 8444 8449 9043 8449 C 9799 8417 10271 7598 9925 6874 L 9043 5267 C 9137 4700 9137 4164 9011 3597 8665 1864 7247 510 5546 100 5215 33 4889 0 4570 0 Z N">
              <draw:equation draw:name="f0" draw:formula="logwidth"/>
              <draw:equation draw:name="f1" draw:formula="logheight"/>
            </draw:enhanced-geometry>
          </draw:custom-shape>
          <draw:custom-shape draw:name="Google Shape;785;p43" draw:style-name="gr6" draw:text-style-name="P13" draw:layer="layout" svg:width="0.477cm" svg:height="0.464cm" svg:x="5.337cm" svg:y="4.001cm">
            <text:p text:style-name="P6"/>
            <draw:enhanced-geometry draw:mirror-horizontal="false" draw:mirror-vertical="false" drawooo:sub-view-size="5766 5609" draw:text-areas="0 0 ?f0 ?f1" svg:viewBox="0 0 0 0" draw:type="ooxml-non-primitive" draw:enhanced-path="M 3214 757 L 3214 883 C 3214 1040 3277 1135 3435 1198 3624 1261 3844 1387 4002 1513 4061 1553 4146 1593 4233 1593 4283 1593 4333 1579 4380 1545 L 4506 1482 4852 2049 4726 2143 C 4632 2206 4537 2364 4569 2490 4632 2710 4632 2899 4569 3120 4537 3277 4632 3403 4726 3466 L 4852 3561 4506 4159 4380 4065 C 4323 4037 4260 4021 4199 4021 4125 4021 4054 4044 4002 4096 3844 4254 3624 4348 3435 4411 3277 4475 3214 4632 3214 4727 L 3214 4853 2489 4853 2489 4727 C 2489 4569 2426 4475 2269 4411 2048 4348 1859 4222 1702 4096 1622 4057 1530 4017 1449 4017 1402 4017 1358 4030 1324 4065 L 1198 4159 851 3561 946 3466 C 1072 3403 1166 3246 1103 3120 1072 2899 1072 2710 1103 2490 1166 2332 1072 2206 946 2143 L 851 2049 1198 1482 1324 1545 C 1366 1573 1421 1588 1481 1588 1553 1588 1632 1565 1702 1513 1859 1356 2048 1261 2269 1198 2426 1135 2489 977 2489 883 L 2489 757 Z M 2174 1 C 1985 1 1828 158 1828 379 L 1828 599 C 1702 631 1576 725 1513 788 L 1324 694 C 1265 658 1192 641 1122 641 1004 641 890 690 851 788 L 126 2017 C 63 2175 95 2427 253 2490 L 442 2616 442 2994 253 3120 C 95 3214 0 3435 126 3592 L 851 4821 C 894 4928 1024 4991 1152 4991 1213 4991 1273 4977 1324 4947 L 1513 4821 C 1639 4884 1733 4979 1828 5010 L 1828 5262 C 1828 5451 1985 5609 2174 5609 L 3592 5609 C 3781 5609 3939 5451 3939 5262 L 3939 5010 C 4065 4979 4191 4884 4254 4821 L 4474 4947 C 4524 4967 4580 4978 4637 4978 4759 4978 4882 4929 4947 4821 L 5640 3592 C 5734 3435 5671 3214 5514 3120 L 5325 2994 5325 2616 5514 2490 C 5671 2427 5766 2206 5640 2017 L 4947 788 C 4887 689 4777 627 4664 627 4598 627 4532 648 4474 694 L 4254 788 C 4159 725 4033 631 3939 599 L 3939 379 C 3939 158 3781 1 3592 1 Z N">
              <draw:equation draw:name="f0" draw:formula="logwidth"/>
              <draw:equation draw:name="f1" draw:formula="logheight"/>
            </draw:enhanced-geometry>
          </draw:custom-shape>
          <draw:custom-shape draw:name="Google Shape;786;p43" draw:style-name="gr6" draw:text-style-name="P13" draw:layer="layout" svg:width="0.174cm" svg:height="0.174cm" svg:x="5.485cm" svg:y="4.15cm">
            <text:p text:style-name="P6"/>
            <draw:enhanced-geometry draw:mirror-horizontal="false" draw:mirror-vertical="false" drawooo:sub-view-size="2111 2112" draw:text-areas="0 0 ?f0 ?f1" svg:viewBox="0 0 0 0" draw:type="ooxml-non-primitive" draw:enhanced-path="M 1040 662 C 1260 662 1418 820 1418 1009 1418 1198 1260 1355 1040 1355 851 1355 693 1198 693 1009 693 820 851 662 1040 662 Z M 1040 1 C 473 1 0 473 0 1040 0 1639 473 2111 1040 2111 1639 2111 2111 1639 2111 1040 2111 473 1639 1 1040 1 Z N">
              <draw:equation draw:name="f0" draw:formula="logwidth"/>
              <draw:equation draw:name="f1" draw:formula="logheight"/>
            </draw:enhanced-geometry>
          </draw:custom-shape>
        </draw:g>
        <draw:g draw:name="Google Shape;787;p43">
          <draw:custom-shape draw:name="Google Shape;788;p43" draw:style-name="gr6" draw:text-style-name="P13" draw:layer="layout" svg:width="0.229cm" svg:height="0.165cm" svg:x="8.29cm" svg:y="3.578cm">
            <text:p text:style-name="P6"/>
            <draw:enhanced-geometry draw:mirror-horizontal="false" draw:mirror-vertical="false" drawooo:sub-view-size="2805 2021" draw:text-areas="0 0 ?f0 ?f1" svg:viewBox="0 0 0 0" draw:type="ooxml-non-primitive" draw:enhanced-path="M 2473 0 C 2377 0 2273 32 2206 99 L 1072 1233 599 761 C 536 713 449 690 363 690 276 690 189 713 126 761 0 887 0 1139 126 1233 L 820 1958 C 914 2021 977 2021 1072 2021 1135 2021 1261 1989 1292 1926 L 2678 540 C 2804 414 2804 162 2678 68 2634 24 2557 0 2473 0 Z N">
              <draw:equation draw:name="f0" draw:formula="logwidth"/>
              <draw:equation draw:name="f1" draw:formula="logheight"/>
            </draw:enhanced-geometry>
          </draw:custom-shape>
          <draw:custom-shape draw:name="Google Shape;789;p43" draw:style-name="gr6" draw:text-style-name="P13" draw:layer="layout" svg:width="0.229cm" svg:height="0.167cm" svg:x="8.29cm" svg:y="3.408cm">
            <text:p text:style-name="P6"/>
            <draw:enhanced-geometry draw:mirror-horizontal="false" draw:mirror-vertical="false" drawooo:sub-view-size="2805 2046" draw:text-areas="0 0 ?f0 ?f1" svg:viewBox="0 0 0 0" draw:type="ooxml-non-primitive" draw:enhanced-path="M 2469 1 C 2374 1 2272 40 2206 123 L 1072 1257 599 785 C 536 738 449 714 363 714 276 714 189 738 126 785 0 911 0 1163 126 1257 L 820 1982 C 914 2045 977 2045 1072 2045 1135 2045 1261 2014 1292 1951 L 2678 564 C 2804 438 2804 186 2678 92 2634 32 2554 1 2469 1 Z N">
              <draw:equation draw:name="f0" draw:formula="logwidth"/>
              <draw:equation draw:name="f1" draw:formula="logheight"/>
            </draw:enhanced-geometry>
          </draw:custom-shape>
          <draw:custom-shape draw:name="Google Shape;790;p43" draw:style-name="gr6" draw:text-style-name="P13" draw:layer="layout" svg:width="0.229cm" svg:height="0.167cm" svg:x="8.29cm" svg:y="3.238cm">
            <text:p text:style-name="P6"/>
            <draw:enhanced-geometry draw:mirror-horizontal="false" draw:mirror-vertical="false" drawooo:sub-view-size="2805 2045" draw:text-areas="0 0 ?f0 ?f1" svg:viewBox="0 0 0 0" draw:type="ooxml-non-primitive" draw:enhanced-path="M 2469 1 C 2374 1 2272 40 2206 123 L 1072 1257 599 785 C 536 722 449 690 363 690 276 690 189 722 126 785 0 911 0 1131 126 1257 L 820 1982 C 914 2045 977 2045 1072 2045 1135 2045 1261 2013 1292 1919 L 2678 532 C 2804 438 2804 186 2678 91 2634 32 2554 1 2469 1 Z N">
              <draw:equation draw:name="f0" draw:formula="logwidth"/>
              <draw:equation draw:name="f1" draw:formula="logheight"/>
            </draw:enhanced-geometry>
          </draw:custom-shape>
          <draw:custom-shape draw:name="Google Shape;791;p43" draw:style-name="gr6" draw:text-style-name="P13" draw:layer="layout" svg:width="0.977cm" svg:height="0.967cm" svg:x="8.12cm" svg:y="3.008cm">
            <text:p text:style-name="P6"/>
            <draw:enhanced-geometry draw:mirror-horizontal="false" draw:mirror-vertical="false" drawooo:sub-view-size="11941 11816" draw:text-areas="0 0 ?f0 ?f1" svg:viewBox="0 0 0 0" draw:type="ooxml-non-primitive" draw:enhanced-path="M 6963 1198 L 7876 2143 6963 2143 6963 1198 Z M 10286 3498 C 10373 3498 10460 3530 10523 3593 L 10995 4065 C 11184 4223 11184 4475 11027 4569 L 10806 4821 9798 3845 10050 3593 C 10113 3530 10200 3498 10286 3498 Z M 9294 4349 L 10271 5325 7845 7783 6868 6774 9294 4349 Z M 6585 7499 L 7183 8098 6427 8255 6585 7499 Z M 6994 10398 L 6994 10776 C 6994 10870 7057 10996 7089 11122 L 1071 11122 C 882 11122 693 10965 693 10776 L 693 10398 Z M 6270 663 L 6270 2458 C 6270 2647 6427 2805 6616 2805 L 8349 2805 8349 4286 6112 6554 C 6081 6585 6018 6680 6018 6711 L 5608 8633 C 5545 8759 5608 8885 5671 8948 5742 9019 5813 9055 5897 9055 5925 9055 5955 9051 5986 9043 L 7908 8602 C 8002 8602 8034 8570 8065 8507 L 8349 8255 8349 10807 8380 10807 C 8380 10996 8223 11154 8034 11154 7845 11154 7687 10996 7687 10807 L 7687 10083 C 7687 9893 7530 9736 7309 9736 L 1386 9736 1386 663 Z M 1071 1 C 882 1 693 158 693 379 L 693 9736 347 9736 C 158 9736 0 9893 0 10083 L 0 10807 C 0 11406 473 11815 1008 11815 L 8002 11815 C 8569 11815 9011 11343 9011 10807 L 9011 7562 11499 5105 C 11940 4664 11940 4034 11531 3593 L 11058 3120 C 10869 2931 10609 2836 10346 2836 10082 2836 9814 2931 9609 3120 L 9105 3624 9105 2490 C 9105 2427 9074 2332 8979 2269 L 6900 127 C 6805 64 6742 1 6648 1 Z N">
              <draw:equation draw:name="f0" draw:formula="logwidth"/>
              <draw:equation draw:name="f1" draw:formula="logheight"/>
            </draw:enhanced-geometry>
          </draw:custom-shape>
        </draw:g>
        <draw:g draw:name="Google Shape;792;p43">
          <draw:custom-shape draw:name="Google Shape;793;p43" draw:style-name="gr6" draw:text-style-name="P13" draw:layer="layout" svg:width="0.703cm" svg:height="1.079cm" svg:x="18.008cm" svg:y="3.443cm">
            <text:p text:style-name="P6"/>
            <draw:enhanced-geometry draw:mirror-horizontal="false" draw:mirror-vertical="false" drawooo:sub-view-size="7649 11743" draw:text-areas="0 0 ?f0 ?f1" svg:viewBox="0 0 0 0" draw:type="ooxml-non-primitive" draw:enhanced-path="M 3813 684 C 5545 684 6900 2039 6900 3740 6931 4780 6553 5347 6270 5788 5797 6544 5608 6922 5608 7930 5608 8119 5451 8277 5230 8277 L 2489 8277 C 2300 8277 2143 8119 2143 7930 2143 6922 1922 6576 1450 5820 1198 5347 567 4528 788 3205 1040 1819 2237 684 3813 684 Z M 4852 8907 L 4852 9569 4506 9569 C 4285 9569 4128 9726 4128 9915 4128 10136 4285 10293 4506 10293 L 4852 10293 4852 10640 C 4884 10829 4726 10986 4537 10986 L 3151 10986 C 2962 10986 2804 10829 2804 10640 L 2804 10293 3151 10293 C 3371 10293 3529 10136 3529 9915 3529 9726 3371 9569 3151 9569 L 2804 9569 2804 8907 Z M 3897 1 C 3632 1 3361 28 3088 86 1607 401 441 1566 158 3079 0 3992 158 4969 631 5757 757 5914 820 6072 914 6229 1355 6891 1450 7143 1450 7962 1450 8403 1733 8781 2143 8939 L 2143 10703 C 2143 11270 2615 11743 3151 11743 L 4537 11743 C 5073 11743 5545 11270 5545 10703 L 5545 8939 C 5955 8781 6238 8435 6238 7962 L 6238 7930 C 6238 7143 6427 6828 6805 6229 7089 5788 7593 5032 7593 3835 7649 1658 5950 1 3897 1 Z N">
              <draw:equation draw:name="f0" draw:formula="logwidth"/>
              <draw:equation draw:name="f1" draw:formula="logheight"/>
            </draw:enhanced-geometry>
          </draw:custom-shape>
          <draw:custom-shape draw:name="Google Shape;794;p43" draw:style-name="gr6" draw:text-style-name="P13" draw:layer="layout" svg:width="0.127cm" svg:height="0.066cm" svg:x="18.776cm" svg:y="3.761cm">
            <text:p text:style-name="P6"/>
            <draw:enhanced-geometry draw:mirror-horizontal="false" draw:mirror-vertical="false" drawooo:sub-view-size="1387 726" draw:text-areas="0 0 ?f0 ?f1" svg:viewBox="0 0 0 0" draw:type="ooxml-non-primitive" draw:enhanced-path="M 347 1 C 158 1 0 158 0 379 0 568 158 725 347 725 L 1040 725 C 1229 725 1386 568 1386 379 1386 158 1229 1 1040 1 Z N">
              <draw:equation draw:name="f0" draw:formula="logwidth"/>
              <draw:equation draw:name="f1" draw:formula="logheight"/>
            </draw:enhanced-geometry>
          </draw:custom-shape>
          <draw:custom-shape draw:name="Google Shape;795;p43" draw:style-name="gr6" draw:text-style-name="P13" draw:layer="layout" svg:width="0.127cm" svg:height="0.066cm" svg:x="17.829cm" svg:y="3.761cm">
            <text:p text:style-name="P6"/>
            <draw:enhanced-geometry draw:mirror-horizontal="false" draw:mirror-vertical="false" drawooo:sub-view-size="1387 726" draw:text-areas="0 0 ?f0 ?f1" svg:viewBox="0 0 0 0" draw:type="ooxml-non-primitive" draw:enhanced-path="M 347 1 C 158 1 0 158 0 379 0 568 158 725 347 725 L 1008 725 C 1197 694 1386 536 1386 379 1386 158 1197 1 1008 1 Z N">
              <draw:equation draw:name="f0" draw:formula="logwidth"/>
              <draw:equation draw:name="f1" draw:formula="logheight"/>
            </draw:enhanced-geometry>
          </draw:custom-shape>
          <draw:custom-shape draw:name="Google Shape;796;p43" draw:style-name="gr6" draw:text-style-name="P13" draw:layer="layout" svg:width="0.129cm" svg:height="0.097cm" svg:x="18.713cm" svg:y="3.506cm">
            <text:p text:style-name="P6"/>
            <draw:enhanced-geometry draw:mirror-horizontal="false" draw:mirror-vertical="false" drawooo:sub-view-size="1418 1063" draw:text-areas="0 0 ?f0 ?f1" svg:viewBox="0 0 0 0" draw:type="ooxml-non-primitive" draw:enhanced-path="M 992 1 C 931 1 870 19 819 59 L 221 406 C 63 500 0 721 95 878 159 985 295 1063 415 1063 473 1063 527 1045 567 1005 L 1166 658 C 1323 563 1418 343 1292 185 1249 79 1120 1 992 1 Z N">
              <draw:equation draw:name="f0" draw:formula="logwidth"/>
              <draw:equation draw:name="f1" draw:formula="logheight"/>
            </draw:enhanced-geometry>
          </draw:custom-shape>
          <draw:custom-shape draw:name="Google Shape;797;p43" draw:style-name="gr6" draw:text-style-name="P13" draw:layer="layout" svg:width="0.13cm" svg:height="0.096cm" svg:x="17.889cm" svg:y="3.983cm">
            <text:p text:style-name="P6"/>
            <draw:enhanced-geometry draw:mirror-horizontal="false" draw:mirror-vertical="false" drawooo:sub-view-size="1419 1049" draw:text-areas="0 0 ?f0 ?f1" svg:viewBox="0 0 0 0" draw:type="ooxml-non-primitive" draw:enhanced-path="M 1005 1 C 944 1 880 15 820 45 L 221 392 C 64 486 1 707 127 864 169 971 299 1049 427 1049 488 1049 548 1031 599 990 L 1166 644 C 1324 549 1418 329 1292 171 1250 64 1134 1 1005 1 Z N">
              <draw:equation draw:name="f0" draw:formula="logwidth"/>
              <draw:equation draw:name="f1" draw:formula="logheight"/>
            </draw:enhanced-geometry>
          </draw:custom-shape>
          <draw:custom-shape draw:name="Google Shape;798;p43" draw:style-name="gr6" draw:text-style-name="P13" draw:layer="layout" svg:width="0.127cm" svg:height="0.093cm" svg:x="18.716cm" svg:y="3.983cm">
            <text:p text:style-name="P6"/>
            <draw:enhanced-geometry draw:mirror-horizontal="false" draw:mirror-vertical="false" drawooo:sub-view-size="1387 1021" draw:text-areas="0 0 ?f0 ?f1" svg:viewBox="0 0 0 0" draw:type="ooxml-non-primitive" draw:enhanced-path="M 378 1 C 264 1 149 64 64 171 1 329 32 518 190 644 L 788 990 C 838 1010 891 1021 944 1021 1059 1021 1175 972 1261 864 1387 675 1292 486 1135 392 L 536 45 C 486 15 432 1 378 1 Z N">
              <draw:equation draw:name="f0" draw:formula="logwidth"/>
              <draw:equation draw:name="f1" draw:formula="logheight"/>
            </draw:enhanced-geometry>
          </draw:custom-shape>
          <draw:custom-shape draw:name="Google Shape;799;p43" draw:style-name="gr6" draw:text-style-name="P13" draw:layer="layout" svg:width="0.127cm" svg:height="0.093cm" svg:x="17.892cm" svg:y="3.508cm">
            <text:p text:style-name="P6"/>
            <draw:enhanced-geometry draw:mirror-horizontal="false" draw:mirror-vertical="false" drawooo:sub-view-size="1387 1021" draw:text-areas="0 0 ?f0 ?f1" svg:viewBox="0 0 0 0" draw:type="ooxml-non-primitive" draw:enhanced-path="M 405 1 C 283 1 159 50 95 157 0 315 63 504 221 630 L 788 977 C 838 1007 895 1021 953 1021 1074 1021 1196 958 1260 850 1386 693 1292 504 1134 378 L 567 31 C 517 11 461 1 405 1 Z N">
              <draw:equation draw:name="f0" draw:formula="logwidth"/>
              <draw:equation draw:name="f1" draw:formula="logheight"/>
            </draw:enhanced-geometry>
          </draw:custom-shape>
          <draw:custom-shape draw:name="Google Shape;800;p43" draw:style-name="gr6" draw:text-style-name="P13" draw:layer="layout" svg:width="0.376cm" svg:height="0.562cm" svg:x="18.176cm" svg:y="3.574cm">
            <text:p text:style-name="P6"/>
            <draw:enhanced-geometry draw:mirror-horizontal="false" draw:mirror-vertical="false" drawooo:sub-view-size="4097 6124" draw:text-areas="0 0 ?f0 ?f1" svg:viewBox="0 0 0 0" draw:type="ooxml-non-primitive" draw:enhanced-path="M 1733 1492 L 1733 2343 C 1733 2500 1796 2626 1922 2658 L 3246 3225 2395 4611 2395 3729 C 2395 3572 2332 3445 2206 3414 L 851 2878 1733 1492 Z M 2038 0 C 1919 0 1814 47 1765 169 L 64 2941 C 32 3004 1 3130 32 3225 64 3288 158 3382 221 3414 L 1733 4013 1733 5808 C 1733 5966 1859 6092 1954 6123 L 2049 6123 C 2143 6123 2269 6092 2301 5966 L 4002 3225 C 4033 3130 4096 3004 4033 2941 4033 2878 3970 2784 3907 2752 L 2395 2154 2395 358 C 2395 169 2269 74 2143 11 2108 4 2072 0 2038 0 Z N">
              <draw:equation draw:name="f0" draw:formula="logwidth"/>
              <draw:equation draw:name="f1" draw:formula="logheight"/>
            </draw:enhanced-geometry>
          </draw:custom-shape>
        </draw:g>
        <draw:custom-shape draw:name="Google Shape;801;p43" draw:style-name="gr10" draw:text-style-name="P20" draw:layer="layout" svg:width="0.923cm" svg:height="0.662cm" draw:transform="rotate (1.5707963267949) translate (17.959cm 6.435cm)">
          <text:p text:style-name="P6"/>
          <draw:enhanced-geometry draw:mirror-horizontal="false" draw:mirror-vertical="false" drawooo:sub-view-size="3008 2157" draw:text-areas="0 0 ?f0 ?f1" svg:viewBox="0 0 0 0" draw:type="ooxml-non-primitive" draw:enhanced-path="M 0 0 L 729 1075 0 2157 0 2157 3008 1075 0 0 Z N">
            <draw:equation draw:name="f0" draw:formula="logwidth"/>
            <draw:equation draw:name="f1" draw:formula="logheight"/>
          </draw:enhanced-geometry>
        </draw:custom-shape>
        <draw:custom-shape draw:name="Google Shape;802;p43" draw:style-name="gr6" draw:text-style-name="P13" draw:layer="layout" svg:width="1.035cm" svg:height="1.038cm" svg:x="14.511cm" svg:y="2.404cm">
          <text:p text:style-name="P6"/>
          <draw:enhanced-geometry draw:mirror-horizontal="false" draw:mirror-vertical="false" drawooo:sub-view-size="12666 12708" draw:text-areas="0 0 ?f0 ?f1" svg:viewBox="0 0 0 0" draw:type="ooxml-non-primitive" draw:enhanced-path="M 6347 841 C 6876 841 7350 1172 7530 1712 7719 2405 7372 3067 6679 3256 6569 3289 6457 3305 6345 3305 5822 3305 5323 2956 5167 2437 4947 1775 5325 1082 5986 893 6108 858 6229 841 6347 841 Z M 6353 5919 C 7021 5919 7624 6459 7624 7162 7593 7698 7215 8170 6742 8328 6608 8371 6474 8391 6345 8391 5810 8391 5351 8042 5199 7509 5010 6847 5356 6186 6018 5965 6130 5934 6242 5919 6353 5919 Z M 2079 9351 C 2744 9351 3340 9871 3340 10596 3308 11163 2962 11604 2426 11762 2305 11797 2183 11813 2065 11813 1538 11813 1068 11483 914 10943 693 10281 1071 9588 1733 9399 1849 9367 1965 9351 2079 9351 Z M 10617 9351 C 11281 9351 11878 9871 11878 10596 11846 11163 11500 11604 10995 11762 10868 11797 10742 11813 10620 11813 10076 11813 9606 11483 9452 10943 9263 10281 9609 9588 10271 9399 10387 9367 10503 9351 10617 9351 Z M 6344 0 C 5677 0 5021 308 4631 893 3812 2122 4474 3760 5955 4075 L 5955 5146 C 4600 5430 3907 6910 4537 8107 L 3434 9021 C 3025 8706 2584 8548 2080 8548 945 8548 0 9494 0 10628 0 11762 945 12707 2080 12707 3214 12707 4159 11793 4159 10628 4159 10281 4096 9966 3938 9683 L 5041 8769 C 5435 9084 5907 9242 6376 9242 6845 9242 7309 9084 7687 8769 L 8790 9683 C 8318 10596 8570 11730 9452 12361 9803 12595 10203 12707 10598 12707 11266 12707 11923 12387 12319 11793 12571 11478 12665 11069 12665 10659 12665 9431 11783 8548 10617 8548 10113 8548 9672 8706 9294 9021 L 8192 8107 C 8822 6879 8097 5398 6774 5146 L 6774 4075 C 7530 3917 8097 3382 8349 2657 8633 1806 8318 861 7530 357 7170 117 6755 0 6344 0 Z N">
            <draw:equation draw:name="f0" draw:formula="logwidth"/>
            <draw:equation draw:name="f1" draw:formula="logheight"/>
          </draw:enhanced-geometry>
        </draw:custom-shape>
        <draw:g draw:name="Google Shape;803;p43" xml:id="id16" draw:id="id16">
          <draw:custom-shape draw:name="Google Shape;804;p43" draw:style-name="gr22" draw:text-style-name="P13" draw:layer="layout" svg:width="13.816cm" svg:height="11.444cm" svg:x="10.11cm" svg:y="2.342cm">
            <text:p text:style-name="P21"><text:span text:style-name="T13">Extrapolación del contexto en la niñez</text:span></text:p>
            <text:list text:style-name="L12">
              <text:list-item>
                <text:list>
                  <text:list-item>
                    <text:p text:style-name="P6"><text:span text:style-name="T13">Referentes en el campo</text:span></text:p>
                  </text:list-item>
                  <text:list-item>
                    <text:p text:style-name="P6"><text:span text:style-name="T13">Acceso a la información y a formación</text:span></text:p>
                  </text:list-item>
                </text:list>
              </text:list-item>
            </text:list>
            <text:p text:style-name="P6"><text:span text:style-name="T13"/></text:p>
            <text:p text:style-name="P21"><text:span text:style-name="T13">Vida afectiva</text:span></text:p>
            <text:list text:continue-numbering="true" text:style-name="L12">
              <text:list-item>
                <text:list>
                  <text:list-item>
                    <text:p text:style-name="P6"><text:span text:style-name="T13">Identidad y sentimiento de pertenencia al grupo</text:span></text:p>
                  </text:list-item>
                  <text:list-item>
                    <text:p text:style-name="P6"><text:span text:style-name="T13">Uso del one-by-one vertical y horizontal como apoyo</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05;p43">
            <draw:custom-shape draw:name="Google Shape;806;p43" draw:style-name="gr1" draw:text-style-name="P4" draw:layer="layout" svg:width="0.23cm" svg:height="0.093cm" svg:x="10.837cm" svg:y="6.371cm">
              <text:p text:style-name="P6"/>
              <draw:enhanced-geometry draw:mirror-horizontal="false" draw:mirror-vertical="false" drawooo:sub-view-size="2930 1190" draw:text-areas="0 0 ?f0 ?f1" svg:viewBox="0 0 0 0" draw:type="ooxml-non-primitive" draw:enhanced-path="M 410 1 C 315 1 221 40 158 119 0 276 0 528 158 623 504 1001 977 1190 1449 1190 1922 1190 2458 1001 2773 623 2930 465 2930 245 2773 119 2710 40 2615 1 2517 1 2418 1 2316 40 2237 119 2048 308 1733 434 1449 434 1134 434 882 308 662 119 599 40 504 1 410 1 Z N">
                <draw:equation draw:name="f0" draw:formula="logwidth"/>
                <draw:equation draw:name="f1" draw:formula="logheight"/>
              </draw:enhanced-geometry>
            </draw:custom-shape>
            <draw:custom-shape draw:name="Google Shape;807;p43" draw:style-name="gr1" draw:text-style-name="P4" draw:layer="layout" svg:width="0.054cm" svg:height="0.054cm" svg:x="11.043cm" svg:y="6.169cm">
              <text:p text:style-name="P6"/>
              <draw:enhanced-geometry draw:mirror-horizontal="false" draw:mirror-vertical="false" drawooo:sub-view-size="693 694" draw:text-areas="0 0 ?f0 ?f1" svg:viewBox="0 0 0 0" draw:type="ooxml-non-primitive" draw:enhanced-path="M 347 1 C 158 1 0 158 0 347 0 536 158 694 347 694 536 694 693 536 693 347 693 158 536 1 347 1 Z N">
                <draw:equation draw:name="f0" draw:formula="logwidth"/>
                <draw:equation draw:name="f1" draw:formula="logheight"/>
              </draw:enhanced-geometry>
            </draw:custom-shape>
            <draw:custom-shape draw:name="Google Shape;808;p43" draw:style-name="gr1" draw:text-style-name="P4" draw:layer="layout" svg:width="0.054cm" svg:height="0.054cm" svg:x="10.807cm" svg:y="6.169cm">
              <text:p text:style-name="P6"/>
              <draw:enhanced-geometry draw:mirror-horizontal="false" draw:mirror-vertical="false" drawooo:sub-view-size="693 694" draw:text-areas="0 0 ?f0 ?f1" svg:viewBox="0 0 0 0" draw:type="ooxml-non-primitive" draw:enhanced-path="M 347 1 C 158 1 0 158 0 347 0 536 158 694 347 694 536 694 693 536 693 347 693 158 536 1 347 1 Z N">
                <draw:equation draw:name="f0" draw:formula="logwidth"/>
                <draw:equation draw:name="f1" draw:formula="logheight"/>
              </draw:enhanced-geometry>
            </draw:custom-shape>
            <draw:custom-shape draw:name="Google Shape;809;p43" draw:style-name="gr1" draw:text-style-name="P4" draw:layer="layout" svg:width="0.88cm" svg:height="0.997cm" svg:x="10.512cm" svg:y="5.643cm">
              <text:p text:style-name="P6"/>
              <draw:enhanced-geometry draw:mirror-horizontal="false" draw:mirror-vertical="false" drawooo:sub-view-size="11185 12666" draw:text-areas="0 0 ?f0 ?f1" svg:viewBox="0 0 0 0" draw:type="ooxml-non-primitive" draw:enhanced-path="M 1481 6680 L 1481 7026 1481 8129 C 1450 8134 1421 8136 1391 8136 1026 8136 756 7786 756 7436 756 7026 1103 6680 1481 6680 Z M 9672 6711 C 10082 6711 10428 7026 10428 7467 10428 7814 10113 8192 9672 8192 L 9672 7089 9672 6711 Z M 5576 3718 C 7435 3718 8947 5231 8947 7089 L 8947 9326 C 8947 10775 7750 11910 6333 11910 L 4852 11910 C 3371 11910 2237 10744 2237 9326 L 2237 7089 C 2237 5231 3749 3718 5576 3718 Z M 7089 1 C 6080 1 5230 820 5230 1828 L 5230 2994 C 3560 3151 2142 4348 1670 5924 L 1512 5924 C 662 5924 0 6585 0 7436 0 8255 662 8917 1512 8917 L 1512 9326 C 1512 11185 2993 12666 4852 12666 L 6333 12666 C 8191 12666 9704 11185 9704 9326 L 9704 8917 C 10523 8917 11184 8255 11184 7436 11184 6617 10523 5924 9672 5924 L 9515 5924 C 9042 4317 7687 3151 5954 2994 L 5954 1828 C 5954 1198 6459 725 7057 725 7687 725 8160 1230 8160 1828 8160 2017 8002 2206 7813 2206 7593 2206 7435 2017 7435 1828 7435 1639 7278 1482 7089 1482 6900 1482 6742 1639 6742 1828 6742 2458 7246 2931 7845 2931 8475 2931 8947 2427 8947 1828 8947 820 8128 1 7089 1 Z N">
                <draw:equation draw:name="f0" draw:formula="logwidth"/>
                <draw:equation draw:name="f1" draw:formula="logheight"/>
              </draw:enhanced-geometry>
            </draw:custom-shape>
          </draw:g>
          <draw:custom-shape draw:name="Google Shape;810;p43" draw:style-name="gr1" draw:text-style-name="P4" draw:layer="layout" svg:width="0.944cm" svg:height="0.834cm" svg:x="10.48cm" svg:y="8.415cm">
            <text:p text:style-name="P6"/>
            <draw:enhanced-geometry draw:mirror-horizontal="false" draw:mirror-vertical="false" drawooo:sub-view-size="19326 17074" draw:text-areas="0 0 ?f0 ?f1" svg:viewBox="0 0 0 0" draw:type="ooxml-non-primitive" draw:enhanced-path="M 14226 1132 C 15314 1132 16352 1605 17070 2425 17798 3252 18196 4366 18196 5568 18193 8476 15599 10686 11671 14032 11025 14581 10364 15146 9663 15756 8963 15146 8301 14581 7655 14032 3727 10686 1133 8476 1133 5568 1133 4366 1535 3252 2259 2425 2977 1605 4015 1132 5103 1132 5113 1132 5124 1132 5134 1132 6686 1132 7691 2090 8259 2890 8631 3421 8920 4001 9126 4614 9212 4875 9438 5006 9665 5006 9891 5006 10118 4875 10204 4614 10409 4001 10699 3421 11070 2890 11641 2090 12643 1132 14195 1132 14206 1132 14216 1132 14226 1132 Z M 5103 0 C 3689 0 2343 612 1411 1676 502 2709 1 4092 1 5568 1 7174 629 8672 1976 10275 3180 11710 4914 13183 6922 14895 7670 15532 8443 16191 9265 16909 L 9292 16933 C 9397 17027 9530 17074 9664 17074 9797 17074 9930 17027 10038 16933 L 10062 16909 C 10883 16191 11659 15532 12405 14895 14413 13183 16146 11707 17351 10275 18697 8672 19325 7174 19325 5568 19325 4092 18824 2709 17915 1676 16983 612 15637 0 14224 0 14213 0 14203 0 14192 0 12157 0 10868 1217 10143 2238 9968 2485 9808 2748 9663 3017 9518 2748 9358 2485 9183 2238 8458 1217 7169 0 5134 0 5124 0 5113 0 5103 0 Z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5" smil:attributeName="visibility" smil:to="visible"/>
                  <anim:transitionFilter smil:dur="0.5s" smil:targetElement="id1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smil:attributeName="visibility" smil:to="visible"/>
                  <anim:transitionFilter smil:dur="0.5s" smil:targetElement="id16" smil:type="fade" smil:subtype="crossfade"/>
                </anim:par>
              </anim:par>
            </anim:par>
            <anim:par smil:begin="next" smil:fill="hold">
              <anim:par smil:begin="0s" smil:fill="hold">
                <anim:par smil:begin="0s" smil:fill="hold" presentation:node-type="on-click" presentation:preset-class="exit" presentation:preset-id="ooo-exit-fade-out">
                  <anim:transitionFilter smil:dur="0.5s" smil:targetElement="id16" smil:type="fade" smil:subtype="crossfade" smil:mode="out"/>
                  <anim:set smil:begin="0.5s" smil:dur="0.001s" smil:fill="hold" smil:targetElement="id16" smil:attributeName="visibility" smil:to="hidden"/>
                </anim:par>
              </anim:par>
            </anim:par>
          </anim:seq>
        </anim:par>
        <presentation:notes draw:style-name="dp2">
          <draw:page-thumbnail draw:name="Google Shape;726;g9561cbfba7_2_545:notes" draw:style-name="gr2" draw:layer="layout" svg:width="16.932cm" svg:height="9.524cm" svg:x="1.059cm" svg:y="1.905cm" draw:page-number="13" presentation:class="page"/>
          <draw:frame draw:name="Google Shape;727;g9561cbfba7_2_545:notes" presentation:style-name="pr23" draw:text-style-name="P5" draw:layer="layout" svg:width="15.239cm" svg:height="11.429cm" svg:x="1.905cm" svg:y="12.065cm" presentation:class="notes" presentation:placeholder="true" presentation:user-transformed="true">
            <draw:text-box/>
          </draw:frame>
        </presentation:notes>
      </draw:page>
      <draw:page draw:name="Identificando la creatividad" draw:style-name="dp1" draw:master-page-name="SECTION_5f_HEADER">
        <draw:frame draw:name="Google Shape;815;p44" presentation:style-name="pr7" draw:text-style-name="P14" draw:layer="layout" svg:width="4.762cm" svg:height="2.702cm" svg:x="10.503cm" svg:y="4.543cm" presentation:class="title" presentation:user-transformed="true">
          <draw:text-box>
            <text:p text:style-name="P1"><text:span text:style-name="T7">3</text:span></text:p>
          </draw:text-box>
        </draw:frame>
        <draw:frame draw:name="Google Shape;816;p44" presentation:style-name="pr8" draw:text-style-name="P7" draw:layer="layout" svg:width="12.382cm" svg:height="1.692cm" svg:x="6.509cm" svg:y="6.685cm" presentation:class="title" presentation:user-transformed="true">
          <draw:text-box>
            <text:p text:style-name="P1"><text:span text:style-name="T8">Identificando la creatividad</text:span></text:p>
          </draw:text-box>
        </draw:frame>
        <draw:frame draw:name="Google Shape;817;p44" presentation:style-name="pr9" draw:text-style-name="P3" draw:layer="layout" svg:width="16.178cm" svg:height="1.266cm" svg:x="4.611cm" svg:y="8.256cm" presentation:class="subtitle" presentation:user-transformed="true">
          <draw:text-box>
            <text:p text:style-name="P8"><text:span text:style-name="T9">Reconocimiento de elementos en soluciones de software</text:span></text:p>
          </draw:text-box>
        </draw:frame>
        <presentation:notes draw:style-name="dp2">
          <draw:page-thumbnail draw:name="Google Shape;812;g944d268149_0_2:notes" draw:style-name="gr2" draw:layer="layout" svg:width="16.932cm" svg:height="9.524cm" svg:x="1.059cm" svg:y="1.905cm" draw:page-number="14" presentation:class="page"/>
          <draw:frame draw:name="Google Shape;813;g944d268149_0_2:notes" presentation:style-name="pr24" draw:text-style-name="P5" draw:layer="layout" svg:width="15.239cm" svg:height="11.429cm" svg:x="1.905cm" svg:y="12.065cm" presentation:class="notes" presentation:placeholder="true" presentation:user-transformed="true">
            <draw:text-box/>
          </draw:frame>
        </presentation:notes>
      </draw:page>
      <draw:page draw:name="Soluciones creativas" draw:style-name="dp1" draw:master-page-name="BLANK_5f_1_5f_1">
        <draw:custom-shape draw:name="Google Shape;822;p45" draw:style-name="gr23" draw:text-style-name="P20" draw:layer="layout" svg:width="6.883cm" svg:height="1.079cm" svg:x="9.098cm" svg:y="3.949cm">
          <text:p text:style-name="P1"><text:span text:style-name="T15">Arquitectura Hexagonal</text:span></text:p>
          <text:p text:style-name="P15"><text:span text:style-name="T1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23;p45" presentation:style-name="pr25" draw:text-style-name="P7" draw:layer="layout" svg:width="14.95cm" svg:height="1.59cm" svg:x="1.032cm" svg:y="0.611cm" presentation:class="title" presentation:user-transformed="true">
          <draw:text-box>
            <text:p text:style-name="P6"><text:span text:style-name="T16">Soluciones creativas</text:span></text:p>
          </draw:text-box>
        </draw:frame>
        <draw:g draw:name="Google Shape;824;p45">
          <draw:custom-shape draw:name="Google Shape;825;p45" draw:style-name="gr23" draw:text-style-name="P20" draw:layer="layout" svg:width="5.102cm" svg:height="1.59cm" svg:x="0.951cm" svg:y="4.793cm">
            <text:p text:style-name="P8"><text:span text:style-name="T9">Clas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6;p45" draw:style-name="gr23" draw:text-style-name="P20" draw:layer="layout" svg:width="5.102cm" svg:height="1.079cm" svg:x="0.951cm" svg:y="3.949cm">
            <text:p text:style-name="P8"><text:span text:style-name="T15">PO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827;p45" draw:style-name="gr23" draw:text-style-name="P20" draw:layer="layout" svg:width="5.102cm" svg:height="1.59cm" svg:x="9.989cm" svg:y="4.793cm">
          <text:p text:style-name="P8"><text:span text:style-name="T9">Lógica de negoc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8;p45" draw:style-name="gr23" draw:text-style-name="P20" draw:layer="layout" svg:width="6.088cm" svg:height="1.59cm" svg:x="4.896cm" svg:y="9.806cm">
          <text:p text:style-name="P8"><text:span text:style-name="T9">Modelos de domini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9;p45" draw:style-name="gr23" draw:text-style-name="P20" draw:layer="layout" svg:width="7.245cm" svg:height="1.079cm" svg:x="4.318cm" svg:y="8.962cm">
          <text:p text:style-name="P8"><text:span text:style-name="T15">D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0;p45" draw:style-name="gr23" draw:text-style-name="P20" draw:layer="layout" svg:width="5.102cm" svg:height="1.59cm" svg:x="14.266cm" svg:y="9.806cm">
          <text:p text:style-name="P8"><text:span text:style-name="T9">Despliegue de funcionalida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1;p45" draw:style-name="gr23" draw:text-style-name="P20" draw:layer="layout" svg:width="5.102cm" svg:height="1.079cm" svg:x="14.266cm" svg:y="8.962cm">
          <text:p text:style-name="P8"><text:span text:style-name="T15">Microservici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32;p45">
          <draw:custom-shape draw:name="Google Shape;833;p45" draw:style-name="gr1" draw:text-style-name="P4" draw:layer="layout" svg:width="2.222cm" svg:height="2.222cm" draw:transform="rotate (-3.14159265358979) translate (9.052cm 8.572cm)">
            <text:p text:style-name="P1"/>
            <draw:enhanced-geometry draw:mirror-horizontal="true" draw:mirror-vertical="false" draw:text-areas="?f60 ?f68 ?f44 ?f52" svg:viewBox="0 0 0 0"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Google Shape;834;p45" draw:style-name="gr4" draw:text-style-name="P12" draw:layer="layout" svg:width="2.222cm" svg:height="2.222cm" svg:x="20.711cm" svg:y="6.022cm">
            <text:p text:style-name="P1"/>
            <draw:enhanced-geometry draw:mirror-horizontal="false" draw:mirror-vertical="false" draw:text-areas="?f60 ?f68 ?f44 ?f52" svg:viewBox="0 0 0 0"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Google Shape;835;p45" draw:style-name="gr4" draw:text-style-name="P12" draw:layer="layout" svg:width="2.222cm" svg:height="2.222cm" svg:x="2.391cm" svg:y="6.022cm">
            <text:p text:style-name="P1"/>
            <draw:enhanced-geometry draw:mirror-horizontal="false" draw:mirror-vertical="false" draw:text-areas="?f60 ?f68 ?f44 ?f52" svg:viewBox="0 0 0 0"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Google Shape;836;p45" draw:style-name="gr4" draw:text-style-name="P12" draw:layer="layout" svg:width="2.222cm" svg:height="2.222cm" svg:x="11.268cm" svg:y="6.022cm">
            <text:p text:style-name="P1"/>
            <draw:enhanced-geometry draw:mirror-horizontal="false" draw:mirror-vertical="false" draw:text-areas="?f60 ?f68 ?f44 ?f52" svg:viewBox="0 0 0 0"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Google Shape;837;p45" draw:style-name="gr1" draw:text-style-name="P4" draw:layer="layout" svg:width="2.222cm" svg:height="2.222cm" draw:transform="rotate (-3.14159265358979) translate (17.929cm 8.572cm)">
            <text:p text:style-name="P1"/>
            <draw:enhanced-geometry draw:mirror-horizontal="true" draw:mirror-vertical="false" draw:text-areas="?f60 ?f68 ?f44 ?f52" svg:viewBox="0 0 0 0"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Google Shape;838;p45" draw:style-name="gr8" draw:text-style-name="P19" draw:layer="layout" svg:width="23.402cm" svg:height="0.627cm" svg:x="1.04cm" svg:y="6.983cm">
            <text:p text:style-name="P1"><text:span text:style-name="T17">Cohesión - Responsabilidad única - Desacoplamiento - Aislamiento - Independenc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839;p45" draw:style-name="gr23" draw:text-style-name="P20" draw:layer="layout" svg:width="5.102cm" svg:height="1.59cm" svg:x="19.369cm" svg:y="4.793cm">
          <text:p text:style-name="P8"><text:span text:style-name="T9">Ejecució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0;p45" draw:style-name="gr23" draw:text-style-name="P20" draw:layer="layout" svg:width="5.102cm" svg:height="1.079cm" svg:x="19.369cm" svg:y="3.949cm">
          <text:p text:style-name="P8"><text:span text:style-name="T15">Contenedo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1;p45" draw:style-name="gr23" draw:text-style-name="P20" draw:layer="layout" svg:width="8.699cm" svg:height="1.079cm" svg:x="0.914cm" svg:y="1.806cm">
          <text:p text:style-name="P8"><text:span text:style-name="T11">A través de un concepto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9;g8c14e35215_0_86:notes" draw:style-name="gr2" draw:layer="layout" svg:width="16.932cm" svg:height="9.524cm" svg:x="1.059cm" svg:y="1.905cm" draw:page-number="15" presentation:class="page"/>
          <draw:frame draw:name="Google Shape;820;g8c14e35215_0_86:notes" presentation:style-name="pr26" draw:text-style-name="P29" draw:layer="layout" svg:width="15.239cm" svg:height="11.429cm" svg:x="1.905cm" svg:y="12.065cm" presentation:class="notes" presentation:user-transformed="true">
            <draw:text-box>
              <text:list text:style-name="L14">
                <text:list-item>
                  <text:p text:style-name="P28"><text:span text:style-name="T18">La idea de organizar el código en torno a módulos data de principios de los 70(Parnas), década durante la que también se empieza a gestar SmallTalk, que sale al público en el 80. DeMarco usa el término cohesión a final de los 70, de forma similar a como lo hacemos ahora a nivel de clases y es el origen del principio S de SOLID (2009).</text:span></text:p>
                </text:list-item>
                <text:list-item>
                  <text:p text:style-name="P28"><text:span text:style-name="T18">A principios del 2000 aparece el concepto de DDD que, entre otras cosas, termina enlazando el concepto de cohesión y responsabilidades con una mayor relación del proceso de diseño del software y su estructura, con el dominio del que se ocupa. </text:span></text:p>
                </text:list-item>
                <text:list-item>
                  <text:p text:style-name="P28"><text:span text:style-name="T18">En esta línea y de forma paralela en 2005 se documenta el concepto de arquitectura Hexagonal, aunque el interés por el vendrá más tarde, que busca desacoplar o aislar la lógica del negocio de la forma en que se usa, ya sea por el acceso a una BD, test, usuarios, otros programas.</text:span></text:p>
                </text:list-item>
                <text:list-item>
                  <text:p text:style-name="P28"><text:span text:style-name="T18">El término microservicio aparece a principios de la segunda década (2010) y lleva el concepto de desacoplamiento al despliegue mismo de las funcionalidades. Ya no es que la lógica sea independiente o las clases estén desacopladas, encapsuladas y cohesionadas sino que van a desplegarse de forma independiente para mejorar el escalado del sistema(ejemplo con un lenguaje al que todo el mundo quiere Java: antes un archivo .jar para la app, ahora uno por funcionalidad).</text:span></text:p>
                </text:list-item>
                <text:list-item>
                  <text:p text:style-name="P28"><text:span text:style-name="T18">Para terminar y también en esta última década, el concepto de contenedores lleva el desacoplamiento al entorno de ejecución, empaquetando las aplicaciones de forma lógica para permitir ejecutarlas independientemente de este entorno.</text:span></text:p>
                </text:list-item>
              </text:list>
              <text:p text:style-name="P6"><text:span text:style-name="T19"/></text:p>
            </draw:text-box>
          </draw:frame>
        </presentation:notes>
      </draw:page>
      <draw:page draw:name="Otros conceptos" draw:style-name="dp1" draw:master-page-name="CUSTOM_5f_4">
        <draw:custom-shape draw:name="Google Shape;846;p46" draw:style-name="gr24" draw:text-style-name="P12" draw:layer="layout" svg:width="0.948cm" svg:height="0.944cm" svg:x="4.54cm" svg:y="6.859cm">
          <text:p text:style-name="P6"/>
          <draw:enhanced-geometry draw:mirror-horizontal="false" draw:mirror-vertical="false" drawooo:sub-view-size="19401 19327" draw:text-areas="0 0 ?f0 ?f1" svg:viewBox="0 0 0 0" draw:type="ooxml-non-primitive" draw:enhanced-path="M 14796 1700 L 17815 3965 14796 6229 14796 5097 C 14796 4783 14542 4529 14231 4529 L 10795 4529 C 9807 4529 8893 5046 8379 5888 8177 5547 7932 5230 7658 4946 8409 3974 9566 3403 10795 3397 L 14231 3397 C 14542 3397 14796 3143 14796 2832 L 14796 1700 Z M 5807 13011 C 5888 13398 6015 13778 6184 14137 5538 14566 4777 14796 4001 14796 L 1700 14796 C 1386 14796 1133 14542 1133 14231 1133 13917 1386 13663 1700 13663 L 4001 13663 C 4662 13663 5299 13434 5807 13011 Z M 4001 4529 C 6190 4532 7963 6305 7966 8494 L 7966 11966 C 7966 13527 9231 14792 10795 14796 L 14231 14796 C 14542 14796 14796 14542 14796 14231 L 14796 13099 17815 15363 14796 17628 14796 16495 C 14796 16181 14542 15928 14231 15928 L 10795 15928 C 8606 15925 6833 14152 6833 11966 L 6833 8494 C 6830 6930 5565 5665 4001 5662 L 1700 5662 C 1386 5662 1133 5408 1133 5097 1133 4783 1386 4529 1700 4529 Z M 14230 0 C 13937 0 13663 232 13663 568 L 13663 2265 10795 2265 C 9228 2265 7745 2989 6782 4224 5955 3684 4988 3397 4001 3397 L 1700 3397 C 761 3397 0 4158 0 5097 0 6033 761 6794 1700 6794 L 4001 6794 C 4940 6794 5698 7555 5701 8494 L 5701 10834 C 5698 11770 4940 12531 4001 12531 L 1700 12531 C 761 12531 0 13292 0 14231 0 15167 761 15928 1700 15928 L 4001 15928 C 4988 15928 5955 15641 6782 15100 7745 16338 9228 17060 10795 17060 L 13663 17060 13663 18760 C 13663 19095 13938 19326 14232 19326 14347 19326 14464 19291 14569 19213 L 19098 15816 C 19400 15590 19400 15134 19098 14910 L 14569 11513 C 14464 11434 14345 11398 14230 11398 13937 11398 13663 11630 13663 11966 L 13663 13663 10795 13663 C 9856 13663 9098 12902 9098 11966 L 9098 7362 C 9098 6423 9856 5662 10795 5662 L 13663 5662 13663 7362 C 13663 7576 13784 7769 13977 7866 14057 7906 14144 7926 14230 7926 14350 7926 14469 7888 14569 7815 L 19098 4418 C 19400 4191 19400 3735 19098 3512 L 14569 115 C 14464 36 14345 0 14230 0 Z N">
            <draw:equation draw:name="f0" draw:formula="logwidth"/>
            <draw:equation draw:name="f1" draw:formula="logheight"/>
          </draw:enhanced-geometry>
        </draw:custom-shape>
        <draw:frame draw:name="Google Shape;847;p46" presentation:style-name="pr27" draw:text-style-name="P7" draw:layer="layout" svg:width="8.311cm" svg:height="1.59cm" svg:x="2cm" svg:y="1.5cm" presentation:class="title" presentation:user-transformed="true">
          <draw:text-box>
            <text:p text:style-name="P6"><text:span text:style-name="T3">Otros conceptos</text:span></text:p>
          </draw:text-box>
        </draw:frame>
        <draw:frame draw:name="Google Shape;848;p46" presentation:style-name="pr28" draw:text-style-name="P10" draw:layer="layout" svg:width="6.348cm" svg:height="1.59cm" svg:x="6.43cm" svg:y="6.935cm" presentation:class="subtitle" presentation:user-transformed="true">
          <draw:text-box>
            <text:p text:style-name="P9"><text:span text:style-name="T9">DB, sistemas, storage, blockchain, web...</text:span></text:p>
          </draw:text-box>
        </draw:frame>
        <draw:frame draw:name="Google Shape;849;p46" presentation:style-name="pr28" draw:text-style-name="P10" draw:layer="layout" svg:width="6.348cm" svg:height="1.59cm" svg:x="16.51cm" svg:y="6.935cm" presentation:class="subtitle" presentation:user-transformed="true">
          <draw:text-box>
            <text:p text:style-name="P9"><text:span text:style-name="T9">Multithreading, Wasm...</text:span></text:p>
          </draw:text-box>
        </draw:frame>
        <draw:frame draw:name="Google Shape;850;p46" presentation:style-name="pr28" draw:text-style-name="P3" draw:layer="layout" svg:width="6.692cm" svg:height="0.937cm" svg:x="6.43cm" svg:y="6.053cm" presentation:class="subtitle" presentation:user-transformed="true">
          <draw:text-box>
            <text:p text:style-name="P9"><text:span text:style-name="T20">Descentralización</text:span></text:p>
          </draw:text-box>
        </draw:frame>
        <draw:frame draw:name="Google Shape;851;p46" presentation:style-name="pr28" draw:text-style-name="P3" draw:layer="layout" svg:width="6.348cm" svg:height="0.937cm" svg:x="16.51cm" svg:y="6.053cm" presentation:class="subtitle" presentation:user-transformed="true">
          <draw:text-box>
            <text:p text:style-name="P9"><text:span text:style-name="T20">Eficiencia</text:span></text:p>
          </draw:text-box>
        </draw:frame>
        <draw:frame draw:name="Google Shape;852;p46" presentation:style-name="pr28" draw:text-style-name="P10" draw:layer="layout" svg:width="6.348cm" svg:height="1.59cm" svg:x="6.43cm" svg:y="10.718cm" presentation:class="subtitle" presentation:user-transformed="true">
          <draw:text-box>
            <text:p text:style-name="P9"><text:span text:style-name="T9">CI, web semántica, IA, lenguaje natural...</text:span></text:p>
          </draw:text-box>
        </draw:frame>
        <draw:frame draw:name="Google Shape;853;p46" presentation:style-name="pr28" draw:text-style-name="P10" draw:layer="layout" svg:width="6.942cm" svg:height="1.59cm" svg:x="16.51cm" svg:y="10.718cm" presentation:class="subtitle" presentation:user-transformed="true">
          <draw:text-box>
            <text:p text:style-name="P9"><text:span text:style-name="T9">UX/UI, accesibilidad, reconocimiento voz..</text:span></text:p>
          </draw:text-box>
        </draw:frame>
        <draw:frame draw:name="Google Shape;854;p46" presentation:style-name="pr28" draw:text-style-name="P3" draw:layer="layout" svg:width="6.348cm" svg:height="0.937cm" svg:x="6.43cm" svg:y="9.837cm" presentation:class="subtitle" presentation:user-transformed="true">
          <draw:text-box>
            <text:p text:style-name="P9"><text:span text:style-name="T20">Automatización</text:span></text:p>
          </draw:text-box>
        </draw:frame>
        <draw:frame draw:name="Google Shape;855;p46" presentation:style-name="pr28" draw:text-style-name="P3" draw:layer="layout" svg:width="6.348cm" svg:height="0.937cm" svg:x="16.51cm" svg:y="9.837cm" presentation:class="subtitle" presentation:user-transformed="true">
          <draw:text-box>
            <text:p text:style-name="P9"><text:span text:style-name="T20">Usabilidad</text:span></text:p>
          </draw:text-box>
        </draw:frame>
        <draw:custom-shape draw:name="Google Shape;856;p46" draw:style-name="gr1" draw:text-style-name="P4" draw:layer="layout" svg:width="0.073cm" svg:height="2.603cm" svg:x="6.139cm" svg:y="6.029cm">
          <text:p text:style-name="P6"/>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custom-shape draw:name="Google Shape;857;p46" draw:style-name="gr1" draw:text-style-name="P4" draw:layer="layout" svg:width="0.073cm" svg:height="2.603cm" svg:x="16.219cm" svg:y="6.029cm">
          <text:p text:style-name="P6"/>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custom-shape draw:name="Google Shape;858;p46" draw:style-name="gr1" draw:text-style-name="P4" draw:layer="layout" svg:width="0.073cm" svg:height="2.603cm" svg:x="6.139cm" svg:y="9.813cm">
          <text:p text:style-name="P6"/>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custom-shape draw:name="Google Shape;859;p46" draw:style-name="gr1" draw:text-style-name="P4" draw:layer="layout" svg:width="0.073cm" svg:height="2.603cm" svg:x="16.219cm" svg:y="9.813cm">
          <text:p text:style-name="P6"/>
          <draw:enhanced-geometry draw:mirror-horizontal="false" draw:mirror-vertical="false" drawooo:sub-view-size="1061 31989" draw:text-areas="0 0 ?f0 ?f1" svg:viewBox="0 0 0 0" draw:type="ooxml-non-primitive" draw:enhanced-path="M 0 0 L 0 31989 1060 31989 1060 0 Z N">
            <draw:equation draw:name="f0" draw:formula="logwidth"/>
            <draw:equation draw:name="f1" draw:formula="logheight"/>
          </draw:enhanced-geometry>
        </draw:custom-shape>
        <draw:g draw:name="Google Shape;860;p46">
          <draw:custom-shape draw:name="Google Shape;861;p46" draw:style-name="gr4" draw:text-style-name="P12" draw:layer="layout" svg:width="0.907cm" svg:height="1.061cm" svg:x="14.641cm" svg:y="6.801cm">
            <text:p text:style-name="P6"/>
            <draw:enhanced-geometry draw:mirror-horizontal="false" draw:mirror-vertical="false" drawooo:sub-view-size="10272 12009" draw:text-areas="0 0 ?f0 ?f1" svg:viewBox="0 0 0 0" draw:type="ooxml-non-primitive" draw:enhanced-path="M 4507 679 C 4774 679 5048 706 5325 762 6774 1077 7940 2274 8255 3723 8381 4227 8381 4763 8318 5267 8318 5330 8318 5424 8350 5487 L 9263 7220 C 9389 7441 9232 7756 8980 7756 L 8034 7756 C 7845 7756 7688 7913 7688 8102 L 7688 9867 5892 9867 C 5703 9867 5546 10024 5546 10213 L 5546 11284 2049 11284 2049 7693 C 2049 7598 2017 7504 1923 7441 1103 6685 631 5645 631 4542 631 2387 2372 679 4507 679 Z M 4570 0 C 2059 0 1 1999 1 4542 1 5802 505 7000 1418 7850 L 1418 11631 C 1418 11851 1576 12009 1765 12009 L 5987 12009 C 6176 12009 6333 11851 6333 11631 L 6333 10591 8097 10591 C 8287 10591 8444 10434 8444 10213 L 8444 8449 9043 8449 C 9799 8417 10271 7598 9925 6874 L 9043 5267 C 9137 4700 9137 4164 9011 3597 8665 1864 7247 510 5546 100 5215 33 4889 0 4570 0 Z N">
              <draw:equation draw:name="f0" draw:formula="logwidth"/>
              <draw:equation draw:name="f1" draw:formula="logheight"/>
            </draw:enhanced-geometry>
          </draw:custom-shape>
          <draw:custom-shape draw:name="Google Shape;862;p46" draw:style-name="gr4" draw:text-style-name="P12" draw:layer="layout" svg:width="0.509cm" svg:height="0.495cm" svg:x="14.788cm" svg:y="6.924cm">
            <text:p text:style-name="P6"/>
            <draw:enhanced-geometry draw:mirror-horizontal="false" draw:mirror-vertical="false" drawooo:sub-view-size="5766 5609" draw:text-areas="0 0 ?f0 ?f1" svg:viewBox="0 0 0 0" draw:type="ooxml-non-primitive" draw:enhanced-path="M 3214 757 L 3214 883 C 3214 1040 3277 1135 3435 1198 3624 1261 3844 1387 4002 1513 4061 1553 4146 1593 4233 1593 4283 1593 4333 1579 4380 1545 L 4506 1482 4852 2049 4726 2143 C 4632 2206 4537 2364 4569 2490 4632 2710 4632 2899 4569 3120 4537 3277 4632 3403 4726 3466 L 4852 3561 4506 4159 4380 4065 C 4323 4037 4260 4021 4199 4021 4125 4021 4054 4044 4002 4096 3844 4254 3624 4348 3435 4411 3277 4475 3214 4632 3214 4727 L 3214 4853 2489 4853 2489 4727 C 2489 4569 2426 4475 2269 4411 2048 4348 1859 4222 1702 4096 1622 4057 1530 4017 1449 4017 1402 4017 1358 4030 1324 4065 L 1198 4159 851 3561 946 3466 C 1072 3403 1166 3246 1103 3120 1072 2899 1072 2710 1103 2490 1166 2332 1072 2206 946 2143 L 851 2049 1198 1482 1324 1545 C 1366 1573 1421 1588 1481 1588 1553 1588 1632 1565 1702 1513 1859 1356 2048 1261 2269 1198 2426 1135 2489 977 2489 883 L 2489 757 Z M 2174 1 C 1985 1 1828 158 1828 379 L 1828 599 C 1702 631 1576 725 1513 788 L 1324 694 C 1265 658 1192 641 1122 641 1004 641 890 690 851 788 L 126 2017 C 63 2175 95 2427 253 2490 L 442 2616 442 2994 253 3120 C 95 3214 0 3435 126 3592 L 851 4821 C 894 4928 1024 4991 1152 4991 1213 4991 1273 4977 1324 4947 L 1513 4821 C 1639 4884 1733 4979 1828 5010 L 1828 5262 C 1828 5451 1985 5609 2174 5609 L 3592 5609 C 3781 5609 3939 5451 3939 5262 L 3939 5010 C 4065 4979 4191 4884 4254 4821 L 4474 4947 C 4524 4967 4580 4978 4637 4978 4759 4978 4882 4929 4947 4821 L 5640 3592 C 5734 3435 5671 3214 5514 3120 L 5325 2994 5325 2616 5514 2490 C 5671 2427 5766 2206 5640 2017 L 4947 788 C 4887 689 4777 627 4664 627 4598 627 4532 648 4474 694 L 4254 788 C 4159 725 4033 631 3939 599 L 3939 379 C 3939 158 3781 1 3592 1 Z N">
              <draw:equation draw:name="f0" draw:formula="logwidth"/>
              <draw:equation draw:name="f1" draw:formula="logheight"/>
            </draw:enhanced-geometry>
          </draw:custom-shape>
          <draw:custom-shape draw:name="Google Shape;863;p46" draw:style-name="gr4" draw:text-style-name="P12" draw:layer="layout" svg:width="0.186cm" svg:height="0.186cm" svg:x="14.947cm" svg:y="7.083cm">
            <text:p text:style-name="P6"/>
            <draw:enhanced-geometry draw:mirror-horizontal="false" draw:mirror-vertical="false" drawooo:sub-view-size="2111 2112" draw:text-areas="0 0 ?f0 ?f1" svg:viewBox="0 0 0 0" draw:type="ooxml-non-primitive" draw:enhanced-path="M 1040 662 C 1260 662 1418 820 1418 1009 1418 1198 1260 1355 1040 1355 851 1355 693 1198 693 1009 693 820 851 662 1040 662 Z M 1040 1 C 473 1 0 473 0 1040 0 1639 473 2111 1040 2111 1639 2111 2111 1639 2111 1040 2111 473 1639 1 1040 1 Z N">
              <draw:equation draw:name="f0" draw:formula="logwidth"/>
              <draw:equation draw:name="f1" draw:formula="logheight"/>
            </draw:enhanced-geometry>
          </draw:custom-shape>
        </draw:g>
        <draw:g draw:name="Google Shape;864;p46">
          <draw:custom-shape draw:name="Google Shape;865;p46" draw:style-name="gr24" draw:text-style-name="P12" draw:layer="layout" svg:width="0.944cm" svg:height="0.944cm" svg:x="4.542cm" svg:y="10.643cm">
            <text:p text:style-name="P6"/>
            <draw:enhanced-geometry draw:mirror-horizontal="false" draw:mirror-vertical="false" drawooo:sub-view-size="19325 19325" draw:text-areas="0 0 ?f0 ?f1" svg:viewBox="0 0 0 0" draw:type="ooxml-non-primitive" draw:enhanced-path="M 10351 1132 L 10562 2008 C 10614 2226 10789 2392 11009 2434 12021 2618 12981 3014 13826 3596 13922 3663 14033 3696 14146 3696 14247 3696 14349 3669 14439 3614 L 15179 3171 16154 4146 15711 4889 C 15596 5079 15602 5317 15729 5499 16311 6344 16707 7304 16891 8316 16933 8536 17100 8711 17317 8763 L 18193 8974 18193 10351 17317 10562 C 17100 10614 16933 10789 16894 11009 16710 12021 16311 12981 15729 13826 15605 14007 15596 14246 15711 14436 L 16154 15179 15179 16154 14439 15710 C 14349 15656 14247 15629 14146 15629 14033 15629 13922 15662 13826 15729 12981 16311 12021 16707 11009 16891 10789 16933 10614 17099 10562 17317 L 10351 18192 8974 18192 8763 17317 C 8712 17099 8536 16933 8316 16891 7304 16707 6344 16311 5499 15729 5404 15662 5293 15629 5181 15629 5081 15629 4979 15656 4889 15710 L 4146 16154 3171 15179 3615 14436 C 3729 14246 3723 14007 3597 13826 3014 12981 2618 12021 2434 11009 2392 10789 2226 10614 2011 10562 L 1133 10351 1133 8974 2008 8763 C 2226 8711 2392 8536 2431 8316 2615 7304 3014 6344 3597 5499 3720 5317 3729 5079 3615 4889 L 3171 4146 4146 3171 4889 3614 C 4979 3669 5081 3696 5181 3696 5293 3696 5404 3663 5499 3596 6344 3014 7304 2618 8316 2434 8536 2392 8712 2226 8763 2008 L 8974 1132 Z M 8530 0 C 8268 0 8041 178 7981 432 L 7748 1392 C 6833 1604 5961 1963 5167 2461 L 4348 1969 C 4260 1915 4160 1889 4061 1889 3913 1889 3767 1946 3657 2056 L 2057 3657 C 1872 3841 1839 4125 1972 4348 L 2461 5163 C 1963 5958 1604 6830 1395 7745 L 435 7978 C 179 8041 0 8267 0 8530 L 0 10795 C 0 11057 179 11284 432 11344 L 1392 11580 C 1604 12492 1963 13364 2461 14158 L 1969 14977 C 1836 15200 1872 15484 2057 15668 L 3657 17268 C 3766 17378 3911 17435 4057 17435 4157 17435 4258 17408 4348 17353 L 5164 16864 C 5958 17362 6830 17721 7745 17930 L 7978 18890 C 8041 19147 8268 19325 8530 19325 L 10795 19325 C 11058 19325 11284 19147 11344 18893 L 11577 17933 C 12492 17721 13364 17362 14159 16864 L 14977 17356 C 15066 17410 15166 17436 15266 17436 15413 17436 15559 17379 15668 17271 L 17269 15668 C 17453 15484 17489 15200 17353 14977 L 16864 14161 C 17362 13367 17722 12495 17930 11580 L 18890 11347 C 19147 11284 19325 11057 19325 10795 L 19325 8530 C 19325 8267 19147 8041 18893 7981 L 17933 7748 C 17722 6833 17362 5961 16864 5166 L 17356 4348 C 17489 4128 17453 3841 17272 3657 L 15668 2056 C 15559 1947 15415 1890 15268 1890 15168 1890 15068 1917 14977 1972 L 14162 2461 C 13367 1963 12495 1604 11580 1395 L 11347 435 C 11284 178 11058 0 10795 0 Z N">
              <draw:equation draw:name="f0" draw:formula="logwidth"/>
              <draw:equation draw:name="f1" draw:formula="logheight"/>
            </draw:enhanced-geometry>
          </draw:custom-shape>
          <draw:custom-shape draw:name="Google Shape;866;p46" draw:style-name="gr24" draw:text-style-name="P12" draw:layer="layout" svg:width="0.608cm" svg:height="0.608cm" svg:x="4.71cm" svg:y="10.811cm">
            <text:p text:style-name="P6"/>
            <draw:enhanced-geometry draw:mirror-horizontal="false" draw:mirror-vertical="false" drawooo:sub-view-size="12456 12456" draw:text-areas="0 0 ?f0 ?f1" svg:viewBox="0 0 0 0" draw:type="ooxml-non-primitive" draw:enhanced-path="M 6227 1133 C 9038 1133 11323 3418 11323 6226 11323 9038 9038 11323 6227 11323 3419 11323 1133 9038 1133 6226 1133 3418 3419 1133 6227 1133 Z M 6227 0 C 2794 0 1 2793 1 6226 1 9663 2794 12456 6227 12456 9663 12456 12456 9663 12456 6226 12456 2793 9663 0 6227 0 Z N">
              <draw:equation draw:name="f0" draw:formula="logwidth"/>
              <draw:equation draw:name="f1" draw:formula="logheight"/>
            </draw:enhanced-geometry>
          </draw:custom-shape>
          <draw:custom-shape draw:name="Google Shape;867;p46" draw:style-name="gr24" draw:text-style-name="P12" draw:layer="layout" svg:width="0.402cm" svg:height="0.387cm" svg:x="4.805cm" svg:y="10.921cm">
            <text:p text:style-name="P6"/>
            <draw:enhanced-geometry draw:mirror-horizontal="false" draw:mirror-vertical="false" drawooo:sub-view-size="8241 7926" draw:text-areas="0 0 ?f0 ?f1" svg:viewBox="0 0 0 0" draw:type="ooxml-non-primitive" draw:enhanced-path="M 4275 1132 C 4640 1132 5009 1203 5360 1348 6416 1785 7108 2818 7108 3962 7105 5527 5840 6792 4276 6795 3131 6795 2099 6103 1661 5046 1223 3987 1465 2770 2274 1961 2815 1419 3538 1132 4275 1132 Z M 4276 1 C 2672 1 1229 964 613 2447 0 3926 341 5632 1474 6764 2232 7523 3247 7926 4279 7926 4789 7926 5302 7828 5791 7625 7274 7009 8240 5566 8240 3962 8237 1773 6465 1 4276 1 Z N">
              <draw:equation draw:name="f0" draw:formula="logwidth"/>
              <draw:equation draw:name="f1" draw:formula="logheight"/>
            </draw:enhanced-geometry>
          </draw:custom-shape>
        </draw:g>
        <draw:custom-shape draw:name="Google Shape;868;p46" draw:style-name="gr24" draw:text-style-name="P12" draw:layer="layout" svg:width="0.981cm" svg:height="0.984cm" svg:x="14.604cm" svg:y="10.623cm">
          <text:p text:style-name="P6"/>
          <draw:enhanced-geometry draw:mirror-horizontal="false" draw:mirror-vertical="false" drawooo:sub-view-size="11658 11689" draw:text-areas="0 0 ?f0 ?f1" svg:viewBox="0 0 0 0" draw:type="ooxml-non-primitive" draw:enhanced-path="M 2868 8538 C 3025 8948 3340 9263 3781 9452 3403 9389 2364 9231 2080 8916 2143 8885 2332 8727 2868 8538 Z M 8791 8538 C 9326 8727 9547 8885 9578 8916 9295 9231 8287 9389 7877 9452 8287 9294 8602 8948 8791 8538 Z M 5829 725 C 6018 725 6176 883 6176 1072 L 6176 4537 C 6176 4695 6302 4821 6428 4852 6455 4858 6482 4860 6508 4860 6637 4860 6754 4799 6806 4695 L 8287 2237 C 8326 2139 8415 2090 8514 2090 8574 2090 8637 2107 8696 2143 8854 2206 8948 2426 8854 2615 L 7656 5041 C 7562 5262 7656 5451 7814 5514 7851 5551 7898 5569 7949 5569 8028 5569 8116 5527 8192 5451 9630 4282 9701 4254 9704 4254 9704 4254 9704 4254 9704 4254 9752 4206 9838 4183 9929 4183 10019 4183 10114 4206 10177 4254 10271 4380 10271 4632 10177 4726 L 8318 6585 C 8224 6680 8192 6743 8192 6837 L 8192 7940 C 8192 8349 7908 8759 7499 8916 7184 9042 6932 9263 6869 9609 6491 9672 6144 9672 5798 9672 5451 9672 5073 9672 4726 9609 4663 9294 4411 9042 4096 8916 3655 8759 3403 8381 3403 7940 3403 7562 3277 7247 2994 6963 L 1418 5388 C 1355 5293 1355 5041 1513 4947 1568 4873 1667 4842 1758 4842 1823 4842 1883 4858 1923 4884 3718 6238 3592 6144 3750 6207 3834 6207 3876 6221 3913 6221 3932 6221 3949 6217 3970 6207 5231 6238 5483 6617 5483 7215 5483 7404 5640 7562 5829 7562 6018 7562 6176 7404 6176 7215 6176 6554 5924 6081 5388 5797 5073 5640 4663 5514 4128 5514 3624 4348 2836 2647 2805 2615 2710 2458 2805 2206 2962 2143 3015 2111 3071 2097 3126 2097 3235 2097 3340 2153 3403 2237 L 4852 4695 C 4905 4799 5022 4860 5150 4860 5176 4860 5204 4858 5231 4852 5388 4821 5483 4695 5483 4537 L 5483 1072 C 5483 883 5640 725 5829 725 Z M 8822 7310 C 10082 7688 10901 8318 10901 8916 10996 9925 8791 10996 5829 10996 2868 10996 662 9988 662 8948 662 8412 1387 7814 2490 7404 L 2553 7499 C 2679 7625 2773 7782 2773 7940 2206 8097 1387 8349 1387 8948 1387 9231 1544 9452 1860 9672 2773 10208 4726 10334 5798 10334 6869 10334 8822 10208 9736 9672 10051 9452 10208 9231 10208 8948 10208 8349 9421 8097 8822 7940 L 8822 7310 Z M 5829 1 C 5294 1 4821 473 4821 1072 L 4821 3309 4002 1954 C 3807 1608 3464 1440 3115 1440 2956 1440 2795 1475 2647 1544 2143 1765 1923 2426 2175 2930 2206 2993 2679 4033 3088 4915 L 2332 4380 C 2157 4233 1933 4162 1710 4162 1452 4162 1195 4257 1009 4443 599 4852 599 5514 1009 5923 L 1986 6900 C 725 7404 1 8160 1 8948 1 9736 631 10460 1828 10964 2868 11437 4348 11689 5829 11689 8948 11689 11658 10586 11658 8979 11658 8003 10744 7184 9169 6680 L 10649 5199 C 11027 4821 11027 4159 10649 3750 10445 3561 10185 3466 9929 3466 9673 3466 9421 3561 9232 3750 9137 3844 9074 3876 8948 4002 8980 3876 9421 3025 9484 2930 9736 2426 9547 1765 9011 1544 8873 1475 8719 1440 8564 1440 8226 1440 7883 1608 7688 1954 L 6869 3309 6869 1072 C 6869 505 6396 1 5829 1 Z N">
            <draw:equation draw:name="f0" draw:formula="logwidth"/>
            <draw:equation draw:name="f1" draw:formula="logheight"/>
          </draw:enhanced-geometry>
        </draw:custom-shape>
        <presentation:notes draw:style-name="dp2">
          <draw:page-thumbnail draw:name="Google Shape;843;g8aea891483_0_332:notes" draw:style-name="gr2" draw:layer="layout" svg:width="16.932cm" svg:height="9.524cm" svg:x="1.059cm" svg:y="1.905cm" draw:page-number="16" presentation:class="page"/>
          <draw:frame draw:name="Google Shape;844;g8aea891483_0_332:notes" presentation:style-name="pr29" draw:text-style-name="P5" draw:layer="layout" svg:width="15.239cm" svg:height="11.429cm" svg:x="1.905cm" svg:y="12.065cm" presentation:class="notes" presentation:placeholder="true" presentation:user-transformed="true">
            <draw:text-box/>
          </draw:frame>
        </presentation:notes>
      </draw:page>
      <draw:page draw:name="Recursos y referencias" draw:style-name="dp1" draw:master-page-name="CUSTOM_5f_7_5f_1">
        <draw:frame draw:name="Google Shape;873;p47" presentation:style-name="pr30" draw:text-style-name="P7" draw:layer="layout" svg:width="10.699cm" svg:height="1.59cm" svg:x="2cm" svg:y="1.5cm" presentation:class="title" presentation:user-transformed="true">
          <draw:text-box>
            <text:p text:style-name="P6"><text:span text:style-name="T21">Recursos y referencias</text:span></text:p>
          </draw:text-box>
        </draw:frame>
        <draw:frame draw:name="Google Shape;874;p47" presentation:style-name="pr31" draw:text-style-name="P10" draw:layer="layout" svg:width="21.127cm" svg:height="9.224cm" svg:x="1.022cm" svg:y="3.466cm" presentation:class="subtitle" presentation:user-transformed="true">
          <draw:text-box>
            <text:list text:style-name="L16">
              <text:list-item>
                <text:p text:style-name="P28"><text:span text:style-name="T22">Gruber, Howard (1974). </text:span><text:span text:style-name="T23">Darwin sobre el hombre: Un estudio psicológico de la creatividad científica.</text:span></text:p>
              </text:list-item>
              <text:list-item>
                <text:p text:style-name="P28"><text:span text:style-name="T22">Gardner, Howard (1982). <text:s/></text:span><text:span text:style-name="T23">Arte, mente y cerebro: una aproximación cognitiva a la creatividad</text:span><text:span text:style-name="T22">. </text:span></text:p>
              </text:list-item>
              <text:list-item>
                <text:p text:style-name="P28"><text:span text:style-name="T22">Gardner, Howard (1993). </text:span><text:span text:style-name="T23">Mentes creativas</text:span><text:span text:style-name="T22">. </text:span></text:p>
              </text:list-item>
              <text:list-item>
                <text:p text:style-name="P28"><text:span text:style-name="T22">Huidobro, Teresa (2002). </text:span><text:span text:style-name="T23">Una definición de la creatividad a través del estudio de 24 autores seleccionados</text:span><text:span text:style-name="T22">. UCM, Facultad de Psicología. Tesis doctoral.</text:span></text:p>
              </text:list-item>
            </text:list>
            <text:p text:style-name="P30"><text:span text:style-name="T24"/></text:p>
            <text:list text:continue-numbering="true" text:style-name="L16">
              <text:list-item>
                <text:p text:style-name="P6"><text:span text:style-name="T22">Parnas, David (1971). </text:span><text:span text:style-name="T25"><text:a xlink:href="https://prl.ccs.neu.edu/img/p-tr-1971.pdf" xlink:type="simple">On the criteria to be used in decomposing systems into modules</text:a></text:span><text:span text:style-name="T22">. CMU, Dept. of Computer Science. </text:span></text:p>
              </text:list-item>
              <text:list-item>
                <text:p text:style-name="P6"><text:span text:style-name="T22">Liskov, Barbara (1972). </text:span><text:span text:style-name="T25"><text:a xlink:href="https://pdfs.semanticscholar.org/d420/c8b473a23b80241fd7c90757becb59b1136c.pdf" xlink:type="simple">A design methodology for reliable software systems</text:a></text:span><text:span text:style-name="T22">. MITRE Corp., Fall Joint Computer Conference</text:span></text:p>
              </text:list-item>
              <text:list-item>
                <text:p text:style-name="P6"><text:span text:style-name="T22">DeMarco (1979). </text:span><text:span text:style-name="T25"><text:a xlink:href="https://openlibrary.org/books/OL4740700M/Structured_analysis_and_system_specification/" xlink:type="simple">Structured analysis and system specification</text:a></text:span><text:span text:style-name="T23">.</text:span></text:p>
              </text:list-item>
              <text:list-item>
                <text:p text:style-name="P6"><text:span text:style-name="T22">Martin, Robert C. (2000).</text:span><text:span text:style-name="T23"> </text:span><text:span text:style-name="T25"><text:a xlink:href="http://www.cvc.uab.es/shared/teach/a21291/temes/object_oriented_design/materials_adicionals/principles_and_patterns.pdf" xlink:type="simple">Design Principles and Design Patterns</text:a></text:span><text:span text:style-name="T23"><text:s/></text:span><text:span text:style-name="T22">. www.objectmentor.com</text:span></text:p>
              </text:list-item>
              <text:list-item>
                <text:p text:style-name="P6"><text:span text:style-name="T22">Evans, Eric (2004) (Ed. Avram, Abel). </text:span><text:span text:style-name="T25"><text:a xlink:href="http://carfield.com.hk/document/software%2Bdesign/dddquickly.pdf/" xlink:type="simple">Domain-Driven Design Quickly (A summary of Eric Evans' Domain-Driven Design)</text:a></text:span><text:span text:style-name="T23"><text:s/></text:span></text:p>
              </text:list-item>
              <text:list-item>
                <text:p text:style-name="P6"><text:span text:style-name="T22">Cockburn, Alistair (2005):</text:span><text:span text:style-name="T23"> </text:span><text:span text:style-name="T25"><text:a xlink:href="https://web.archive.org/web/20180822100852/http://alistair.cockburn.us/Hexagonal+architecture/" xlink:type="simple"> Hexagonal architecture</text:a></text:span><text:span text:style-name="T23"><text:s/></text:span></text:p>
              </text:list-item>
            </text:list>
            <text:p text:style-name="P9"><text:span text:style-name="T22"/></text:p>
          </draw:text-box>
        </draw:frame>
        <draw:custom-shape draw:name="Google Shape;875;p47" draw:style-name="gr25" draw:text-style-name="P11" draw:layer="layout" svg:width="21.842cm" svg:height="0.149cm" draw:transform="rotate (-3.14159265358979) translate (23.264cm 6.508cm)">
          <text:p/>
          <draw:enhanced-geometry draw:mirror-horizontal="true" draw:mirror-vertical="false" svg:viewBox="0 0 21600 21600" draw:type="mso-spt32" draw:enhanced-path="M 0 0 L 21600 21600 N"/>
        </draw:custom-shape>
        <presentation:notes draw:style-name="dp2">
          <draw:page-thumbnail draw:name="Google Shape;870;g8d90738b0d_0_4:notes" draw:style-name="gr2" draw:layer="layout" svg:width="16.932cm" svg:height="9.524cm" svg:x="1.059cm" svg:y="1.905cm" draw:page-number="17" presentation:class="page"/>
          <draw:frame draw:name="Google Shape;871;g8d90738b0d_0_4:notes" presentation:style-name="pr32" draw:text-style-name="P5" draw:layer="layout" svg:width="15.239cm" svg:height="11.429cm" svg:x="1.905cm" svg:y="12.065cm" presentation:class="notes" presentation:placeholder="true" presentation:user-transformed="true">
            <draw:text-box/>
          </draw:frame>
        </presentation:notes>
      </draw:page>
      <draw:page draw:name="¡ Gracias !" draw:style-name="dp1" draw:master-page-name="CUSTOM_5f_6">
        <draw:custom-shape draw:name="Google Shape;880;p48" draw:style-name="gr1" draw:text-style-name="P4" draw:layer="layout" svg:width="1.087cm" svg:height="1.087cm" svg:x="10.527cm" svg:y="5.732cm">
          <text:p text:style-name="P6"/>
          <draw:enhanced-geometry draw:mirror-horizontal="false" draw:mirror-vertical="false" drawooo:sub-view-size="13156 13156" draw:text-areas="0 0 ?f0 ?f1" svg:viewBox="0 0 0 0" draw:type="ooxml-non-primitive" draw:enhanced-path="M 6576 1 C 2945 1 0 2945 0 6580 0 10211 2945 13156 6576 13156 10211 13156 13156 10211 13156 6580 13156 2945 10211 1 6576 1 Z N">
            <draw:equation draw:name="f0" draw:formula="logwidth"/>
            <draw:equation draw:name="f1" draw:formula="logheight"/>
          </draw:enhanced-geometry>
        </draw:custom-shape>
        <draw:custom-shape draw:name="Google Shape;881;p48" draw:style-name="gr1" draw:text-style-name="P4" draw:layer="layout" svg:width="0.633cm" svg:height="1.087cm" svg:x="11cm" svg:y="5.732cm">
          <text:p text:style-name="P6"/>
          <draw:enhanced-geometry draw:mirror-horizontal="false" draw:mirror-vertical="false" drawooo:sub-view-size="7672 13160" draw:text-areas="0 0 ?f0 ?f1" svg:viewBox="0 0 0 0" draw:type="ooxml-non-primitive" draw:enhanced-path="M 859 1 C 574 1 286 18 1 57 3277 486 5725 3276 5725 6580 5725 9880 3277 12670 1 13103 291 13141 580 13160 864 13160 4278 13160 7194 10510 7421 7009 7671 3216 4663 4 859 1 Z N">
            <draw:equation draw:name="f0" draw:formula="logwidth"/>
            <draw:equation draw:name="f1" draw:formula="logheight"/>
          </draw:enhanced-geometry>
        </draw:custom-shape>
        <draw:frame draw:name="Google Shape;882;p48" presentation:style-name="pr33" draw:text-style-name="P10" draw:layer="layout" svg:width="8.167cm" svg:height="3.964cm" svg:x="8.616cm" svg:y="4.593cm" presentation:class="subtitle" presentation:user-transformed="true">
          <draw:text-box>
            <text:p text:style-name="P31"><text:span text:style-name="T26"><text:a xlink:href="mailto:sergio-flor@outlook.es" xlink:type="simple">sergio-flor</text:a></text:span><text:span text:style-name="T26"><text:a xlink:href="mailto:sergio-flor@outlook.es" xlink:type="simple">@outlook.es</text:a></text:span></text:p>
            <text:p text:style-name="P32"><text:span text:style-name="T9"><text:s text:c="8"/></text:span><text:span text:style-name="T9">@balath83</text:span></text:p>
            <text:p text:style-name="P33"><text:span text:style-name="T9"><text:s text:c="22"/></text:span><text:span text:style-name="T9">@balath</text:span></text:p>
          </draw:text-box>
        </draw:frame>
        <draw:custom-shape draw:name="Google Shape;883;p48" draw:style-name="gr26" draw:text-style-name="P34" draw:layer="layout" svg:width="0.692cm" svg:height="0.57cm" svg:x="10.76cm" svg:y="6.014cm">
          <text:p text:style-name="P6"/>
          <draw:enhanced-geometry draw:mirror-horizontal="false" draw:mirror-vertical="false" drawooo:sub-view-size="8385 6899" draw:text-areas="0 0 ?f0 ?f1" svg:viewBox="0 0 0 0" draw:type="ooxml-non-primitive" draw:enhanced-path="M 5479 1 C 5224 1 4967 51 4722 153 3998 456 3530 1163 3530 1948 L 3530 1979 3435 1976 3431 1976 C 3234 1976 2664 1814 2478 1754 1760 1508 1112 1107 574 575 L 370 375 C 357 362 341 356 325 356 298 356 271 374 265 403 L 191 681 C 1 1423 307 2208 954 2623 L 947 2623 C 817 2623 683 2609 553 2577 L 314 2521 C 309 2520 304 2519 299 2519 259 2519 227 2554 236 2595 L 275 2838 C 367 3376 715 3837 1211 4066 1274 4090 1257 4185 1190 4189 L 1186 4189 919 4203 C 873 4203 845 4256 866 4298 L 1000 4530 C 1260 4984 1714 5297 2235 5375 2291 5382 2309 5456 2263 5487 1820 5818 1306 6040 761 6135 L 173 6237 C 110 6247 99 6339 162 6360 L 718 6574 C 1281 6789 1879 6898 2478 6898 5194 6898 7414 4689 7421 1969 L 7421 1951 7421 1902 7421 1891 C 7611 1758 7787 1610 7949 1444 L 8343 1036 C 8384 995 8354 928 8301 928 8295 928 8289 929 8283 931 L 7731 1061 C 7674 1075 7618 1089 7558 1100 7554 1100 7551 1101 7547 1101 7487 1101 7456 1024 7506 987 7572 931 7632 875 7688 811 L 8118 343 C 8154 300 8122 236 8072 236 8064 236 8056 238 8047 241 L 7449 442 C 7266 502 7080 544 6893 572 6890 573 6886 573 6882 573 6865 573 6849 566 6837 554 6467 191 5977 1 5479 1 Z N">
            <draw:equation draw:name="f0" draw:formula="logwidth"/>
            <draw:equation draw:name="f1" draw:formula="logheight"/>
          </draw:enhanced-geometry>
        </draw:custom-shape>
        <draw:frame draw:name="Google Shape;884;p48" presentation:style-name="pr34" draw:text-style-name="P35" draw:layer="layout" svg:width="7.947cm" svg:height="1.59cm" svg:x="2cm" svg:y="1.5cm" presentation:class="title" presentation:user-transformed="true">
          <draw:text-box>
            <text:p text:style-name="P6"><text:span text:style-name="T27">¡ Gracias !</text:span></text:p>
          </draw:text-box>
        </draw:frame>
        <draw:custom-shape draw:name="Google Shape;885;p48" draw:style-name="gr4" draw:text-style-name="P12" draw:layer="layout" svg:width="1.087cm" svg:height="1.087cm" svg:x="13.596cm" svg:y="6.973cm">
          <text:p text:style-name="P6"/>
          <draw:enhanced-geometry draw:mirror-horizontal="false" draw:mirror-vertical="false" drawooo:sub-view-size="13156 13156" draw:text-areas="0 0 ?f0 ?f1" svg:viewBox="0 0 0 0" draw:type="ooxml-non-primitive" draw:enhanced-path="M 6576 1 C 2945 1 0 2945 0 6580 0 10211 2945 13156 6576 13156 10211 13156 13156 10211 13156 6580 13156 2945 10211 1 6576 1 Z N">
            <draw:equation draw:name="f0" draw:formula="logwidth"/>
            <draw:equation draw:name="f1" draw:formula="logheight"/>
          </draw:enhanced-geometry>
        </draw:custom-shape>
        <draw:custom-shape draw:name="Google Shape;886;p48" draw:style-name="gr4" draw:text-style-name="P12" draw:layer="layout" svg:width="0.633cm" svg:height="1.087cm" svg:x="14.069cm" svg:y="6.973cm">
          <text:p text:style-name="P6"/>
          <draw:enhanced-geometry draw:mirror-horizontal="false" draw:mirror-vertical="false" drawooo:sub-view-size="7672 13160" draw:text-areas="0 0 ?f0 ?f1" svg:viewBox="0 0 0 0" draw:type="ooxml-non-primitive" draw:enhanced-path="M 859 1 C 574 1 286 18 1 57 3277 486 5725 3276 5725 6580 5725 9880 3277 12670 1 13103 291 13141 580 13160 864 13160 4278 13160 7194 10510 7421 7009 7671 3216 4663 4 859 1 Z N">
            <draw:equation draw:name="f0" draw:formula="logwidth"/>
            <draw:equation draw:name="f1" draw:formula="logheight"/>
          </draw:enhanced-geometry>
        </draw:custom-shape>
        <draw:custom-shape draw:name="Google Shape;887;p48" draw:style-name="gr9" draw:text-style-name="P13" draw:layer="layout" svg:width="0.816cm" svg:height="0.809cm" svg:x="13.688cm" svg:y="7.165cm">
          <text:p text:style-name="P6"/>
          <draw:enhanced-geometry draw:mirror-horizontal="false" draw:mirror-vertical="false" drawooo:sub-view-size="18894 18746" draw:text-areas="0 0 ?f0 ?f1" svg:viewBox="0 0 0 0" draw:type="ooxml-non-primitive" draw:enhanced-path="M 15874 1821 L 6498 9403 1918 5629 15874 1821 Z M 14524 4370 L 8425 11912 6257 12634 6981 10469 14524 4370 Z M 17072 3020 L 13265 16976 9491 12392 17072 3020 Z M 18298 0 C 18286 0 18274 0 18262 3 L 18253 3 C 18238 6 18223 6 18211 12 L 18193 15 18178 18 562 4822 C 121 4943 0 5511 351 5804 L 5834 10321 4826 13349 C 4696 13732 4991 14098 5359 14098 5418 14098 5479 14089 5541 14068 L 8570 13060 13087 18540 C 13195 18670 13355 18745 13525 18745 13564 18745 13603 18742 13642 18733 13848 18691 14014 18534 14071 18328 L 18875 716 C 18875 710 18875 704 18878 698 L 18881 683 C 18884 668 18887 653 18890 637 18890 637 18890 634 18890 631 18890 619 18890 604 18893 592 L 18893 580 C 18893 568 18893 553 18893 541 18893 538 18893 535 18893 532 18893 517 18890 502 18890 487 18890 483 18890 480 18887 477 18887 465 18884 453 18881 441 L 18878 429 C 18875 417 18872 402 18866 390 18866 387 18866 384 18863 381 18860 369 18854 354 18848 345 18848 339 18845 333 18842 329 18839 323 18833 308 18830 299 18824 290 18824 290 18821 287 18815 275 18806 263 18797 248 L 18790 239 C 18784 230 18775 221 18769 212 18760 203 18763 203 18760 200 18751 188 18739 176 18727 163 18718 154 18706 142 18694 133 L 18682 124 C 18673 115 18664 109 18655 103 L 18643 94 C 18630 88 18618 79 18606 73 L 18591 64 18564 52 18549 43 C 18537 40 18522 34 18510 28 L 18501 28 C 18489 22 18476 18 18464 15 L 18449 12 18416 6 18404 3 C 18389 3 18374 0 18359 0 Z N">
            <draw:equation draw:name="f0" draw:formula="logwidth"/>
            <draw:equation draw:name="f1" draw:formula="logheight"/>
          </draw:enhanced-geometry>
        </draw:custom-shape>
        <draw:custom-shape draw:name="Google Shape;888;p48" draw:style-name="gr27" draw:text-style-name="P20" draw:layer="layout" svg:width="0.735cm" svg:height="0.602cm" svg:x="10.739cm" svg:y="5.998cm">
          <text:p text:style-name="P6"/>
          <draw:enhanced-geometry draw:mirror-horizontal="false" draw:mirror-vertical="false" drawooo:sub-view-size="8895 7295" draw:text-areas="0 0 ?f0 ?f1" svg:viewBox="0 0 0 0" draw:type="ooxml-non-primitive" draw:enhanced-path="M 5726 0 C 5464 0 5200 48 4947 147 4184 446 3660 1153 3589 1970 3322 1917 3054 1850 2794 1766 2006 1498 1302 1027 750 404 718 365 672 341 627 330 613 328 600 326 586 326 506 326 431 371 394 446 64 1104 130 1889 560 2487 547 2485 533 2483 520 2483 456 2483 393 2511 352 2561 324 2600 306 2645 306 2695 L 306 2761 C 306 3324 560 3856 1000 4207 968 4229 943 4257 929 4288 905 4341 897 4401 915 4454 1102 5041 1559 5506 2143 5696 1619 6016 1017 6185 401 6185 349 6185 292 6185 236 6181 231 6181 227 6181 222 6181 119 6181 31 6256 14 6361 0 6449 43 6537 123 6582 930 7059 1832 7294 2731 7294 3793 7294 4851 6966 5746 6319 5855 6241 5866 6086 5774 5991 5732 5949 5676 5927 5621 5927 5576 5927 5531 5942 5493 5970 4675 6560 3705 6864 2726 6864 2163 6864 1597 6763 1056 6558 1703 6442 2312 6160 2815 5741 2878 5692 2910 5611 2896 5530 2875 5432 2790 5362 2692 5358 2175 5344 1707 5062 1450 4612 1573 4609 1693 4591 1809 4566 1900 4549 1971 4475 1985 4380 1999 4274 1928 4172 1823 4144 1270 4010 852 3560 757 2997 L 757 2997 C 898 3030 1045 3048 1190 3048 1215 3048 1239 3047 1263 3046 1369 3043 1457 2962 1471 2856 1478 2772 1436 2691 1362 2645 778 2290 496 1597 669 935 L 669 935 C 1232 1491 1911 1913 2660 2170 2667 2174 3406 2402 3684 2402 L 3790 2410 C 3792 2410 3794 2410 3796 2410 3920 2410 4022 2309 4015 2184 L 4015 2149 C 4015 1449 4437 823 5081 559 5293 473 5514 431 5734 431 6187 431 6631 608 6960 942 7000 985 7056 1007 7114 1007 7123 1007 7131 1007 7139 1006 7354 974 7569 925 7776 854 L 7776 854 C 7667 978 7537 1080 7393 1160 7294 1213 7252 1336 7298 1438 L 7301 1445 C 7337 1519 7413 1570 7493 1570 7501 1570 7508 1570 7516 1569 7695 1551 7868 1523 8040 1481 L 8040 1481 C 7889 1639 7720 1783 7540 1906 7484 1949 7449 2019 7452 2089 L 7452 2103 7452 2146 7452 2167 C 7445 3324 7016 4440 6239 5298 6165 5383 6168 5513 6249 5594 6291 5636 6347 5657 6402 5657 6461 5657 6520 5632 6562 5583 7403 4654 7871 3444 7878 2191 8262 1906 8589 1555 8842 1153 8895 1062 8877 946 8796 879 8758 844 8707 827 8655 827 8623 827 8591 834 8561 847 8452 900 8339 946 8223 985 8339 826 8427 654 8494 467 8522 393 8504 305 8452 246 8410 200 8351 176 8292 176 8256 176 8220 185 8188 203 7875 383 7533 506 7182 566 6777 196 6255 0 5726 0 Z N">
            <draw:equation draw:name="f0" draw:formula="logwidth"/>
            <draw:equation draw:name="f1" draw:formula="logheight"/>
          </draw:enhanced-geometry>
        </draw:custom-shape>
        <presentation:notes draw:style-name="dp2">
          <draw:page-thumbnail draw:name="Google Shape;877;g8c2b285fc5_0_1:notes" draw:style-name="gr2" draw:layer="layout" svg:width="16.932cm" svg:height="9.524cm" svg:x="1.059cm" svg:y="1.905cm" draw:page-number="18" presentation:class="page"/>
          <draw:frame draw:name="Google Shape;878;g8c2b285fc5_0_1:notes" presentation:style-name="pr35"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eem Kufi" svg:font-family="'Reem Kufi'"/>
    <style:font-face style:name="Source Sans Pro" svg:font-family="'Source Sans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ffffff"/>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background" style:display-name="CUSTOM_2-background" style:family="presentation">
      <style:graphic-properties draw:stroke="none" draw:fill="solid" draw:fill-color="#ffffff"/>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shrink-to-fit" style:shrink-to-fit="true">
        <text:list-style style:name="CUSTOM_5f_2-outline1" style:display-name="CUSTOM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3" style:display-name="CUSTOM_2-outline3" style:family="presentation" style:parent-style-name="CUSTOM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4" style:display-name="CUSTOM_2-outline4" style:family="presentation" style:parent-style-name="CUSTOM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text:list-style style:name="CUSTOM_5f_2-title" style:display-name="CUSTOM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background" style:display-name="BLANK_1_1-background" style:family="presentation">
      <style:graphic-properties draw:stroke="none" draw:fill="solid" draw:fill-color="#ffffff"/>
      <style:text-properties style:letter-kerning="true"/>
    </style:style>
    <style:style style:name="BLANK_5f_1_5f_1-backgroundobjects" style:display-name="BLANK_1_1-backgroundobjects" style:family="presentation">
      <style:graphic-properties draw:textarea-horizontal-align="justify" draw:shadow="hidden" draw:shadow-offset-x="0.2cm" draw:shadow-offset-y="0.2cm" draw:shadow-color="#808080"/>
      <style:text-properties style:letter-kerning="true"/>
    </style:style>
    <style:style style:name="BLANK_5f_1_5f_1-notes" style:display-name="BLANK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outline1" style:display-name="BLANK_1_1-outline1" style:family="presentation">
      <style:graphic-properties draw:stroke="none" draw:fill="none" draw:auto-grow-height="false" draw:fit-to-size="shrink-to-fit" style:shrink-to-fit="true">
        <text:list-style style:name="BLANK_5f_1_5f_1-outline1" style:display-name="BLANK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_5f_1_5f_1-outline2" style:display-name="BLANK_1_1-outline2" style:family="presentation" style:parent-style-name="BLANK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outline3" style:display-name="BLANK_1_1-outline3" style:family="presentation" style:parent-style-name="BLANK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outline4" style:display-name="BLANK_1_1-outline4" style:family="presentation" style:parent-style-name="BLANK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_5f_1_5f_1-outline5" style:display-name="BLANK_1_1-outline5" style:family="presentation" style:parent-style-name="BLANK_5f_1_5f_1-outline4">
      <style:paragraph-properties fo:margin-top="0.1cm" fo:margin-bottom="0cm"/>
      <style:text-properties fo:font-size="20pt" style:font-size-asian="20pt" style:font-size-complex="20pt"/>
    </style:style>
    <style:style style:name="BLANK_5f_1_5f_1-outline6" style:display-name="BLANK_1_1-outline6" style:family="presentation" style:parent-style-name="BLANK_5f_1_5f_1-outline5">
      <style:paragraph-properties fo:margin-top="0.1cm" fo:margin-bottom="0cm"/>
      <style:text-properties fo:font-size="20pt" style:font-size-asian="20pt" style:font-size-complex="20pt"/>
    </style:style>
    <style:style style:name="BLANK_5f_1_5f_1-outline7" style:display-name="BLANK_1_1-outline7" style:family="presentation" style:parent-style-name="BLANK_5f_1_5f_1-outline6">
      <style:paragraph-properties fo:margin-top="0.1cm" fo:margin-bottom="0cm"/>
      <style:text-properties fo:font-size="20pt" style:font-size-asian="20pt" style:font-size-complex="20pt"/>
    </style:style>
    <style:style style:name="BLANK_5f_1_5f_1-outline8" style:display-name="BLANK_1_1-outline8" style:family="presentation" style:parent-style-name="BLANK_5f_1_5f_1-outline7">
      <style:paragraph-properties fo:margin-top="0.1cm" fo:margin-bottom="0cm"/>
      <style:text-properties fo:font-size="20pt" style:font-size-asian="20pt" style:font-size-complex="20pt"/>
    </style:style>
    <style:style style:name="BLANK_5f_1_5f_1-outline9" style:display-name="BLANK_1_1-outline9" style:family="presentation" style:parent-style-name="BLANK_5f_1_5f_1-outline8">
      <style:paragraph-properties fo:margin-top="0.1cm" fo:margin-bottom="0cm"/>
      <style:text-properties fo:font-size="20pt" style:font-size-asian="20pt" style:font-size-complex="20pt"/>
    </style:style>
    <style:style style:name="BLANK_5f_1_5f_1-subtitle" style:display-name="BLANK_1_1-subtitle" style:family="presentation">
      <style:graphic-properties draw:stroke="none" draw:fill="none" draw:textarea-vertical-align="middle">
        <text:list-style style:name="BLANK_5f_1_5f_1-subtitle" style:display-name="BLANK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title" style:display-name="BLANK_1_1-title" style:family="presentation">
      <style:graphic-properties draw:stroke="none" draw:fill="none" draw:textarea-vertical-align="middle">
        <text:list-style style:name="BLANK_5f_1_5f_1-title" style:display-name="BLANK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ffffff"/>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shrink-to-fit"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_5f_1-background" style:display-name="CUSTOM_7_1-background" style:family="presentation">
      <style:graphic-properties draw:stroke="none" draw:fill="solid" draw:fill-color="#ffffff"/>
      <style:text-properties style:letter-kerning="true"/>
    </style:style>
    <style:style style:name="CUSTOM_5f_7_5f_1-backgroundobjects" style:display-name="CUSTOM_7_1-backgroundobjects" style:family="presentation">
      <style:graphic-properties draw:textarea-horizontal-align="justify" draw:shadow="hidden" draw:shadow-offset-x="0.2cm" draw:shadow-offset-y="0.2cm" draw:shadow-color="#808080"/>
      <style:text-properties style:letter-kerning="true"/>
    </style:style>
    <style:style style:name="CUSTOM_5f_7_5f_1-notes" style:display-name="CUSTOM_7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_5f_1-outline1" style:display-name="CUSTOM_7_1-outline1" style:family="presentation">
      <style:graphic-properties draw:stroke="none" draw:fill="none" draw:auto-grow-height="false" draw:fit-to-size="shrink-to-fit" style:shrink-to-fit="true">
        <text:list-style style:name="CUSTOM_5f_7_5f_1-outline1" style:display-name="CUSTOM_7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7_5f_1-outline2" style:display-name="CUSTOM_7_1-outline2" style:family="presentation" style:parent-style-name="CUSTOM_5f_7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_5f_1-outline3" style:display-name="CUSTOM_7_1-outline3" style:family="presentation" style:parent-style-name="CUSTOM_5f_7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_5f_1-outline4" style:display-name="CUSTOM_7_1-outline4" style:family="presentation" style:parent-style-name="CUSTOM_5f_7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7_5f_1-outline5" style:display-name="CUSTOM_7_1-outline5" style:family="presentation" style:parent-style-name="CUSTOM_5f_7_5f_1-outline4">
      <style:paragraph-properties fo:margin-top="0.1cm" fo:margin-bottom="0cm"/>
      <style:text-properties fo:font-size="20pt" style:font-size-asian="20pt" style:font-size-complex="20pt"/>
    </style:style>
    <style:style style:name="CUSTOM_5f_7_5f_1-outline6" style:display-name="CUSTOM_7_1-outline6" style:family="presentation" style:parent-style-name="CUSTOM_5f_7_5f_1-outline5">
      <style:paragraph-properties fo:margin-top="0.1cm" fo:margin-bottom="0cm"/>
      <style:text-properties fo:font-size="20pt" style:font-size-asian="20pt" style:font-size-complex="20pt"/>
    </style:style>
    <style:style style:name="CUSTOM_5f_7_5f_1-outline7" style:display-name="CUSTOM_7_1-outline7" style:family="presentation" style:parent-style-name="CUSTOM_5f_7_5f_1-outline6">
      <style:paragraph-properties fo:margin-top="0.1cm" fo:margin-bottom="0cm"/>
      <style:text-properties fo:font-size="20pt" style:font-size-asian="20pt" style:font-size-complex="20pt"/>
    </style:style>
    <style:style style:name="CUSTOM_5f_7_5f_1-outline8" style:display-name="CUSTOM_7_1-outline8" style:family="presentation" style:parent-style-name="CUSTOM_5f_7_5f_1-outline7">
      <style:paragraph-properties fo:margin-top="0.1cm" fo:margin-bottom="0cm"/>
      <style:text-properties fo:font-size="20pt" style:font-size-asian="20pt" style:font-size-complex="20pt"/>
    </style:style>
    <style:style style:name="CUSTOM_5f_7_5f_1-outline9" style:display-name="CUSTOM_7_1-outline9" style:family="presentation" style:parent-style-name="CUSTOM_5f_7_5f_1-outline8">
      <style:paragraph-properties fo:margin-top="0.1cm" fo:margin-bottom="0cm"/>
      <style:text-properties fo:font-size="20pt" style:font-size-asian="20pt" style:font-size-complex="20pt"/>
    </style:style>
    <style:style style:name="CUSTOM_5f_7_5f_1-subtitle" style:display-name="CUSTOM_7_1-subtitle" style:family="presentation">
      <style:graphic-properties draw:stroke="none" draw:fill="none" draw:textarea-vertical-align="middle">
        <text:list-style style:name="CUSTOM_5f_7_5f_1-subtitle" style:display-name="CUSTOM_7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_5f_1-title" style:display-name="CUSTOM_7_1-title" style:family="presentation">
      <style:graphic-properties draw:stroke="none" draw:fill="none" draw:textarea-vertical-align="middle">
        <text:list-style style:name="CUSTOM_5f_7_5f_1-title" style:display-name="CUSTOM_7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solid" draw:fill-color="#ffffff"/>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shrink-to-fit" style:shrink-to-fit="true">
        <text:list-style style:name="CUSTOM_5f_6-outline1" style:display-name="CUSTOM_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3" style:display-name="CUSTOM_6-outline3" style:family="presentation" style:parent-style-name="CUSTOM_5f_6-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4" style:display-name="CUSTOM_6-outline4" style:family="presentation" style:parent-style-name="CUSTOM_5f_6-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text:list-style style:name="CUSTOM_5f_6-title" style:display-name="CUSTOM_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37b7f"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d84e2e"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ebb55a"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bottom"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CUSTOM-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Mpr4" style:family="presentation" style:parent-style-name="CUSTOM-backgroundobjects">
      <style:graphic-properties draw:stroke="none" draw:fill="none" draw:fill-color="#ffffff" draw:auto-grow-height="false" fo:min-height="1.27cm"/>
    </style:style>
    <style:style style:name="Mpr5" style:family="presentation" style:parent-style-name="CUSTOM-backgroundobjects">
      <style:graphic-properties draw:stroke="none" draw:fill="none" draw:fill-color="#ffffff" draw:textarea-vertical-align="bottom" draw:auto-grow-height="false" fo:min-height="1.27cm"/>
    </style:style>
    <style:style style:name="Mpr6" style:family="presentation" style:parent-style-name="SECTION_5f_HEAD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Mpr7" style:family="presentation" style:parent-style-name="SECTION_5f_HEADER-backgroundobjects">
      <style:graphic-properties draw:stroke="none" draw:fill="none" draw:fill-color="#ffffff" draw:auto-grow-height="false" fo:min-height="1.27cm"/>
    </style:style>
    <style:style style:name="Mpr8" style:family="presentation" style:parent-style-name="SECTION_5f_HEADER-backgroundobjects">
      <style:graphic-properties draw:stroke="none" draw:fill="none" draw:fill-color="#ffffff" draw:textarea-vertical-align="bottom" draw:auto-grow-height="false" fo:min-height="1.27cm"/>
    </style:style>
    <style:style style:name="Mpr9" style:family="presentation" style:parent-style-name="CAPTION_5f_ONLY-backgroundobjects">
      <style:graphic-properties draw:stroke="none" draw:fill="none" draw:fill-color="#ffffff" draw:auto-grow-height="false" fo:min-height="1.27cm"/>
    </style:style>
    <style:style style:name="Mpr10" style:family="presentation" style:parent-style-name="CAPTION_5f_ONLY-backgroundobjects">
      <style:graphic-properties draw:stroke="none" draw:fill="none" draw:fill-color="#ffffff" draw:textarea-vertical-align="bottom" draw:auto-grow-height="false" fo:min-height="1.27cm"/>
    </style:style>
    <style:style style:name="Mpr11" style:family="presentation" style:parent-style-name="CUSTOM_5f_2-backgroundobjects">
      <style:graphic-properties draw:stroke="none" draw:fill="none" draw:fill-color="#ffffff" draw:auto-grow-height="false" fo:min-height="1.27cm"/>
    </style:style>
    <style:style style:name="Mpr12" style:family="presentation" style:parent-style-name="CUSTOM_5f_2-backgroundobjects">
      <style:graphic-properties draw:stroke="none" draw:fill="none" draw:fill-color="#ffffff" draw:textarea-vertical-align="bottom" draw:auto-grow-height="false" fo:min-height="1.27cm"/>
    </style:style>
    <style:style style:name="Mpr13" style:family="presentation" style:parent-style-name="BLANK_5f_1_5f_1-backgroundobjects">
      <style:graphic-properties draw:stroke="none" draw:fill="none" draw:fill-color="#ffffff" draw:auto-grow-height="false" fo:min-height="1.27cm"/>
    </style:style>
    <style:style style:name="Mpr14" style:family="presentation" style:parent-style-name="BLANK_5f_1_5f_1-backgroundobjects">
      <style:graphic-properties draw:stroke="none" draw:fill="none" draw:fill-color="#ffffff" draw:textarea-vertical-align="bottom" draw:auto-grow-height="false" fo:min-height="1.27cm"/>
    </style:style>
    <style:style style:name="Mpr15" style:family="presentation" style:parent-style-name="CUSTOM_5f_4-backgroundobjects">
      <style:graphic-properties draw:stroke="none" draw:fill="none" draw:fill-color="#ffffff" draw:auto-grow-height="false" fo:min-height="1.27cm"/>
    </style:style>
    <style:style style:name="Mpr16" style:family="presentation" style:parent-style-name="CUSTOM_5f_4-backgroundobjects">
      <style:graphic-properties draw:stroke="none" draw:fill="none" draw:fill-color="#ffffff" draw:textarea-vertical-align="bottom" draw:auto-grow-height="false" fo:min-height="1.27cm"/>
    </style:style>
    <style:style style:name="Mpr17" style:family="presentation" style:parent-style-name="CUSTOM_5f_7_5f_1-backgroundobjects">
      <style:graphic-properties draw:stroke="none" draw:fill="none" draw:fill-color="#ffffff" draw:auto-grow-height="false" fo:min-height="1.27cm"/>
    </style:style>
    <style:style style:name="Mpr18" style:family="presentation" style:parent-style-name="CUSTOM_5f_7_5f_1-backgroundobjects">
      <style:graphic-properties draw:stroke="none" draw:fill="none" draw:fill-color="#ffffff" draw:textarea-vertical-align="bottom" draw:auto-grow-height="false" fo:min-height="1.27cm"/>
    </style:style>
    <style:style style:name="Mpr19" style:family="presentation" style:parent-style-name="CUSTOM_5f_6-backgroundobjects">
      <style:graphic-properties draw:stroke="none" draw:fill="none" draw:fill-color="#ffffff" draw:auto-grow-height="false" fo:min-height="1.27cm"/>
    </style:style>
    <style:style style:name="Mpr20" style:family="presentation" style:parent-style-name="CUSTOM_5f_6-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637b7f"/>
      <style:paragraph-properties fo:text-align="start" style:font-independent-line-spacing="true"/>
      <style:text-properties fo:font-size="14pt"/>
    </style:style>
    <style:style style:name="MP6" style:family="paragraph">
      <loext:graphic-properties draw:fill="solid" draw:fill-color="#d84e2e"/>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end" fo:text-indent="0cm" style:writing-mode="lr-tb"/>
      <style:text-properties fo:font-size="48pt"/>
    </style:style>
    <style:style style:name="MP8" style:family="paragraph">
      <loext:graphic-properties draw:fill="none"/>
      <style:paragraph-properties fo:text-align="start" style:font-independent-line-spacing="true"/>
      <style:text-properties fo:font-size="48pt"/>
    </style:style>
    <style:style style:name="MP9" style:family="paragraph">
      <loext:graphic-properties draw:fill="solid" draw:fill-color="#ebb55a"/>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center" fo:text-indent="0cm" style:writing-mode="lr-tb"/>
      <style:text-properties fo:font-size="60pt"/>
    </style:style>
    <style:style style:name="MP11" style:family="paragraph">
      <loext:graphic-properties draw:fill="none"/>
      <style:paragraph-properties fo:text-align="start" style:font-independent-line-spacing="true"/>
      <style:text-properties fo:font-size="60pt"/>
    </style:style>
    <style:style style:name="MP12" style:family="paragraph">
      <style:paragraph-properties fo:margin-left="0cm" fo:margin-right="0cm" fo:margin-top="0.106cm" fo:margin-bottom="0cm" fo:line-height="115%" fo:text-align="center" fo:text-indent="0cm" style:writing-mode="lr-tb">
        <style:tab-stops>
          <style:tab-stop style:position="0cm"/>
        </style:tab-stops>
      </style:paragraph-properties>
    </style:style>
    <style:style style:name="MP13"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d84e2e" style:text-line-through-style="none" style:text-line-through-type="none" style:text-position="0% 100%" style:font-name="Reem Kufi" fo:font-size="48pt" fo:letter-spacing="normal" fo:font-style="normal" style:text-underline-style="none" fo:font-weight="normal" style:font-name-asian="Reem Kufi" style:font-size-asian="48pt" style:font-style-asian="normal" style:font-weight-asian="normal" style:font-name-complex="Reem Kufi" style:font-size-complex="48pt" style:font-style-complex="normal" style:font-weight-complex="normal"/>
    </style:style>
    <style:style style:name="MT2" style:family="text">
      <style:text-properties fo:font-variant="normal" fo:text-transform="none" fo:color="#d84e2e" style:text-line-through-style="none" style:text-line-through-type="none" style:text-position="0% 100%" style:font-name="Reem Kufi" fo:font-size="60pt" fo:letter-spacing="normal" fo:font-style="normal" style:text-underline-style="none" fo:font-weight="normal" style:font-name-asian="Reem Kufi" style:font-size-asian="60pt" style:font-style-asian="normal" style:font-weight-asian="normal" style:font-name-complex="Reem Kufi" style:font-size-complex="60pt" style:font-style-complex="normal" style:font-weight-complex="normal"/>
    </style:style>
    <style:style style:name="MT3" style:family="text">
      <style:text-properties fo:font-variant="normal" fo:text-transform="none" fo:color="#637b7f" style:text-line-through-style="none" style:text-line-through-type="none" style:text-position="0% 100%" style:font-name="Source Sans Pro" fo:font-size="12pt" fo:letter-spacing="normal" fo:font-style="normal" style:text-underline-style="none" fo:font-weight="normal" style:font-name-asian="Source Sans Pro" style:font-size-asian="12pt" style:font-style-asian="normal" style:font-weight-asian="normal" style:font-name-complex="Source Sans Pro"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Source Sans Pro" fo:font-size="12pt" fo:letter-spacing="normal" fo:font-style="normal" style:text-underline-style="solid" style:text-underline-width="auto" style:text-underline-color="font-color" fo:font-weight="bold" style:font-name-asian="Source Sans Pro" style:font-size-asian="12pt" style:font-style-asian="normal" style:font-weight-asian="bold" style:font-name-complex="Source Sans Pro"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d84e2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ebb55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9;p2" presentation:style-name="TITLE-title" draw:layer="backgroundobjects" svg:width="16.55cm" svg:height="2.619cm" svg:x="4.425cm" svg:y="6.27cm" presentation:class="title" presentation:placeholder="true" presentation:user-transformed="true">
        <draw:text-box/>
      </draw:frame>
      <draw:custom-shape draw:name="Google Shape;11;p2" draw:style-name="Mgr3" draw:text-style-name="MP5" draw:layer="backgroundobjects" svg:width="5.006cm" svg:height="5.006cm" draw:transform="rotate (-0.261799387799149) translate (21.806cm 9.625cm)">
        <text:p/>
        <draw:enhanced-geometry draw:mirror-horizontal="false" draw:mirror-vertical="false" drawooo:sub-view-size="80403 80403" draw:text-areas="0 0 ?f0 ?f1" svg:viewBox="0 0 0 0" draw:type="ooxml-non-primitive" draw:enhanced-path="M 80402 0 C 36029 0 0 36095 0 80403 L 30598 80403 C 30598 52918 52983 30664 80402 30664 L 80402 0 Z N">
          <draw:equation draw:name="f0" draw:formula="logwidth"/>
          <draw:equation draw:name="f1" draw:formula="logheight"/>
        </draw:enhanced-geometry>
      </draw:custom-shape>
      <draw:custom-shape draw:name="Google Shape;12;p2" draw:style-name="Mgr4" draw:text-style-name="MP6" draw:layer="backgroundobjects" svg:width="4.278cm" svg:height="4.278cm" svg:x="0cm" svg:y="0cm">
        <text:p/>
        <draw:enhanced-geometry draw:mirror-horizontal="false" draw:mirror-vertical="false" drawooo:sub-view-size="23248 23247" draw:text-areas="0 0 ?f0 ?f1" svg:viewBox="0 0 0 0" draw:type="ooxml-non-primitive" draw:enhanced-path="M 1 0 L 1 23247 C 12783 23247 23247 12849 23247 0 Z N">
          <draw:equation draw:name="f0" draw:formula="logwidth"/>
          <draw:equation draw:name="f1" draw:formula="logheight"/>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USTOM" style:page-layout-name="PM1" draw:style-name="Mdp1">
      <draw:frame draw:name="Google Shape;89;p16" presentation:style-name="CUSTOM-title" draw:layer="backgroundobjects" svg:width="8.311cm" svg:height="1.59cm" svg:x="2cm" svg:y="1.5cm" presentation:class="title" presentation:placeholder="true" presentation:user-transformed="true">
        <draw:text-box/>
      </draw:frame>
      <draw:frame draw:name="Google Shape;90;p16" presentation:style-name="Mpr3" draw:text-style-name="MP8" draw:layer="backgroundobjects" svg:width="2.565cm" svg:height="2.336cm" svg:x="2.435cm" svg:y="5.188cm" presentation:class="title" presentation:user-transformed="true">
        <draw:text-box>
          <text:p text:style-name="MP7"><text:span text:style-name="MT1">xx%</text:span></text:p>
        </draw:text-box>
      </draw:frame>
      <draw:frame draw:name="Google Shape;93;p16" presentation:style-name="Mpr3" draw:text-style-name="MP8" draw:layer="backgroundobjects" svg:width="2.565cm" svg:height="2.336cm" svg:x="2.435cm" svg:y="9.818cm" presentation:class="title" presentation:user-transformed="true">
        <draw:text-box>
          <text:p text:style-name="MP7"><text:span text:style-name="MT1">xx%</text:span></text:p>
        </draw:text-box>
      </draw:frame>
      <draw:frame draw:name="Google Shape;96;p16" presentation:style-name="Mpr3" draw:text-style-name="MP8" draw:layer="backgroundobjects" svg:width="2.565cm" svg:height="2.336cm" svg:x="13.044cm" svg:y="5.188cm" presentation:class="title" presentation:user-transformed="true">
        <draw:text-box>
          <text:p text:style-name="MP7"><text:span text:style-name="MT1">xx%</text:span></text:p>
        </draw:text-box>
      </draw:frame>
      <draw:frame draw:name="Google Shape;99;p16" presentation:style-name="Mpr3" draw:text-style-name="MP8" draw:layer="backgroundobjects" svg:width="2.565cm" svg:height="2.336cm" svg:x="13.044cm" svg:y="9.818cm" presentation:class="title" presentation:user-transformed="true">
        <draw:text-box>
          <text:p text:style-name="MP7"><text:span text:style-name="MT1">xx%</text:span></text:p>
        </draw:text-box>
      </draw:frame>
      <draw:custom-shape draw:name="Google Shape;102;p16" draw:style-name="Mgr5" draw:text-style-name="MP9" draw:layer="backgroundobjects" svg:width="13.635cm" svg:height="0.632cm" svg:x="9.764cm" svg:y="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16.931cm" svg:height="9.524cm" svg:x="1.059cm" svg:y="1.93cm" presentation:class="page"/>
        <draw:frame presentation:style-name="CUSTOM-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frame draw:name="Google Shape;14;p3" presentation:style-name="Mpr6" draw:text-style-name="MP11" draw:layer="backgroundobjects" svg:width="4.762cm" svg:height="2.702cm" svg:x="10.503cm" svg:y="4.543cm" presentation:class="title" presentation:user-transformed="true">
        <draw:text-box>
          <text:p text:style-name="MP10"><text:span text:style-name="MT2">xx%</text:span></text:p>
        </draw:text-box>
      </draw:frame>
      <draw:frame draw:name="Google Shape;15;p3" presentation:style-name="SECTION_5f_HEADER-title" draw:layer="backgroundobjects" svg:width="12.382cm" svg:height="1.692cm" svg:x="6.509cm" svg:y="6.685cm" presentation:class="title" presentation:placeholder="true" presentation:user-transformed="true">
        <draw:text-box/>
      </draw:frame>
      <draw:custom-shape draw:name="Google Shape;16;p3" draw:style-name="Mgr3" draw:text-style-name="MP5" draw:layer="backgroundobjects" svg:width="13.635cm" svg:height="0.632cm" svg:x="9.764cm" svg:y="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p3" draw:style-name="Mgr3" draw:text-style-name="MP5" draw:layer="backgroundobjects" svg:width="13.635cm" svg:height="0.632cm" svg:x="2cm" svg:y="12.05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3" draw:style-name="Mgr5" draw:text-style-name="MP9" draw:layer="backgroundobjects" svg:width="4.278cm" svg:height="4.278cm" svg:x="0cm" svg:y="0cm">
        <text:p/>
        <draw:enhanced-geometry draw:mirror-horizontal="false" draw:mirror-vertical="false" drawooo:sub-view-size="23248 23247" draw:text-areas="0 0 ?f0 ?f1" svg:viewBox="0 0 0 0" draw:type="ooxml-non-primitive" draw:enhanced-path="M 1 0 L 1 23247 C 12783 23247 23247 12849 23247 0 Z N">
          <draw:equation draw:name="f0" draw:formula="logwidth"/>
          <draw:equation draw:name="f1" draw:formula="logheight"/>
        </draw:enhanced-geometry>
      </draw:custom-shape>
      <draw:custom-shape draw:name="Google Shape;19;p3" draw:style-name="Mgr4" draw:text-style-name="MP6" draw:layer="backgroundobjects" svg:width="4.278cm" svg:height="4.278cm" draw:transform="rotate (-3.14159265358979) translate (25.4cm 14.287cm)">
        <text:p/>
        <draw:enhanced-geometry draw:mirror-horizontal="false" draw:mirror-vertical="false" drawooo:sub-view-size="23248 23247" draw:text-areas="0 0 ?f0 ?f1" svg:viewBox="0 0 0 0" draw:type="ooxml-non-primitive" draw:enhanced-path="M 1 0 L 1 23247 C 12783 23247 23247 12849 23247 0 Z N">
          <draw:equation draw:name="f0" draw:formula="logwidth"/>
          <draw:equation draw:name="f1" draw:formula="logheight"/>
        </draw:enhanced-geometry>
      </draw:custom-shap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1">
      <draw:frame draw:name="Google Shape;54;p10" presentation:style-name="CAPTION_5f_ONLY-title" draw:layer="backgroundobjects" svg:width="8.729cm" svg:height="0.908cm" svg:x="8.342cm" svg:y="8.499cm" presentation:class="title" presentation:placeholder="true" presentation:user-transformed="true">
        <draw:text-box/>
      </draw:frame>
      <draw:custom-shape draw:name="Google Shape;55;p10" draw:style-name="Mgr4" draw:text-style-name="MP6" draw:layer="backgroundobjects" svg:width="5.005cm" svg:height="5.006cm" draw:transform="skewX (7.43124687056562E-017) rotate (2.73074214767033) translate (24.641cm 4.607cm)">
        <text:p/>
        <draw:enhanced-geometry draw:mirror-horizontal="true" draw:mirror-vertical="false" drawooo:sub-view-size="80403 80403" draw:text-areas="0 0 ?f0 ?f1" svg:viewBox="0 0 0 0" draw:type="ooxml-non-primitive" draw:enhanced-path="M 80402 0 C 36029 0 0 36095 0 80403 L 30598 80403 C 30598 52918 52983 30664 80402 30664 L 80402 0 Z N">
          <draw:equation draw:name="f0" draw:formula="logwidth"/>
          <draw:equation draw:name="f1" draw:formula="logheight"/>
        </draw:enhanced-geometry>
      </draw:custom-shape>
      <draw:custom-shape draw:name="Google Shape;56;p10" draw:style-name="Mgr3" draw:text-style-name="MP5" draw:layer="backgroundobjects" svg:width="5.006cm" svg:height="5.005cm" draw:transform="rotate (-0.261799387799149) translate (0.307cm 9.625cm)">
        <text:p/>
        <draw:enhanced-geometry draw:mirror-horizontal="true" draw:mirror-vertical="false" drawooo:sub-view-size="80403 80403" draw:text-areas="0 0 ?f0 ?f1" svg:viewBox="0 0 0 0" draw:type="ooxml-non-primitive" draw:enhanced-path="M 80402 0 C 36029 0 0 36095 0 80403 L 30598 80403 C 30598 52918 52983 30664 80402 30664 L 80402 0 Z N">
          <draw:equation draw:name="f0" draw:formula="logwidth"/>
          <draw:equation draw:name="f1" draw:formula="logheight"/>
        </draw:enhanced-geometry>
      </draw:custom-shape>
      <draw:frame presentation:style-name="CAPTION_5f_ONLY-outline1" draw:layer="backgroundobjects" svg:width="22.859cm" svg:height="8.286cm" svg:x="1.27cm" svg:y="3.343cm" presentation:class="outlin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presentation:header/></text:p>
          </draw:text-box>
        </draw:frame>
        <draw:frame presentation:style-name="Mpr9" draw:text-style-name="MP4" draw:layer="backgroundobjects" svg:width="8.266cm" svg:height="1.269cm" svg:x="10.783cm" svg:y="0cm" presentation:class="date-time">
          <draw:text-box>
            <text:p text:style-name="MP3"><presentation:date-time/></text:p>
          </draw:text-box>
        </draw:frame>
        <draw:frame presentation:style-name="Mpr10" draw:text-style-name="MP2" draw:layer="backgroundobjects" svg:width="8.266cm" svg:height="1.269cm" svg:x="0cm" svg:y="24.13cm" presentation:class="footer">
          <draw:text-box>
            <text:p text:style-name="MP1"><presentation:footer/></text:p>
          </draw:text-box>
        </draw:frame>
        <draw:frame presentation:style-name="Mpr10"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2" style:display-name="CUSTOM_2" style:page-layout-name="PM1" draw:style-name="Mdp1">
      <draw:frame draw:name="Google Shape;104;p17" presentation:style-name="CUSTOM_5f_2-title" draw:layer="backgroundobjects" svg:width="8.311cm" svg:height="1.59cm" svg:x="2cm" svg:y="1.5cm" presentation:class="title" presentation:placeholder="true" presentation:user-transformed="true">
        <draw:text-box/>
      </draw:frame>
      <draw:custom-shape draw:name="Google Shape;106;p17" draw:style-name="Mgr5" draw:text-style-name="MP9" draw:layer="backgroundobjects" svg:width="13.635cm" svg:height="0.632cm" svg:x="9.764cm" svg:y="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17" draw:style-name="Mgr3" draw:text-style-name="MP5" draw:layer="backgroundobjects" svg:width="5.006cm" svg:height="5.006cm" draw:transform="rotate (-0.261799387799149) translate (21.806cm 9.625cm)">
        <text:p/>
        <draw:enhanced-geometry draw:mirror-horizontal="false" draw:mirror-vertical="false" drawooo:sub-view-size="80403 80403" draw:text-areas="0 0 ?f0 ?f1" svg:viewBox="0 0 0 0" draw:type="ooxml-non-primitive" draw:enhanced-path="M 80402 0 C 36029 0 0 36095 0 80403 L 30598 80403 C 30598 52918 52983 30664 80402 30664 L 80402 0 Z N">
          <draw:equation draw:name="f0" draw:formula="logwidth"/>
          <draw:equation draw:name="f1" draw:formula="logheight"/>
        </draw:enhanced-geometry>
      </draw:custom-shape>
      <draw:custom-shape draw:name="Google Shape;110;p17" draw:style-name="Mgr4" draw:text-style-name="MP6" draw:layer="backgroundobjects" svg:width="5.006cm" svg:height="5.005cm" draw:transform="rotate (-0.261799387799149) translate (0.307cm 9.625cm)">
        <text:p/>
        <draw:enhanced-geometry draw:mirror-horizontal="true" draw:mirror-vertical="false" drawooo:sub-view-size="80403 80403" draw:text-areas="0 0 ?f0 ?f1" svg:viewBox="0 0 0 0" draw:type="ooxml-non-primitive" draw:enhanced-path="M 80402 0 C 36029 0 0 36095 0 80403 L 30598 80403 C 30598 52918 52983 30664 80402 30664 L 80402 0 Z N">
          <draw:equation draw:name="f0" draw:formula="logwidth"/>
          <draw:equation draw:name="f1" draw:formula="logheight"/>
        </draw:enhanced-geometry>
      </draw:custom-shape>
      <draw:frame presentation:style-name="CUSTOM_5f_2-outline1" draw:layer="backgroundobjects" svg:width="22.859cm" svg:height="8.286cm" svg:x="1.27cm" svg:y="3.343cm" presentation:class="outline" presentation:placeholder="true">
        <draw:text-box/>
      </draw:frame>
      <presentation:notes style:page-layout-name="PM2">
        <draw:page-thumbnail presentation:style-name="CUSTOM_5f_2-title" draw:layer="backgroundobjects" svg:width="16.931cm" svg:height="9.524cm" svg:x="1.059cm" svg:y="1.93cm" presentation:class="page"/>
        <draw:frame presentation:style-name="CUSTOM_5f_2-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BLANK_5f_1_5f_1" style:display-name="BLANK_1_1" style:page-layout-name="PM1" draw:style-name="Mdp1">
      <draw:custom-shape draw:name="Google Shape;73;p15" draw:style-name="Mgr5" draw:text-style-name="MP9" draw:layer="backgroundobjects" svg:width="5.006cm" svg:height="5.006cm" draw:transform="rotate (-0.261799387799149) translate (21.806cm 9.625cm)">
        <text:p/>
        <draw:enhanced-geometry draw:mirror-horizontal="false" draw:mirror-vertical="false" drawooo:sub-view-size="80403 80403" draw:text-areas="0 0 ?f0 ?f1" svg:viewBox="0 0 0 0" draw:type="ooxml-non-primitive" draw:enhanced-path="M 80402 0 C 36029 0 0 36095 0 80403 L 30598 80403 C 30598 52918 52983 30664 80402 30664 L 80402 0 Z N">
          <draw:equation draw:name="f0" draw:formula="logwidth"/>
          <draw:equation draw:name="f1" draw:formula="logheight"/>
        </draw:enhanced-geometry>
      </draw:custom-shape>
      <draw:frame draw:name="Google Shape;74;p15" presentation:style-name="BLANK_5f_1_5f_1-title" draw:layer="backgroundobjects" svg:width="9.879cm" svg:height="1.59cm" svg:x="2cm" svg:y="1.5cm" presentation:class="title" presentation:placeholder="true" presentation:user-transformed="true">
        <draw:text-box/>
      </draw:frame>
      <draw:custom-shape draw:name="Google Shape;87;p15" draw:style-name="Mgr4" draw:text-style-name="MP6" draw:layer="backgroundobjects" svg:width="13.635cm" svg:height="0.632cm" svg:x="9.764cm" svg:y="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5f_1_5f_1-outline1" draw:layer="backgroundobjects" svg:width="22.859cm" svg:height="8.286cm" svg:x="1.27cm" svg:y="3.343cm" presentation:class="outline" presentation:placeholder="true">
        <draw:text-box/>
      </draw:frame>
      <presentation:notes style:page-layout-name="PM2">
        <draw:page-thumbnail presentation:style-name="BLANK_5f_1_5f_1-title" draw:layer="backgroundobjects" svg:width="16.931cm" svg:height="9.524cm" svg:x="1.059cm" svg:y="1.93cm" presentation:class="page"/>
        <draw:frame presentation:style-name="BLANK_5f_1_5f_1-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presentation:header/></text:p>
          </draw:text-box>
        </draw:frame>
        <draw:frame presentation:style-name="Mpr13" draw:text-style-name="MP4" draw:layer="backgroundobjects" svg:width="8.266cm" svg:height="1.269cm" svg:x="10.783cm" svg:y="0cm" presentation:class="date-time">
          <draw:text-box>
            <text:p text:style-name="MP3"><presentation:date-time/></text:p>
          </draw:text-box>
        </draw:frame>
        <draw:frame presentation:style-name="Mpr14" draw:text-style-name="MP2" draw:layer="backgroundobjects" svg:width="8.266cm" svg:height="1.269cm" svg:x="0cm" svg:y="24.13cm" presentation:class="footer">
          <draw:text-box>
            <text:p text:style-name="MP1"><presentation:footer/></text:p>
          </draw:text-box>
        </draw:frame>
        <draw:frame presentation:style-name="Mpr14"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4" style:display-name="CUSTOM_4" style:page-layout-name="PM1" draw:style-name="Mdp1">
      <draw:frame draw:name="Google Shape;149;p26" presentation:style-name="CUSTOM_5f_4-title" draw:layer="backgroundobjects" svg:width="8.311cm" svg:height="1.59cm" svg:x="2cm" svg:y="1.5cm" presentation:class="title" presentation:placeholder="true" presentation:user-transformed="true">
        <draw:text-box/>
      </draw:frame>
      <draw:custom-shape draw:name="Google Shape;150;p26" draw:style-name="Mgr4" draw:text-style-name="MP6" draw:layer="backgroundobjects" svg:width="13.635cm" svg:height="0.632cm" svg:x="9.764cm" svg:y="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26" draw:style-name="Mgr5" draw:text-style-name="MP9" draw:layer="backgroundobjects" svg:width="4.278cm" svg:height="4.278cm" draw:transform="rotate (-3.14159265358979) translate (4.279cm 14.287cm)">
        <text:p/>
        <draw:enhanced-geometry draw:mirror-horizontal="true" draw:mirror-vertical="false" drawooo:sub-view-size="23248 23247" draw:text-areas="0 0 ?f0 ?f1" svg:viewBox="0 0 0 0" draw:type="ooxml-non-primitive" draw:enhanced-path="M 1 0 L 1 23247 C 12783 23247 23247 12849 23247 0 Z N">
          <draw:equation draw:name="f0" draw:formula="logwidth"/>
          <draw:equation draw:name="f1" draw:formula="logheight"/>
        </draw:enhanced-geometry>
      </draw:custom-shape>
      <draw:frame presentation:style-name="CUSTOM_5f_4-outline1" draw:layer="backgroundobjects" svg:width="22.859cm" svg:height="8.286cm" svg:x="1.27cm" svg:y="3.343cm" presentation:class="outline" presentation:placeholder="true">
        <draw:text-box/>
      </draw:frame>
      <presentation:notes style:page-layout-name="PM2">
        <draw:page-thumbnail presentation:style-name="CUSTOM_5f_4-title" draw:layer="backgroundobjects" svg:width="16.931cm" svg:height="9.524cm" svg:x="1.059cm" svg:y="1.93cm" presentation:class="page"/>
        <draw:frame presentation:style-name="CUSTOM_5f_4-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7_5f_1" style:display-name="CUSTOM_7_1" style:page-layout-name="PM1" draw:style-name="Mdp1">
      <draw:frame draw:name="Google Shape;167;p28" presentation:style-name="CUSTOM_5f_7_5f_1-title" draw:layer="backgroundobjects" svg:width="10.699cm" svg:height="1.59cm" svg:x="2cm" svg:y="1.5cm" presentation:class="title" presentation:placeholder="true" presentation:user-transformed="true">
        <draw:text-box/>
      </draw:frame>
      <draw:custom-shape draw:name="Google Shape;168;p28" draw:style-name="Mgr4" draw:text-style-name="MP6" draw:layer="backgroundobjects" svg:width="11.592cm" svg:height="0.632cm" svg:x="11.808cm" svg:y="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28" draw:style-name="Mgr5" draw:text-style-name="MP9" draw:layer="backgroundobjects" svg:width="4.278cm" svg:height="4.278cm" draw:transform="rotate (-3.14159265358979) translate (25.4cm 14.287cm)">
        <text:p/>
        <draw:enhanced-geometry draw:mirror-horizontal="false" draw:mirror-vertical="false" drawooo:sub-view-size="23248 23247" draw:text-areas="0 0 ?f0 ?f1" svg:viewBox="0 0 0 0" draw:type="ooxml-non-primitive" draw:enhanced-path="M 1 0 L 1 23247 C 12783 23247 23247 12849 23247 0 Z N">
          <draw:equation draw:name="f0" draw:formula="logwidth"/>
          <draw:equation draw:name="f1" draw:formula="logheight"/>
        </draw:enhanced-geometry>
      </draw:custom-shape>
      <draw:frame presentation:style-name="CUSTOM_5f_7_5f_1-outline1" draw:layer="backgroundobjects" svg:width="22.859cm" svg:height="8.286cm" svg:x="1.27cm" svg:y="3.343cm" presentation:class="outline" presentation:placeholder="true">
        <draw:text-box/>
      </draw:frame>
      <presentation:notes style:page-layout-name="PM2">
        <draw:page-thumbnail presentation:style-name="CUSTOM_5f_7_5f_1-title" draw:layer="backgroundobjects" svg:width="16.931cm" svg:height="9.524cm" svg:x="1.059cm" svg:y="1.93cm" presentation:class="page"/>
        <draw:frame presentation:style-name="CUSTOM_5f_7_5f_1-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6" style:display-name="CUSTOM_6" style:page-layout-name="PM1" draw:style-name="Mdp1">
      <draw:frame draw:name="Google Shape;171;p29" presentation:style-name="CUSTOM_5f_6-title" draw:layer="backgroundobjects" svg:width="7.947cm" svg:height="1.59cm" svg:x="2cm" svg:y="1.5cm" presentation:class="title" presentation:placeholder="true" presentation:user-transformed="true">
        <draw:text-box/>
      </draw:frame>
      <draw:custom-shape draw:name="Google Shape;172;p29" draw:style-name="Mgr6" draw:text-style-name="MP13" draw:layer="backgroundobjects" svg:width="12.646cm" svg:height="1.59cm" svg:x="6.371cm" svg:y="10.173cm">
        <text:p text:style-name="MP12"><text:span text:style-name="MT3">CREDITS: This presentation template was created by </text:span><text:span text:style-name="MT4"><text:a xlink:href="http://bit.ly/2Tynxth" xlink:type="simple">Slidesgo</text:a></text:span><text:span text:style-name="MT3">, including icons by </text:span><text:span text:style-name="MT4"><text:a xlink:href="http://bit.ly/2TyoMsr" xlink:type="simple">Flaticon</text:a></text:span><text:span text:style-name="MT3">, and infographics &amp; images by </text:span><text:span text:style-name="MT4"><text:a xlink:href="http://bit.ly/2TtBDfr" xlink:type="simple">Freepik</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29" draw:style-name="Mgr5" draw:text-style-name="MP9" draw:layer="backgroundobjects" svg:width="4.278cm" svg:height="4.278cm" svg:x="21.121cm" svg:y="0cm">
        <text:p/>
        <draw:enhanced-geometry draw:mirror-horizontal="true" draw:mirror-vertical="false" drawooo:sub-view-size="23248 23247" draw:text-areas="0 0 ?f0 ?f1" svg:viewBox="0 0 0 0" draw:type="ooxml-non-primitive" draw:enhanced-path="M 1 0 L 1 23247 C 12783 23247 23247 12849 23247 0 Z N">
          <draw:equation draw:name="f0" draw:formula="logwidth"/>
          <draw:equation draw:name="f1" draw:formula="logheight"/>
        </draw:enhanced-geometry>
      </draw:custom-shape>
      <draw:custom-shape draw:name="Google Shape;175;p29" draw:style-name="Mgr4" draw:text-style-name="MP6" draw:layer="backgroundobjects" svg:width="4.278cm" svg:height="4.278cm" draw:transform="rotate (-3.14159265358979) translate (4.279cm 14.287cm)">
        <text:p/>
        <draw:enhanced-geometry draw:mirror-horizontal="true" draw:mirror-vertical="false" drawooo:sub-view-size="23248 23247" draw:text-areas="0 0 ?f0 ?f1" svg:viewBox="0 0 0 0" draw:type="ooxml-non-primitive" draw:enhanced-path="M 1 0 L 1 23247 C 12783 23247 23247 12849 23247 0 Z N">
          <draw:equation draw:name="f0" draw:formula="logwidth"/>
          <draw:equation draw:name="f1" draw:formula="logheight"/>
        </draw:enhanced-geometry>
      </draw:custom-shape>
      <presentation:notes style:page-layout-name="PM2">
        <draw:page-thumbnail presentation:style-name="CUSTOM_5f_6-title" draw:layer="backgroundobjects" svg:width="16.931cm" svg:height="9.524cm" svg:x="1.059cm" svg:y="1.93cm" presentation:class="page"/>
        <draw:frame presentation:style-name="CUSTOM_5f_6-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presentation:header/></text:p>
          </draw:text-box>
        </draw:frame>
        <draw:frame presentation:style-name="Mpr19" draw:text-style-name="MP4" draw:layer="backgroundobjects" svg:width="8.266cm" svg:height="1.269cm" svg:x="10.783cm" svg:y="0cm" presentation:class="date-time">
          <draw:text-box>
            <text:p text:style-name="MP3"><presentation:date-time/></text:p>
          </draw:text-box>
        </draw:frame>
        <draw:frame presentation:style-name="Mpr20" draw:text-style-name="MP2" draw:layer="backgroundobjects" svg:width="8.266cm" svg:height="1.269cm" svg:x="0cm" svg:y="24.13cm" presentation:class="footer">
          <draw:text-box>
            <text:p text:style-name="MP1"><presentation:footer/></text:p>
          </draw:text-box>
        </draw:frame>
        <draw:frame presentation:style-name="Mpr20"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80"/>
    <meta:generator>LibreOfficeDev/6.0.5.2$Linux_X86_64 LibreOffice_project/</meta:generator>
  </office:meta>
</office:document-meta>
</file>